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280000001BA0ACAC84.jpg" manifest:media-type="image/jpeg"/>
  <manifest:file-entry manifest:full-path="Pictures/10000000000000280000001B3A9095F9.jpg" manifest:media-type="image/jpeg"/>
  <manifest:file-entry manifest:full-path="Pictures/10000000000000290000001A2B488A29.jpg" manifest:media-type="image/jpeg"/>
  <manifest:file-entry manifest:full-path="Pictures/100000000000002A0000001B3695CD15.jpg" manifest:media-type="image/jpeg"/>
  <manifest:file-entry manifest:full-path="Pictures/10000000000000290000001A7F78D666.jpg" manifest:media-type="image/jpeg"/>
  <manifest:file-entry manifest:full-path="Pictures/10000000000000290000001C53D26369.jpg" manifest:media-type="image/jpeg"/>
  <manifest:file-entry manifest:full-path="Pictures/10000000000000290000001B45007827.jpg" manifest:media-type="image/jpeg"/>
  <manifest:file-entry manifest:full-path="Pictures/10000000000000280000001B28A6E305.jpg" manifest:media-type="image/jpeg"/>
  <manifest:file-entry manifest:full-path="Pictures/10000000000000280000001BDEE1128B.jpg" manifest:media-type="image/jpeg"/>
  <manifest:file-entry manifest:full-path="Pictures/100000000000002A0000001A58E5AA21.jpg" manifest:media-type="image/jpeg"/>
  <manifest:file-entry manifest:full-path="Pictures/10000000000000270000001A0F10ED4A.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gsanaUPC" svg:font-family="AngsanaUPC"/>
    <style:font-face style:name="David" svg:font-family="David"/>
    <style:font-face style:name="Franklin Gothic Medium" svg:font-family="'Franklin Gothic Medium'"/>
    <style:font-face style:name="Georgia" svg:font-family="Georgia"/>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
      <style:paragraph-properties style:page-number="auto"/>
      <style:text-properties fo:font-size="1pt" style:font-size-asian="1pt" style:font-size-complex="1pt"/>
    </style:style>
    <style:style style:name="P2" style:family="paragraph" style:parent-style-name="Standard" style:master-page-name="">
      <style:paragraph-properties fo:line-height="0.1256in" style:page-number="auto"/>
      <style:text-properties fo:font-size="7.25pt" style:font-size-asian="7.25pt" style:font-size-complex="7.25pt"/>
    </style:style>
    <style:style style:name="P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style>
    <style:style style:name="P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965in" style:type="right"/>
        </style:tab-stops>
      </style:paragraph-properties>
    </style:style>
    <style:style style:name="P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366in" style:type="right"/>
        </style:tab-stops>
      </style:paragraph-properties>
    </style:style>
    <style:style style:name="P6"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429in" style:type="right"/>
        </style:tab-stops>
      </style:paragraph-properties>
    </style:style>
    <style:style style:name="P7"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in" style:type="right"/>
        </style:tab-stops>
      </style:paragraph-properties>
    </style:style>
    <style:style style:name="P8"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902in" style:type="right"/>
        </style:tab-stops>
      </style:paragraph-properties>
    </style:style>
    <style:style style:name="P9"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335in" style:type="right"/>
        </style:tab-stops>
      </style:paragraph-properties>
    </style:style>
    <style:style style:name="P10"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929in" style:type="right"/>
        </style:tab-stops>
      </style:paragraph-properties>
    </style:style>
    <style:style style:name="P11"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866in" style:type="right"/>
        </style:tab-stops>
      </style:paragraph-properties>
    </style:style>
    <style:style style:name="P12"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728in" style:type="right"/>
        </style:tab-stops>
      </style:paragraph-properties>
    </style:style>
    <style:style style:name="P1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299in" style:type="right"/>
        </style:tab-stops>
      </style:paragraph-properties>
    </style:style>
    <style:style style:name="P1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5in" style:type="right"/>
        </style:tab-stops>
      </style:paragraph-properties>
    </style:style>
    <style:style style:name="P1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772in" style:type="right"/>
        </style:tab-stops>
      </style:paragraph-properties>
    </style:style>
    <style:style style:name="P16"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402in" style:type="right"/>
        </style:tab-stops>
      </style:paragraph-properties>
    </style:style>
    <style:style style:name="P17"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965in" style:type="right"/>
        </style:tab-stops>
      </style:paragraph-properties>
    </style:style>
    <style:style style:name="P18"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in" style:type="right"/>
        </style:tab-stops>
      </style:paragraph-properties>
    </style:style>
    <style:style style:name="P19"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035in" style:type="right"/>
        </style:tab-stops>
      </style:paragraph-properties>
    </style:style>
    <style:style style:name="P20"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701in" style:type="right"/>
        </style:tab-stops>
      </style:paragraph-properties>
    </style:style>
    <style:style style:name="P21"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035in" style:type="right"/>
        </style:tab-stops>
      </style:paragraph-properties>
    </style:style>
    <style:style style:name="P22" style:family="paragraph" style:parent-style-name="Body_20_text_20__28_2_29_" style:master-page-name="">
      <style:paragraph-properties fo:margin-left="0in" fo:margin-right="0in" fo:margin-top="0in" fo:margin-bottom="0in" loext:contextual-spacing="false" fo:text-indent="0in" style:auto-text-indent="false" style:page-number="auto"/>
    </style:style>
    <style:style style:name="P23" style:family="paragraph" style:parent-style-name="Body_20_text_20__28_2_29_" style:master-page-name="">
      <style:paragraph-properties fo:margin-left="0in" fo:margin-right="0in" fo:margin-top="0in" fo:margin-bottom="0in" loext:contextual-spacing="false" fo:text-align="end" style:justify-single-word="false" fo:text-indent="0in" style:auto-text-indent="false" style:page-number="auto"/>
    </style:style>
    <style:style style:name="P24" style:family="paragraph" style:parent-style-name="Body_20_text_20__28_2_29_" style:master-page-name="">
      <style:paragraph-properties fo:margin-left="0in" fo:margin-right="0in" fo:margin-top="0in" fo:margin-bottom="0in" loext:contextual-spacing="false" fo:line-height="0.1299in" fo:text-align="start" style:justify-single-word="false" fo:text-indent="0in" style:auto-text-indent="false" style:page-number="auto"/>
    </style:style>
    <style:style style:name="P25"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style:style>
    <style:style style:name="P26"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6717in" style:type="center"/>
          <style:tab-stop style:position="1.5917in" style:type="right"/>
          <style:tab-stop style:position="1.8161in" style:type="right"/>
          <style:tab-stop style:position="1.9689in" style:type="right"/>
        </style:tab-stops>
      </style:paragraph-properties>
    </style:style>
    <style:style style:name="P27"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1591in"/>
        </style:tab-stops>
      </style:paragraph-properties>
    </style:style>
    <style:style style:name="P28"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6717in" style:type="center"/>
          <style:tab-stop style:position="1.5917in" style:type="right"/>
          <style:tab-stop style:position="1.8161in" style:type="right"/>
        </style:tab-stops>
      </style:paragraph-properties>
    </style:style>
    <style:style style:name="P29" style:family="paragraph" style:parent-style-name="Body_20_text_20__28_2_29_" style:master-page-name="">
      <style:paragraph-properties fo:margin-left="0in" fo:margin-right="0in" fo:margin-top="0in" fo:margin-bottom="0in" loext:contextual-spacing="false" fo:line-height="0.1228in" fo:text-align="end" style:justify-single-word="false" fo:text-indent="0in" style:auto-text-indent="false" style:page-number="auto"/>
    </style:style>
    <style:style style:name="P30" style:family="paragraph" style:parent-style-name="Body_20_text_20__28_2_29_" style:master-page-name="">
      <style:paragraph-properties fo:margin-left="0in" fo:margin-right="0in" fo:margin-top="0in" fo:margin-bottom="0in" loext:contextual-spacing="false" fo:line-height="0.1181in" fo:text-indent="0in" style:auto-text-indent="false" style:page-number="auto"/>
    </style:style>
    <style:style style:name="P31" style:family="paragraph" style:parent-style-name="Body_20_text_20__28_7_29_" style:master-page-name="">
      <style:paragraph-properties fo:margin-left="0in" fo:margin-right="0in" fo:margin-top="0in" fo:margin-bottom="0in" loext:contextual-spacing="false" fo:text-align="start" style:justify-single-word="false" fo:text-indent="0in" style:auto-text-indent="false" style:page-number="auto"/>
    </style:style>
    <style:style style:name="P32" style:family="paragraph" style:parent-style-name="Body_20_text_20__28_5_29_" style:master-page-name="">
      <style:paragraph-properties fo:margin-left="0in" fo:margin-right="0in" fo:margin-top="0in" fo:margin-bottom="0in" loext:contextual-spacing="false" fo:line-height="0.1165in" fo:text-align="start" style:justify-single-word="false" fo:text-indent="0in" style:auto-text-indent="false" style:page-number="auto"/>
    </style:style>
    <style:style style:name="P33" style:family="paragraph" style:parent-style-name="Body_20_text_20__28_5_29_" style:master-page-name="">
      <style:paragraph-properties fo:margin-left="0in" fo:margin-right="0in" fo:margin-top="0in" fo:margin-bottom="0in" loext:contextual-spacing="false" fo:line-height="0.1165in" fo:text-align="start" style:justify-single-word="false" fo:text-indent="0in" style:auto-text-indent="false" style:page-number="auto">
        <style:tab-stops>
          <style:tab-stop style:position="1.85in"/>
        </style:tab-stops>
      </style:paragraph-properties>
    </style:style>
    <style:style style:name="P34" style:family="paragraph" style:parent-style-name="Body_20_text_20__28_5_29_" style:master-page-name="">
      <style:paragraph-properties fo:margin-left="0in" fo:margin-right="0in" fo:margin-top="0in" fo:margin-bottom="0in" loext:contextual-spacing="false" fo:line-height="0.1807in" fo:text-align="start" style:justify-single-word="false" fo:text-indent="0in" style:auto-text-indent="false" style:page-number="auto"/>
    </style:style>
    <style:style style:name="P35"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fo:break-after="page"/>
    </style:style>
    <style:style style:name="P36" style:family="paragraph" style:parent-style-name="Body_20_text_20__28_2_29_" style:master-page-name="">
      <style:paragraph-properties fo:margin-left="0in" fo:margin-right="0in" fo:margin-top="0in" fo:margin-bottom="0in" loext:contextual-spacing="false" fo:line-height="0.1299in" fo:text-align="start" style:justify-single-word="false" fo:text-indent="0in" style:auto-text-indent="false" style:page-number="auto" fo:break-after="page"/>
    </style:style>
    <style:style style:name="P37" style:family="paragraph" style:parent-style-name="Body_20_text_20__28_4_29_" style:master-page-name="">
      <style:paragraph-properties fo:margin-left="0in" fo:margin-right="0in" fo:margin-top="0in" fo:margin-bottom="0in" loext:contextual-spacing="false" fo:text-align="start" style:justify-single-word="false" fo:text-indent="0in" style:auto-text-indent="false" style:page-number="auto" fo:break-after="page"/>
    </style:style>
    <style:style style:name="P38" style:family="paragraph" style:parent-style-name="Body_20_text_20__28_7_29_" style:master-page-name="">
      <style:paragraph-properties fo:margin-left="0in" fo:margin-right="0in" fo:margin-top="0in" fo:margin-bottom="0in" loext:contextual-spacing="false" fo:text-align="start" style:justify-single-word="false" fo:text-indent="0in" style:auto-text-indent="false" style:page-number="auto" fo:break-after="page"/>
    </style:style>
    <style:style style:name="P39" style:family="paragraph" style:parent-style-name="Body_20_text_20__28_4_29_" style:master-page-name="">
      <style:paragraph-properties fo:margin-left="0in" fo:margin-right="0in" fo:margin-top="0in" fo:margin-bottom="0in" loext:contextual-spacing="false" fo:text-indent="0in" style:auto-text-indent="false" style:page-number="auto"/>
    </style:style>
    <style:style style:name="P40" style:family="paragraph" style:parent-style-name="Body_20_text_20__28_4_29_" style:master-page-name="">
      <style:paragraph-properties fo:margin-left="0in" fo:margin-right="0in" fo:margin-top="0in" fo:margin-bottom="0in" loext:contextual-spacing="false" fo:text-align="end" style:justify-single-word="false" fo:text-indent="0in" style:auto-text-indent="false" style:page-number="auto"/>
    </style:style>
    <style:style style:name="P41" style:family="paragraph" style:parent-style-name="Body_20_text_20__28_4_29_" style:master-page-name="">
      <style:paragraph-properties fo:margin-left="0in" fo:margin-right="0in" fo:margin-top="0in" fo:margin-bottom="0in" loext:contextual-spacing="false" fo:line-height="0.1299in" fo:text-align="start" style:justify-single-word="false" fo:text-indent="0in" style:auto-text-indent="false" style:page-number="auto"/>
    </style:style>
    <style:style style:name="P42" style:family="paragraph" style:parent-style-name="Body_20_text_20__28_4_29_" style:master-page-name="">
      <style:paragraph-properties fo:margin-left="0in" fo:margin-right="0in" fo:margin-top="0in" fo:margin-bottom="0in" loext:contextual-spacing="false" fo:line-height="0.1181in" fo:text-align="start" style:justify-single-word="false" fo:text-indent="0in" style:auto-text-indent="false" style:page-number="auto"/>
    </style:style>
    <style:style style:name="P43" style:family="paragraph" style:parent-style-name="Body_20_text_20__28_4_29_" style:master-page-name="">
      <style:paragraph-properties fo:margin-left="0in" fo:margin-right="0in" fo:margin-top="0in" fo:margin-bottom="0in" loext:contextual-spacing="false" fo:text-align="start" style:justify-single-word="false" fo:text-indent="0in" style:auto-text-indent="false" style:page-number="auto"/>
    </style:style>
    <style:style style:name="P44" style:family="paragraph" style:parent-style-name="Body_20_text_20__28_8_29_" style:master-page-name="">
      <style:paragraph-properties fo:margin-left="0in" fo:margin-right="0in" fo:margin-top="0in" fo:margin-bottom="0in" loext:contextual-spacing="false" fo:text-align="end" style:justify-single-word="false" fo:text-indent="0in" style:auto-text-indent="false" style:page-number="auto"/>
    </style:style>
    <style:style style:name="P45" style:family="paragraph" style:parent-style-name="Body_20_text_20__28_6_29_" style:master-page-name="">
      <style:paragraph-properties fo:margin-left="0in" fo:margin-right="0in" fo:margin-top="0in" fo:margin-bottom="0in" loext:contextual-spacing="false" fo:line-height="0.1528in" fo:text-align="start" style:justify-single-word="false" fo:text-indent="0in" style:auto-text-indent="false" style:page-number="auto"/>
    </style:style>
    <style:style style:name="P46" style:family="paragraph" style:parent-style-name="Body_20_text_20__28_2_29_" style:master-page-name="">
      <style:paragraph-properties fo:margin-left="0in" fo:margin-right="0in" fo:margin-top="0in" fo:margin-bottom="0.1in" loext:contextual-spacing="false" fo:line-height="0.1181in" fo:text-indent="0in" style:auto-text-indent="false" style:page-number="auto"/>
    </style:style>
    <style:style style:name="P47" style:family="paragraph" style:parent-style-name="Body_20_text_20__28_2_29_" style:master-page-name="">
      <style:paragraph-properties fo:margin-left="0in" fo:margin-right="0in" fo:margin-top="0in" fo:margin-bottom="0.0835in" loext:contextual-spacing="false" fo:text-indent="0in" style:auto-text-indent="false" style:page-number="auto"/>
    </style:style>
    <style:style style:name="P48" style:family="paragraph" style:parent-style-name="Body_20_text_20__28_2_29_" style:master-page-name="">
      <style:paragraph-properties fo:margin-left="0.2083in" fo:margin-right="0in" fo:margin-top="0in" fo:margin-bottom="0in" loext:contextual-spacing="false" fo:text-indent="-0.2083in" style:auto-text-indent="false" style:page-number="auto"/>
    </style:style>
    <style:style style:name="P49" style:family="paragraph" style:parent-style-name="Body_20_text_20__28_5_29_" style:master-page-name="">
      <style:paragraph-properties fo:margin-left="0.2083in" fo:margin-right="0in" fo:margin-top="0in" fo:margin-bottom="0in" loext:contextual-spacing="false" fo:line-height="0.1134in" fo:text-align="justify" style:justify-single-word="false" fo:text-indent="0in" style:auto-text-indent="false" style:page-number="auto"/>
    </style:style>
    <style:style style:name="P50" style:family="paragraph" style:parent-style-name="Body_20_text_20__28_5_29_" style:master-page-name="">
      <style:paragraph-properties fo:margin-left="0.2083in" fo:margin-right="0in" fo:margin-top="0in" fo:margin-bottom="0in" loext:contextual-spacing="false" fo:line-height="0.1134in" fo:text-align="justify" style:justify-single-word="false" fo:text-indent="0in" style:auto-text-indent="false" style:page-number="auto">
        <style:tab-stops>
          <style:tab-stop style:position="0.1744in"/>
        </style:tab-stops>
      </style:paragraph-properties>
    </style:style>
    <style:style style:name="P51" style:family="paragraph" style:parent-style-name="Body_20_text_20__28_5_29_" style:master-page-name="">
      <style:paragraph-properties fo:margin-left="0.2083in" fo:margin-right="0in" fo:margin-top="0in" fo:margin-bottom="0in" loext:contextual-spacing="false" fo:line-height="0.1134in" fo:text-align="start" style:justify-single-word="false" fo:text-indent="0in" style:auto-text-indent="false" style:page-number="auto"/>
    </style:style>
    <style:style style:name="P52" style:family="paragraph" style:parent-style-name="Body_20_text_20__28_2_29_" style:master-page-name="">
      <style:paragraph-properties fo:margin-left="0.2083in" fo:margin-right="0in" fo:margin-top="0in" fo:margin-bottom="0in" loext:contextual-spacing="false" fo:text-indent="0in" style:auto-text-indent="false" style:page-number="auto"/>
    </style:style>
    <style:style style:name="P53" style:family="paragraph" style:parent-style-name="Body_20_text_20__28_4_29_" style:master-page-name="">
      <style:paragraph-properties fo:margin-left="0.2083in" fo:margin-right="0in" fo:margin-top="0in" fo:margin-bottom="0in" loext:contextual-spacing="false" fo:text-align="start" style:justify-single-word="false" fo:text-indent="0in" style:auto-text-indent="false" style:page-number="auto"/>
    </style:style>
    <style:style style:name="P54" style:family="paragraph" style:parent-style-name="Body_20_text_20__28_2_29_" style:master-page-name="">
      <style:paragraph-properties fo:margin-left="0.1945in" fo:margin-right="0in" fo:margin-top="0in" fo:margin-bottom="0in" loext:contextual-spacing="false" fo:text-indent="-0.1945in" style:auto-text-indent="false" style:page-number="auto"/>
    </style:style>
    <style:style style:name="P55" style:family="paragraph" style:parent-style-name="Body_20_text_20__28_2_29_" style:master-page-name="">
      <style:paragraph-properties fo:margin-left="0.1945in" fo:margin-right="0in" fo:margin-top="0in" fo:margin-bottom="0in" loext:contextual-spacing="false" fo:text-indent="-0.1945in" style:auto-text-indent="false" style:page-number="auto">
        <style:tab-stops>
          <style:tab-stop style:position="0.0063in"/>
        </style:tab-stops>
      </style:paragraph-properties>
    </style:style>
    <style:style style:name="P56" style:family="paragraph" style:parent-style-name="Body_20_text_20__28_2_29_" style:master-page-name="">
      <style:paragraph-properties fo:margin-left="0.1945in" fo:margin-right="0in" fo:margin-top="0in" fo:margin-bottom="0in" loext:contextual-spacing="false" fo:text-align="start" style:justify-single-word="false" fo:text-indent="-0.1945in" style:auto-text-indent="false" style:page-number="auto"/>
    </style:style>
    <style:style style:name="P57" style:family="paragraph" style:parent-style-name="Body_20_text_20__28_5_29_" style:master-page-name="">
      <style:paragraph-properties fo:margin-left="0.1945in" fo:margin-right="0in" fo:margin-top="0in" fo:margin-bottom="0in" loext:contextual-spacing="false" fo:line-height="0.1165in" fo:text-align="start" style:justify-single-word="false" fo:text-indent="-0.1945in" style:auto-text-indent="false" style:page-number="auto"/>
    </style:style>
    <style:style style:name="P58" style:family="paragraph" style:parent-style-name="Body_20_text_20__28_7_29_" style:master-page-name="">
      <style:paragraph-properties fo:margin-left="0.1528in" fo:margin-right="0in" fo:margin-top="0in" fo:margin-bottom="0in" loext:contextual-spacing="false" fo:text-align="start" style:justify-single-word="false" fo:text-indent="-0.1528in" style:auto-text-indent="false" style:page-number="auto"/>
    </style:style>
    <style:style style:name="P59" style:family="paragraph" style:parent-style-name="Body_20_text_20__28_2_29_" style:master-page-name="">
      <style:paragraph-properties fo:margin-left="0.1528in" fo:margin-right="0in" fo:margin-top="0in" fo:margin-bottom="0in" loext:contextual-spacing="false" fo:line-height="0.1134in" fo:text-align="start" style:justify-single-word="false" fo:text-indent="-0.1528in" style:auto-text-indent="false" style:page-number="auto"/>
    </style:style>
    <style:style style:name="P60" style:family="paragraph" style:parent-style-name="Body_20_text_20__28_5_29_" style:master-page-name="">
      <style:paragraph-properties fo:margin-left="0.3193in" fo:margin-right="0in" fo:margin-top="0in" fo:margin-bottom="0in" loext:contextual-spacing="false" fo:line-height="0.1134in" fo:text-align="start" style:justify-single-word="false" fo:text-indent="0in" style:auto-text-indent="false" style:page-number="auto"/>
    </style:style>
    <style:style style:name="P61" style:family="paragraph" style:parent-style-name="Body_20_text_20__28_7_29_" style:master-page-name="">
      <style:paragraph-properties fo:margin-left="0.3193in" fo:margin-right="0in" fo:margin-top="0in" fo:margin-bottom="0in" loext:contextual-spacing="false" fo:line-height="0.1165in" fo:text-align="start" style:justify-single-word="false" fo:text-indent="0in" style:auto-text-indent="false" style:page-number="auto"/>
    </style:style>
    <style:style style:name="P62" style:family="paragraph" style:parent-style-name="Body_20_text_20__28_7_29_" style:master-page-name="">
      <style:paragraph-properties fo:margin-left="0.3193in" fo:margin-right="0in" fo:margin-top="0in" fo:margin-bottom="0in" loext:contextual-spacing="false" fo:text-align="start" style:justify-single-word="false" fo:text-indent="0in" style:auto-text-indent="false" style:page-number="auto"/>
    </style:style>
    <style:style style:name="P63" style:family="paragraph" style:parent-style-name="Body_20_text_20__28_2_29_" style:master-page-name="">
      <style:paragraph-properties fo:margin-left="0.1807in" fo:margin-right="0in" fo:margin-top="0in" fo:margin-bottom="0in" loext:contextual-spacing="false" fo:text-indent="-0.1807in" style:auto-text-indent="false" style:page-number="auto"/>
    </style:style>
    <style:style style:name="P64" style:family="paragraph" style:parent-style-name="Body_20_text_20__28_2_29_" style:master-page-name="">
      <style:paragraph-properties fo:margin-left="0.1807in" fo:margin-right="0in" fo:margin-top="0in" fo:margin-bottom="0in" loext:contextual-spacing="false" fo:text-indent="-0.1807in" style:auto-text-indent="false" style:page-number="auto">
        <style:tab-stops>
          <style:tab-stop style:position="0.0228in"/>
        </style:tab-stops>
      </style:paragraph-properties>
    </style:style>
    <style:style style:name="P65" style:family="paragraph" style:parent-style-name="Body_20_text_20__28_4_29_" style:master-page-name="">
      <style:paragraph-properties fo:margin-left="0.1807in" fo:margin-right="0in" fo:margin-top="0in" fo:margin-bottom="0in" loext:contextual-spacing="false" fo:text-indent="-0.1807in" style:auto-text-indent="false" style:page-number="auto"/>
    </style:style>
    <style:style style:name="P66" style:family="paragraph" style:parent-style-name="Body_20_text_20__28_2_29_" style:master-page-name="">
      <style:paragraph-properties fo:margin-left="0in" fo:margin-right="0in" fo:margin-top="0in" fo:margin-bottom="0in" loext:contextual-spacing="false" fo:text-indent="0.1528in" style:auto-text-indent="false" style:page-number="auto"/>
    </style:style>
    <style:style style:name="P67" style:family="paragraph" style:parent-style-name="Body_20_text_20__28_2_29_" style:master-page-name="">
      <style:paragraph-properties fo:margin-left="0in" fo:margin-right="0in" fo:margin-top="0in" fo:margin-bottom="0in" loext:contextual-spacing="false" fo:text-align="start" style:justify-single-word="false" fo:text-indent="0.1528in" style:auto-text-indent="false" style:page-number="auto"/>
    </style:style>
    <style:style style:name="P68" style:family="paragraph" style:parent-style-name="Body_20_text_20__28_2_29_" style:master-page-name="">
      <style:paragraph-properties fo:margin-left="0in" fo:margin-right="0in" fo:margin-top="0in" fo:margin-bottom="0in" loext:contextual-spacing="false" fo:line-height="0.1228in" fo:text-align="start" style:justify-single-word="false" fo:text-indent="0.1528in" style:auto-text-indent="false" style:page-number="auto"/>
    </style:style>
    <style:style style:name="P69" style:family="paragraph" style:parent-style-name="Body_20_text_20__28_2_29_" style:master-page-name="">
      <style:paragraph-properties fo:margin-left="0in" fo:margin-right="0in" fo:margin-top="0in" fo:margin-bottom="0in" loext:contextual-spacing="false" fo:line-height="0.1299in" fo:text-indent="0.1528in" style:auto-text-indent="false" style:page-number="auto"/>
    </style:style>
    <style:style style:name="P70" style:family="paragraph" style:parent-style-name="Body_20_text_20__28_2_29_" style:master-page-name="">
      <style:paragraph-properties fo:margin-left="0in" fo:margin-right="0in" fo:margin-top="0in" fo:margin-bottom="0in" loext:contextual-spacing="false" fo:line-height="0.1299in" fo:text-align="start" style:justify-single-word="false" fo:text-indent="0.1528in" style:auto-text-indent="false" style:page-number="auto"/>
    </style:style>
    <style:style style:name="P71" style:family="paragraph" style:parent-style-name="Body_20_text_20__28_2_29_" style:master-page-name="">
      <style:paragraph-properties fo:margin-left="0in" fo:margin-right="0in" fo:margin-top="0in" fo:margin-bottom="0in" loext:contextual-spacing="false" fo:text-align="start" style:justify-single-word="false" fo:text-indent="0.1528in" style:auto-text-indent="false" style:page-number="auto" fo:break-after="page"/>
    </style:style>
    <style:style style:name="P72" style:family="paragraph" style:parent-style-name="Body_20_text_20__28_2_29_" style:master-page-name="">
      <style:paragraph-properties fo:margin-left="0in" fo:margin-right="0in" fo:margin-top="0in" fo:margin-bottom="0in" loext:contextual-spacing="false" fo:line-height="0.1299in" fo:text-align="start" style:justify-single-word="false" fo:text-indent="0.1528in" style:auto-text-indent="false" style:page-number="auto" fo:break-after="page"/>
    </style:style>
    <style:style style:name="P73" style:family="paragraph" style:parent-style-name="Body_20_text_20__28_4_29_" style:master-page-name="">
      <style:paragraph-properties fo:margin-left="0in" fo:margin-right="0in" fo:margin-top="0in" fo:margin-bottom="0in" loext:contextual-spacing="false" fo:text-indent="0.1528in" style:auto-text-indent="false" style:page-number="auto"/>
    </style:style>
    <style:style style:name="P74" style:family="paragraph" style:parent-style-name="Body_20_text_20__28_4_29_" style:master-page-name="">
      <style:paragraph-properties fo:margin-left="0in" fo:margin-right="0in" fo:margin-top="0in" fo:margin-bottom="0in" loext:contextual-spacing="false" fo:text-align="start" style:justify-single-word="false" fo:text-indent="0.1528in" style:auto-text-indent="false" style:page-number="auto"/>
    </style:style>
    <style:style style:name="P75" style:family="paragraph" style:parent-style-name="Body_20_text_20__28_5_29_" style:master-page-name="">
      <style:paragraph-properties fo:margin-left="0in" fo:margin-right="0in" fo:margin-top="0in" fo:margin-bottom="0in" loext:contextual-spacing="false" fo:line-height="0.1272in" fo:text-align="start" style:justify-single-word="false" fo:text-indent="0.1528in" style:auto-text-indent="false" style:page-number="auto"/>
    </style:style>
    <style:style style:name="P76" style:family="paragraph" style:parent-style-name="Body_20_text_20__28_2_29_" style:master-page-name="">
      <style:paragraph-properties fo:margin-left="0in" fo:margin-right="0in" fo:margin-top="0in" fo:margin-bottom="0.0862in" loext:contextual-spacing="false" fo:text-align="start" style:justify-single-word="false" fo:text-indent="0.1528in" style:auto-text-indent="false" style:page-number="auto"/>
    </style:style>
    <style:style style:name="P77" style:family="paragraph" style:parent-style-name="Body_20_text_20__28_4_29_" style:master-page-name="">
      <style:paragraph-properties fo:margin-left="0in" fo:margin-right="0in" fo:margin-top="0in" fo:margin-bottom="0.0835in" loext:contextual-spacing="false" fo:text-align="start" style:justify-single-word="false" fo:text-indent="0.1528in" style:auto-text-indent="false" style:page-number="auto"/>
    </style:style>
    <style:style style:name="P78" style:family="paragraph" style:parent-style-name="Body_20_text_20__28_2_29_" style:master-page-name="">
      <style:paragraph-properties fo:margin-left="0in" fo:margin-right="0in" fo:margin-top="0in" fo:margin-bottom="0.0835in" loext:contextual-spacing="false" fo:text-align="start" style:justify-single-word="false" fo:text-indent="0.1528in" style:auto-text-indent="false" style:page-number="auto"/>
    </style:style>
    <style:style style:name="P79" style:family="paragraph" style:parent-style-name="Body_20_text_20__28_4_29_" style:master-page-name="">
      <style:paragraph-properties fo:margin-left="0in" fo:margin-right="0.1945in" fo:margin-top="0in" fo:margin-bottom="0in" loext:contextual-spacing="false" fo:text-indent="0in" style:auto-text-indent="false" style:page-number="auto"/>
    </style:style>
    <style:style style:name="P80" style:family="paragraph" style:parent-style-name="Body_20_text_20__28_2_29_" style:master-page-name="">
      <style:paragraph-properties fo:margin-left="0in" fo:margin-right="0.1945in" fo:margin-top="0in" fo:margin-bottom="0in" loext:contextual-spacing="false" fo:text-indent="0in" style:auto-text-indent="false" style:page-number="auto"/>
    </style:style>
    <style:style style:name="P81" style:family="paragraph" style:parent-style-name="Body_20_text_20__28_2_29_" style:master-page-name="">
      <style:paragraph-properties fo:margin-left="0in" fo:margin-right="0in" fo:margin-top="0in" fo:margin-bottom="0.0807in" loext:contextual-spacing="false" fo:text-align="start" style:justify-single-word="false" fo:text-indent="0.1945in" style:auto-text-indent="false" style:page-number="auto"/>
    </style:style>
    <style:style style:name="P82" style:family="paragraph" style:parent-style-name="Body_20_text_20__28_4_29_" style:master-page-name="">
      <style:paragraph-properties fo:margin-left="0in" fo:margin-right="0in" fo:margin-top="0in" fo:margin-bottom="0in" loext:contextual-spacing="false" fo:text-align="start" style:justify-single-word="false" fo:text-indent="0.1945in" style:auto-text-indent="false" style:page-number="auto"/>
    </style:style>
    <style:style style:name="P83" style:family="paragraph" style:parent-style-name="Body_20_text_20__28_2_29_" style:master-page-name="">
      <style:paragraph-properties fo:margin-left="0in" fo:margin-right="0in" fo:margin-top="0in" fo:margin-bottom="0in" loext:contextual-spacing="false" fo:text-align="start" style:justify-single-word="false" fo:text-indent="0.3752in" style:auto-text-indent="false" style:page-number="auto"/>
    </style:style>
    <style:style style:name="P84" style:family="paragraph" style:parent-style-name="Body_20_text_20__28_4_29_" style:master-page-name="">
      <style:paragraph-properties fo:margin-left="0in" fo:margin-right="0in" fo:margin-top="0in" fo:margin-bottom="0in" loext:contextual-spacing="false" fo:line-height="0.1228in" fo:text-align="start" style:justify-single-word="false" fo:text-indent="0.3752in" style:auto-text-indent="false" style:page-number="auto"/>
    </style:style>
    <style:style style:name="P85" style:family="paragraph" style:parent-style-name="Body_20_text_20__28_7_29_" style:master-page-name="">
      <style:paragraph-properties fo:margin-left="0.3055in" fo:margin-right="0in" fo:margin-top="0in" fo:margin-bottom="0in" loext:contextual-spacing="false" fo:line-height="0.1165in" fo:text-align="start" style:justify-single-word="false" fo:text-indent="-0.111in" style:auto-text-indent="false" style:page-number="auto"/>
    </style:style>
    <style:style style:name="P86" style:family="paragraph" style:parent-style-name="Body_20_text_20__28_7_29_" style:master-page-name="">
      <style:paragraph-properties fo:margin-left="0.3055in" fo:margin-right="0in" fo:margin-top="0in" fo:margin-bottom="0in" loext:contextual-spacing="false" fo:line-height="0.1272in" fo:text-align="start" style:justify-single-word="false" fo:text-indent="-0.111in" style:auto-text-indent="false" style:page-number="auto"/>
    </style:style>
    <style:style style:name="P87" style:family="paragraph" style:parent-style-name="Body_20_text_20__28_7_29_" style:master-page-name="">
      <style:paragraph-properties fo:margin-left="0.3055in" fo:margin-right="0in" fo:margin-top="0in" fo:margin-bottom="0.0835in" loext:contextual-spacing="false" fo:line-height="0.1165in" fo:text-align="start" style:justify-single-word="false" fo:text-indent="-0.111in" style:auto-text-indent="false" style:page-number="auto"/>
    </style:style>
    <style:style style:name="P88" style:family="paragraph" style:parent-style-name="Body_20_text_20__28_2_29_" style:master-page-name="">
      <style:paragraph-properties fo:margin-left="0.1945in" fo:margin-right="0in" fo:margin-top="0in" fo:margin-bottom="0in" loext:contextual-spacing="false" fo:text-indent="0in" style:auto-text-indent="false" style:page-number="auto"/>
    </style:style>
    <style:style style:name="P89" style:family="paragraph" style:parent-style-name="Body_20_text_20__28_2_29_" style:master-page-name="">
      <style:paragraph-properties fo:margin-left="0.1945in" fo:margin-right="0in" fo:margin-top="0in" fo:margin-bottom="0in" loext:contextual-spacing="false" fo:text-align="start" style:justify-single-word="false" fo:text-indent="0in" style:auto-text-indent="false" style:page-number="auto"/>
    </style:style>
    <style:style style:name="P90" style:family="paragraph" style:parent-style-name="Body_20_text_20__28_4_29_" style:master-page-name="">
      <style:paragraph-properties fo:margin-left="0.1945in" fo:margin-right="0in" fo:margin-top="0in" fo:margin-bottom="0in" loext:contextual-spacing="false" fo:text-align="start" style:justify-single-word="false" fo:text-indent="0in" style:auto-text-indent="false" style:page-number="auto"/>
    </style:style>
    <style:style style:name="P91" style:family="paragraph" style:parent-style-name="Body_20_text_20__28_5_29_" style:master-page-name="">
      <style:paragraph-properties fo:margin-left="0in" fo:margin-right="0in" fo:margin-top="0in" fo:margin-bottom="0in" loext:contextual-spacing="false" fo:line-height="0.1134in" fo:text-align="start" style:justify-single-word="false" fo:text-indent="0.2083in" style:auto-text-indent="false" style:page-number="auto"/>
    </style:style>
    <style:style style:name="P92" style:family="paragraph" style:parent-style-name="Body_20_text_20__28_7_29_" style:master-page-name="">
      <style:paragraph-properties fo:margin-left="0in" fo:margin-right="0in" fo:margin-top="0in" fo:margin-bottom="0in" loext:contextual-spacing="false" fo:line-height="0.1165in" fo:text-align="start" style:justify-single-word="false" fo:text-indent="0.2083in" style:auto-text-indent="false" style:page-number="auto"/>
    </style:style>
    <style:style style:name="P93" style:family="paragraph" style:parent-style-name="Body_20_text_20__28_4_29_" style:master-page-name="">
      <style:paragraph-properties fo:margin-left="0in" fo:margin-right="0in" fo:margin-top="0in" fo:margin-bottom="0in" loext:contextual-spacing="false" fo:text-align="start" style:justify-single-word="false" fo:text-indent="0.2083in" style:auto-text-indent="false" style:page-number="auto"/>
    </style:style>
    <style:style style:name="P94" style:family="paragraph" style:parent-style-name="Body_20_text_20__28_5_29_" style:master-page-name="">
      <style:paragraph-properties fo:margin-left="0.139in" fo:margin-right="0in" fo:margin-top="0in" fo:margin-bottom="0in" loext:contextual-spacing="false" fo:line-height="0.1165in" fo:text-align="start" style:justify-single-word="false" fo:text-indent="-0.139in" style:auto-text-indent="false" style:page-number="auto"/>
    </style:style>
    <style:style style:name="P95" style:family="paragraph" style:parent-style-name="Body_20_text_20__28_2_29_" style:master-page-name="">
      <style:paragraph-properties fo:margin-left="0in" fo:margin-right="0in" fo:margin-top="0in" fo:margin-bottom="0in" loext:contextual-spacing="false" fo:text-indent="0.139in" style:auto-text-indent="false" style:page-number="auto"/>
    </style:style>
    <style:style style:name="P96" style:family="paragraph" style:parent-style-name="Body_20_text_20__28_2_29_" style:master-page-name="">
      <style:paragraph-properties fo:margin-left="0in" fo:margin-right="0in" fo:margin-top="0in" fo:margin-bottom="0in" loext:contextual-spacing="false" fo:text-align="start" style:justify-single-word="false" fo:text-indent="0.139in" style:auto-text-indent="false" style:page-number="auto"/>
    </style:style>
    <style:style style:name="P97" style:family="paragraph" style:parent-style-name="Body_20_text_20__28_2_29_" style:master-page-name="">
      <style:paragraph-properties fo:margin-left="0in" fo:margin-right="0in" fo:margin-top="0in" fo:margin-bottom="0in" loext:contextual-spacing="false" fo:text-align="start" style:justify-single-word="false" fo:text-indent="0.139in" style:auto-text-indent="false" style:page-number="auto">
        <style:tab-stops>
          <style:tab-stop style:position="0.6717in" style:type="center"/>
          <style:tab-stop style:position="1.5917in" style:type="right"/>
          <style:tab-stop style:position="1.8161in" style:type="right"/>
        </style:tab-stops>
      </style:paragraph-properties>
    </style:style>
    <style:style style:name="P98" style:family="paragraph" style:parent-style-name="Body_20_text_20__28_2_29_" style:master-page-name="">
      <style:paragraph-properties fo:margin-left="0in" fo:margin-right="0in" fo:margin-top="0in" fo:margin-bottom="0in" loext:contextual-spacing="false" fo:line-height="0.1299in" fo:text-indent="0.139in" style:auto-text-indent="false" style:page-number="auto"/>
    </style:style>
    <style:style style:name="P99" style:family="paragraph" style:parent-style-name="Body_20_text_20__28_2_29_" style:master-page-name="">
      <style:paragraph-properties fo:margin-left="0in" fo:margin-right="0in" fo:margin-top="0in" fo:margin-bottom="0in" loext:contextual-spacing="false" fo:line-height="0.1299in" fo:text-align="start" style:justify-single-word="false" fo:text-indent="0.139in" style:auto-text-indent="false" style:page-number="auto"/>
    </style:style>
    <style:style style:name="P100" style:family="paragraph" style:parent-style-name="Body_20_text_20__28_4_29_" style:master-page-name="">
      <style:paragraph-properties fo:margin-left="0in" fo:margin-right="0in" fo:margin-top="0in" fo:margin-bottom="0in" loext:contextual-spacing="false" fo:text-align="start" style:justify-single-word="false" fo:text-indent="0.139in" style:auto-text-indent="false" style:page-number="auto"/>
    </style:style>
    <style:style style:name="P101" style:family="paragraph" style:parent-style-name="Body_20_text_20__28_4_29_" style:master-page-name="">
      <style:paragraph-properties fo:margin-left="0in" fo:margin-right="0in" fo:margin-top="0in" fo:margin-bottom="0in" loext:contextual-spacing="false" fo:line-height="0.1299in" fo:text-indent="0.139in" style:auto-text-indent="false" style:page-number="auto"/>
    </style:style>
    <style:style style:name="P102" style:family="paragraph" style:parent-style-name="Body_20_text_20__28_4_29_" style:master-page-name="">
      <style:paragraph-properties fo:margin-left="0in" fo:margin-right="0in" fo:margin-top="0in" fo:margin-bottom="0in" loext:contextual-spacing="false" fo:line-height="0.1228in" fo:text-indent="0.139in" style:auto-text-indent="false" style:page-number="auto"/>
    </style:style>
    <style:style style:name="P103" style:family="paragraph" style:parent-style-name="Body_20_text_20__28_2_29_" style:master-page-name="">
      <style:paragraph-properties fo:margin-left="0in" fo:margin-right="0in" fo:margin-top="0in" fo:margin-bottom="0in" loext:contextual-spacing="false" fo:line-height="0.1299in" fo:text-align="start" style:justify-single-word="false" fo:text-indent="0.139in" style:auto-text-indent="false" style:page-number="auto" fo:break-after="page"/>
    </style:style>
    <style:style style:name="P104" style:family="paragraph" style:parent-style-name="Body_20_text_20__28_5_29_" style:master-page-name="">
      <style:paragraph-properties fo:margin-left="0.278in" fo:margin-right="0in" fo:margin-top="0in" fo:margin-bottom="0in" loext:contextual-spacing="false" fo:line-height="0.1272in" fo:text-align="start" style:justify-single-word="false" fo:text-indent="-0.1252in" style:auto-text-indent="false" style:page-number="auto"/>
    </style:style>
    <style:style style:name="P105" style:family="paragraph" style:parent-style-name="Body_20_text_20__28_5_29_" style:master-page-name="">
      <style:paragraph-properties fo:margin-left="0.139in" fo:margin-right="0in" fo:margin-top="0in" fo:margin-bottom="0in" loext:contextual-spacing="false" fo:line-height="0.1134in" fo:text-align="start" style:justify-single-word="false" fo:text-indent="0in" style:auto-text-indent="false" style:page-number="auto"/>
    </style:style>
    <style:style style:name="P106" style:family="paragraph" style:parent-style-name="Body_20_text_20__28_2_29_" style:master-page-name="">
      <style:paragraph-properties fo:margin-left="0.1807in" fo:margin-right="0in" fo:margin-top="0in" fo:margin-bottom="0in" loext:contextual-spacing="false" fo:text-indent="0in" style:auto-text-indent="false" style:page-number="auto"/>
    </style:style>
    <style:style style:name="P107" style:family="paragraph" style:parent-style-name="Body_20_text_20__28_2_29_" style:master-page-name="">
      <style:paragraph-properties fo:margin-left="0.1807in" fo:margin-right="0in" fo:margin-top="0in" fo:margin-bottom="0in" loext:contextual-spacing="false" fo:text-align="start" style:justify-single-word="false" fo:text-indent="0in" style:auto-text-indent="false" style:page-number="auto"/>
    </style:style>
    <style:style style:name="P108" style:family="paragraph" style:parent-style-name="Body_20_text_20__28_2_29_" style:master-page-name="">
      <style:paragraph-properties fo:margin-left="0in" fo:margin-right="0in" fo:margin-top="0in" fo:margin-bottom="0in" loext:contextual-spacing="false" fo:text-indent="0.1665in" style:auto-text-indent="false" style:page-number="auto"/>
    </style:style>
    <style:style style:name="P109" style:family="paragraph" style:parent-style-name="Body_20_text_20__28_2_29_" style:master-page-name="">
      <style:paragraph-properties fo:margin-left="0in" fo:margin-right="0in" fo:margin-top="0in" fo:margin-bottom="0in" loext:contextual-spacing="false" fo:text-align="start" style:justify-single-word="false" fo:text-indent="0.1665in" style:auto-text-indent="false" style:page-number="auto"/>
    </style:style>
    <style:style style:name="P110" style:family="paragraph" style:parent-style-name="Body_20_text_20__28_4_29_" style:master-page-name="">
      <style:paragraph-properties fo:margin-left="0in" fo:margin-right="0in" fo:margin-top="0in" fo:margin-bottom="0in" loext:contextual-spacing="false" fo:text-align="start" style:justify-single-word="false" fo:text-indent="0.1665in" style:auto-text-indent="false" style:page-number="auto"/>
    </style:style>
    <style:style style:name="P111" style:family="paragraph" style:parent-style-name="Body_20_text_20__28_2_29_" style:master-page-name="">
      <style:paragraph-properties fo:margin-left="0in" fo:margin-right="0.2083in" fo:margin-top="0in" fo:margin-bottom="0in" loext:contextual-spacing="false" fo:text-indent="0in" style:auto-text-indent="false" style:page-number="auto"/>
    </style:style>
    <style:style style:name="P112" style:family="paragraph" style:parent-style-name="Body_20_text_20__28_4_29_" style:master-page-name="">
      <style:paragraph-properties fo:margin-left="0in" fo:margin-right="0in" fo:margin-top="0in" fo:margin-bottom="0in" loext:contextual-spacing="false" fo:line-height="0.1299in" fo:text-align="start" style:justify-single-word="false" fo:text-indent="0.1807in" style:auto-text-indent="false" style:page-number="auto"/>
    </style:style>
    <style:style style:name="P113" style:family="paragraph" style:parent-style-name="Body_20_text_20__28_4_29_" style:master-page-name="">
      <style:paragraph-properties fo:margin-left="0.3752in" fo:margin-right="0in" fo:margin-top="0in" fo:margin-bottom="0in" loext:contextual-spacing="false" fo:line-height="0.1228in" fo:text-align="start" style:justify-single-word="false" fo:text-indent="0in" style:auto-text-indent="false" style:page-number="auto">
        <style:tab-stops>
          <style:tab-stop style:position="1.6201in" style:type="right"/>
        </style:tab-stops>
      </style:paragraph-properties>
    </style:style>
    <style:style style:name="P114" style:family="paragraph" style:parent-style-name="Body_20_text_20__28_5_29_" style:master-page-name="">
      <style:paragraph-properties fo:margin-left="0.3193in" fo:margin-right="0in" fo:margin-top="0in" fo:margin-bottom="0in" loext:contextual-spacing="false" fo:line-height="0.1134in" fo:text-align="start" style:justify-single-word="false" fo:text-indent="-0.111in" style:auto-text-indent="false" style:page-number="auto"/>
    </style:style>
    <style:style style:name="P115" style:family="paragraph" style:parent-style-name="Body_20_text_20__28_7_29_" style:master-page-name="">
      <style:paragraph-properties fo:margin-left="0.3055in" fo:margin-right="0in" fo:margin-top="0in" fo:margin-bottom="0in" loext:contextual-spacing="false" fo:line-height="0.1165in" fo:text-align="start" style:justify-single-word="false" fo:text-indent="0in" style:auto-text-indent="false" style:page-number="auto"/>
    </style:style>
    <style:style style:name="P116" style:family="paragraph" style:parent-style-name="Body_20_text_20__28_7_29_" style:master-page-name="">
      <style:paragraph-properties fo:margin-left="0.4165in" fo:margin-right="0in" fo:margin-top="0in" fo:margin-bottom="0in" loext:contextual-spacing="false" fo:line-height="0.1272in" fo:text-align="start" style:justify-single-word="false" fo:text-indent="0in" style:auto-text-indent="false" style:page-number="auto"/>
    </style:style>
    <style:style style:name="P117" style:family="paragraph" style:parent-style-name="Body_20_text_20__28_7_29_" style:master-page-name="">
      <style:paragraph-properties fo:margin-left="0.4165in" fo:margin-right="0in" fo:margin-top="0in" fo:margin-bottom="0in" loext:contextual-spacing="false" fo:line-height="0.1165in" fo:text-align="start" style:justify-single-word="false" fo:text-indent="0in" style:auto-text-indent="false" style:page-number="auto"/>
    </style:style>
    <style:style style:name="P118" style:family="paragraph" style:parent-style-name="Heading_20__23_2" style:master-page-name="">
      <style:paragraph-properties fo:margin-left="0in" fo:margin-right="0in" fo:margin-top="0in" fo:margin-bottom="0in" loext:contextual-spacing="false" fo:text-align="start" style:justify-single-word="false" fo:keep-together="always" fo:text-indent="0in" style:auto-text-indent="false" style:page-number="auto" fo:keep-with-next="always"/>
    </style:style>
    <style:style style:name="P119" style:family="paragraph" style:parent-style-name="Body_20_text_20__28_7_29_" style:list-style-name="L44" style:master-page-name="">
      <style:paragraph-properties fo:margin-left="0.1945in" fo:margin-right="0in" fo:margin-top="0in" fo:margin-bottom="0in" loext:contextual-spacing="false" fo:line-height="0.1165in" fo:text-align="justify" style:justify-single-word="false" fo:text-indent="-0.1945in" style:auto-text-indent="false" style:page-number="auto">
        <style:tab-stops>
          <style:tab-stop style:position="0.0028in"/>
        </style:tab-stops>
      </style:paragraph-properties>
    </style:style>
    <style:style style:name="P120" style:family="paragraph" style:parent-style-name="Body_20_text_20__28_7_29_" style:list-style-name="L44" style:master-page-name="">
      <style:paragraph-properties fo:margin-left="0.1945in" fo:margin-right="0in" fo:margin-top="0in" fo:margin-bottom="0in" loext:contextual-spacing="false" fo:line-height="0.1165in" fo:text-align="justify" style:justify-single-word="false" fo:text-indent="-0.1945in" style:auto-text-indent="false" style:page-number="auto">
        <style:tab-stops>
          <style:tab-stop style:position="0.0161in"/>
        </style:tab-stops>
      </style:paragraph-properties>
    </style:style>
    <style:style style:name="P121" style:family="paragraph" style:parent-style-name="Body_20_text_20__28_7_29_" style:list-style-name="L44" style:master-page-name="">
      <style:paragraph-properties fo:margin-left="0.1945in" fo:margin-right="0in" fo:margin-top="0in" fo:margin-bottom="0in" loext:contextual-spacing="false" fo:line-height="0.1165in" fo:text-align="start" style:justify-single-word="false" fo:text-indent="-0.1945in" style:auto-text-indent="false" style:page-number="auto">
        <style:tab-stops>
          <style:tab-stop style:position="0.0161in"/>
        </style:tab-stops>
      </style:paragraph-properties>
    </style:style>
    <style:style style:name="P122" style:family="paragraph" style:parent-style-name="Body_20_text_20__28_7_29_" style:list-style-name="L45" style:master-page-name="">
      <style:paragraph-properties fo:margin-left="0.1945in" fo:margin-right="0in" fo:margin-top="0in" fo:margin-bottom="0in" loext:contextual-spacing="false" fo:line-height="0.1165in" fo:text-align="start" style:justify-single-word="false" fo:text-indent="0in" style:auto-text-indent="false" style:page-number="auto">
        <style:tab-stops>
          <style:tab-stop style:position="0.1437in"/>
        </style:tab-stops>
      </style:paragraph-properties>
    </style:style>
    <style:style style:name="P123" style:family="paragraph" style:parent-style-name="Body_20_text_20__28_7_29_" style:list-style-name="L48" style:master-page-name="">
      <style:paragraph-properties fo:margin-left="0.3193in" fo:margin-right="0in" fo:margin-top="0in" fo:margin-bottom="0in" loext:contextual-spacing="false" fo:line-height="0.1165in" fo:text-align="start" style:justify-single-word="false" fo:text-indent="-0.3193in" style:auto-text-indent="false" style:page-number="auto">
        <style:tab-stops>
          <style:tab-stop style:position="-0.0327in"/>
        </style:tab-stops>
      </style:paragraph-properties>
    </style:style>
    <style:style style:name="P124" style:family="paragraph" style:parent-style-name="Body_20_text_20__28_7_29_" style:list-style-name="L48" style:master-page-name="">
      <style:paragraph-properties fo:margin-left="0in" fo:margin-right="0in" fo:margin-top="0in" fo:margin-bottom="0in" loext:contextual-spacing="false" fo:line-height="0.1165in" fo:text-align="justify" style:justify-single-word="false" fo:text-indent="0in" style:auto-text-indent="false" style:page-number="auto">
        <style:tab-stops>
          <style:tab-stop style:position="0.2138in"/>
        </style:tab-stops>
      </style:paragraph-properties>
    </style:style>
    <style:style style:name="P125" style:family="paragraph" style:parent-style-name="Body_20_text_20__28_7_29_" style:list-style-name="L48" style:master-page-name="">
      <style:paragraph-properties fo:margin-left="0in" fo:margin-right="0in" fo:margin-top="0in" fo:margin-bottom="0in" loext:contextual-spacing="false" fo:line-height="0.1165in" fo:text-align="justify" style:justify-single-word="false" fo:text-indent="0in" style:auto-text-indent="false" style:page-number="auto">
        <style:tab-stops>
          <style:tab-stop style:position="0.2173in"/>
        </style:tab-stops>
      </style:paragraph-properties>
    </style:style>
    <style:style style:name="P126" style:family="paragraph" style:parent-style-name="Body_20_text_20__28_8_29_" style:list-style-name="L52" style:master-page-name="">
      <style:paragraph-properties fo:margin-left="0.2083in" fo:margin-right="0in" fo:margin-top="0in" fo:margin-bottom="0in" loext:contextual-spacing="false" fo:text-indent="-0.2083in" style:auto-text-indent="false" style:page-number="auto">
        <style:tab-stops>
          <style:tab-stop style:position="0.0055in"/>
        </style:tab-stops>
      </style:paragraph-properties>
    </style:style>
    <style:style style:name="P127" style:family="paragraph" style:parent-style-name="Body_20_text_20__28_8_29_" style:list-style-name="L62" style:master-page-name="">
      <style:paragraph-properties fo:margin-left="0.2083in" fo:margin-right="0in" fo:margin-top="0in" fo:margin-bottom="0in" loext:contextual-spacing="false" fo:text-indent="-0.2083in" style:auto-text-indent="false" style:page-number="auto">
        <style:tab-stops>
          <style:tab-stop style:position="-0.0043in"/>
        </style:tab-stops>
      </style:paragraph-properties>
    </style:style>
    <style:style style:name="P128" style:family="paragraph" style:parent-style-name="Heading_20__23_1" style:master-page-name="PageStyle0">
      <style:paragraph-properties fo:margin-left="0in" fo:margin-right="0in" fo:margin-top="0in" fo:margin-bottom="0in" loext:contextual-spacing="false" fo:line-height="0.1665in" fo:keep-together="always" fo:text-indent="0in" style:auto-text-indent="false" style:page-number="1" fo:keep-with-next="always"/>
    </style:style>
    <style:style style:name="P129" style:family="paragraph" style:parent-style-name="Body_20_text_20__28_2_29_" style:master-page-name="PageStyle1">
      <style:paragraph-properties fo:margin-left="0.1945in" fo:margin-right="0in" fo:margin-top="0in" fo:margin-bottom="0in" loext:contextual-spacing="false" fo:text-indent="0in" style:auto-text-indent="false" style:page-number="148"/>
    </style:style>
    <style:style style:name="P130" style:family="paragraph" style:parent-style-name="Body_20_text_20__28_2_29_" style:master-page-name="PageStyle5">
      <style:paragraph-properties fo:margin-left="0.1945in" fo:margin-right="0in" fo:margin-top="0in" fo:margin-bottom="0in" loext:contextual-spacing="false" fo:text-indent="0in" style:auto-text-indent="false" style:page-number="7"/>
    </style:style>
    <style:style style:name="P131" style:family="paragraph" style:parent-style-name="Body_20_text_20__28_2_29_" style:master-page-name="PageStyle9">
      <style:paragraph-properties fo:margin-left="0.1945in" fo:margin-right="0in" fo:margin-top="0in" fo:margin-bottom="0in" loext:contextual-spacing="false" fo:text-indent="0in" style:auto-text-indent="false" style:page-number="157"/>
    </style:style>
    <style:style style:name="P132" style:family="paragraph" style:parent-style-name="Body_20_text_20__28_2_29_" style:master-page-name="PageStyle11">
      <style:paragraph-properties fo:margin-left="0.1945in" fo:margin-right="0in" fo:margin-top="0in" fo:margin-bottom="0in" loext:contextual-spacing="false" fo:text-indent="0in" style:auto-text-indent="false" style:page-number="159"/>
    </style:style>
    <style:style style:name="P133" style:family="paragraph" style:parent-style-name="Body_20_text_20__28_2_29_" style:list-style-name="L16" style:master-page-name="">
      <style:paragraph-properties fo:margin-left="0.1945in" fo:margin-right="0in" fo:margin-top="0in" fo:margin-bottom="0in" loext:contextual-spacing="false" fo:text-indent="0in" style:auto-text-indent="false" style:page-number="auto">
        <style:tab-stops>
          <style:tab-stop style:position="0.1827in"/>
        </style:tab-stops>
      </style:paragraph-properties>
    </style:style>
    <style:style style:name="P134" style:family="paragraph" style:parent-style-name="Body_20_text_20__28_2_29_" style:master-page-name="PageStyle14">
      <style:paragraph-properties fo:margin-left="0.1945in" fo:margin-right="0in" fo:margin-top="0in" fo:margin-bottom="0in" loext:contextual-spacing="false" fo:text-align="start" style:justify-single-word="false" fo:text-indent="0in" style:auto-text-indent="false" style:page-number="166"/>
    </style:style>
    <style:style style:name="P135" style:family="paragraph" style:parent-style-name="Body_20_text_20__28_2_29_" style:master-page-name="PageStyle23">
      <style:paragraph-properties fo:margin-left="0.1945in" fo:margin-right="0in" fo:margin-top="0in" fo:margin-bottom="0in" loext:contextual-spacing="false" fo:text-indent="0in" style:auto-text-indent="false" style:page-number="191"/>
    </style:style>
    <style:style style:name="P136" style:family="paragraph" style:parent-style-name="Body_20_text_20__28_2_29_" style:list-style-name="L1" style:master-page-name="">
      <style:paragraph-properties fo:margin-left="0.1945in" fo:margin-right="0in" fo:margin-top="0in" fo:margin-bottom="0in" loext:contextual-spacing="false" fo:text-indent="-0.1945in" style:auto-text-indent="false" style:page-number="auto">
        <style:tab-stops>
          <style:tab-stop style:position="0.0161in"/>
        </style:tab-stops>
      </style:paragraph-properties>
    </style:style>
    <style:style style:name="P137" style:family="paragraph" style:parent-style-name="Body_20_text_20__28_2_29_" style:list-style-name="L7" style:master-page-name="">
      <style:paragraph-properties fo:margin-left="0.1945in" fo:margin-right="0in" fo:margin-top="0in" fo:margin-bottom="0in" loext:contextual-spacing="false" fo:text-indent="-0.1945in" style:auto-text-indent="false" style:page-number="auto">
        <style:tab-stops>
          <style:tab-stop style:position="0.0161in"/>
        </style:tab-stops>
      </style:paragraph-properties>
    </style:style>
    <style:style style:name="P138" style:family="paragraph" style:parent-style-name="Body_20_text_20__28_2_29_" style:list-style-name="L8" style:master-page-name="">
      <style:paragraph-properties fo:margin-left="0.1945in" fo:margin-right="0in" fo:margin-top="0in" fo:margin-bottom="0in" loext:contextual-spacing="false" fo:text-indent="-0.1945in" style:auto-text-indent="false" style:page-number="auto">
        <style:tab-stops>
          <style:tab-stop style:position="0.0161in"/>
        </style:tab-stops>
      </style:paragraph-properties>
    </style:style>
    <style:style style:name="P139" style:family="paragraph" style:parent-style-name="Body_20_text_20__28_2_29_" style:list-style-name="L11" style:master-page-name="">
      <style:paragraph-properties fo:margin-left="0.1945in" fo:margin-right="0in" fo:margin-top="0in" fo:margin-bottom="0in" loext:contextual-spacing="false" fo:text-indent="-0.1945in" style:auto-text-indent="false" style:page-number="auto">
        <style:tab-stops>
          <style:tab-stop style:position="0.0161in"/>
        </style:tab-stops>
      </style:paragraph-properties>
    </style:style>
    <style:style style:name="P140" style:family="paragraph" style:parent-style-name="Body_20_text_20__28_2_29_" style:list-style-name="L6" style:master-page-name="">
      <style:paragraph-properties fo:margin-left="0.1945in" fo:margin-right="0in" fo:margin-top="0in" fo:margin-bottom="0in" loext:contextual-spacing="false" fo:text-indent="-0.1945in" style:auto-text-indent="false" style:page-number="auto">
        <style:tab-stops>
          <style:tab-stop style:position="0.0161in"/>
        </style:tab-stops>
      </style:paragraph-properties>
    </style:style>
    <style:style style:name="P141" style:family="paragraph" style:parent-style-name="Body_20_text_20__28_2_29_" style:list-style-name="L19" style:master-page-name="">
      <style:paragraph-properties fo:margin-left="0.1945in" fo:margin-right="0in" fo:margin-top="0in" fo:margin-bottom="0in" loext:contextual-spacing="false" fo:text-indent="-0.1945in" style:auto-text-indent="false" style:page-number="auto">
        <style:tab-stops>
          <style:tab-stop style:position="0.0161in"/>
        </style:tab-stops>
      </style:paragraph-properties>
    </style:style>
    <style:style style:name="P142" style:family="paragraph" style:parent-style-name="Body_20_text_20__28_2_29_" style:list-style-name="L34" style:master-page-name="">
      <style:paragraph-properties fo:margin-left="0.1945in" fo:margin-right="0in" fo:margin-top="0in" fo:margin-bottom="0in" loext:contextual-spacing="false" fo:text-indent="-0.1945in" style:auto-text-indent="false" style:page-number="auto">
        <style:tab-stops>
          <style:tab-stop style:position="0.0161in"/>
        </style:tab-stops>
      </style:paragraph-properties>
    </style:style>
    <style:style style:name="P143" style:family="paragraph" style:parent-style-name="Body_20_text_20__28_2_29_" style:list-style-name="L9" style:master-page-name="">
      <style:paragraph-properties fo:margin-left="0.1945in" fo:margin-right="0in" fo:margin-top="0in" fo:margin-bottom="0in" loext:contextual-spacing="false" fo:text-indent="-0.1945in" style:auto-text-indent="false" style:page-number="auto">
        <style:tab-stops>
          <style:tab-stop style:position="0.0161in"/>
        </style:tab-stops>
      </style:paragraph-properties>
    </style:style>
    <style:style style:name="P144" style:family="paragraph" style:parent-style-name="Body_20_text_20__28_2_29_" style:list-style-name="L44" style:master-page-name="">
      <style:paragraph-properties fo:margin-left="0.1945in" fo:margin-right="0in" fo:margin-top="0in" fo:margin-bottom="0in" loext:contextual-spacing="false" fo:text-indent="-0.1945in" style:auto-text-indent="false" style:page-number="auto">
        <style:tab-stops>
          <style:tab-stop style:position="0.0161in"/>
        </style:tab-stops>
      </style:paragraph-properties>
    </style:style>
    <style:style style:name="P145" style:family="paragraph" style:parent-style-name="Body_20_text_20__28_2_29_" style:list-style-name="L53" style:master-page-name="">
      <style:paragraph-properties fo:margin-left="0.1945in" fo:margin-right="0in" fo:margin-top="0in" fo:margin-bottom="0in" loext:contextual-spacing="false" fo:text-indent="-0.1945in" style:auto-text-indent="false" style:page-number="auto">
        <style:tab-stops>
          <style:tab-stop style:position="0.0161in"/>
        </style:tab-stops>
      </style:paragraph-properties>
    </style:style>
    <style:style style:name="P146" style:family="paragraph" style:parent-style-name="Body_20_text_20__28_2_29_" style:list-style-name="L57" style:master-page-name="">
      <style:paragraph-properties fo:margin-left="0.1945in" fo:margin-right="0in" fo:margin-top="0in" fo:margin-bottom="0in" loext:contextual-spacing="false" fo:text-indent="-0.1945in" style:auto-text-indent="false" style:page-number="auto">
        <style:tab-stops>
          <style:tab-stop style:position="0.0161in"/>
        </style:tab-stops>
      </style:paragraph-properties>
    </style:style>
    <style:style style:name="P147" style:family="paragraph" style:parent-style-name="Body_20_text_20__28_2_29_" style:list-style-name="L59" style:master-page-name="">
      <style:paragraph-properties fo:margin-left="0.1945in" fo:margin-right="0in" fo:margin-top="0in" fo:margin-bottom="0in" loext:contextual-spacing="false" fo:text-indent="-0.1945in" style:auto-text-indent="false" style:page-number="auto">
        <style:tab-stops>
          <style:tab-stop style:position="0.0161in"/>
        </style:tab-stops>
      </style:paragraph-properties>
    </style:style>
    <style:style style:name="P148" style:family="paragraph" style:parent-style-name="Body_20_text_20__28_2_29_" style:list-style-name="L51" style:master-page-name="">
      <style:paragraph-properties fo:margin-left="0.1945in" fo:margin-right="0in" fo:margin-top="0in" fo:margin-bottom="0in" loext:contextual-spacing="false" fo:text-indent="-0.1945in" style:auto-text-indent="false" style:page-number="auto">
        <style:tab-stops>
          <style:tab-stop style:position="0.0161in"/>
        </style:tab-stops>
      </style:paragraph-properties>
    </style:style>
    <style:style style:name="P149" style:family="paragraph" style:parent-style-name="Body_20_text_20__28_2_29_" style:list-style-name="L63" style:master-page-name="">
      <style:paragraph-properties fo:margin-left="0.1945in" fo:margin-right="0in" fo:margin-top="0in" fo:margin-bottom="0in" loext:contextual-spacing="false" fo:text-indent="-0.1945in" style:auto-text-indent="false" style:page-number="auto">
        <style:tab-stops>
          <style:tab-stop style:position="0.0161in"/>
        </style:tab-stops>
      </style:paragraph-properties>
    </style:style>
    <style:style style:name="P150" style:family="paragraph" style:parent-style-name="Body_20_text_20__28_2_29_" style:list-style-name="L1" style:master-page-name="">
      <style:paragraph-properties fo:margin-left="0.1945in" fo:margin-right="0in" fo:margin-top="0in" fo:margin-bottom="0in" loext:contextual-spacing="false" fo:text-indent="-0.1945in" style:auto-text-indent="false" style:page-number="auto">
        <style:tab-stops>
          <style:tab-stop style:position="0.0957in"/>
        </style:tab-stops>
      </style:paragraph-properties>
    </style:style>
    <style:style style:name="P151" style:family="paragraph" style:parent-style-name="Body_20_text_20__28_2_29_" style:list-style-name="L53" style:master-page-name="">
      <style:paragraph-properties fo:margin-left="0.1945in" fo:margin-right="0in" fo:margin-top="0in" fo:margin-bottom="0in" loext:contextual-spacing="false" fo:text-indent="-0.1945in" style:auto-text-indent="false" style:page-number="auto">
        <style:tab-stops>
          <style:tab-stop style:position="0.0957in"/>
        </style:tab-stops>
      </style:paragraph-properties>
    </style:style>
    <style:style style:name="P152" style:family="paragraph" style:parent-style-name="Body_20_text_20__28_2_29_" style:list-style-name="L54" style:master-page-name="">
      <style:paragraph-properties fo:margin-left="0.1945in" fo:margin-right="0in" fo:margin-top="0in" fo:margin-bottom="0in" loext:contextual-spacing="false" fo:text-indent="-0.1945in" style:auto-text-indent="false" style:page-number="auto">
        <style:tab-stops>
          <style:tab-stop style:position="0.0957in"/>
        </style:tab-stops>
      </style:paragraph-properties>
    </style:style>
    <style:style style:name="P153" style:family="paragraph" style:parent-style-name="Body_20_text_20__28_2_29_" style:list-style-name="L6" style:master-page-name="">
      <style:paragraph-properties fo:margin-left="0.1945in" fo:margin-right="0in" fo:margin-top="0in" fo:margin-bottom="0in" loext:contextual-spacing="false" fo:text-indent="-0.1945in" style:auto-text-indent="false" style:page-number="auto">
        <style:tab-stops>
          <style:tab-stop style:position="0.0098in"/>
        </style:tab-stops>
      </style:paragraph-properties>
    </style:style>
    <style:style style:name="P154" style:family="paragraph" style:parent-style-name="Body_20_text_20__28_2_29_" style:list-style-name="L8" style:master-page-name="">
      <style:paragraph-properties fo:margin-left="0.1945in" fo:margin-right="0in" fo:margin-top="0in" fo:margin-bottom="0in" loext:contextual-spacing="false" fo:text-indent="-0.1945in" style:auto-text-indent="false" style:page-number="auto">
        <style:tab-stops>
          <style:tab-stop style:position="0.0098in"/>
        </style:tab-stops>
      </style:paragraph-properties>
    </style:style>
    <style:style style:name="P155" style:family="paragraph" style:parent-style-name="Body_20_text_20__28_2_29_" style:list-style-name="L13" style:master-page-name="">
      <style:paragraph-properties fo:margin-left="0.1945in" fo:margin-right="0in" fo:margin-top="0in" fo:margin-bottom="0in" loext:contextual-spacing="false" fo:text-indent="-0.1945in" style:auto-text-indent="false" style:page-number="auto">
        <style:tab-stops>
          <style:tab-stop style:position="0.0098in"/>
        </style:tab-stops>
      </style:paragraph-properties>
    </style:style>
    <style:style style:name="P156" style:family="paragraph" style:parent-style-name="Body_20_text_20__28_2_29_" style:list-style-name="L15" style:master-page-name="">
      <style:paragraph-properties fo:margin-left="0.1945in" fo:margin-right="0in" fo:margin-top="0in" fo:margin-bottom="0in" loext:contextual-spacing="false" fo:text-indent="-0.1945in" style:auto-text-indent="false" style:page-number="auto">
        <style:tab-stops>
          <style:tab-stop style:position="0.0098in"/>
        </style:tab-stops>
      </style:paragraph-properties>
    </style:style>
    <style:style style:name="P157" style:family="paragraph" style:parent-style-name="Body_20_text_20__28_2_29_" style:list-style-name="L24" style:master-page-name="">
      <style:paragraph-properties fo:margin-left="0.1945in" fo:margin-right="0in" fo:margin-top="0in" fo:margin-bottom="0in" loext:contextual-spacing="false" fo:text-indent="-0.1945in" style:auto-text-indent="false" style:page-number="auto">
        <style:tab-stops>
          <style:tab-stop style:position="0.0098in"/>
        </style:tab-stops>
      </style:paragraph-properties>
    </style:style>
    <style:style style:name="P158" style:family="paragraph" style:parent-style-name="Body_20_text_20__28_2_29_" style:list-style-name="L27" style:master-page-name="">
      <style:paragraph-properties fo:margin-left="0.1945in" fo:margin-right="0in" fo:margin-top="0in" fo:margin-bottom="0in" loext:contextual-spacing="false" fo:text-indent="-0.1945in" style:auto-text-indent="false" style:page-number="auto">
        <style:tab-stops>
          <style:tab-stop style:position="0.0098in"/>
        </style:tab-stops>
      </style:paragraph-properties>
    </style:style>
    <style:style style:name="P159" style:family="paragraph" style:parent-style-name="Body_20_text_20__28_2_29_" style:list-style-name="L19" style:master-page-name="">
      <style:paragraph-properties fo:margin-left="0.1945in" fo:margin-right="0in" fo:margin-top="0in" fo:margin-bottom="0in" loext:contextual-spacing="false" fo:text-indent="-0.1945in" style:auto-text-indent="false" style:page-number="auto">
        <style:tab-stops>
          <style:tab-stop style:position="0.0098in"/>
        </style:tab-stops>
      </style:paragraph-properties>
    </style:style>
    <style:style style:name="P160" style:family="paragraph" style:parent-style-name="Body_20_text_20__28_2_29_" style:list-style-name="L34" style:master-page-name="">
      <style:paragraph-properties fo:margin-left="0.1945in" fo:margin-right="0in" fo:margin-top="0in" fo:margin-bottom="0in" loext:contextual-spacing="false" fo:text-indent="-0.1945in" style:auto-text-indent="false" style:page-number="auto">
        <style:tab-stops>
          <style:tab-stop style:position="0.0098in"/>
        </style:tab-stops>
      </style:paragraph-properties>
    </style:style>
    <style:style style:name="P161" style:family="paragraph" style:parent-style-name="Body_20_text_20__28_2_29_" style:list-style-name="L35" style:master-page-name="">
      <style:paragraph-properties fo:margin-left="0.1945in" fo:margin-right="0in" fo:margin-top="0in" fo:margin-bottom="0in" loext:contextual-spacing="false" fo:text-indent="-0.1945in" style:auto-text-indent="false" style:page-number="auto">
        <style:tab-stops>
          <style:tab-stop style:position="0.0098in"/>
        </style:tab-stops>
      </style:paragraph-properties>
    </style:style>
    <style:style style:name="P162" style:family="paragraph" style:parent-style-name="Body_20_text_20__28_2_29_" style:list-style-name="L51" style:master-page-name="">
      <style:paragraph-properties fo:margin-left="0.1945in" fo:margin-right="0in" fo:margin-top="0in" fo:margin-bottom="0in" loext:contextual-spacing="false" fo:text-indent="-0.1945in" style:auto-text-indent="false" style:page-number="auto">
        <style:tab-stops>
          <style:tab-stop style:position="0.0098in"/>
        </style:tab-stops>
      </style:paragraph-properties>
    </style:style>
    <style:style style:name="P163" style:family="paragraph" style:parent-style-name="Body_20_text_20__28_2_29_" style:list-style-name="L57" style:master-page-name="">
      <style:paragraph-properties fo:margin-left="0.1945in" fo:margin-right="0in" fo:margin-top="0in" fo:margin-bottom="0in" loext:contextual-spacing="false" fo:text-indent="-0.1945in" style:auto-text-indent="false" style:page-number="auto">
        <style:tab-stops>
          <style:tab-stop style:position="0.0098in"/>
        </style:tab-stops>
      </style:paragraph-properties>
    </style:style>
    <style:style style:name="P164" style:family="paragraph" style:parent-style-name="Body_20_text_20__28_2_29_" style:list-style-name="L59" style:master-page-name="">
      <style:paragraph-properties fo:margin-left="0.1945in" fo:margin-right="0in" fo:margin-top="0in" fo:margin-bottom="0in" loext:contextual-spacing="false" fo:text-indent="-0.1945in" style:auto-text-indent="false" style:page-number="auto">
        <style:tab-stops>
          <style:tab-stop style:position="0.0098in"/>
        </style:tab-stops>
      </style:paragraph-properties>
    </style:style>
    <style:style style:name="P165" style:family="paragraph" style:parent-style-name="Body_20_text_20__28_2_29_" style:list-style-name="L58" style:master-page-name="">
      <style:paragraph-properties fo:margin-left="0.1945in" fo:margin-right="0in" fo:margin-top="0in" fo:margin-bottom="0in" loext:contextual-spacing="false" fo:text-indent="-0.1945in" style:auto-text-indent="false" style:page-number="auto">
        <style:tab-stops>
          <style:tab-stop style:position="0.0098in"/>
        </style:tab-stops>
      </style:paragraph-properties>
    </style:style>
    <style:style style:name="P166" style:family="paragraph" style:parent-style-name="Body_20_text_20__28_2_29_" style:list-style-name="L60" style:master-page-name="">
      <style:paragraph-properties fo:margin-left="0.1945in" fo:margin-right="0in" fo:margin-top="0in" fo:margin-bottom="0in" loext:contextual-spacing="false" fo:text-indent="-0.1945in" style:auto-text-indent="false" style:page-number="auto">
        <style:tab-stops>
          <style:tab-stop style:position="0.0098in"/>
        </style:tab-stops>
      </style:paragraph-properties>
    </style:style>
    <style:style style:name="P167" style:family="paragraph" style:parent-style-name="Body_20_text_20__28_2_29_" style:list-style-name="L64" style:master-page-name="">
      <style:paragraph-properties fo:margin-left="0.1945in" fo:margin-right="0in" fo:margin-top="0in" fo:margin-bottom="0in" loext:contextual-spacing="false" fo:text-indent="-0.1945in" style:auto-text-indent="false" style:page-number="auto">
        <style:tab-stops>
          <style:tab-stop style:position="0.0098in"/>
        </style:tab-stops>
      </style:paragraph-properties>
    </style:style>
    <style:style style:name="P168" style:family="paragraph" style:parent-style-name="Body_20_text_20__28_2_29_" style:list-style-name="L6" style:master-page-name="">
      <style:paragraph-properties fo:margin-left="0.1945in" fo:margin-right="0in" fo:margin-top="0in" fo:margin-bottom="0in" loext:contextual-spacing="false" fo:text-indent="-0.1945in" style:auto-text-indent="false" style:page-number="auto">
        <style:tab-stops>
          <style:tab-stop style:position="0.0126in"/>
        </style:tab-stops>
      </style:paragraph-properties>
    </style:style>
    <style:style style:name="P169" style:family="paragraph" style:parent-style-name="Body_20_text_20__28_2_29_" style:list-style-name="L7" style:master-page-name="">
      <style:paragraph-properties fo:margin-left="0.1945in" fo:margin-right="0in" fo:margin-top="0in" fo:margin-bottom="0in" loext:contextual-spacing="false" fo:text-indent="-0.1945in" style:auto-text-indent="false" style:page-number="auto">
        <style:tab-stops>
          <style:tab-stop style:position="0.0126in"/>
        </style:tab-stops>
      </style:paragraph-properties>
    </style:style>
    <style:style style:name="P170" style:family="paragraph" style:parent-style-name="Body_20_text_20__28_2_29_" style:list-style-name="L11" style:master-page-name="">
      <style:paragraph-properties fo:margin-left="0.1945in" fo:margin-right="0in" fo:margin-top="0in" fo:margin-bottom="0in" loext:contextual-spacing="false" fo:text-indent="-0.1945in" style:auto-text-indent="false" style:page-number="auto">
        <style:tab-stops>
          <style:tab-stop style:position="0.0126in"/>
        </style:tab-stops>
      </style:paragraph-properties>
    </style:style>
    <style:style style:name="P171" style:family="paragraph" style:parent-style-name="Body_20_text_20__28_2_29_" style:list-style-name="L13" style:master-page-name="">
      <style:paragraph-properties fo:margin-left="0.1945in" fo:margin-right="0in" fo:margin-top="0in" fo:margin-bottom="0in" loext:contextual-spacing="false" fo:text-indent="-0.1945in" style:auto-text-indent="false" style:page-number="auto">
        <style:tab-stops>
          <style:tab-stop style:position="0.0126in"/>
        </style:tab-stops>
      </style:paragraph-properties>
    </style:style>
    <style:style style:name="P172" style:family="paragraph" style:parent-style-name="Body_20_text_20__28_2_29_" style:list-style-name="L15" style:master-page-name="">
      <style:paragraph-properties fo:margin-left="0.1945in" fo:margin-right="0in" fo:margin-top="0in" fo:margin-bottom="0in" loext:contextual-spacing="false" fo:text-indent="-0.1945in" style:auto-text-indent="false" style:page-number="auto">
        <style:tab-stops>
          <style:tab-stop style:position="0.0126in"/>
        </style:tab-stops>
      </style:paragraph-properties>
    </style:style>
    <style:style style:name="P173" style:family="paragraph" style:parent-style-name="Body_20_text_20__28_2_29_" style:list-style-name="L23" style:master-page-name="">
      <style:paragraph-properties fo:margin-left="0.1945in" fo:margin-right="0in" fo:margin-top="0in" fo:margin-bottom="0in" loext:contextual-spacing="false" fo:text-indent="-0.1945in" style:auto-text-indent="false" style:page-number="auto">
        <style:tab-stops>
          <style:tab-stop style:position="0.0126in"/>
        </style:tab-stops>
      </style:paragraph-properties>
    </style:style>
    <style:style style:name="P174" style:family="paragraph" style:parent-style-name="Body_20_text_20__28_2_29_" style:list-style-name="L24" style:master-page-name="">
      <style:paragraph-properties fo:margin-left="0.1945in" fo:margin-right="0in" fo:margin-top="0in" fo:margin-bottom="0in" loext:contextual-spacing="false" fo:text-indent="-0.1945in" style:auto-text-indent="false" style:page-number="auto">
        <style:tab-stops>
          <style:tab-stop style:position="0.0126in"/>
        </style:tab-stops>
      </style:paragraph-properties>
    </style:style>
    <style:style style:name="P175" style:family="paragraph" style:parent-style-name="Body_20_text_20__28_2_29_" style:list-style-name="L19" style:master-page-name="">
      <style:paragraph-properties fo:margin-left="0.1945in" fo:margin-right="0in" fo:margin-top="0in" fo:margin-bottom="0in" loext:contextual-spacing="false" fo:text-indent="-0.1945in" style:auto-text-indent="false" style:page-number="auto">
        <style:tab-stops>
          <style:tab-stop style:position="0.0126in"/>
        </style:tab-stops>
      </style:paragraph-properties>
    </style:style>
    <style:style style:name="P176" style:family="paragraph" style:parent-style-name="Body_20_text_20__28_2_29_" style:list-style-name="L35" style:master-page-name="">
      <style:paragraph-properties fo:margin-left="0.1945in" fo:margin-right="0in" fo:margin-top="0in" fo:margin-bottom="0in" loext:contextual-spacing="false" fo:text-indent="-0.1945in" style:auto-text-indent="false" style:page-number="auto">
        <style:tab-stops>
          <style:tab-stop style:position="0.0126in"/>
        </style:tab-stops>
      </style:paragraph-properties>
    </style:style>
    <style:style style:name="P177" style:family="paragraph" style:parent-style-name="Body_20_text_20__28_2_29_" style:list-style-name="L44" style:master-page-name="">
      <style:paragraph-properties fo:margin-left="0.1945in" fo:margin-right="0in" fo:margin-top="0in" fo:margin-bottom="0in" loext:contextual-spacing="false" fo:text-indent="-0.1945in" style:auto-text-indent="false" style:page-number="auto">
        <style:tab-stops>
          <style:tab-stop style:position="0.0126in"/>
        </style:tab-stops>
      </style:paragraph-properties>
    </style:style>
    <style:style style:name="P178" style:family="paragraph" style:parent-style-name="Body_20_text_20__28_2_29_" style:list-style-name="L59" style:master-page-name="">
      <style:paragraph-properties fo:margin-left="0.1945in" fo:margin-right="0in" fo:margin-top="0in" fo:margin-bottom="0in" loext:contextual-spacing="false" fo:text-indent="-0.1945in" style:auto-text-indent="false" style:page-number="auto">
        <style:tab-stops>
          <style:tab-stop style:position="0.0126in"/>
        </style:tab-stops>
      </style:paragraph-properties>
    </style:style>
    <style:style style:name="P179" style:family="paragraph" style:parent-style-name="Body_20_text_20__28_2_29_" style:list-style-name="L52" style:master-page-name="">
      <style:paragraph-properties fo:margin-left="0.1945in" fo:margin-right="0in" fo:margin-top="0in" fo:margin-bottom="0in" loext:contextual-spacing="false" fo:text-indent="-0.1945in" style:auto-text-indent="false" style:page-number="auto">
        <style:tab-stops>
          <style:tab-stop style:position="0.0126in"/>
        </style:tab-stops>
      </style:paragraph-properties>
    </style:style>
    <style:style style:name="P180" style:family="paragraph" style:parent-style-name="Body_20_text_20__28_2_29_" style:list-style-name="L60" style:master-page-name="">
      <style:paragraph-properties fo:margin-left="0.1945in" fo:margin-right="0in" fo:margin-top="0in" fo:margin-bottom="0in" loext:contextual-spacing="false" fo:text-indent="-0.1945in" style:auto-text-indent="false" style:page-number="auto">
        <style:tab-stops>
          <style:tab-stop style:position="0.0126in"/>
        </style:tab-stops>
      </style:paragraph-properties>
    </style:style>
    <style:style style:name="P181" style:family="paragraph" style:parent-style-name="Body_20_text_20__28_2_29_" style:list-style-name="L63" style:master-page-name="">
      <style:paragraph-properties fo:margin-left="0.1945in" fo:margin-right="0in" fo:margin-top="0in" fo:margin-bottom="0in" loext:contextual-spacing="false" fo:text-indent="-0.1945in" style:auto-text-indent="false" style:page-number="auto">
        <style:tab-stops>
          <style:tab-stop style:position="0.0126in"/>
        </style:tab-stops>
      </style:paragraph-properties>
    </style:style>
    <style:style style:name="P182" style:family="paragraph" style:parent-style-name="Body_20_text_20__28_2_29_" style:list-style-name="L64" style:master-page-name="">
      <style:paragraph-properties fo:margin-left="0.1945in" fo:margin-right="0in" fo:margin-top="0in" fo:margin-bottom="0in" loext:contextual-spacing="false" fo:text-indent="-0.1945in" style:auto-text-indent="false" style:page-number="auto">
        <style:tab-stops>
          <style:tab-stop style:position="0.0126in"/>
        </style:tab-stops>
      </style:paragraph-properties>
    </style:style>
    <style:style style:name="P183" style:family="paragraph" style:parent-style-name="Body_20_text_20__28_2_29_" style:list-style-name="L7" style:master-page-name="">
      <style:paragraph-properties fo:margin-left="0.1945in" fo:margin-right="0in" fo:margin-top="0in" fo:margin-bottom="0in" loext:contextual-spacing="false" fo:text-indent="-0.1945in" style:auto-text-indent="false" style:page-number="auto">
        <style:tab-stops>
          <style:tab-stop style:position="0.0846in"/>
        </style:tab-stops>
      </style:paragraph-properties>
    </style:style>
    <style:style style:name="P184" style:family="paragraph" style:parent-style-name="Body_20_text_20__28_2_29_" style:list-style-name="L7" style:master-page-name="">
      <style:paragraph-properties fo:margin-left="0.1945in" fo:margin-right="0in" fo:margin-top="0in" fo:margin-bottom="0in" loext:contextual-spacing="false" fo:text-indent="-0.1945in" style:auto-text-indent="false" style:page-number="auto">
        <style:tab-stops>
          <style:tab-stop style:position="0.0193in"/>
        </style:tab-stops>
      </style:paragraph-properties>
    </style:style>
    <style:style style:name="P185" style:family="paragraph" style:parent-style-name="Body_20_text_20__28_2_29_" style:list-style-name="L13" style:master-page-name="">
      <style:paragraph-properties fo:margin-left="0.1945in" fo:margin-right="0in" fo:margin-top="0in" fo:margin-bottom="0in" loext:contextual-spacing="false" fo:text-indent="-0.1945in" style:auto-text-indent="false" style:page-number="auto">
        <style:tab-stops>
          <style:tab-stop style:position="0.0193in"/>
        </style:tab-stops>
      </style:paragraph-properties>
    </style:style>
    <style:style style:name="P186" style:family="paragraph" style:parent-style-name="Body_20_text_20__28_2_29_" style:list-style-name="L6" style:master-page-name="">
      <style:paragraph-properties fo:margin-left="0.1945in" fo:margin-right="0in" fo:margin-top="0in" fo:margin-bottom="0in" loext:contextual-spacing="false" fo:text-indent="-0.1945in" style:auto-text-indent="false" style:page-number="auto">
        <style:tab-stops>
          <style:tab-stop style:position="0.0193in"/>
        </style:tab-stops>
      </style:paragraph-properties>
    </style:style>
    <style:style style:name="P187" style:family="paragraph" style:parent-style-name="Body_20_text_20__28_2_29_" style:list-style-name="L9" style:master-page-name="">
      <style:paragraph-properties fo:margin-left="0.1945in" fo:margin-right="0in" fo:margin-top="0in" fo:margin-bottom="0in" loext:contextual-spacing="false" fo:text-indent="-0.1945in" style:auto-text-indent="false" style:page-number="auto">
        <style:tab-stops>
          <style:tab-stop style:position="0.0193in"/>
        </style:tab-stops>
      </style:paragraph-properties>
    </style:style>
    <style:style style:name="P188" style:family="paragraph" style:parent-style-name="Body_20_text_20__28_2_29_" style:list-style-name="L53" style:master-page-name="">
      <style:paragraph-properties fo:margin-left="0.1945in" fo:margin-right="0in" fo:margin-top="0in" fo:margin-bottom="0in" loext:contextual-spacing="false" fo:text-indent="-0.1945in" style:auto-text-indent="false" style:page-number="auto">
        <style:tab-stops>
          <style:tab-stop style:position="0.0193in"/>
        </style:tab-stops>
      </style:paragraph-properties>
    </style:style>
    <style:style style:name="P189" style:family="paragraph" style:parent-style-name="Body_20_text_20__28_2_29_" style:list-style-name="L59" style:master-page-name="">
      <style:paragraph-properties fo:margin-left="0.1945in" fo:margin-right="0in" fo:margin-top="0in" fo:margin-bottom="0in" loext:contextual-spacing="false" fo:text-indent="-0.1945in" style:auto-text-indent="false" style:page-number="auto">
        <style:tab-stops>
          <style:tab-stop style:position="0.0193in"/>
        </style:tab-stops>
      </style:paragraph-properties>
    </style:style>
    <style:style style:name="P190" style:family="paragraph" style:parent-style-name="Body_20_text_20__28_2_29_" style:list-style-name="L51" style:master-page-name="">
      <style:paragraph-properties fo:margin-left="0.1945in" fo:margin-right="0in" fo:margin-top="0in" fo:margin-bottom="0in" loext:contextual-spacing="false" fo:text-indent="-0.1945in" style:auto-text-indent="false" style:page-number="auto">
        <style:tab-stops>
          <style:tab-stop style:position="0.0193in"/>
        </style:tab-stops>
      </style:paragraph-properties>
    </style:style>
    <style:style style:name="P191" style:family="paragraph" style:parent-style-name="Body_20_text_20__28_2_29_" style:list-style-name="L52" style:master-page-name="">
      <style:paragraph-properties fo:margin-left="0.1945in" fo:margin-right="0in" fo:margin-top="0in" fo:margin-bottom="0in" loext:contextual-spacing="false" fo:text-indent="-0.1945in" style:auto-text-indent="false" style:page-number="auto">
        <style:tab-stops>
          <style:tab-stop style:position="0.0193in"/>
        </style:tab-stops>
      </style:paragraph-properties>
    </style:style>
    <style:style style:name="P192" style:family="paragraph" style:parent-style-name="Body_20_text_20__28_2_29_" style:list-style-name="L60" style:master-page-name="">
      <style:paragraph-properties fo:margin-left="0.1945in" fo:margin-right="0in" fo:margin-top="0in" fo:margin-bottom="0in" loext:contextual-spacing="false" fo:text-indent="-0.1945in" style:auto-text-indent="false" style:page-number="auto">
        <style:tab-stops>
          <style:tab-stop style:position="0.0193in"/>
        </style:tab-stops>
      </style:paragraph-properties>
    </style:style>
    <style:style style:name="P193" style:family="paragraph" style:parent-style-name="Body_20_text_20__28_2_29_" style:list-style-name="L63" style:master-page-name="">
      <style:paragraph-properties fo:margin-left="0.1945in" fo:margin-right="0in" fo:margin-top="0in" fo:margin-bottom="0in" loext:contextual-spacing="false" fo:text-indent="-0.1945in" style:auto-text-indent="false" style:page-number="auto">
        <style:tab-stops>
          <style:tab-stop style:position="0.0193in"/>
        </style:tab-stops>
      </style:paragraph-properties>
    </style:style>
    <style:style style:name="P194" style:family="paragraph" style:parent-style-name="Body_20_text_20__28_2_29_" style:list-style-name="L10" style:master-page-name="">
      <style:paragraph-properties fo:margin-left="0.1945in" fo:margin-right="0in" fo:margin-top="0in" fo:margin-bottom="0in" loext:contextual-spacing="false" fo:text-indent="-0.1945in" style:auto-text-indent="false" style:page-number="auto">
        <style:tab-stops>
          <style:tab-stop style:position="0.0909in"/>
        </style:tab-stops>
      </style:paragraph-properties>
    </style:style>
    <style:style style:name="P195" style:family="paragraph" style:parent-style-name="Body_20_text_20__28_2_29_" style:list-style-name="L6" style:master-page-name="">
      <style:paragraph-properties fo:margin-left="0.1945in" fo:margin-right="0in" fo:margin-top="0in" fo:margin-bottom="0in" loext:contextual-spacing="false" fo:text-indent="-0.1945in" style:auto-text-indent="false" style:page-number="auto">
        <style:tab-stops>
          <style:tab-stop style:position="0.0909in"/>
        </style:tab-stops>
      </style:paragraph-properties>
    </style:style>
    <style:style style:name="P196" style:family="paragraph" style:parent-style-name="Body_20_text_20__28_2_29_" style:list-style-name="L44" style:master-page-name="">
      <style:paragraph-properties fo:margin-left="0.1945in" fo:margin-right="0in" fo:margin-top="0in" fo:margin-bottom="0in" loext:contextual-spacing="false" fo:text-indent="-0.1945in" style:auto-text-indent="false" style:page-number="auto">
        <style:tab-stops>
          <style:tab-stop style:position="0.0909in"/>
        </style:tab-stops>
      </style:paragraph-properties>
    </style:style>
    <style:style style:name="P197" style:family="paragraph" style:parent-style-name="Body_20_text_20__28_2_29_" style:list-style-name="L13" style:master-page-name="">
      <style:paragraph-properties fo:margin-left="0.1945in" fo:margin-right="0in" fo:margin-top="0in" fo:margin-bottom="0in" loext:contextual-spacing="false" fo:text-indent="-0.1945in" style:auto-text-indent="false" style:page-number="auto">
        <style:tab-stops>
          <style:tab-stop style:position="0.089in"/>
        </style:tab-stops>
      </style:paragraph-properties>
    </style:style>
    <style:style style:name="P198" style:family="paragraph" style:parent-style-name="Body_20_text_20__28_2_29_" style:list-style-name="L19" style:master-page-name="">
      <style:paragraph-properties fo:margin-left="0.1945in" fo:margin-right="0in" fo:margin-top="0in" fo:margin-bottom="0in" loext:contextual-spacing="false" fo:text-indent="-0.1945in" style:auto-text-indent="false" style:page-number="auto">
        <style:tab-stops>
          <style:tab-stop style:position="0.089in"/>
        </style:tab-stops>
      </style:paragraph-properties>
    </style:style>
    <style:style style:name="P199" style:family="paragraph" style:parent-style-name="Body_20_text_20__28_2_29_" style:list-style-name="L34" style:master-page-name="">
      <style:paragraph-properties fo:margin-left="0.1945in" fo:margin-right="0in" fo:margin-top="0in" fo:margin-bottom="0in" loext:contextual-spacing="false" fo:text-indent="-0.1945in" style:auto-text-indent="false" style:page-number="auto">
        <style:tab-stops>
          <style:tab-stop style:position="0.089in"/>
        </style:tab-stops>
      </style:paragraph-properties>
    </style:style>
    <style:style style:name="P200" style:family="paragraph" style:parent-style-name="Body_20_text_20__28_2_29_" style:list-style-name="L52" style:master-page-name="">
      <style:paragraph-properties fo:margin-left="0.1945in" fo:margin-right="0in" fo:margin-top="0in" fo:margin-bottom="0in" loext:contextual-spacing="false" fo:text-indent="-0.1945in" style:auto-text-indent="false" style:page-number="auto">
        <style:tab-stops>
          <style:tab-stop style:position="0.089in"/>
        </style:tab-stops>
      </style:paragraph-properties>
    </style:style>
    <style:style style:name="P201" style:family="paragraph" style:parent-style-name="Body_20_text_20__28_2_29_" style:list-style-name="L63" style:master-page-name="">
      <style:paragraph-properties fo:margin-left="0.1945in" fo:margin-right="0in" fo:margin-top="0in" fo:margin-bottom="0in" loext:contextual-spacing="false" fo:text-indent="-0.1945in" style:auto-text-indent="false" style:page-number="auto">
        <style:tab-stops>
          <style:tab-stop style:position="0.089in"/>
        </style:tab-stops>
      </style:paragraph-properties>
    </style:style>
    <style:style style:name="P202" style:family="paragraph" style:parent-style-name="Body_20_text_20__28_2_29_" style:list-style-name="L14" style:master-page-name="">
      <style:paragraph-properties fo:margin-left="0.1945in" fo:margin-right="0in" fo:margin-top="0in" fo:margin-bottom="0in" loext:contextual-spacing="false" fo:text-indent="-0.1945in" style:auto-text-indent="false" style:page-number="auto">
        <style:tab-stops>
          <style:tab-stop style:position="-0.0138in"/>
        </style:tab-stops>
      </style:paragraph-properties>
    </style:style>
    <style:style style:name="P203" style:family="paragraph" style:parent-style-name="Body_20_text_20__28_2_29_" style:list-style-name="L15" style:master-page-name="">
      <style:paragraph-properties fo:margin-left="0.1945in" fo:margin-right="0in" fo:margin-top="0in" fo:margin-bottom="0in" loext:contextual-spacing="false" fo:text-indent="-0.1945in" style:auto-text-indent="false" style:page-number="auto">
        <style:tab-stops>
          <style:tab-stop style:position="0.0063in"/>
        </style:tab-stops>
      </style:paragraph-properties>
    </style:style>
    <style:style style:name="P204" style:family="paragraph" style:parent-style-name="Body_20_text_20__28_2_29_" style:list-style-name="L21" style:master-page-name="">
      <style:paragraph-properties fo:margin-left="0.1945in" fo:margin-right="0in" fo:margin-top="0in" fo:margin-bottom="0in" loext:contextual-spacing="false" fo:text-indent="-0.1945in" style:auto-text-indent="false" style:page-number="auto">
        <style:tab-stops>
          <style:tab-stop style:position="0.0063in"/>
        </style:tab-stops>
      </style:paragraph-properties>
    </style:style>
    <style:style style:name="P205" style:family="paragraph" style:parent-style-name="Body_20_text_20__28_2_29_" style:list-style-name="L34" style:master-page-name="">
      <style:paragraph-properties fo:margin-left="0.1945in" fo:margin-right="0in" fo:margin-top="0in" fo:margin-bottom="0in" loext:contextual-spacing="false" fo:text-indent="-0.1945in" style:auto-text-indent="false" style:page-number="auto">
        <style:tab-stops>
          <style:tab-stop style:position="0.0063in"/>
        </style:tab-stops>
      </style:paragraph-properties>
    </style:style>
    <style:style style:name="P206" style:family="paragraph" style:parent-style-name="Body_20_text_20__28_2_29_" style:list-style-name="L59" style:master-page-name="">
      <style:paragraph-properties fo:margin-left="0.1945in" fo:margin-right="0in" fo:margin-top="0in" fo:margin-bottom="0in" loext:contextual-spacing="false" fo:text-indent="-0.1945in" style:auto-text-indent="false" style:page-number="auto">
        <style:tab-stops>
          <style:tab-stop style:position="0.0063in"/>
        </style:tab-stops>
      </style:paragraph-properties>
    </style:style>
    <style:style style:name="P207" style:family="paragraph" style:parent-style-name="Body_20_text_20__28_2_29_" style:list-style-name="L60" style:master-page-name="">
      <style:paragraph-properties fo:margin-left="0.1945in" fo:margin-right="0in" fo:margin-top="0in" fo:margin-bottom="0in" loext:contextual-spacing="false" fo:text-indent="-0.1945in" style:auto-text-indent="false" style:page-number="auto">
        <style:tab-stops>
          <style:tab-stop style:position="0.0063in"/>
        </style:tab-stops>
      </style:paragraph-properties>
    </style:style>
    <style:style style:name="P208" style:family="paragraph" style:parent-style-name="Body_20_text_20__28_2_29_" style:list-style-name="L51" style:master-page-name="">
      <style:paragraph-properties fo:margin-left="0.1945in" fo:margin-right="0in" fo:margin-top="0in" fo:margin-bottom="0in" loext:contextual-spacing="false" fo:text-indent="-0.1945in" style:auto-text-indent="false" style:page-number="auto">
        <style:tab-stops>
          <style:tab-stop style:position="0.0063in"/>
        </style:tab-stops>
      </style:paragraph-properties>
    </style:style>
    <style:style style:name="P209" style:family="paragraph" style:parent-style-name="Body_20_text_20__28_2_29_" style:list-style-name="L16" style:master-page-name="">
      <style:paragraph-properties fo:margin-left="0.1945in" fo:margin-right="0in" fo:margin-top="0in" fo:margin-bottom="0in" loext:contextual-spacing="false" fo:text-indent="-0.1945in" style:auto-text-indent="false" style:page-number="auto">
        <style:tab-stops>
          <style:tab-stop style:position="0.1827in"/>
        </style:tab-stops>
      </style:paragraph-properties>
    </style:style>
    <style:style style:name="P210" style:family="paragraph" style:parent-style-name="Body_20_text_20__28_2_29_" style:list-style-name="L16" style:master-page-name="">
      <style:paragraph-properties fo:margin-left="0.1945in" fo:margin-right="0in" fo:margin-top="0in" fo:margin-bottom="0in" loext:contextual-spacing="false" fo:text-indent="-0.1945in" style:auto-text-indent="false" style:page-number="auto">
        <style:tab-stops>
          <style:tab-stop style:position="-0.0402in"/>
        </style:tab-stops>
      </style:paragraph-properties>
    </style:style>
    <style:style style:name="P211" style:family="paragraph" style:parent-style-name="Body_20_text_20__28_2_29_" style:list-style-name="L27" style:master-page-name="">
      <style:paragraph-properties fo:margin-left="0.1945in" fo:margin-right="0in" fo:margin-top="0in" fo:margin-bottom="0in" loext:contextual-spacing="false" fo:text-indent="-0.1945in" style:auto-text-indent="false" style:page-number="auto">
        <style:tab-stops>
          <style:tab-stop style:position="-0.0402in"/>
        </style:tab-stops>
      </style:paragraph-properties>
    </style:style>
    <style:style style:name="P212" style:family="paragraph" style:parent-style-name="Body_20_text_20__28_2_29_" style:list-style-name="L35" style:master-page-name="">
      <style:paragraph-properties fo:margin-left="0.1945in" fo:margin-right="0in" fo:margin-top="0in" fo:margin-bottom="0in" loext:contextual-spacing="false" fo:text-indent="-0.1945in" style:auto-text-indent="false" style:page-number="auto">
        <style:tab-stops>
          <style:tab-stop style:position="-0.0402in"/>
        </style:tab-stops>
      </style:paragraph-properties>
    </style:style>
    <style:style style:name="P213" style:family="paragraph" style:parent-style-name="Body_20_text_20__28_2_29_" style:list-style-name="L54" style:master-page-name="">
      <style:paragraph-properties fo:margin-left="0.1945in" fo:margin-right="0in" fo:margin-top="0in" fo:margin-bottom="0in" loext:contextual-spacing="false" fo:text-indent="-0.1945in" style:auto-text-indent="false" style:page-number="auto">
        <style:tab-stops>
          <style:tab-stop style:position="-0.0402in"/>
        </style:tab-stops>
      </style:paragraph-properties>
    </style:style>
    <style:style style:name="P214" style:family="paragraph" style:parent-style-name="Body_20_text_20__28_2_29_" style:list-style-name="L20" style:master-page-name="">
      <style:paragraph-properties fo:margin-left="0.1945in" fo:margin-right="0in" fo:margin-top="0in" fo:margin-bottom="0in" loext:contextual-spacing="false" fo:text-indent="-0.1945in" style:auto-text-indent="false" style:page-number="auto">
        <style:tab-stops>
          <style:tab-stop style:position="-0.0374in"/>
        </style:tab-stops>
      </style:paragraph-properties>
    </style:style>
    <style:style style:name="P215" style:family="paragraph" style:parent-style-name="Body_20_text_20__28_2_29_" style:list-style-name="L27" style:master-page-name="">
      <style:paragraph-properties fo:margin-left="0.1945in" fo:margin-right="0in" fo:margin-top="0in" fo:margin-bottom="0in" loext:contextual-spacing="false" fo:text-indent="-0.1945in" style:auto-text-indent="false" style:page-number="auto">
        <style:tab-stops>
          <style:tab-stop style:position="-0.0374in"/>
        </style:tab-stops>
      </style:paragraph-properties>
    </style:style>
    <style:style style:name="P216" style:family="paragraph" style:parent-style-name="Body_20_text_20__28_2_29_" style:list-style-name="L37" style:master-page-name="">
      <style:paragraph-properties fo:margin-left="0.1945in" fo:margin-right="0in" fo:margin-top="0in" fo:margin-bottom="0in" loext:contextual-spacing="false" fo:text-indent="-0.1945in" style:auto-text-indent="false" style:page-number="auto">
        <style:tab-stops>
          <style:tab-stop style:position="-0.0374in"/>
        </style:tab-stops>
      </style:paragraph-properties>
    </style:style>
    <style:style style:name="P217" style:family="paragraph" style:parent-style-name="Body_20_text_20__28_2_29_" style:list-style-name="L36" style:master-page-name="">
      <style:paragraph-properties fo:margin-left="0.1945in" fo:margin-right="0in" fo:margin-top="0in" fo:margin-bottom="0in" loext:contextual-spacing="false" fo:text-indent="-0.1945in" style:auto-text-indent="false" style:page-number="auto">
        <style:tab-stops>
          <style:tab-stop style:position="-0.0374in"/>
        </style:tab-stops>
      </style:paragraph-properties>
    </style:style>
    <style:style style:name="P218" style:family="paragraph" style:parent-style-name="Body_20_text_20__28_2_29_" style:list-style-name="L50" style:master-page-name="">
      <style:paragraph-properties fo:margin-left="0.1945in" fo:margin-right="0in" fo:margin-top="0in" fo:margin-bottom="0in" loext:contextual-spacing="false" fo:text-indent="-0.1945in" style:auto-text-indent="false" style:page-number="auto">
        <style:tab-stops>
          <style:tab-stop style:position="-0.0374in"/>
        </style:tab-stops>
      </style:paragraph-properties>
    </style:style>
    <style:style style:name="P219" style:family="paragraph" style:parent-style-name="Body_20_text_20__28_2_29_" style:list-style-name="L54" style:master-page-name="">
      <style:paragraph-properties fo:margin-left="0.1945in" fo:margin-right="0in" fo:margin-top="0in" fo:margin-bottom="0in" loext:contextual-spacing="false" fo:text-indent="-0.1945in" style:auto-text-indent="false" style:page-number="auto">
        <style:tab-stops>
          <style:tab-stop style:position="-0.0374in"/>
        </style:tab-stops>
      </style:paragraph-properties>
    </style:style>
    <style:style style:name="P220" style:family="paragraph" style:parent-style-name="Body_20_text_20__28_2_29_" style:list-style-name="L58" style:master-page-name="">
      <style:paragraph-properties fo:margin-left="0.1945in" fo:margin-right="0in" fo:margin-top="0in" fo:margin-bottom="0in" loext:contextual-spacing="false" fo:text-indent="-0.1945in" style:auto-text-indent="false" style:page-number="auto">
        <style:tab-stops>
          <style:tab-stop style:position="-0.0374in"/>
        </style:tab-stops>
      </style:paragraph-properties>
    </style:style>
    <style:style style:name="P221" style:family="paragraph" style:parent-style-name="Body_20_text_20__28_2_29_" style:list-style-name="L21" style:master-page-name="">
      <style:paragraph-properties fo:margin-left="0.1945in" fo:margin-right="0in" fo:margin-top="0in" fo:margin-bottom="0in" loext:contextual-spacing="false" fo:text-indent="-0.1945in" style:auto-text-indent="false" style:page-number="auto">
        <style:tab-stops>
          <style:tab-stop style:position="-0.0102in"/>
        </style:tab-stops>
      </style:paragraph-properties>
    </style:style>
    <style:style style:name="P222" style:family="paragraph" style:parent-style-name="Body_20_text_20__28_2_29_" style:list-style-name="L21" style:master-page-name="">
      <style:paragraph-properties fo:margin-left="0.1945in" fo:margin-right="0in" fo:margin-top="0in" fo:margin-bottom="0in" loext:contextual-spacing="false" fo:text-align="start" style:justify-single-word="false" fo:text-indent="-0.1945in" style:auto-text-indent="false" style:page-number="auto">
        <style:tab-stops>
          <style:tab-stop style:position="0.0028in"/>
        </style:tab-stops>
      </style:paragraph-properties>
    </style:style>
    <style:style style:name="P223" style:family="paragraph" style:parent-style-name="Body_20_text_20__28_2_29_" style:list-style-name="L22" style:master-page-name="">
      <style:paragraph-properties fo:margin-left="0.1945in" fo:margin-right="0in" fo:margin-top="0in" fo:margin-bottom="0in" loext:contextual-spacing="false" fo:text-align="start" style:justify-single-word="false" fo:text-indent="-0.1945in" style:auto-text-indent="false" style:page-number="auto">
        <style:tab-stops>
          <style:tab-stop style:position="0.0028in"/>
        </style:tab-stops>
      </style:paragraph-properties>
    </style:style>
    <style:style style:name="P224" style:family="paragraph" style:parent-style-name="Body_20_text_20__28_2_29_" style:list-style-name="L21" style:master-page-name="">
      <style:paragraph-properties fo:margin-left="0.1945in" fo:margin-right="0in" fo:margin-top="0in" fo:margin-bottom="0in" loext:contextual-spacing="false" fo:text-align="start" style:justify-single-word="false" fo:text-indent="-0.1945in" style:auto-text-indent="false" style:page-number="auto">
        <style:tab-stops>
          <style:tab-stop style:position="0.0063in"/>
        </style:tab-stops>
      </style:paragraph-properties>
    </style:style>
    <style:style style:name="P225" style:family="paragraph" style:parent-style-name="Body_20_text_20__28_2_29_" style:list-style-name="L21" style:master-page-name="">
      <style:paragraph-properties fo:margin-left="0.1945in" fo:margin-right="0in" fo:margin-top="0in" fo:margin-bottom="0in" loext:contextual-spacing="false" fo:text-align="start" style:justify-single-word="false" fo:text-indent="-0.1945in" style:auto-text-indent="false" style:page-number="auto">
        <style:tab-stops>
          <style:tab-stop style:position="0.0756in"/>
        </style:tab-stops>
      </style:paragraph-properties>
    </style:style>
    <style:style style:name="P226" style:family="paragraph" style:parent-style-name="Body_20_text_20__28_2_29_" style:list-style-name="L23" style:master-page-name="">
      <style:paragraph-properties fo:margin-left="0.1945in" fo:margin-right="0in" fo:margin-top="0in" fo:margin-bottom="0in" loext:contextual-spacing="false" fo:text-align="start" style:justify-single-word="false" fo:text-indent="-0.1945in" style:auto-text-indent="false" style:page-number="auto">
        <style:tab-stops>
          <style:tab-stop style:position="0.0126in"/>
        </style:tab-stops>
      </style:paragraph-properties>
    </style:style>
    <style:style style:name="P227" style:family="paragraph" style:parent-style-name="Body_20_text_20__28_2_29_" style:list-style-name="L21" style:master-page-name="">
      <style:paragraph-properties fo:margin-left="0.1945in" fo:margin-right="0in" fo:margin-top="0in" fo:margin-bottom="0in" loext:contextual-spacing="false" fo:text-indent="-0.1945in" style:auto-text-indent="false" style:page-number="auto">
        <style:tab-stops>
          <style:tab-stop style:position="0.0028in"/>
        </style:tab-stops>
      </style:paragraph-properties>
    </style:style>
    <style:style style:name="P228" style:family="paragraph" style:parent-style-name="Body_20_text_20__28_2_29_" style:list-style-name="L60" style:master-page-name="">
      <style:paragraph-properties fo:margin-left="0.1945in" fo:margin-right="0in" fo:margin-top="0in" fo:margin-bottom="0in" loext:contextual-spacing="false" fo:text-indent="-0.1945in" style:auto-text-indent="false" style:page-number="auto">
        <style:tab-stops>
          <style:tab-stop style:position="0.0028in"/>
        </style:tab-stops>
      </style:paragraph-properties>
    </style:style>
    <style:style style:name="P229" style:family="paragraph" style:parent-style-name="Body_20_text_20__28_2_29_" style:list-style-name="L27" style:master-page-name="">
      <style:paragraph-properties fo:margin-left="0.1945in" fo:margin-right="0in" fo:margin-top="0in" fo:margin-bottom="0in" loext:contextual-spacing="false" fo:text-indent="-0.1945in" style:auto-text-indent="false" style:page-number="auto">
        <style:tab-stops>
          <style:tab-stop style:position="-0.0547in"/>
        </style:tab-stops>
      </style:paragraph-properties>
    </style:style>
    <style:style style:name="P230" style:family="paragraph" style:parent-style-name="Body_20_text_20__28_2_29_" style:list-style-name="L27" style:master-page-name="">
      <style:paragraph-properties fo:margin-left="0.1945in" fo:margin-right="0in" fo:margin-top="0in" fo:margin-bottom="0in" loext:contextual-spacing="false" fo:text-indent="-0.1945in" style:auto-text-indent="false" style:page-number="auto">
        <style:tab-stops>
          <style:tab-stop style:position="-0.0472in"/>
        </style:tab-stops>
      </style:paragraph-properties>
    </style:style>
    <style:style style:name="P231" style:family="paragraph" style:parent-style-name="Body_20_text_20__28_2_29_" style:list-style-name="L35" style:master-page-name="">
      <style:paragraph-properties fo:margin-left="0.1945in" fo:margin-right="0in" fo:margin-top="0in" fo:margin-bottom="0in" loext:contextual-spacing="false" fo:text-indent="-0.1945in" style:auto-text-indent="false" style:page-number="auto">
        <style:tab-stops>
          <style:tab-stop style:position="-0.0339in"/>
        </style:tab-stops>
      </style:paragraph-properties>
    </style:style>
    <style:style style:name="P232" style:family="paragraph" style:parent-style-name="Body_20_text_20__28_2_29_" style:list-style-name="L37" style:master-page-name="">
      <style:paragraph-properties fo:margin-left="0.1945in" fo:margin-right="0in" fo:margin-top="0in" fo:margin-bottom="0in" loext:contextual-spacing="false" fo:text-indent="-0.1945in" style:auto-text-indent="false" style:page-number="auto">
        <style:tab-stops>
          <style:tab-stop style:position="-0.0339in"/>
        </style:tab-stops>
      </style:paragraph-properties>
    </style:style>
    <style:style style:name="P233" style:family="paragraph" style:parent-style-name="Body_20_text_20__28_2_29_" style:list-style-name="L50" style:master-page-name="">
      <style:paragraph-properties fo:margin-left="0.1945in" fo:margin-right="0in" fo:margin-top="0in" fo:margin-bottom="0in" loext:contextual-spacing="false" fo:text-indent="-0.1945in" style:auto-text-indent="false" style:page-number="auto">
        <style:tab-stops>
          <style:tab-stop style:position="-0.0339in"/>
        </style:tab-stops>
      </style:paragraph-properties>
    </style:style>
    <style:style style:name="P234" style:family="paragraph" style:parent-style-name="Body_20_text_20__28_2_29_" style:list-style-name="L58" style:master-page-name="">
      <style:paragraph-properties fo:margin-left="0.1945in" fo:margin-right="0in" fo:margin-top="0in" fo:margin-bottom="0in" loext:contextual-spacing="false" fo:text-indent="-0.1945in" style:auto-text-indent="false" style:page-number="auto">
        <style:tab-stops>
          <style:tab-stop style:position="-0.0339in"/>
        </style:tab-stops>
      </style:paragraph-properties>
    </style:style>
    <style:style style:name="P235" style:family="paragraph" style:parent-style-name="Body_20_text_20__28_2_29_" style:list-style-name="L37" style:master-page-name="">
      <style:paragraph-properties fo:margin-left="0.1945in" fo:margin-right="0in" fo:margin-top="0in" fo:margin-bottom="0in" loext:contextual-spacing="false" fo:text-indent="-0.1945in" style:auto-text-indent="false" style:page-number="auto">
        <style:tab-stops>
          <style:tab-stop style:position="-0.0571in"/>
        </style:tab-stops>
      </style:paragraph-properties>
    </style:style>
    <style:style style:name="P236" style:family="paragraph" style:parent-style-name="Body_20_text_20__28_2_29_" style:list-style-name="L38" style:master-page-name="">
      <style:paragraph-properties fo:margin-left="0.1945in" fo:margin-right="0in" fo:margin-top="0in" fo:margin-bottom="0in" loext:contextual-spacing="false" fo:text-indent="-0.1945in" style:auto-text-indent="false" style:page-number="auto">
        <style:tab-stops>
          <style:tab-stop style:position="-0.0571in"/>
        </style:tab-stops>
      </style:paragraph-properties>
    </style:style>
    <style:style style:name="P237" style:family="paragraph" style:parent-style-name="Body_20_text_20__28_2_29_" style:list-style-name="L51" style:master-page-name="">
      <style:paragraph-properties fo:margin-left="0.1945in" fo:margin-right="0in" fo:margin-top="0in" fo:margin-bottom="0in" loext:contextual-spacing="false" fo:text-indent="-0.1945in" style:auto-text-indent="false" style:page-number="auto">
        <style:tab-stops>
          <style:tab-stop style:position="-0.0008in"/>
        </style:tab-stops>
      </style:paragraph-properties>
    </style:style>
    <style:style style:name="P238" style:family="paragraph" style:parent-style-name="Body_20_text_20__28_2_29_" style:list-style-name="L54" style:master-page-name="">
      <style:paragraph-properties fo:margin-left="0.1945in" fo:margin-right="0in" fo:margin-top="0in" fo:margin-bottom="0in" loext:contextual-spacing="false" fo:text-indent="-0.1945in" style:auto-text-indent="false" style:page-number="auto">
        <style:tab-stops>
          <style:tab-stop style:position="-0.0437in"/>
        </style:tab-stops>
      </style:paragraph-properties>
    </style:style>
    <style:style style:name="P239" style:family="paragraph" style:parent-style-name="Body_20_text_20__28_2_29_" style:list-style-name="L58" style:master-page-name="">
      <style:paragraph-properties fo:margin-left="0.1945in" fo:margin-right="0in" fo:margin-top="0in" fo:margin-bottom="0in" loext:contextual-spacing="false" fo:text-indent="-0.1945in" style:auto-text-indent="false" style:page-number="auto">
        <style:tab-stops>
          <style:tab-stop style:position="-0.0437in"/>
        </style:tab-stops>
      </style:paragraph-properties>
    </style:style>
    <style:style style:name="P240" style:family="paragraph" style:parent-style-name="Body_20_text_20__28_2_29_" style:list-style-name="L59" style:master-page-name="">
      <style:paragraph-properties fo:margin-left="0.1945in" fo:margin-right="0in" fo:margin-top="0in" fo:margin-bottom="0in" loext:contextual-spacing="false" fo:text-indent="-0.1945in" style:auto-text-indent="false" style:page-number="auto">
        <style:tab-stops>
          <style:tab-stop style:position="0.0866in"/>
        </style:tab-stops>
      </style:paragraph-properties>
    </style:style>
    <style:style style:name="P241" style:family="paragraph" style:parent-style-name="Body_20_text_20__28_2_29_" style:list-style-name="L51" style:master-page-name="">
      <style:paragraph-properties fo:margin-left="0.1945in" fo:margin-right="0in" fo:margin-top="0in" fo:margin-bottom="0in" loext:contextual-spacing="false" fo:text-indent="-0.1945in" style:auto-text-indent="false" style:page-number="auto">
        <style:tab-stops>
          <style:tab-stop style:position="0.0925in"/>
        </style:tab-stops>
      </style:paragraph-properties>
    </style:style>
    <style:style style:name="P242" style:family="paragraph" style:parent-style-name="Body_20_text_20__28_2_29_" style:list-style-name="L61" style:master-page-name="">
      <style:paragraph-properties fo:margin-left="0.1945in" fo:margin-right="0in" fo:margin-top="0in" fo:margin-bottom="0in" loext:contextual-spacing="false" fo:line-height="0.1228in" fo:text-indent="-0.1945in" style:auto-text-indent="false" style:page-number="auto">
        <style:tab-stops>
          <style:tab-stop style:position="-0.0402in"/>
        </style:tab-stops>
      </style:paragraph-properties>
    </style:style>
    <style:style style:name="P243" style:family="paragraph" style:parent-style-name="Body_20_text_20__28_2_29_" style:list-style-name="L60" style:master-page-name="">
      <style:paragraph-properties fo:margin-left="0.1945in" fo:margin-right="0in" fo:margin-top="0in" fo:margin-bottom="0in" loext:contextual-spacing="false" fo:text-indent="-0.1945in" style:auto-text-indent="false" style:page-number="auto">
        <style:tab-stops>
          <style:tab-stop style:position="0.0874in"/>
        </style:tab-stops>
      </style:paragraph-properties>
    </style:style>
    <style:style style:name="P244" style:family="paragraph" style:parent-style-name="Body_20_text_20__28_2_29_" style:list-style-name="L60" style:master-page-name="">
      <style:paragraph-properties fo:margin-left="0.1945in" fo:margin-right="0in" fo:margin-top="0in" fo:margin-bottom="0in" loext:contextual-spacing="false" fo:text-indent="-0.1945in" style:auto-text-indent="false" style:page-number="auto">
        <style:tab-stops>
          <style:tab-stop style:position="0.0228in"/>
        </style:tab-stops>
      </style:paragraph-properties>
    </style:style>
    <style:style style:name="P245" style:family="paragraph" style:parent-style-name="Body_20_text_20__28_2_29_" style:list-style-name="L65" style:master-page-name="">
      <style:paragraph-properties fo:margin-left="0.1945in" fo:margin-right="0in" fo:margin-top="0in" fo:margin-bottom="0in" loext:contextual-spacing="false" fo:text-indent="-0.1945in" style:auto-text-indent="false" style:page-number="auto">
        <style:tab-stops>
          <style:tab-stop style:position="-0.0354in"/>
        </style:tab-stops>
      </style:paragraph-properties>
    </style:style>
    <style:style style:name="P246" style:family="paragraph" style:parent-style-name="Body_20_text_20__28_2_29_" style:list-style-name="L20" style:master-page-name="">
      <style:paragraph-properties fo:margin-left="0.1945in" fo:margin-right="0in" fo:margin-top="0in" fo:margin-bottom="0in" loext:contextual-spacing="false" fo:text-indent="-0.1945in" style:auto-text-indent="false" style:page-number="auto" fo:break-after="column">
        <style:tab-stops>
          <style:tab-stop style:position="-0.0374in"/>
        </style:tab-stops>
      </style:paragraph-properties>
    </style:style>
    <style:style style:name="P247" style:family="paragraph" style:parent-style-name="Body_20_text_20__28_2_29_" style:list-style-name="L54" style:master-page-name="">
      <style:paragraph-properties fo:margin-left="0.1945in" fo:margin-right="0in" fo:margin-top="0in" fo:margin-bottom="0in" loext:contextual-spacing="false" fo:text-indent="-0.1945in" style:auto-text-indent="false" style:page-number="auto" fo:break-after="column">
        <style:tab-stops>
          <style:tab-stop style:position="-0.0374in"/>
        </style:tab-stops>
      </style:paragraph-properties>
    </style:style>
    <style:style style:name="P248" style:family="paragraph" style:parent-style-name="Body_20_text_20__28_2_29_" style:list-style-name="L58" style:master-page-name="">
      <style:paragraph-properties fo:margin-left="0.1945in" fo:margin-right="0in" fo:margin-top="0in" fo:margin-bottom="0in" loext:contextual-spacing="false" fo:text-indent="-0.1945in" style:auto-text-indent="false" style:page-number="auto" fo:break-after="column">
        <style:tab-stops>
          <style:tab-stop style:position="-0.0374in"/>
        </style:tab-stops>
      </style:paragraph-properties>
    </style:style>
    <style:style style:name="P249" style:family="paragraph" style:parent-style-name="Body_20_text_20__28_2_29_" style:list-style-name="L51" style:master-page-name="">
      <style:paragraph-properties fo:margin-left="0.1945in" fo:margin-right="0in" fo:margin-top="0in" fo:margin-bottom="0in" loext:contextual-spacing="false" fo:text-indent="-0.1945in" style:auto-text-indent="false" style:page-number="auto" fo:break-after="column">
        <style:tab-stops>
          <style:tab-stop style:position="0.0098in"/>
        </style:tab-stops>
      </style:paragraph-properties>
    </style:style>
    <style:style style:name="P250" style:family="paragraph" style:parent-style-name="Body_20_text_20__28_2_29_" style:list-style-name="L61" style:master-page-name="">
      <style:paragraph-properties fo:margin-left="0.1945in" fo:margin-right="0in" fo:margin-top="0in" fo:margin-bottom="0in" loext:contextual-spacing="false" fo:line-height="0.1228in" fo:text-indent="-0.1945in" style:auto-text-indent="false" style:page-number="auto" fo:break-after="column">
        <style:tab-stops>
          <style:tab-stop style:position="-0.0374in"/>
        </style:tab-stops>
      </style:paragraph-properties>
    </style:style>
    <style:style style:name="P251" style:family="paragraph" style:parent-style-name="Body_20_text_20__28_2_29_" style:list-style-name="L65" style:master-page-name="">
      <style:paragraph-properties fo:margin-left="0.1945in" fo:margin-right="0in" fo:margin-top="0in" fo:margin-bottom="0in" loext:contextual-spacing="false" fo:text-indent="-0.1945in" style:auto-text-indent="false" style:page-number="auto" fo:break-after="column">
        <style:tab-stops>
          <style:tab-stop style:position="-0.0354in"/>
        </style:tab-stops>
      </style:paragraph-properties>
    </style:style>
    <style:style style:name="P252" style:family="paragraph" style:parent-style-name="Body_20_text_20__28_2_29_" style:list-style-name="L6" style:master-page-name="PageStyle4">
      <style:paragraph-properties fo:margin-left="0.1945in" fo:margin-right="0in" fo:margin-top="0in" fo:margin-bottom="0in" loext:contextual-spacing="false" fo:text-indent="-0.1945in" style:auto-text-indent="false" style:page-number="152">
        <style:tab-stops>
          <style:tab-stop style:position="-0.0366in"/>
        </style:tab-stops>
      </style:paragraph-properties>
    </style:style>
    <style:style style:name="P253" style:family="paragraph" style:parent-style-name="Body_20_text_20__28_2_29_" style:list-style-name="L8" style:master-page-name="PageStyle6">
      <style:paragraph-properties fo:margin-left="0.1945in" fo:margin-right="0in" fo:margin-top="0in" fo:margin-bottom="0in" loext:contextual-spacing="false" fo:text-indent="-0.1945in" style:auto-text-indent="false" style:page-number="154">
        <style:tab-stops>
          <style:tab-stop style:position="0.0098in"/>
        </style:tab-stops>
      </style:paragraph-properties>
    </style:style>
    <style:style style:name="P254" style:family="paragraph" style:parent-style-name="Body_20_text_20__28_2_29_" style:list-style-name="L10" style:master-page-name="PageStyle8">
      <style:paragraph-properties fo:margin-left="0.1945in" fo:margin-right="0in" fo:margin-top="0in" fo:margin-bottom="0in" loext:contextual-spacing="false" fo:text-indent="-0.1945in" style:auto-text-indent="false" style:page-number="10">
        <style:tab-stops>
          <style:tab-stop style:position="0.0909in"/>
        </style:tab-stops>
      </style:paragraph-properties>
    </style:style>
    <style:style style:name="P255" style:family="paragraph" style:parent-style-name="Body_20_text_20__28_2_29_" style:list-style-name="L51" style:master-page-name="PageStyle21">
      <style:paragraph-properties fo:margin-left="0.1945in" fo:margin-right="0in" fo:margin-top="0in" fo:margin-bottom="0in" loext:contextual-spacing="false" fo:text-indent="-0.1945in" style:auto-text-indent="false" style:page-number="189">
        <style:tab-stops>
          <style:tab-stop style:position="0.0028in"/>
        </style:tab-stops>
      </style:paragraph-properties>
    </style:style>
    <style:style style:name="P256" style:family="paragraph" style:parent-style-name="Body_20_text_20__28_2_29_" style:list-style-name="L52" style:master-page-name="PageStyle22">
      <style:paragraph-properties fo:margin-left="0.1945in" fo:margin-right="0in" fo:margin-top="0in" fo:margin-bottom="0in" loext:contextual-spacing="false" fo:text-indent="-0.1945in" style:auto-text-indent="false" style:page-number="190">
        <style:tab-stops>
          <style:tab-stop style:position="0.0126in"/>
        </style:tab-stops>
      </style:paragraph-properties>
    </style:style>
    <style:style style:name="P257" style:family="paragraph" style:parent-style-name="Body_20_text_20__28_2_29_" style:list-style-name="L10" style:master-page-name="">
      <style:paragraph-properties fo:margin-left="0.1945in" fo:margin-right="0in" fo:margin-top="0in" fo:margin-bottom="0.0835in" loext:contextual-spacing="false" fo:text-indent="-0.1945in" style:auto-text-indent="false" style:page-number="auto">
        <style:tab-stops>
          <style:tab-stop style:position="0.0909in"/>
        </style:tab-stops>
      </style:paragraph-properties>
    </style:style>
    <style:style style:name="P258" style:family="paragraph" style:parent-style-name="Body_20_text_20__28_2_29_" style:list-style-name="L52" style:master-page-name="">
      <style:paragraph-properties fo:margin-left="0.1945in" fo:margin-right="0in" fo:margin-top="0in" fo:margin-bottom="0.0862in" loext:contextual-spacing="false" fo:text-indent="-0.1945in" style:auto-text-indent="false" style:page-number="auto">
        <style:tab-stops>
          <style:tab-stop style:position="0.0193in"/>
        </style:tab-stops>
      </style:paragraph-properties>
    </style:style>
    <style:style style:name="P259" style:family="paragraph" style:parent-style-name="Body_20_text_20__28_2_29_" style:master-page-name="PageStyle2">
      <style:paragraph-properties fo:margin-left="0in" fo:margin-right="0in" fo:margin-top="0in" fo:margin-bottom="0in" loext:contextual-spacing="false" fo:text-align="end" style:justify-single-word="false" fo:text-indent="0in" style:auto-text-indent="false" style:page-number="149"/>
    </style:style>
    <style:style style:name="P260" style:family="paragraph" style:parent-style-name="Body_20_text_20__28_2_29_" style:list-style-name="L14"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1807in"/>
        </style:tab-stops>
      </style:paragraph-properties>
    </style:style>
    <style:style style:name="P261" style:family="paragraph" style:parent-style-name="Body_20_text_20__28_2_29_" style:master-page-name="PageStyle20">
      <style:paragraph-properties fo:margin-left="0in" fo:margin-right="0in" fo:margin-top="0in" fo:margin-bottom="0in" loext:contextual-spacing="false" fo:text-align="end" style:justify-single-word="false" fo:text-indent="0in" style:auto-text-indent="false" style:page-number="183"/>
    </style:style>
    <style:style style:name="P262" style:family="paragraph" style:parent-style-name="Body_20_text_20__28_2_29_" style:master-page-name="PageStyle24">
      <style:paragraph-properties fo:margin-left="0in" fo:margin-right="0in" fo:margin-top="0in" fo:margin-bottom="0in" loext:contextual-spacing="false" fo:text-align="end" style:justify-single-word="false" fo:text-indent="0in" style:auto-text-indent="false" style:page-number="192"/>
    </style:style>
    <style:style style:name="P263" style:family="paragraph" style:parent-style-name="Body_20_text_20__28_2_29_" style:list-style-name="L2" style:master-page-name="">
      <style:paragraph-properties fo:margin-left="0.1807in" fo:margin-right="0in" fo:margin-top="0in" fo:margin-bottom="0in" loext:contextual-spacing="false" fo:text-indent="-0.1807in" style:auto-text-indent="false" style:page-number="auto">
        <style:tab-stops>
          <style:tab-stop style:position="-0.0272in"/>
        </style:tab-stops>
      </style:paragraph-properties>
    </style:style>
    <style:style style:name="P264" style:family="paragraph" style:parent-style-name="Body_20_text_20__28_2_29_" style:list-style-name="L4" style:master-page-name="">
      <style:paragraph-properties fo:margin-left="0.1807in" fo:margin-right="0in" fo:margin-top="0in" fo:margin-bottom="0in" loext:contextual-spacing="false" fo:text-indent="-0.1807in" style:auto-text-indent="false" style:page-number="auto">
        <style:tab-stops>
          <style:tab-stop style:position="-0.0272in"/>
        </style:tab-stops>
      </style:paragraph-properties>
    </style:style>
    <style:style style:name="P265" style:family="paragraph" style:parent-style-name="Body_20_text_20__28_2_29_" style:list-style-name="L31" style:master-page-name="">
      <style:paragraph-properties fo:margin-left="0.1807in" fo:margin-right="0in" fo:margin-top="0in" fo:margin-bottom="0in" loext:contextual-spacing="false" fo:text-indent="-0.1807in" style:auto-text-indent="false" style:page-number="auto">
        <style:tab-stops>
          <style:tab-stop style:position="-0.0272in"/>
        </style:tab-stops>
      </style:paragraph-properties>
    </style:style>
    <style:style style:name="P266" style:family="paragraph" style:parent-style-name="Body_20_text_20__28_2_29_" style:list-style-name="L67" style:master-page-name="">
      <style:paragraph-properties fo:margin-left="0.1807in" fo:margin-right="0in" fo:margin-top="0in" fo:margin-bottom="0in" loext:contextual-spacing="false" fo:text-indent="-0.1807in" style:auto-text-indent="false" style:page-number="auto">
        <style:tab-stops>
          <style:tab-stop style:position="-0.0272in"/>
        </style:tab-stops>
      </style:paragraph-properties>
    </style:style>
    <style:style style:name="P267" style:family="paragraph" style:parent-style-name="Body_20_text_20__28_2_29_" style:list-style-name="L2" style:master-page-name="">
      <style:paragraph-properties fo:margin-left="0.1807in" fo:margin-right="0in" fo:margin-top="0in" fo:margin-bottom="0in" loext:contextual-spacing="false" fo:text-indent="-0.1807in" style:auto-text-indent="false" style:page-number="auto">
        <style:tab-stops>
          <style:tab-stop style:position="-0.0228in"/>
        </style:tab-stops>
      </style:paragraph-properties>
    </style:style>
    <style:style style:name="P268" style:family="paragraph" style:parent-style-name="Body_20_text_20__28_2_29_" style:list-style-name="L4" style:master-page-name="">
      <style:paragraph-properties fo:margin-left="0.1807in" fo:margin-right="0in" fo:margin-top="0in" fo:margin-bottom="0in" loext:contextual-spacing="false" fo:text-indent="-0.1807in" style:auto-text-indent="false" style:page-number="auto">
        <style:tab-stops>
          <style:tab-stop style:position="-0.0228in"/>
        </style:tab-stops>
      </style:paragraph-properties>
    </style:style>
    <style:style style:name="P269" style:family="paragraph" style:parent-style-name="Body_20_text_20__28_2_29_" style:list-style-name="L31" style:master-page-name="">
      <style:paragraph-properties fo:margin-left="0.1807in" fo:margin-right="0in" fo:margin-top="0in" fo:margin-bottom="0in" loext:contextual-spacing="false" fo:text-indent="-0.1807in" style:auto-text-indent="false" style:page-number="auto">
        <style:tab-stops>
          <style:tab-stop style:position="-0.0228in"/>
        </style:tab-stops>
      </style:paragraph-properties>
    </style:style>
    <style:style style:name="P270" style:family="paragraph" style:parent-style-name="Body_20_text_20__28_2_29_" style:list-style-name="L33" style:master-page-name="">
      <style:paragraph-properties fo:margin-left="0.1807in" fo:margin-right="0in" fo:margin-top="0in" fo:margin-bottom="0in" loext:contextual-spacing="false" fo:text-indent="-0.1807in" style:auto-text-indent="false" style:page-number="auto">
        <style:tab-stops>
          <style:tab-stop style:position="-0.0228in"/>
        </style:tab-stops>
      </style:paragraph-properties>
    </style:style>
    <style:style style:name="P271" style:family="paragraph" style:parent-style-name="Body_20_text_20__28_2_29_" style:list-style-name="L56" style:master-page-name="">
      <style:paragraph-properties fo:margin-left="0.1807in" fo:margin-right="0in" fo:margin-top="0in" fo:margin-bottom="0in" loext:contextual-spacing="false" fo:text-indent="-0.1807in" style:auto-text-indent="false" style:page-number="auto">
        <style:tab-stops>
          <style:tab-stop style:position="-0.0228in"/>
        </style:tab-stops>
      </style:paragraph-properties>
    </style:style>
    <style:style style:name="P272" style:family="paragraph" style:parent-style-name="Body_20_text_20__28_2_29_" style:list-style-name="L3" style:master-page-name="">
      <style:paragraph-properties fo:margin-left="0.1807in" fo:margin-right="0in" fo:margin-top="0in" fo:margin-bottom="0in" loext:contextual-spacing="false" fo:text-indent="-0.1807in" style:auto-text-indent="false" style:page-number="auto">
        <style:tab-stops>
          <style:tab-stop style:position="0.0201in"/>
        </style:tab-stops>
      </style:paragraph-properties>
    </style:style>
    <style:style style:name="P273" style:family="paragraph" style:parent-style-name="Body_20_text_20__28_2_29_" style:list-style-name="L32" style:master-page-name="">
      <style:paragraph-properties fo:margin-left="0.1807in" fo:margin-right="0in" fo:margin-top="0in" fo:margin-bottom="0in" loext:contextual-spacing="false" fo:text-indent="-0.1807in" style:auto-text-indent="false" style:page-number="auto">
        <style:tab-stops>
          <style:tab-stop style:position="0.0201in"/>
        </style:tab-stops>
      </style:paragraph-properties>
    </style:style>
    <style:style style:name="P274" style:family="paragraph" style:parent-style-name="Body_20_text_20__28_2_29_" style:list-style-name="L56" style:master-page-name="">
      <style:paragraph-properties fo:margin-left="0.1807in" fo:margin-right="0in" fo:margin-top="0in" fo:margin-bottom="0in" loext:contextual-spacing="false" fo:text-indent="-0.1807in" style:auto-text-indent="false" style:page-number="auto">
        <style:tab-stops>
          <style:tab-stop style:position="0.0201in"/>
        </style:tab-stops>
      </style:paragraph-properties>
    </style:style>
    <style:style style:name="P275" style:family="paragraph" style:parent-style-name="Body_20_text_20__28_2_29_" style:list-style-name="L3" style:master-page-name="">
      <style:paragraph-properties fo:margin-left="0.1807in" fo:margin-right="0in" fo:margin-top="0in" fo:margin-bottom="0in" loext:contextual-spacing="false" fo:text-indent="-0.1807in" style:auto-text-indent="false" style:page-number="auto">
        <style:tab-stops>
          <style:tab-stop style:position="0.0228in"/>
        </style:tab-stops>
      </style:paragraph-properties>
    </style:style>
    <style:style style:name="P276" style:family="paragraph" style:parent-style-name="Body_20_text_20__28_2_29_" style:list-style-name="L4" style:master-page-name="">
      <style:paragraph-properties fo:margin-left="0.1807in" fo:margin-right="0in" fo:margin-top="0in" fo:margin-bottom="0in" loext:contextual-spacing="false" fo:text-indent="-0.1807in" style:auto-text-indent="false" style:page-number="auto">
        <style:tab-stops>
          <style:tab-stop style:position="0.0228in"/>
        </style:tab-stops>
      </style:paragraph-properties>
    </style:style>
    <style:style style:name="P277" style:family="paragraph" style:parent-style-name="Body_20_text_20__28_2_29_" style:list-style-name="L3" style:master-page-name="">
      <style:paragraph-properties fo:margin-left="0.1807in" fo:margin-right="0in" fo:margin-top="0in" fo:margin-bottom="0in" loext:contextual-spacing="false" fo:text-indent="-0.1807in" style:auto-text-indent="false" style:page-number="auto">
        <style:tab-stops>
          <style:tab-stop style:position="0.0299in"/>
        </style:tab-stops>
      </style:paragraph-properties>
    </style:style>
    <style:style style:name="P278" style:family="paragraph" style:parent-style-name="Body_20_text_20__28_2_29_" style:list-style-name="L55" style:master-page-name="">
      <style:paragraph-properties fo:margin-left="0.1807in" fo:margin-right="0in" fo:margin-top="0in" fo:margin-bottom="0in" loext:contextual-spacing="false" fo:text-indent="-0.1807in" style:auto-text-indent="false" style:page-number="auto">
        <style:tab-stops>
          <style:tab-stop style:position="0.0299in"/>
        </style:tab-stops>
      </style:paragraph-properties>
    </style:style>
    <style:style style:name="P279" style:family="paragraph" style:parent-style-name="Body_20_text_20__28_2_29_" style:list-style-name="L66" style:master-page-name="">
      <style:paragraph-properties fo:margin-left="0.1807in" fo:margin-right="0in" fo:margin-top="0in" fo:margin-bottom="0in" loext:contextual-spacing="false" fo:text-indent="-0.1807in" style:auto-text-indent="false" style:page-number="auto">
        <style:tab-stops>
          <style:tab-stop style:position="0.0299in"/>
        </style:tab-stops>
      </style:paragraph-properties>
    </style:style>
    <style:style style:name="P280" style:family="paragraph" style:parent-style-name="Body_20_text_20__28_2_29_" style:list-style-name="L4" style:master-page-name="">
      <style:paragraph-properties fo:margin-left="0.1807in" fo:margin-right="0in" fo:margin-top="0in" fo:margin-bottom="0in" loext:contextual-spacing="false" fo:text-indent="-0.1807in" style:auto-text-indent="false" style:page-number="auto">
        <style:tab-stops>
          <style:tab-stop style:position="0.0693in"/>
        </style:tab-stops>
      </style:paragraph-properties>
    </style:style>
    <style:style style:name="P281" style:family="paragraph" style:parent-style-name="Body_20_text_20__28_2_29_" style:list-style-name="L4" style:master-page-name="">
      <style:paragraph-properties fo:margin-left="0.1807in" fo:margin-right="0in" fo:margin-top="0in" fo:margin-bottom="0in" loext:contextual-spacing="false" fo:text-indent="-0.1807in" style:auto-text-indent="false" style:page-number="auto">
        <style:tab-stops>
          <style:tab-stop style:position="-0.0299in"/>
        </style:tab-stops>
      </style:paragraph-properties>
    </style:style>
    <style:style style:name="P282" style:family="paragraph" style:parent-style-name="Body_20_text_20__28_2_29_" style:list-style-name="L31" style:master-page-name="">
      <style:paragraph-properties fo:margin-left="0.1807in" fo:margin-right="0in" fo:margin-top="0in" fo:margin-bottom="0in" loext:contextual-spacing="false" fo:text-indent="-0.1807in" style:auto-text-indent="false" style:page-number="auto">
        <style:tab-stops>
          <style:tab-stop style:position="-0.0299in"/>
        </style:tab-stops>
      </style:paragraph-properties>
    </style:style>
    <style:style style:name="P283" style:family="paragraph" style:parent-style-name="Body_20_text_20__28_2_29_" style:list-style-name="L33" style:master-page-name="">
      <style:paragraph-properties fo:margin-left="0.1807in" fo:margin-right="0in" fo:margin-top="0in" fo:margin-bottom="0in" loext:contextual-spacing="false" fo:text-indent="-0.1807in" style:auto-text-indent="false" style:page-number="auto">
        <style:tab-stops>
          <style:tab-stop style:position="-0.0299in"/>
        </style:tab-stops>
      </style:paragraph-properties>
    </style:style>
    <style:style style:name="P284" style:family="paragraph" style:parent-style-name="Body_20_text_20__28_2_29_" style:list-style-name="L9" style:master-page-name="">
      <style:paragraph-properties fo:margin-left="0.1807in" fo:margin-right="0in" fo:margin-top="0in" fo:margin-bottom="0in" loext:contextual-spacing="false" fo:text-indent="-0.1807in" style:auto-text-indent="false" style:page-number="auto">
        <style:tab-stops>
          <style:tab-stop style:position="-0.0201in"/>
        </style:tab-stops>
      </style:paragraph-properties>
    </style:style>
    <style:style style:name="P285" style:family="paragraph" style:parent-style-name="Body_20_text_20__28_2_29_" style:list-style-name="L67" style:master-page-name="">
      <style:paragraph-properties fo:margin-left="0.1807in" fo:margin-right="0in" fo:margin-top="0in" fo:margin-bottom="0in" loext:contextual-spacing="false" fo:text-indent="-0.1807in" style:auto-text-indent="false" style:page-number="auto">
        <style:tab-stops>
          <style:tab-stop style:position="-0.0201in"/>
        </style:tab-stops>
      </style:paragraph-properties>
    </style:style>
    <style:style style:name="P286" style:family="paragraph" style:parent-style-name="Body_20_text_20__28_2_29_" style:list-style-name="L9" style:master-page-name="">
      <style:paragraph-properties fo:margin-left="0.1807in" fo:margin-right="0in" fo:margin-top="0in" fo:margin-bottom="0in" loext:contextual-spacing="false" fo:text-indent="-0.1807in" style:auto-text-indent="false" style:page-number="auto">
        <style:tab-stops>
          <style:tab-stop style:position="0.0165in"/>
        </style:tab-stops>
      </style:paragraph-properties>
    </style:style>
    <style:style style:name="P287" style:family="paragraph" style:parent-style-name="Body_20_text_20__28_2_29_" style:list-style-name="L55" style:master-page-name="">
      <style:paragraph-properties fo:margin-left="0.1807in" fo:margin-right="0in" fo:margin-top="0in" fo:margin-bottom="0in" loext:contextual-spacing="false" fo:text-indent="-0.1807in" style:auto-text-indent="false" style:page-number="auto">
        <style:tab-stops>
          <style:tab-stop style:position="0.0165in"/>
        </style:tab-stops>
      </style:paragraph-properties>
    </style:style>
    <style:style style:name="P288" style:family="paragraph" style:parent-style-name="Body_20_text_20__28_2_29_" style:list-style-name="L56" style:master-page-name="">
      <style:paragraph-properties fo:margin-left="0.1807in" fo:margin-right="0in" fo:margin-top="0in" fo:margin-bottom="0in" loext:contextual-spacing="false" fo:text-indent="-0.1807in" style:auto-text-indent="false" style:page-number="auto">
        <style:tab-stops>
          <style:tab-stop style:position="0.0165in"/>
        </style:tab-stops>
      </style:paragraph-properties>
    </style:style>
    <style:style style:name="P289" style:family="paragraph" style:parent-style-name="Body_20_text_20__28_2_29_" style:list-style-name="L9" style:master-page-name="">
      <style:paragraph-properties fo:margin-left="0.1807in" fo:margin-right="0in" fo:margin-top="0in" fo:margin-bottom="0in" loext:contextual-spacing="false" fo:text-indent="-0.1807in" style:auto-text-indent="false" style:page-number="auto">
        <style:tab-stops>
          <style:tab-stop style:position="0.0929in"/>
        </style:tab-stops>
      </style:paragraph-properties>
    </style:style>
    <style:style style:name="P290" style:family="paragraph" style:parent-style-name="Body_20_text_20__28_2_29_" style:list-style-name="L32" style:master-page-name="">
      <style:paragraph-properties fo:margin-left="0.1807in" fo:margin-right="0in" fo:margin-top="0in" fo:margin-bottom="0in" loext:contextual-spacing="false" fo:text-indent="-0.1807in" style:auto-text-indent="false" style:page-number="auto">
        <style:tab-stops>
          <style:tab-stop style:position="0.0929in"/>
        </style:tab-stops>
      </style:paragraph-properties>
    </style:style>
    <style:style style:name="P291" style:family="paragraph" style:parent-style-name="Body_20_text_20__28_2_29_" style:list-style-name="L56" style:master-page-name="">
      <style:paragraph-properties fo:margin-left="0.1807in" fo:margin-right="0in" fo:margin-top="0in" fo:margin-bottom="0in" loext:contextual-spacing="false" fo:text-indent="-0.1807in" style:auto-text-indent="false" style:page-number="auto">
        <style:tab-stops>
          <style:tab-stop style:position="0.0929in"/>
        </style:tab-stops>
      </style:paragraph-properties>
    </style:style>
    <style:style style:name="P292" style:family="paragraph" style:parent-style-name="Body_20_text_20__28_2_29_" style:list-style-name="L32" style:master-page-name="">
      <style:paragraph-properties fo:margin-left="0.1807in" fo:margin-right="0in" fo:margin-top="0in" fo:margin-bottom="0in" loext:contextual-spacing="false" fo:text-indent="-0.1807in" style:auto-text-indent="false" style:page-number="auto">
        <style:tab-stops>
          <style:tab-stop style:position="0.0098in"/>
        </style:tab-stops>
      </style:paragraph-properties>
    </style:style>
    <style:style style:name="P293" style:family="paragraph" style:parent-style-name="Body_20_text_20__28_2_29_" style:list-style-name="L55" style:master-page-name="">
      <style:paragraph-properties fo:margin-left="0.1807in" fo:margin-right="0in" fo:margin-top="0in" fo:margin-bottom="0in" loext:contextual-spacing="false" fo:text-indent="-0.1807in" style:auto-text-indent="false" style:page-number="auto">
        <style:tab-stops>
          <style:tab-stop style:position="0.0992in"/>
        </style:tab-stops>
      </style:paragraph-properties>
    </style:style>
    <style:style style:name="P294" style:family="paragraph" style:parent-style-name="Body_20_text_20__28_2_29_" style:list-style-name="L66" style:master-page-name="">
      <style:paragraph-properties fo:margin-left="0.1807in" fo:margin-right="0in" fo:margin-top="0in" fo:margin-bottom="0in" loext:contextual-spacing="false" fo:text-indent="-0.1807in" style:auto-text-indent="false" style:page-number="auto">
        <style:tab-stops>
          <style:tab-stop style:position="0.0272in"/>
        </style:tab-stops>
      </style:paragraph-properties>
    </style:style>
    <style:style style:name="P295" style:family="paragraph" style:parent-style-name="Body_20_text_20__28_2_29_" style:list-style-name="L66" style:master-page-name="">
      <style:paragraph-properties fo:margin-left="0.1807in" fo:margin-right="0in" fo:margin-top="0in" fo:margin-bottom="0in" loext:contextual-spacing="false" fo:text-indent="-0.1807in" style:auto-text-indent="false" style:page-number="auto">
        <style:tab-stops>
          <style:tab-stop style:position="0.0335in"/>
        </style:tab-stops>
      </style:paragraph-properties>
    </style:style>
    <style:style style:name="P296" style:family="paragraph" style:parent-style-name="Body_20_text_20__28_2_29_" style:list-style-name="L56" style:master-page-name="">
      <style:paragraph-properties fo:margin-left="0.1807in" fo:margin-right="0in" fo:margin-top="0in" fo:margin-bottom="0in" loext:contextual-spacing="false" fo:text-indent="-0.1807in" style:auto-text-indent="false" style:page-number="auto" fo:break-after="column">
        <style:tab-stops>
          <style:tab-stop style:position="-0.0228in"/>
        </style:tab-stops>
      </style:paragraph-properties>
    </style:style>
    <style:style style:name="P297" style:family="paragraph" style:parent-style-name="Body_20_text_20__28_2_29_" style:list-style-name="L67" style:master-page-name="">
      <style:paragraph-properties fo:margin-left="0.1807in" fo:margin-right="0in" fo:margin-top="0in" fo:margin-bottom="0in" loext:contextual-spacing="false" fo:text-indent="-0.1807in" style:auto-text-indent="false" style:page-number="auto" fo:break-after="column">
        <style:tab-stops>
          <style:tab-stop style:position="-0.0201in"/>
        </style:tab-stops>
      </style:paragraph-properties>
    </style:style>
    <style:style style:name="P298" style:family="paragraph" style:parent-style-name="Body_20_text_20__28_2_29_" style:list-style-name="L9" style:master-page-name="PageStyle7">
      <style:paragraph-properties fo:margin-left="0.1807in" fo:margin-right="0in" fo:margin-top="0in" fo:margin-bottom="0in" loext:contextual-spacing="false" fo:text-indent="-0.1807in" style:auto-text-indent="false" style:page-number="155">
        <style:tab-stops>
          <style:tab-stop style:position="-0.0272in"/>
        </style:tab-stops>
      </style:paragraph-properties>
    </style:style>
    <style:style style:name="P299" style:family="paragraph" style:parent-style-name="Body_20_text_20__28_2_29_" style:list-style-name="L5" style:master-page-name="PageStyle3">
      <style:paragraph-properties fo:margin-left="0.2083in" fo:margin-right="0in" fo:margin-top="0in" fo:margin-bottom="0in" loext:contextual-spacing="false" fo:text-indent="-0.2083in" style:auto-text-indent="false" style:page-number="151">
        <style:tab-stops>
          <style:tab-stop style:position="-0.0043in"/>
        </style:tab-stops>
      </style:paragraph-properties>
    </style:style>
    <style:style style:name="P300" style:family="paragraph" style:parent-style-name="Body_20_text_20__28_2_29_" style:list-style-name="L5" style:master-page-name="">
      <style:paragraph-properties fo:margin-left="0.2083in" fo:margin-right="0in" fo:margin-top="0in" fo:margin-bottom="0in" loext:contextual-spacing="false" fo:text-indent="-0.2083in" style:auto-text-indent="false" style:page-number="auto">
        <style:tab-stops>
          <style:tab-stop style:position="-0.0016in"/>
        </style:tab-stops>
      </style:paragraph-properties>
    </style:style>
    <style:style style:name="P301" style:family="paragraph" style:parent-style-name="Body_20_text_20__28_2_29_" style:list-style-name="L12" style:master-page-name="">
      <style:paragraph-properties fo:margin-left="0.2083in" fo:margin-right="0in" fo:margin-top="0in" fo:margin-bottom="0in" loext:contextual-spacing="false" fo:text-indent="-0.2083in" style:auto-text-indent="false" style:page-number="auto">
        <style:tab-stops>
          <style:tab-stop style:position="-0.0016in"/>
        </style:tab-stops>
      </style:paragraph-properties>
    </style:style>
    <style:style style:name="P302" style:family="paragraph" style:parent-style-name="Body_20_text_20__28_2_29_" style:list-style-name="L17" style:master-page-name="">
      <style:paragraph-properties fo:margin-left="0.2083in" fo:margin-right="0in" fo:margin-top="0in" fo:margin-bottom="0in" loext:contextual-spacing="false" fo:text-indent="-0.2083in" style:auto-text-indent="false" style:page-number="auto">
        <style:tab-stops>
          <style:tab-stop style:position="-0.0016in"/>
        </style:tab-stops>
      </style:paragraph-properties>
    </style:style>
    <style:style style:name="P303" style:family="paragraph" style:parent-style-name="Body_20_text_20__28_2_29_" style:list-style-name="L26" style:master-page-name="">
      <style:paragraph-properties fo:margin-left="0.2083in" fo:margin-right="0in" fo:margin-top="0in" fo:margin-bottom="0in" loext:contextual-spacing="false" fo:text-indent="-0.2083in" style:auto-text-indent="false" style:page-number="auto">
        <style:tab-stops>
          <style:tab-stop style:position="-0.0016in"/>
        </style:tab-stops>
      </style:paragraph-properties>
    </style:style>
    <style:style style:name="P304" style:family="paragraph" style:parent-style-name="Body_20_text_20__28_2_29_" style:list-style-name="L41" style:master-page-name="">
      <style:paragraph-properties fo:margin-left="0.2083in" fo:margin-right="0in" fo:margin-top="0in" fo:margin-bottom="0in" loext:contextual-spacing="false" fo:text-indent="-0.2083in" style:auto-text-indent="false" style:page-number="auto">
        <style:tab-stops>
          <style:tab-stop style:position="-0.0016in"/>
        </style:tab-stops>
      </style:paragraph-properties>
    </style:style>
    <style:style style:name="P305" style:family="paragraph" style:parent-style-name="Body_20_text_20__28_2_29_" style:list-style-name="L5" style:master-page-name="">
      <style:paragraph-properties fo:margin-left="0.2083in" fo:margin-right="0in" fo:margin-top="0in" fo:margin-bottom="0in" loext:contextual-spacing="false" fo:text-indent="-0.2083in" style:auto-text-indent="false" style:page-number="auto">
        <style:tab-stops>
          <style:tab-stop style:position="0.0126in"/>
        </style:tab-stops>
      </style:paragraph-properties>
    </style:style>
    <style:style style:name="P306" style:family="paragraph" style:parent-style-name="Body_20_text_20__28_2_29_" style:list-style-name="L5" style:master-page-name="">
      <style:paragraph-properties fo:margin-left="0.2083in" fo:margin-right="0in" fo:margin-top="0in" fo:margin-bottom="0in" loext:contextual-spacing="false" fo:text-indent="-0.2083in" style:auto-text-indent="false" style:page-number="auto">
        <style:tab-stops>
          <style:tab-stop style:position="0.0752in"/>
        </style:tab-stops>
      </style:paragraph-properties>
    </style:style>
    <style:style style:name="P307" style:family="paragraph" style:parent-style-name="Body_20_text_20__28_2_29_" style:list-style-name="L5" style:master-page-name="">
      <style:paragraph-properties fo:margin-left="0.2083in" fo:margin-right="0in" fo:margin-top="0in" fo:margin-bottom="0in" loext:contextual-spacing="false" fo:text-indent="-0.2083in" style:auto-text-indent="false" style:page-number="auto">
        <style:tab-stops>
          <style:tab-stop style:position="0.0055in"/>
        </style:tab-stops>
      </style:paragraph-properties>
    </style:style>
    <style:style style:name="P308" style:family="paragraph" style:parent-style-name="Body_20_text_20__28_2_29_" style:list-style-name="L4" style:master-page-name="">
      <style:paragraph-properties fo:margin-left="0.2083in" fo:margin-right="0in" fo:margin-top="0in" fo:margin-bottom="0in" loext:contextual-spacing="false" fo:text-indent="-0.2083in" style:auto-text-indent="false" style:page-number="auto">
        <style:tab-stops>
          <style:tab-stop style:position="0.0055in"/>
        </style:tab-stops>
      </style:paragraph-properties>
    </style:style>
    <style:style style:name="P309" style:family="paragraph" style:parent-style-name="Body_20_text_20__28_2_29_" style:list-style-name="L15" style:master-page-name="">
      <style:paragraph-properties fo:margin-left="0.2083in" fo:margin-right="0in" fo:margin-top="0in" fo:margin-bottom="0in" loext:contextual-spacing="false" fo:text-indent="-0.2083in" style:auto-text-indent="false" style:page-number="auto">
        <style:tab-stops>
          <style:tab-stop style:position="0.0055in"/>
        </style:tab-stops>
      </style:paragraph-properties>
    </style:style>
    <style:style style:name="P310" style:family="paragraph" style:parent-style-name="Body_20_text_20__28_2_29_" style:list-style-name="L40" style:master-page-name="">
      <style:paragraph-properties fo:margin-left="0.2083in" fo:margin-right="0in" fo:margin-top="0in" fo:margin-bottom="0in" loext:contextual-spacing="false" fo:text-indent="-0.2083in" style:auto-text-indent="false" style:page-number="auto">
        <style:tab-stops>
          <style:tab-stop style:position="0.0055in"/>
        </style:tab-stops>
      </style:paragraph-properties>
    </style:style>
    <style:style style:name="P311" style:family="paragraph" style:parent-style-name="Body_20_text_20__28_2_29_" style:list-style-name="L41" style:master-page-name="">
      <style:paragraph-properties fo:margin-left="0.2083in" fo:margin-right="0in" fo:margin-top="0in" fo:margin-bottom="0in" loext:contextual-spacing="false" fo:text-indent="-0.2083in" style:auto-text-indent="false" style:page-number="auto">
        <style:tab-stops>
          <style:tab-stop style:position="0.0055in"/>
        </style:tab-stops>
      </style:paragraph-properties>
    </style:style>
    <style:style style:name="P312" style:family="paragraph" style:parent-style-name="Body_20_text_20__28_2_29_" style:list-style-name="L52" style:master-page-name="">
      <style:paragraph-properties fo:margin-left="0.2083in" fo:margin-right="0in" fo:margin-top="0in" fo:margin-bottom="0in" loext:contextual-spacing="false" fo:text-indent="-0.2083in" style:auto-text-indent="false" style:page-number="auto">
        <style:tab-stops>
          <style:tab-stop style:position="0.0055in"/>
        </style:tab-stops>
      </style:paragraph-properties>
    </style:style>
    <style:style style:name="P313" style:family="paragraph" style:parent-style-name="Body_20_text_20__28_2_29_" style:list-style-name="L68" style:master-page-name="">
      <style:paragraph-properties fo:margin-left="0.2083in" fo:margin-right="0in" fo:margin-top="0in" fo:margin-bottom="0in" loext:contextual-spacing="false" fo:text-indent="-0.2083in" style:auto-text-indent="false" style:page-number="auto">
        <style:tab-stops>
          <style:tab-stop style:position="0.0055in"/>
        </style:tab-stops>
      </style:paragraph-properties>
    </style:style>
    <style:style style:name="P314" style:family="paragraph" style:parent-style-name="Body_20_text_20__28_2_29_" style:list-style-name="L5" style:master-page-name="">
      <style:paragraph-properties fo:margin-left="0.2083in" fo:margin-right="0in" fo:margin-top="0in" fo:margin-bottom="0in" loext:contextual-spacing="false" fo:text-indent="-0.2083in" style:auto-text-indent="false" style:page-number="auto">
        <style:tab-stops>
          <style:tab-stop style:position="0.002in"/>
        </style:tab-stops>
      </style:paragraph-properties>
    </style:style>
    <style:style style:name="P315" style:family="paragraph" style:parent-style-name="Body_20_text_20__28_2_29_" style:list-style-name="L12" style:master-page-name="">
      <style:paragraph-properties fo:margin-left="0.2083in" fo:margin-right="0in" fo:margin-top="0in" fo:margin-bottom="0in" loext:contextual-spacing="false" fo:text-indent="-0.2083in" style:auto-text-indent="false" style:page-number="auto">
        <style:tab-stops>
          <style:tab-stop style:position="0.002in"/>
        </style:tab-stops>
      </style:paragraph-properties>
    </style:style>
    <style:style style:name="P316" style:family="paragraph" style:parent-style-name="Body_20_text_20__28_2_29_" style:list-style-name="L18" style:master-page-name="">
      <style:paragraph-properties fo:margin-left="0.2083in" fo:margin-right="0in" fo:margin-top="0in" fo:margin-bottom="0in" loext:contextual-spacing="false" fo:text-indent="-0.2083in" style:auto-text-indent="false" style:page-number="auto">
        <style:tab-stops>
          <style:tab-stop style:position="0.002in"/>
        </style:tab-stops>
      </style:paragraph-properties>
    </style:style>
    <style:style style:name="P317" style:family="paragraph" style:parent-style-name="Body_20_text_20__28_2_29_" style:list-style-name="L26" style:master-page-name="">
      <style:paragraph-properties fo:margin-left="0.2083in" fo:margin-right="0in" fo:margin-top="0in" fo:margin-bottom="0in" loext:contextual-spacing="false" fo:text-indent="-0.2083in" style:auto-text-indent="false" style:page-number="auto">
        <style:tab-stops>
          <style:tab-stop style:position="0.002in"/>
        </style:tab-stops>
      </style:paragraph-properties>
    </style:style>
    <style:style style:name="P318" style:family="paragraph" style:parent-style-name="Body_20_text_20__28_2_29_" style:list-style-name="L41" style:master-page-name="">
      <style:paragraph-properties fo:margin-left="0.2083in" fo:margin-right="0in" fo:margin-top="0in" fo:margin-bottom="0in" loext:contextual-spacing="false" fo:text-indent="-0.2083in" style:auto-text-indent="false" style:page-number="auto">
        <style:tab-stops>
          <style:tab-stop style:position="0.002in"/>
        </style:tab-stops>
      </style:paragraph-properties>
    </style:style>
    <style:style style:name="P319" style:family="paragraph" style:parent-style-name="Body_20_text_20__28_2_29_" style:list-style-name="L68" style:master-page-name="">
      <style:paragraph-properties fo:margin-left="0.2083in" fo:margin-right="0in" fo:margin-top="0in" fo:margin-bottom="0in" loext:contextual-spacing="false" fo:text-indent="-0.2083in" style:auto-text-indent="false" style:page-number="auto">
        <style:tab-stops>
          <style:tab-stop style:position="0.002in"/>
        </style:tab-stops>
      </style:paragraph-properties>
    </style:style>
    <style:style style:name="P320" style:family="paragraph" style:parent-style-name="Body_20_text_20__28_2_29_" style:list-style-name="L9" style:master-page-name="">
      <style:paragraph-properties fo:margin-left="0.2083in" fo:margin-right="0in" fo:margin-top="0in" fo:margin-bottom="0in" loext:contextual-spacing="false" fo:text-indent="-0.2083in" style:auto-text-indent="false" style:page-number="auto">
        <style:tab-stops>
          <style:tab-stop style:position="-0.0075in"/>
        </style:tab-stops>
      </style:paragraph-properties>
    </style:style>
    <style:style style:name="P321" style:family="paragraph" style:parent-style-name="Body_20_text_20__28_2_29_" style:list-style-name="L40" style:master-page-name="">
      <style:paragraph-properties fo:margin-left="0.2083in" fo:margin-right="0in" fo:margin-top="0in" fo:margin-bottom="0in" loext:contextual-spacing="false" fo:text-indent="-0.2083in" style:auto-text-indent="false" style:page-number="auto">
        <style:tab-stops>
          <style:tab-stop style:position="-0.0075in"/>
        </style:tab-stops>
      </style:paragraph-properties>
    </style:style>
    <style:style style:name="P322" style:family="paragraph" style:parent-style-name="Body_20_text_20__28_2_29_" style:list-style-name="L18" style:master-page-name="">
      <style:paragraph-properties fo:margin-left="0.2083in" fo:margin-right="0in" fo:margin-top="0in" fo:margin-bottom="0in" loext:contextual-spacing="false" fo:text-indent="-0.2083in" style:auto-text-indent="false" style:page-number="auto">
        <style:tab-stops>
          <style:tab-stop style:position="0.0717in"/>
        </style:tab-stops>
      </style:paragraph-properties>
    </style:style>
    <style:style style:name="P323" style:family="paragraph" style:parent-style-name="Body_20_text_20__28_2_29_" style:list-style-name="L15" style:master-page-name="">
      <style:paragraph-properties fo:margin-left="0.2083in" fo:margin-right="0in" fo:margin-top="0in" fo:margin-bottom="0in" loext:contextual-spacing="false" fo:text-indent="-0.2083in" style:auto-text-indent="false" style:page-number="auto">
        <style:tab-stops>
          <style:tab-stop style:position="0.0717in"/>
        </style:tab-stops>
      </style:paragraph-properties>
    </style:style>
    <style:style style:name="P324" style:family="paragraph" style:parent-style-name="Body_20_text_20__28_2_29_" style:list-style-name="L26" style:master-page-name="">
      <style:paragraph-properties fo:margin-left="0.2083in" fo:margin-right="0in" fo:margin-top="0in" fo:margin-bottom="0in" loext:contextual-spacing="false" fo:text-indent="-0.2083in" style:auto-text-indent="false" style:page-number="auto">
        <style:tab-stops>
          <style:tab-stop style:position="0.0717in"/>
        </style:tab-stops>
      </style:paragraph-properties>
    </style:style>
    <style:style style:name="P325" style:family="paragraph" style:parent-style-name="Body_20_text_20__28_2_29_" style:list-style-name="L26" style:master-page-name="">
      <style:paragraph-properties fo:margin-left="0.2083in" fo:margin-right="0in" fo:margin-top="0in" fo:margin-bottom="0in" loext:contextual-spacing="false" fo:text-indent="-0.2083in" style:auto-text-indent="false" style:page-number="auto">
        <style:tab-stops>
          <style:tab-stop style:position="-0.0043in"/>
        </style:tab-stops>
      </style:paragraph-properties>
    </style:style>
    <style:style style:name="P326" style:family="paragraph" style:parent-style-name="Body_20_text_20__28_2_29_" style:list-style-name="L40" style:master-page-name="">
      <style:paragraph-properties fo:margin-left="0.2083in" fo:margin-right="0in" fo:margin-top="0in" fo:margin-bottom="0in" loext:contextual-spacing="false" fo:text-indent="-0.2083in" style:auto-text-indent="false" style:page-number="auto">
        <style:tab-stops>
          <style:tab-stop style:position="-0.0043in"/>
        </style:tab-stops>
      </style:paragraph-properties>
    </style:style>
    <style:style style:name="P327" style:family="paragraph" style:parent-style-name="Body_20_text_20__28_2_29_" style:list-style-name="L62" style:master-page-name="">
      <style:paragraph-properties fo:margin-left="0.2083in" fo:margin-right="0in" fo:margin-top="0in" fo:margin-bottom="0in" loext:contextual-spacing="false" fo:text-indent="-0.2083in" style:auto-text-indent="false" style:page-number="auto">
        <style:tab-stops>
          <style:tab-stop style:position="-0.0043in"/>
        </style:tab-stops>
      </style:paragraph-properties>
    </style:style>
    <style:style style:name="P328" style:family="paragraph" style:parent-style-name="Body_20_text_20__28_2_29_" style:list-style-name="L30" style:master-page-name="">
      <style:paragraph-properties fo:margin-left="0.2083in" fo:margin-right="0in" fo:margin-top="0in" fo:margin-bottom="0in" loext:contextual-spacing="false" fo:text-indent="-0.2083in" style:auto-text-indent="false" style:page-number="auto">
        <style:tab-stops>
          <style:tab-stop style:position="0.0992in"/>
        </style:tab-stops>
      </style:paragraph-properties>
    </style:style>
    <style:style style:name="P329" style:family="paragraph" style:parent-style-name="Body_20_text_20__28_2_29_" style:list-style-name="L30" style:master-page-name="">
      <style:paragraph-properties fo:margin-left="0.2083in" fo:margin-right="0in" fo:margin-top="0in" fo:margin-bottom="0in" loext:contextual-spacing="false" fo:text-indent="-0.2083in" style:auto-text-indent="false" style:page-number="auto">
        <style:tab-stops>
          <style:tab-stop style:position="0.0091in"/>
        </style:tab-stops>
      </style:paragraph-properties>
    </style:style>
    <style:style style:name="P330" style:family="paragraph" style:parent-style-name="Body_20_text_20__28_2_29_" style:list-style-name="L40" style:master-page-name="">
      <style:paragraph-properties fo:margin-left="0.2083in" fo:margin-right="0in" fo:margin-top="0in" fo:margin-bottom="0in" loext:contextual-spacing="false" fo:text-indent="-0.2083in" style:auto-text-indent="false" style:page-number="auto">
        <style:tab-stops>
          <style:tab-stop style:position="-0.011in"/>
        </style:tab-stops>
      </style:paragraph-properties>
    </style:style>
    <style:style style:name="P331" style:family="paragraph" style:parent-style-name="Body_20_text_20__28_2_29_" style:list-style-name="L40" style:master-page-name="">
      <style:paragraph-properties fo:margin-left="0.2083in" fo:margin-right="0in" fo:margin-top="0in" fo:margin-bottom="0in" loext:contextual-spacing="false" fo:text-indent="-0.2083in" style:auto-text-indent="false" style:page-number="auto">
        <style:tab-stops>
          <style:tab-stop style:position="0.0701in"/>
        </style:tab-stops>
      </style:paragraph-properties>
    </style:style>
    <style:style style:name="P332" style:family="paragraph" style:parent-style-name="Body_20_text_20__28_2_29_" style:list-style-name="L48" style:master-page-name="">
      <style:paragraph-properties fo:margin-left="0.2083in" fo:margin-right="0in" fo:margin-top="0in" fo:margin-bottom="0in" loext:contextual-spacing="false" fo:text-align="start" style:justify-single-word="false" fo:text-indent="-0.2083in" style:auto-text-indent="false" style:page-number="auto">
        <style:tab-stops>
          <style:tab-stop style:position="0.0783in"/>
        </style:tab-stops>
      </style:paragraph-properties>
    </style:style>
    <style:style style:name="P333" style:family="paragraph" style:parent-style-name="Body_20_text_20__28_2_29_" style:list-style-name="L48" style:master-page-name="">
      <style:paragraph-properties fo:margin-left="0.2083in" fo:margin-right="0in" fo:margin-top="0in" fo:margin-bottom="0in" loext:contextual-spacing="false" fo:line-height="0.1165in" fo:text-align="start" style:justify-single-word="false" fo:text-indent="-0.2083in" style:auto-text-indent="false" style:page-number="auto">
        <style:tab-stops>
          <style:tab-stop style:position="0.0783in"/>
        </style:tab-stops>
      </style:paragraph-properties>
    </style:style>
    <style:style style:name="P334" style:family="paragraph" style:parent-style-name="Body_20_text_20__28_2_29_" style:list-style-name="L62" style:master-page-name="">
      <style:paragraph-properties fo:margin-left="0.2083in" fo:margin-right="0in" fo:margin-top="0in" fo:margin-bottom="0in" loext:contextual-spacing="false" fo:text-indent="-0.2083in" style:auto-text-indent="false" style:page-number="auto">
        <style:tab-stops>
          <style:tab-stop style:position="-0.0516in"/>
        </style:tab-stops>
      </style:paragraph-properties>
    </style:style>
    <style:style style:name="P335" style:family="paragraph" style:parent-style-name="Body_20_text_20__28_2_29_" style:list-style-name="L62" style:master-page-name="">
      <style:paragraph-properties fo:margin-left="0.2083in" fo:margin-right="0in" fo:margin-top="0in" fo:margin-bottom="0in" loext:contextual-spacing="false" fo:text-indent="-0.2083in" style:auto-text-indent="false" style:page-number="auto">
        <style:tab-stops>
          <style:tab-stop style:position="0.0154in"/>
        </style:tab-stops>
      </style:paragraph-properties>
    </style:style>
    <style:style style:name="P336" style:family="paragraph" style:parent-style-name="Body_20_text_20__28_2_29_" style:list-style-name="L62" style:master-page-name="">
      <style:paragraph-properties fo:margin-left="0.2083in" fo:margin-right="0in" fo:margin-top="0in" fo:margin-bottom="0in" loext:contextual-spacing="false" fo:text-indent="-0.2083in" style:auto-text-indent="false" style:page-number="auto">
        <style:tab-stops>
          <style:tab-stop style:position="-0.048in"/>
        </style:tab-stops>
      </style:paragraph-properties>
    </style:style>
    <style:style style:name="P337" style:family="paragraph" style:parent-style-name="Body_20_text_20__28_2_29_" style:list-style-name="L68" style:master-page-name="">
      <style:paragraph-properties fo:margin-left="0.2083in" fo:margin-right="0in" fo:margin-top="0in" fo:margin-bottom="0in" loext:contextual-spacing="false" fo:text-indent="-0.2083in" style:auto-text-indent="false" style:page-number="auto">
        <style:tab-stops>
          <style:tab-stop style:position="0.0772in"/>
        </style:tab-stops>
      </style:paragraph-properties>
    </style:style>
    <style:style style:name="P338" style:family="paragraph" style:parent-style-name="Body_20_text_20__28_2_29_" style:list-style-name="L62" style:master-page-name="">
      <style:paragraph-properties fo:margin-left="0.2083in" fo:margin-right="0in" fo:margin-top="0in" fo:margin-bottom="0in" loext:contextual-spacing="false" fo:text-indent="-0.2083in" style:auto-text-indent="false" style:page-number="auto" fo:break-after="column">
        <style:tab-stops>
          <style:tab-stop style:position="-0.0043in"/>
        </style:tab-stops>
      </style:paragraph-properties>
    </style:style>
    <style:style style:name="P339" style:family="paragraph" style:parent-style-name="Body_20_text_20__28_2_29_" style:list-style-name="L12" style:master-page-name="PageStyle10">
      <style:paragraph-properties fo:margin-left="0.2083in" fo:margin-right="0in" fo:margin-top="0in" fo:margin-bottom="0in" loext:contextual-spacing="false" fo:text-indent="-0.2083in" style:auto-text-indent="false" style:page-number="158">
        <style:tab-stops>
          <style:tab-stop style:position="-0.0043in"/>
        </style:tab-stops>
      </style:paragraph-properties>
    </style:style>
    <style:style style:name="P340" style:family="paragraph" style:parent-style-name="Body_20_text_20__28_2_29_" style:master-page-name="PageStyle12">
      <style:paragraph-properties fo:margin-left="0.2083in" fo:margin-right="0in" fo:margin-top="0in" fo:margin-bottom="0in" loext:contextual-spacing="false" fo:text-indent="0in" style:auto-text-indent="false" style:page-number="163"/>
    </style:style>
    <style:style style:name="P341" style:family="paragraph" style:parent-style-name="Body_20_text_20__28_2_29_" style:master-page-name="PageStyle16">
      <style:paragraph-properties fo:margin-left="0.2083in" fo:margin-right="0in" fo:margin-top="0in" fo:margin-bottom="0in" loext:contextual-spacing="false" fo:text-indent="0in" style:auto-text-indent="false" style:page-number="169"/>
    </style:style>
    <style:style style:name="P342" style:family="paragraph" style:parent-style-name="Body_20_text_20__28_2_29_" style:master-page-name="PageStyle19">
      <style:paragraph-properties fo:margin-left="0.2083in" fo:margin-right="0in" fo:margin-top="0in" fo:margin-bottom="0in" loext:contextual-spacing="false" fo:text-indent="0in" style:auto-text-indent="false" style:page-number="178"/>
    </style:style>
    <style:style style:name="P343" style:family="paragraph" style:parent-style-name="Body_20_text_20__28_2_29_" style:master-page-name="PageStyle25">
      <style:paragraph-properties fo:margin-left="0.2083in" fo:margin-right="0in" fo:margin-top="0in" fo:margin-bottom="0in" loext:contextual-spacing="false" fo:text-indent="0in" style:auto-text-indent="false" style:page-number="195"/>
    </style:style>
    <style:style style:name="P344" style:family="paragraph" style:parent-style-name="Body_20_text_20__28_2_29_" style:list-style-name="L42" style:master-page-name="">
      <style:paragraph-properties fo:margin-left="0.2083in" fo:margin-right="0in" fo:margin-top="0in" fo:margin-bottom="0in" loext:contextual-spacing="false" fo:text-indent="-0.111in" style:auto-text-indent="false" style:page-number="auto">
        <style:tab-stops>
          <style:tab-stop style:position="0.0457in"/>
        </style:tab-stops>
      </style:paragraph-properties>
    </style:style>
    <style:style style:name="P345" style:family="paragraph" style:parent-style-name="Body_20_text_20__28_2_29_" style:list-style-name="L43" style:master-page-name="">
      <style:paragraph-properties fo:margin-left="0.2083in" fo:margin-right="0in" fo:margin-top="0in" fo:margin-bottom="0in" loext:contextual-spacing="false" fo:text-indent="-0.111in" style:auto-text-indent="false" style:page-number="auto">
        <style:tab-stops>
          <style:tab-stop style:position="0.0457in"/>
        </style:tab-stops>
      </style:paragraph-properties>
    </style:style>
    <style:style style:name="P346" style:family="paragraph" style:parent-style-name="Body_20_text_20__28_2_29_" style:list-style-name="L42" style:master-page-name="">
      <style:paragraph-properties fo:margin-left="0.2083in" fo:margin-right="0in" fo:margin-top="0in" fo:margin-bottom="0in" loext:contextual-spacing="false" fo:text-indent="-0.111in" style:auto-text-indent="false" style:page-number="auto">
        <style:tab-stops>
          <style:tab-stop style:position="0.0917in"/>
        </style:tab-stops>
      </style:paragraph-properties>
    </style:style>
    <style:style style:name="P347" style:family="paragraph" style:parent-style-name="Body_20_text_20__28_2_29_" style:list-style-name="L42" style:master-page-name="">
      <style:paragraph-properties fo:margin-left="0.2083in" fo:margin-right="0in" fo:margin-top="0in" fo:margin-bottom="0in" loext:contextual-spacing="false" fo:text-indent="-0.111in" style:auto-text-indent="false" style:page-number="auto">
        <style:tab-stops>
          <style:tab-stop style:position="0.0492in"/>
        </style:tab-stops>
      </style:paragraph-properties>
    </style:style>
    <style:style style:name="P348" style:family="paragraph" style:parent-style-name="Body_20_text_20__28_2_29_" style:master-page-name="PageStyle26">
      <style:paragraph-properties fo:margin-left="0.1807in" fo:margin-right="0in" fo:margin-top="0in" fo:margin-bottom="0in" loext:contextual-spacing="false" fo:text-indent="0in" style:auto-text-indent="false" style:page-number="196"/>
    </style:style>
    <style:style style:name="P349" style:family="paragraph" style:parent-style-name="Body_20_text_20__28_5_29_" style:list-style-name="L30" style:master-page-name="">
      <style:paragraph-properties fo:margin-left="0.2083in" fo:margin-right="0in" fo:margin-top="0in" fo:margin-bottom="0in" loext:contextual-spacing="false" fo:line-height="0.1134in" fo:text-align="start" style:justify-single-word="false" fo:text-indent="-0.2083in" style:auto-text-indent="false" style:page-number="auto">
        <style:tab-stops>
          <style:tab-stop style:position="0.0055in"/>
        </style:tab-stops>
      </style:paragraph-properties>
    </style:style>
    <style:style style:name="P350" style:family="paragraph" style:parent-style-name="Body_20_text_20__28_5_29_" style:list-style-name="L30" style:master-page-name="">
      <style:paragraph-properties fo:margin-left="0.2083in" fo:margin-right="0in" fo:margin-top="0in" fo:margin-bottom="0in" loext:contextual-spacing="false" fo:line-height="0.1134in" fo:text-align="start" style:justify-single-word="false" fo:text-indent="-0.2083in" style:auto-text-indent="false" style:page-number="auto">
        <style:tab-stops>
          <style:tab-stop style:position="0.0091in"/>
        </style:tab-stops>
      </style:paragraph-properties>
    </style:style>
    <style:style style:name="P351" style:family="paragraph" style:parent-style-name="Body_20_text_20__28_5_29_" style:list-style-name="L30" style:master-page-name="">
      <style:paragraph-properties fo:margin-left="0.2083in" fo:margin-right="0in" fo:margin-top="0in" fo:margin-bottom="0in" loext:contextual-spacing="false" fo:line-height="0.1134in" fo:text-align="justify" style:justify-single-word="false" fo:text-indent="-0.2083in" style:auto-text-indent="false" style:page-number="auto">
        <style:tab-stops>
          <style:tab-stop style:position="0.0091in"/>
        </style:tab-stops>
      </style:paragraph-properties>
    </style:style>
    <style:style style:name="P352" style:family="paragraph" style:parent-style-name="Body_20_text_20__28_5_29_" style:list-style-name="L48" style:master-page-name="">
      <style:paragraph-properties fo:margin-left="0in" fo:margin-right="0in" fo:margin-top="0in" fo:margin-bottom="0in" loext:contextual-spacing="false" fo:line-height="0.1134in" fo:text-align="justify" style:justify-single-word="false" fo:text-indent="0in" style:auto-text-indent="false" style:page-number="auto">
        <style:tab-stops>
          <style:tab-stop style:position="0.1972in"/>
        </style:tab-stops>
      </style:paragraph-properties>
    </style:style>
    <style:style style:name="P353" style:family="paragraph" style:parent-style-name="Body_20_text_20__28_5_29_" style:list-style-name="L48" style:master-page-name="">
      <style:paragraph-properties fo:margin-left="0in" fo:margin-right="0in" fo:margin-top="0in" fo:margin-bottom="0in" loext:contextual-spacing="false" fo:line-height="0.1134in" fo:text-align="justify" style:justify-single-word="false" fo:text-indent="0in" style:auto-text-indent="false" style:page-number="auto">
        <style:tab-stops>
          <style:tab-stop style:position="0.2043in"/>
        </style:tab-stops>
      </style:paragraph-properties>
    </style:style>
    <style:style style:name="P354" style:family="paragraph" style:parent-style-name="Body_20_text_20__28_5_29_" style:list-style-name="L48" style:master-page-name="">
      <style:paragraph-properties fo:margin-left="0.2083in" fo:margin-right="0.361in" fo:margin-top="0in" fo:margin-bottom="0in" loext:contextual-spacing="false" fo:line-height="0.1134in" fo:text-align="start" style:justify-single-word="false" fo:text-indent="-0.2083in" style:auto-text-indent="false" style:page-number="auto">
        <style:tab-stops>
          <style:tab-stop style:position="-0.011in"/>
        </style:tab-stops>
      </style:paragraph-properties>
    </style:style>
    <style:style style:name="P355" style:family="paragraph" style:parent-style-name="Body_20_text_20__28_4_29_" style:list-style-name="L4" style:master-page-name="">
      <style:paragraph-properties fo:margin-left="0.2083in" fo:margin-right="0in" fo:margin-top="0in" fo:margin-bottom="0in" loext:contextual-spacing="false" fo:text-indent="-0.2083in" style:auto-text-indent="false" style:page-number="auto">
        <style:tab-stops>
          <style:tab-stop style:position="0.0811in"/>
        </style:tab-stops>
      </style:paragraph-properties>
    </style:style>
    <style:style style:name="P356" style:family="paragraph" style:parent-style-name="Body_20_text_20__28_4_29_" style:list-style-name="L4" style:master-page-name="">
      <style:paragraph-properties fo:margin-left="0.2083in" fo:margin-right="0in" fo:margin-top="0in" fo:margin-bottom="0in" loext:contextual-spacing="false" fo:text-indent="-0.2083in" style:auto-text-indent="false" style:page-number="auto">
        <style:tab-stops>
          <style:tab-stop style:position="0.0055in"/>
        </style:tab-stops>
      </style:paragraph-properties>
    </style:style>
    <style:style style:name="P357" style:family="paragraph" style:parent-style-name="Body_20_text_20__28_4_29_" style:list-style-name="L30" style:master-page-name="">
      <style:paragraph-properties fo:margin-left="0.2083in" fo:margin-right="0in" fo:margin-top="0in" fo:margin-bottom="0in" loext:contextual-spacing="false" fo:text-indent="-0.2083in" style:auto-text-indent="false" style:page-number="auto">
        <style:tab-stops>
          <style:tab-stop style:position="0.0055in"/>
        </style:tab-stops>
      </style:paragraph-properties>
    </style:style>
    <style:style style:name="P358" style:family="paragraph" style:parent-style-name="Body_20_text_20__28_4_29_" style:list-style-name="L4" style:master-page-name="">
      <style:paragraph-properties fo:margin-left="0.2083in" fo:margin-right="0in" fo:margin-top="0in" fo:margin-bottom="0in" loext:contextual-spacing="false" fo:text-indent="-0.2083in" style:auto-text-indent="false" style:page-number="auto">
        <style:tab-stops>
          <style:tab-stop style:position="0.002in"/>
        </style:tab-stops>
      </style:paragraph-properties>
    </style:style>
    <style:style style:name="P359" style:family="paragraph" style:parent-style-name="Body_20_text_20__28_4_29_" style:list-style-name="L9" style:master-page-name="">
      <style:paragraph-properties fo:margin-left="0.2083in" fo:margin-right="0in" fo:margin-top="0in" fo:margin-bottom="0in" loext:contextual-spacing="false" fo:text-indent="-0.2083in" style:auto-text-indent="false" style:page-number="auto">
        <style:tab-stops>
          <style:tab-stop style:position="0.002in"/>
        </style:tab-stops>
      </style:paragraph-properties>
    </style:style>
    <style:style style:name="P360" style:family="paragraph" style:parent-style-name="Body_20_text_20__28_4_29_" style:list-style-name="L40" style:master-page-name="">
      <style:paragraph-properties fo:margin-left="0.2083in" fo:margin-right="0in" fo:margin-top="0in" fo:margin-bottom="0in" loext:contextual-spacing="false" fo:text-indent="-0.2083in" style:auto-text-indent="false" style:page-number="auto">
        <style:tab-stops>
          <style:tab-stop style:position="0.002in"/>
        </style:tab-stops>
      </style:paragraph-properties>
    </style:style>
    <style:style style:name="P361" style:family="paragraph" style:parent-style-name="Body_20_text_20__28_4_29_" style:list-style-name="L9" style:master-page-name="">
      <style:paragraph-properties fo:margin-left="0.2083in" fo:margin-right="0in" fo:margin-top="0in" fo:margin-bottom="0in" loext:contextual-spacing="false" fo:text-indent="-0.2083in" style:auto-text-indent="false" style:page-number="auto">
        <style:tab-stops>
          <style:tab-stop style:position="-0.011in"/>
        </style:tab-stops>
      </style:paragraph-properties>
    </style:style>
    <style:style style:name="P362" style:family="paragraph" style:parent-style-name="Body_20_text_20__28_4_29_" style:list-style-name="L9" style:master-page-name="">
      <style:paragraph-properties fo:margin-left="0.2083in" fo:margin-right="0in" fo:margin-top="0in" fo:margin-bottom="0in" loext:contextual-spacing="false" fo:text-indent="-0.2083in" style:auto-text-indent="false" style:page-number="auto">
        <style:tab-stops>
          <style:tab-stop style:position="-0.0075in"/>
        </style:tab-stops>
      </style:paragraph-properties>
    </style:style>
    <style:style style:name="P363" style:family="paragraph" style:parent-style-name="Body_20_text_20__28_4_29_" style:list-style-name="L9" style:master-page-name="">
      <style:paragraph-properties fo:margin-left="0.2083in" fo:margin-right="0in" fo:margin-top="0in" fo:margin-bottom="0in" loext:contextual-spacing="false" fo:text-indent="-0.2083in" style:auto-text-indent="false" style:page-number="auto">
        <style:tab-stops>
          <style:tab-stop style:position="-0.0043in"/>
        </style:tab-stops>
      </style:paragraph-properties>
    </style:style>
    <style:style style:name="P364" style:family="paragraph" style:parent-style-name="Body_20_text_20__28_4_29_" style:list-style-name="L40" style:master-page-name="">
      <style:paragraph-properties fo:margin-left="0.2083in" fo:margin-right="0in" fo:margin-top="0in" fo:margin-bottom="0in" loext:contextual-spacing="false" fo:text-indent="-0.2083in" style:auto-text-indent="false" style:page-number="auto">
        <style:tab-stops>
          <style:tab-stop style:position="-0.0043in"/>
        </style:tab-stops>
      </style:paragraph-properties>
    </style:style>
    <style:style style:name="P365" style:family="paragraph" style:parent-style-name="Body_20_text_20__28_4_29_" style:list-style-name="L30" style:master-page-name="">
      <style:paragraph-properties fo:margin-left="0.2083in" fo:margin-right="0in" fo:margin-top="0in" fo:margin-bottom="0in" loext:contextual-spacing="false" fo:text-indent="-0.2083in" style:auto-text-indent="false" style:page-number="auto">
        <style:tab-stops>
          <style:tab-stop style:position="0.0091in"/>
        </style:tab-stops>
      </style:paragraph-properties>
    </style:style>
    <style:style style:name="P366" style:family="paragraph" style:parent-style-name="Body_20_text_20__28_4_29_" style:list-style-name="L40" style:master-page-name="">
      <style:paragraph-properties fo:margin-left="0.2083in" fo:margin-right="0in" fo:margin-top="0in" fo:margin-bottom="0in" loext:contextual-spacing="false" fo:text-indent="-0.2083in" style:auto-text-indent="false" style:page-number="auto">
        <style:tab-stops>
          <style:tab-stop style:position="-0.0016in"/>
        </style:tab-stops>
      </style:paragraph-properties>
    </style:style>
    <style:style style:name="P367" style:family="paragraph" style:parent-style-name="Body_20_text_20__28_4_29_" style:list-style-name="L49" style:master-page-name="">
      <style:paragraph-properties fo:margin-left="0.2083in" fo:margin-right="0in" fo:margin-top="0in" fo:margin-bottom="0in" loext:contextual-spacing="false" fo:text-indent="-0.2083in" style:auto-text-indent="false" style:page-number="auto">
        <style:tab-stops>
          <style:tab-stop style:position="-0.0516in"/>
        </style:tab-stops>
      </style:paragraph-properties>
    </style:style>
    <style:style style:name="P368" style:family="paragraph" style:parent-style-name="Body_20_text_20__28_4_29_" style:list-style-name="L49" style:master-page-name="">
      <style:paragraph-properties fo:margin-left="0.2083in" fo:margin-right="0in" fo:margin-top="0in" fo:margin-bottom="0in" loext:contextual-spacing="false" fo:text-indent="-0.2083in" style:auto-text-indent="false" style:page-number="auto" fo:break-after="column">
        <style:tab-stops>
          <style:tab-stop style:position="-0.0516in"/>
        </style:tab-stops>
      </style:paragraph-properties>
    </style:style>
    <style:style style:name="P369" style:family="paragraph" style:parent-style-name="Body_20_text_20__28_4_29_" style:master-page-name="PageStyle13">
      <style:paragraph-properties fo:margin-left="0.1945in" fo:margin-right="0in" fo:margin-top="0in" fo:margin-bottom="0in" loext:contextual-spacing="false" fo:text-indent="0in" style:auto-text-indent="false" style:page-number="164"/>
    </style:style>
    <style:style style:name="P370" style:family="paragraph" style:parent-style-name="Body_20_text_20__28_4_29_" style:list-style-name="L19" style:master-page-name="">
      <style:paragraph-properties fo:margin-left="0.1945in" fo:margin-right="0in" fo:margin-top="0in" fo:margin-bottom="0in" loext:contextual-spacing="false" fo:text-indent="-0.1945in" style:auto-text-indent="false" style:page-number="auto">
        <style:tab-stops>
          <style:tab-stop style:position="0.0193in"/>
        </style:tab-stops>
      </style:paragraph-properties>
    </style:style>
    <style:style style:name="P371" style:family="paragraph" style:parent-style-name="Body_20_text_20__28_4_29_" style:list-style-name="L25" style:master-page-name="">
      <style:paragraph-properties fo:margin-left="0.1945in" fo:margin-right="0in" fo:margin-top="0in" fo:margin-bottom="0in" loext:contextual-spacing="false" fo:text-indent="-0.1945in" style:auto-text-indent="false" style:page-number="auto">
        <style:tab-stops>
          <style:tab-stop style:position="0.0193in"/>
        </style:tab-stops>
      </style:paragraph-properties>
    </style:style>
    <style:style style:name="P372" style:family="paragraph" style:parent-style-name="Body_20_text_20__28_4_29_" style:list-style-name="L22" style:master-page-name="">
      <style:paragraph-properties fo:margin-left="0.1945in" fo:margin-right="0in" fo:margin-top="0in" fo:margin-bottom="0in" loext:contextual-spacing="false" fo:text-indent="-0.1945in" style:auto-text-indent="false" style:page-number="auto">
        <style:tab-stops>
          <style:tab-stop style:position="0.0193in"/>
        </style:tab-stops>
      </style:paragraph-properties>
    </style:style>
    <style:style style:name="P373" style:family="paragraph" style:parent-style-name="Body_20_text_20__28_4_29_" style:list-style-name="L25" style:master-page-name="">
      <style:paragraph-properties fo:margin-left="0.1945in" fo:margin-right="0in" fo:margin-top="0in" fo:margin-bottom="0in" loext:contextual-spacing="false" fo:text-indent="-0.1945in" style:auto-text-indent="false" style:page-number="auto">
        <style:tab-stops>
          <style:tab-stop style:position="-0.0008in"/>
        </style:tab-stops>
      </style:paragraph-properties>
    </style:style>
    <style:style style:name="P374" style:family="paragraph" style:parent-style-name="Body_20_text_20__28_4_29_" style:list-style-name="L25" style:master-page-name="">
      <style:paragraph-properties fo:margin-left="0.1945in" fo:margin-right="0in" fo:margin-top="0in" fo:margin-bottom="0in" loext:contextual-spacing="false" fo:text-indent="-0.1945in" style:auto-text-indent="false" style:page-number="auto">
        <style:tab-stops>
          <style:tab-stop style:position="0.0063in"/>
        </style:tab-stops>
      </style:paragraph-properties>
    </style:style>
    <style:style style:name="P375" style:family="paragraph" style:parent-style-name="Body_20_text_20__28_4_29_" style:list-style-name="L17" style:master-page-name="">
      <style:paragraph-properties fo:margin-left="0.1945in" fo:margin-right="0in" fo:margin-top="0in" fo:margin-bottom="0in" loext:contextual-spacing="false" fo:text-indent="-0.1945in" style:auto-text-indent="false" style:page-number="auto">
        <style:tab-stops>
          <style:tab-stop style:position="0.0063in"/>
        </style:tab-stops>
      </style:paragraph-properties>
    </style:style>
    <style:style style:name="P376" style:family="paragraph" style:parent-style-name="Body_20_text_20__28_4_29_" style:list-style-name="L25" style:master-page-name="">
      <style:paragraph-properties fo:margin-left="0.1945in" fo:margin-right="0in" fo:margin-top="0in" fo:margin-bottom="0in" loext:contextual-spacing="false" fo:text-indent="-0.1945in" style:auto-text-indent="false" style:page-number="auto">
        <style:tab-stops>
          <style:tab-stop style:position="0.0098in"/>
        </style:tab-stops>
      </style:paragraph-properties>
    </style:style>
    <style:style style:name="P377" style:family="paragraph" style:parent-style-name="Body_20_text_20__28_4_29_" style:list-style-name="L31" style:master-page-name="">
      <style:paragraph-properties fo:margin-left="0.1945in" fo:margin-right="0in" fo:margin-top="0in" fo:margin-bottom="0in" loext:contextual-spacing="false" fo:text-indent="-0.1945in" style:auto-text-indent="false" style:page-number="auto">
        <style:tab-stops>
          <style:tab-stop style:position="0.0098in"/>
        </style:tab-stops>
      </style:paragraph-properties>
    </style:style>
    <style:style style:name="P378" style:family="paragraph" style:parent-style-name="Body_20_text_20__28_4_29_" style:list-style-name="L22" style:master-page-name="">
      <style:paragraph-properties fo:margin-left="0.1945in" fo:margin-right="0in" fo:margin-top="0in" fo:margin-bottom="0in" loext:contextual-spacing="false" fo:text-indent="-0.1945in" style:auto-text-indent="false" style:page-number="auto">
        <style:tab-stops>
          <style:tab-stop style:position="0.089in"/>
        </style:tab-stops>
      </style:paragraph-properties>
    </style:style>
    <style:style style:name="P379" style:family="paragraph" style:parent-style-name="Body_20_text_20__28_4_29_" style:list-style-name="L22" style:master-page-name="">
      <style:paragraph-properties fo:margin-left="0.1945in" fo:margin-right="0in" fo:margin-top="0in" fo:margin-bottom="0in" loext:contextual-spacing="false" fo:text-indent="-0.1945in" style:auto-text-indent="false" style:page-number="auto">
        <style:tab-stops>
          <style:tab-stop style:position="0.0161in"/>
        </style:tab-stops>
      </style:paragraph-properties>
    </style:style>
    <style:style style:name="P380" style:family="paragraph" style:parent-style-name="Body_20_text_20__28_4_29_" style:list-style-name="L26" style:master-page-name="">
      <style:paragraph-properties fo:margin-left="0.1945in" fo:margin-right="0in" fo:margin-top="0in" fo:margin-bottom="0in" loext:contextual-spacing="false" fo:text-indent="-0.1945in" style:auto-text-indent="false" style:page-number="auto">
        <style:tab-stops>
          <style:tab-stop style:position="0.0161in"/>
        </style:tab-stops>
      </style:paragraph-properties>
    </style:style>
    <style:style style:name="P381" style:family="paragraph" style:parent-style-name="Body_20_text_20__28_4_29_" style:list-style-name="L44" style:master-page-name="">
      <style:paragraph-properties fo:margin-left="0.1945in" fo:margin-right="0in" fo:margin-top="0in" fo:margin-bottom="0in" loext:contextual-spacing="false" fo:text-indent="-0.1945in" style:auto-text-indent="false" style:page-number="auto">
        <style:tab-stops>
          <style:tab-stop style:position="0.0161in"/>
        </style:tab-stops>
      </style:paragraph-properties>
    </style:style>
    <style:style style:name="P382" style:family="paragraph" style:parent-style-name="Body_20_text_20__28_4_29_" style:list-style-name="L26" style:master-page-name="">
      <style:paragraph-properties fo:margin-left="0.1945in" fo:margin-right="0in" fo:margin-top="0in" fo:margin-bottom="0in" loext:contextual-spacing="false" fo:text-indent="-0.1945in" style:auto-text-indent="false" style:page-number="auto">
        <style:tab-stops>
          <style:tab-stop style:position="0.0228in"/>
        </style:tab-stops>
      </style:paragraph-properties>
    </style:style>
    <style:style style:name="P383" style:family="paragraph" style:parent-style-name="Body_20_text_20__28_4_29_" style:list-style-name="L36" style:master-page-name="">
      <style:paragraph-properties fo:margin-left="0.1945in" fo:margin-right="0in" fo:margin-top="0in" fo:margin-bottom="0in" loext:contextual-spacing="false" fo:text-indent="-0.1945in" style:auto-text-indent="false" style:page-number="auto">
        <style:tab-stops>
          <style:tab-stop style:position="-0.0374in"/>
        </style:tab-stops>
      </style:paragraph-properties>
    </style:style>
    <style:style style:name="P384" style:family="paragraph" style:parent-style-name="Body_20_text_20__28_4_29_" style:list-style-name="L39" style:master-page-name="">
      <style:paragraph-properties fo:margin-left="0.1945in" fo:margin-right="0in" fo:margin-top="0in" fo:margin-bottom="0in" loext:contextual-spacing="false" fo:text-indent="-0.1945in" style:auto-text-indent="false" style:page-number="auto">
        <style:tab-stops>
          <style:tab-stop style:position="-0.0374in"/>
        </style:tab-stops>
      </style:paragraph-properties>
    </style:style>
    <style:style style:name="P385" style:family="paragraph" style:parent-style-name="Body_20_text_20__28_4_29_" style:list-style-name="L16" style:master-page-name="">
      <style:paragraph-properties fo:margin-left="0.1945in" fo:margin-right="0in" fo:margin-top="0in" fo:margin-bottom="0in" loext:contextual-spacing="false" fo:text-indent="-0.1945in" style:auto-text-indent="false" style:page-number="auto">
        <style:tab-stops>
          <style:tab-stop style:position="-0.0437in"/>
        </style:tab-stops>
      </style:paragraph-properties>
    </style:style>
    <style:style style:name="P386" style:family="paragraph" style:parent-style-name="Body_20_text_20__28_4_29_" style:list-style-name="L16" style:master-page-name="">
      <style:paragraph-properties fo:margin-left="0.1945in" fo:margin-right="0in" fo:margin-top="0in" fo:margin-bottom="0in" loext:contextual-spacing="false" fo:text-indent="-0.1945in" style:auto-text-indent="false" style:page-number="auto">
        <style:tab-stops>
          <style:tab-stop style:position="-0.0402in"/>
        </style:tab-stops>
      </style:paragraph-properties>
    </style:style>
    <style:style style:name="P387" style:family="paragraph" style:parent-style-name="Body_20_text_20__28_4_29_" style:list-style-name="L39" style:master-page-name="">
      <style:paragraph-properties fo:margin-left="0.1945in" fo:margin-right="0in" fo:margin-top="0in" fo:margin-bottom="0in" loext:contextual-spacing="false" fo:text-indent="-0.1945in" style:auto-text-indent="false" style:page-number="auto">
        <style:tab-stops>
          <style:tab-stop style:position="-0.0402in"/>
        </style:tab-stops>
      </style:paragraph-properties>
    </style:style>
    <style:style style:name="P388" style:family="paragraph" style:parent-style-name="Body_20_text_20__28_4_29_" style:list-style-name="L44" style:master-page-name="">
      <style:paragraph-properties fo:margin-left="0.1945in" fo:margin-right="0in" fo:margin-top="0in" fo:margin-bottom="0in" loext:contextual-spacing="false" fo:text-indent="-0.1945in" style:auto-text-indent="false" style:page-number="auto">
        <style:tab-stops>
          <style:tab-stop style:position="0.0126in"/>
        </style:tab-stops>
      </style:paragraph-properties>
    </style:style>
    <style:style style:name="P389" style:family="paragraph" style:parent-style-name="Body_20_text_20__28_4_29_" style:list-style-name="L46" style:master-page-name="">
      <style:paragraph-properties fo:margin-left="0.1945in" fo:margin-right="0in" fo:margin-top="0in" fo:margin-bottom="0in" loext:contextual-spacing="false" fo:text-indent="-0.1945in" style:auto-text-indent="false" style:page-number="auto">
        <style:tab-stops>
          <style:tab-stop style:position="-0.0339in"/>
        </style:tab-stops>
      </style:paragraph-properties>
    </style:style>
    <style:style style:name="P390" style:family="paragraph" style:parent-style-name="Body_20_text_20__28_4_29_" style:list-style-name="L46" style:master-page-name="">
      <style:paragraph-properties fo:margin-left="0.1945in" fo:margin-right="0in" fo:margin-top="0in" fo:margin-bottom="0in" loext:contextual-spacing="false" fo:text-indent="-0.1945in" style:auto-text-indent="false" style:page-number="auto" fo:break-after="column">
        <style:tab-stops>
          <style:tab-stop style:position="-0.0339in"/>
        </style:tab-stops>
      </style:paragraph-properties>
    </style:style>
    <style:style style:name="P391" style:family="paragraph" style:parent-style-name="Body_20_text_20__28_4_29_" style:list-style-name="L36" style:master-page-name="PageStyle18">
      <style:paragraph-properties fo:margin-left="0.1945in" fo:margin-right="0in" fo:margin-top="0in" fo:margin-bottom="0in" loext:contextual-spacing="false" fo:text-indent="-0.1945in" style:auto-text-indent="false" style:page-number="175">
        <style:tab-stops>
          <style:tab-stop style:position="-0.0374in"/>
        </style:tab-stops>
      </style:paragraph-properties>
    </style:style>
    <style:style style:name="P392" style:family="paragraph" style:parent-style-name="Body_20_text_20__28_4_29_" style:master-page-name="PageStyle15">
      <style:paragraph-properties fo:margin-left="0.2083in" fo:margin-right="0in" fo:margin-top="0in" fo:margin-bottom="0in" loext:contextual-spacing="false" fo:text-indent="0in" style:auto-text-indent="false" style:page-number="167"/>
    </style:style>
    <style:style style:name="P393" style:family="paragraph" style:parent-style-name="Body_20_text_20__28_4_29_" style:list-style-name="L28" style:master-page-name="">
      <style:paragraph-properties fo:margin-left="0in" fo:margin-right="0in" fo:margin-top="0in" fo:margin-bottom="0in" loext:contextual-spacing="false" fo:text-indent="0in" style:auto-text-indent="false" style:page-number="auto">
        <style:tab-stops>
          <style:tab-stop style:position="0.1571in"/>
        </style:tab-stops>
      </style:paragraph-properties>
    </style:style>
    <style:style style:name="P394" style:family="paragraph" style:parent-style-name="Body_20_text_20__28_4_29_" style:list-style-name="L47" style:master-page-name="">
      <style:paragraph-properties fo:margin-left="0in" fo:margin-right="0in" fo:margin-top="0in" fo:margin-bottom="0in" loext:contextual-spacing="false" fo:line-height="0.1299in" fo:text-align="start" style:justify-single-word="false" fo:text-indent="0in" style:auto-text-indent="false" style:page-number="auto" fo:break-after="page">
        <style:tab-stops>
          <style:tab-stop style:position="0.1571in"/>
        </style:tab-stops>
      </style:paragraph-properties>
    </style:style>
    <style:style style:name="P395" style:family="paragraph" style:parent-style-name="Body_20_text_20__28_4_29_" style:master-page-name="PageStyle17">
      <style:paragraph-properties fo:margin-left="0in" fo:margin-right="0in" fo:margin-top="0in" fo:margin-bottom="0in" loext:contextual-spacing="false" fo:text-align="end" style:justify-single-word="false" fo:text-indent="0in" style:auto-text-indent="false" style:page-number="170"/>
    </style:style>
    <style:style style:name="P396" style:family="paragraph" style:parent-style-name="Body_20_text_20__28_4_29_" style:list-style-name="L29" style:master-page-name="">
      <style:paragraph-properties fo:margin-left="0.1807in" fo:margin-right="0in" fo:margin-top="0in" fo:margin-bottom="0in" loext:contextual-spacing="false" fo:text-indent="-0.1807in" style:auto-text-indent="false" style:page-number="auto">
        <style:tab-stops>
          <style:tab-stop style:position="0.0165in"/>
        </style:tab-stops>
      </style:paragraph-properties>
    </style:style>
    <style:style style:name="P397" style:family="paragraph" style:parent-style-name="Body_20_text_20__28_4_29_" style:list-style-name="L29" style:master-page-name="">
      <style:paragraph-properties fo:margin-left="0.1807in" fo:margin-right="0in" fo:margin-top="0in" fo:margin-bottom="0in" loext:contextual-spacing="false" fo:text-indent="-0.1807in" style:auto-text-indent="false" style:page-number="auto">
        <style:tab-stops>
          <style:tab-stop style:position="0.0299in"/>
        </style:tab-stops>
      </style:paragraph-properties>
    </style:style>
    <style:style style:name="P398" style:family="paragraph" style:parent-style-name="Body_20_text_20__28_4_29_" style:list-style-name="L30" style:master-page-name="">
      <style:paragraph-properties fo:margin-left="0.1807in" fo:margin-right="0in" fo:margin-top="0in" fo:margin-bottom="0in" loext:contextual-spacing="false" fo:text-indent="-0.1807in" style:auto-text-indent="false" style:page-number="auto">
        <style:tab-stops>
          <style:tab-stop style:position="0.0228in"/>
        </style:tab-stops>
      </style:paragraph-properties>
    </style:style>
    <style:style style:name="T1" style:family="text">
      <style:text-properties fo:color="#000000" style:text-position="25% 58%"/>
    </style:style>
    <style:style style:name="T2" style:family="text">
      <style:text-properties fo:color="#000000" fo:language="en" fo:country="US" style:language-asian="en" style:country-asian="US" style:language-complex="en" style:country-complex="US"/>
    </style:style>
    <style:style style:name="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style style:name="fr2" style:family="graphic" style:parent-style-name="Frame">
      <style:graphic-properties fo:margin-left="0.0398in" fo:margin-right="0.0398in" fo:margin-top="0.3165in" fo:margin-bottom="0.1953in" style:wrap="left" style:number-wrapped-paragraphs="no-limit" style:vertical-pos="from-top" style:vertical-rel="page-content" style:horizontal-pos="from-left" style:horizontal-rel="page" fo:background-color="#ffffff" style:background-transparency="100%" draw:fill="solid" draw:fill-color="#ffffff" draw:opacity="0%" fo:padding="0in" fo:border="none" style:writing-mode="tb-rl" style:flow-with-text="false"/>
    </style:style>
    <style:style style:name="fr3" style:family="graphic" style:parent-style-name="Frame">
      <style:graphic-properties fo:margin-left="0.0398in" fo:margin-right="0.0398in" fo:margin-top="0.0335in" fo:margin-bottom="0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Frame">
      <style:graphic-properties fo:margin-left="0.0398in" fo:margin-right="0.0398in" fo:margin-top="0.0264in" fo:margin-bottom="0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5" style:family="graphic" style:parent-style-name="Frame">
      <style:graphic-properties fo:margin-left="0.0398in" fo:margin-right="0.0398in" fo:margin-top="0in" fo:margin-bottom="0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6" style:family="graphic" style:parent-style-name="Frame">
      <style:graphic-properties fo:margin-left="0.0398in" fo:margin-right="0.0398in" fo:margin-top="0.0402in" fo:margin-bottom="0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7" style:family="graphic" style:parent-style-name="Frame">
      <style:graphic-properties fo:margin-left="0.0398in" fo:margin-right="0.0398in" fo:margin-top="0.0366in" fo:margin-bottom="0.0236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8" style:family="graphic" style:parent-style-name="Frame">
      <style:graphic-properties fo:margin-left="0.0398in" fo:margin-right="0.0398in" fo:margin-top="0.0299in" fo:margin-bottom="0.0402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Sect1" style:family="section">
      <style:section-properties fo:margin-left="2.2634in" fo:margin-right="2.1098in"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style:style style:name="Sect3" style:family="section">
      <style:section-properties fo:margin-left="2.2634in" fo:margin-right="2.1098in" style:editable="false">
        <style:columns fo:column-count="2" fo:column-gap="0.0929in">
          <style:column style:rel-width="32767*" fo:start-indent="0in" fo:end-indent="0.0465in"/>
          <style:column style:rel-width="32768*" fo:start-indent="0.0465in" fo:end-indent="0in"/>
        </style:columns>
      </style:section-properties>
    </style:style>
    <style:style style:name="Sect4" style:family="section">
      <style:section-properties fo:margin-left="2in" fo:margin-right="2.3575in" style:editable="false">
        <style:columns fo:column-count="2" fo:column-gap="0.0709in">
          <style:column style:rel-width="32767*" fo:start-indent="0in" fo:end-indent="0.0354in"/>
          <style:column style:rel-width="32768*" fo:start-indent="0.0354in" fo:end-indent="0in"/>
        </style:columns>
      </style:section-properties>
    </style:style>
    <style:style style:name="Sect5" style:family="section">
      <style:section-properties fo:margin-left="1.8909in" fo:margin-right="2.4756in" style:editable="false">
        <style:columns fo:column-count="2" fo:column-gap="0.072in">
          <style:column style:rel-width="32767*" fo:start-indent="0in" fo:end-indent="0.0362in"/>
          <style:column style:rel-width="32768*" fo:start-indent="0.0362in" fo:end-indent="0in"/>
        </style:columns>
      </style:section-properties>
    </style:style>
    <text:list-style style:name="L1">
      <text:list-level-style-number text:level="1" text:style-name="CharStyle6" style:num-format="1" text:start-value="3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CharStyle6" style:num-format="1" text:start-value="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CharStyle6" style:num-format="1" text:start-value="1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CharStyle26" style:num-format="1" text:start-value="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CharStyle6" style:num-format="1" text:start-value="3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CharStyle6" style:num-format="1" text:start-value="9">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CharStyle6" style:num-format="1" text:start-value="3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CharStyle6" style:num-format="1" text:start-value="1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CharStyle6" style:num-format="1" text:start-value="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CharStyle6" style:num-format="1" text:start-value="2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CharStyle6" style:num-format="1" text:start-value="2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CharStyle6" style:num-format="1" text:start-value="5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CharStyle6" style:num-format="1" text:start-value="8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CharStyle6" style:num-format="1" text:start-value="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CharStyle6" style:num-format="1" text:start-value="1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CharStyle25"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CharStyle26" style:num-format="1" text:start-value="1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CharStyle6" style:num-format="1" text:start-value="1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CharStyle6" style:num-format="1" text:start-value="3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CharStyle6"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CharStyle6" style:num-format="1" text:start-value="1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CharStyle34" style:num-format="1" text:start-value="2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CharStyle6" style:num-format="1" text:start-value="2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CharStyle6" style:num-format="1" text:start-value="3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CharStyle24" style:num-format="1" text:start-value="1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CharStyle6" style:num-format="1" text:start-value="2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CharStyle6" style:num-format="1" text:start-value="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CharStyle24"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CharStyle25" style:num-format="1" text:start-value="3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CharStyle8" style:num-format="1" text:start-value="2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CharStyle25"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CharStyle6" style:num-format="1" text:start-value="1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CharStyle6"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CharStyle6" style:num-format="1" text:start-value="1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CharStyle6" style:num-format="1" text:start-value="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CharStyle8" style:num-format="1" text:start-value="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CharStyle6"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CharStyle6"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CharStyle25" style:num-format="1" text:start-value="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CharStyle25" style:num-format="1" text:start-value="1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CharStyle6" style:num-format="1" text:start-value="3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CharStyle48"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CharStyle6" style:num-format="1" text:start-value="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CharStyle25" style:num-format="1" text:start-value="2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CharStyle50"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CharStyle53"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CharStyle24"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CharStyle50" style:num-format="1" text:start-value="1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CharStyle56"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CharStyle6"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text:style-name="CharStyle6" style:num-format="1" text:start-value="1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CharStyle48" style:num-format="1" text:start-value="3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CharStyle6" style:num-format="1" text:start-value="6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CharStyle6"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text:style-name="CharStyle6" style:num-format="1" text:start-value="2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CharStyle6"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CharStyle60" style:num-format="1" text:start-value="2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CharStyle6"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text:style-name="CharStyle6" style:num-format="1" text:start-value="1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text:style-name="CharStyle6" style:num-format="1" text:start-value="1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text:style-name="CharStyle6"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number text:level="1" text:style-name="CharStyle6"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number text:level="1" text:style-name="CharStyle6" style:num-format="1" text:start-value="4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text:style-name="CharStyle6" style:num-format="1" text:start-value="5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text:style-name="CharStyle6" style:num-format="1" text:start-value="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number text:level="1" text:style-name="CharStyle6" style:num-format="1" text:start-value="2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number text:level="1" text:style-name="CharStyle6"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text:style-name="CharStyle6" style:num-format="1" text:start-value="2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0">
        <text:h text:style-name="P128" text:outline-level="1"><text:bookmark-start text:name="bookmark0"/><text:span text:style-name="CharStyle4">NUMBERS</text:span><text:bookmark-end text:name="bookmark0"/></text:h>
      </text:section>
      <text:section text:style-name="Sect2" text:name="Section1">
        <text:p text:style-name="P2"/>
        <text:p text:style-name="P1"/>
      </text:section>
      <text:section text:style-name="Sect3" text:name="Section2">
        <text:p text:style-name="Body_20_text_20__28_2_29__20__2b__20_DropCap3">1<text:span text:style-name="CharStyle6">0n the first day of the second month in the second year after they had left the land of Egypt, the Eternal spoke to Moses in the desert of Sinai, within the Trysting tent, bidding him and 2 Aaron count up the total mem­bers of the community of Israel, clan by clan, family by family, and also number all the male </text:span><text:span text:style-name="CharStyle8">3</text:span><text:span text:style-name="CharStyle6"> individuals, head by head; all Israelites over twenty years who were able for active service were to be numbered, company by </text:span><text:span text:style-name="CharStyle8">4</text:span><text:span text:style-name="CharStyle6"> company. They were to take a representative of every clan, in each case the head of the family, 5 and the names of the representa­tives were to be as follows. From Reuben, Elizur the son of 6 Shedeur; from Simeon, Shelu- miel the son of Zurishaddai; </text:span><text:span text:style-name="CharStyle8">7</text:span><text:span text:style-name="CharStyle6"> from Judah, Nahshon the son 8 of Amminadab; from Issachar, 9 Nathaniel the son of Zuar; from Zebulun, Eliab the son of Helon; io from the Josephites — from Ephraim, Elishama the son of Ammihud, and from Manasseh, Gamaliel the son of Pedahzur; ii from Benjamin, Abidan the son 12 of Gideoni; from Dan, Ahiezer 13 the son of Ammishaddai; from Asher, Pagiel the son of Ochran; 14 from Gad, Eliasaph the son of 15 Reuel; from Naphtali, Ahira the 16 son of Enan. Such were the men selected from the com­munity, the leaders of their an­cestral clans, who were at the head of the septs in Israel. 17 Moses and Aaron took these men who have been named, and 18 mustered all the community on the first day of the second month, when they registered themselves, clan by clan, family by family, and had every indi­vidual over twenty numbered, head by head, as the Eternal 19 had ordered.</text:span></text:p>
        <text:p text:style-name="P97"><text:span text:style-name="CharStyle6">Moses numbered them in the desert thus. The descendants 20 of Reuben, Israel’s eldest son, reckoned clan by clan, family by family, with every male indi­vidual over twenty years, head by head, all the Reubenites who 21 were able for active service amounted to forty-six thousand five hundred. The descend- 22 ants of Simeon, reckoned clan by clan, family by family, with every male individual over twenty years, all the Simeonites 23 who were able for active service amounted to fifty-nine thousand three hundred. The descend- 24 ants of Gad, reckoned clan by clan, family by family, with every male individual over twenty years numbered, head by head, all the Gadites who 25 were able for active service amounted to forty-five thousand six hundred and fifty. The 26 descendants of Judah, reckoned clan by clan, family by family, with every male individual over twenty years, head by head, all 27 the Judahites who were able for active<text:tab/>service<text:tab/>amounted<text:tab/>to</text:span></text:p>
        <text:p text:style-name="P26"><text:span text:style-name="CharStyle6">seventy-four thousand six hun­dred.<text:tab/>The<text:tab/>descendants<text:tab/>of<text:tab/>28</text:span></text:p>
        <text:p text:style-name="P28"><text:span text:style-name="CharStyle6">Issachar, reckoned clan by clan, family by family, with every male individual over twenty years, head by head, all the 29 Issacharites who were able for active<text:tab/>service<text:tab/>amounted<text:tab/>to</text:span></text:p>
        <text:p text:style-name="P26"><text:span text:style-name="CharStyle6">fifty-four thousand four hun­dred.<text:tab/>The<text:tab/>descendants<text:tab/>of<text:tab/>3°</text:span></text:p>
        <text:p text:style-name="P80"><text:span text:style-name="CharStyle6">Zebulun, reckoned clan by clan, family by family, with every male individual over twenty years, head by head, all the Zeb- 31</text:span></text:p>
      </text:section>
      <text:section text:style-name="Sect4" text:name="Section3">
        <text:p text:style-name="P129"><text:span text:style-name="CharStyle6">ulunites who were able for ac­tive service amounted to fifty- seven thousand four hundred.</text:span></text:p>
        <text:list xml:id="list8248516771656726512" text:style-name="L1">
          <text:list-item>
            <text:p text:style-name="P136"><text:span text:style-name="CharStyle6"><text:tab/>As for the Josephites—the de­scendants of Ephraim, reckoned clan by clan, family by family, with every male individual over</text:span></text:p>
          </text:list-item>
          <text:list-item>
            <text:p text:style-name="P136"><text:span text:style-name="CharStyle6"><text:tab/>twenty, head by head, all the Ephraimites who were able for active service amounted to forty</text:span></text:p>
          </text:list-item>
          <text:list-item>
            <text:p text:style-name="P136"><text:span text:style-name="CharStyle6"><text:tab/>thousand five hundred; the de­scendants of Manasseh, reck­oned clan by clan, family by family, with every male indi­vidual over twenty years, head</text:span></text:p>
          </text:list-item>
          <text:list-item>
            <text:p text:style-name="P136"><text:span text:style-name="CharStyle6"><text:tab/>by head, all the Manassites who were able for active service amounted to thirty-two thou-</text:span></text:p>
          </text:list-item>
          <text:list-item>
            <text:p text:style-name="P136"><text:span text:style-name="CharStyle6"><text:tab/>sand two hundred. The de­scendants of Benjamin, reck­oned clan by clan, family by family, with every male indi­vidual over twenty years, head</text:span></text:p>
          </text:list-item>
          <text:list-item>
            <text:p text:style-name="P136"><text:span text:style-name="CharStyle6"><text:tab/>by head, all the Benjamites who were able for active service amount to thirty-five thou-</text:span></text:p>
          </text:list-item>
          <text:list-item>
            <text:p text:style-name="P136"><text:span text:style-name="CharStyle6"><text:tab/>sand four hundred. The de­scendants of Dan, reckoned clan by clan, family by family, with every male descendant over</text:span></text:p>
          </text:list-item>
          <text:list-item>
            <text:p text:style-name="P136"><text:span text:style-name="CharStyle6"><text:tab/>twenty years, head by head, all the Danites who were able for active service amounted to sixty-two thousand seven hun-</text:span></text:p>
          </text:list-item>
          <text:list-item>
            <text:p text:style-name="P136"><text:span text:style-name="CharStyle6"><text:tab/>dred. The descendants of Asher, reckoned clan by clan, family by family, with every male individual over twenty</text:span></text:p>
          </text:list-item>
          <text:list-item>
            <text:p text:style-name="P136"><text:span text:style-name="CharStyle6"><text:tab/>years, head by head, all the Ash- erites who were able for active service amounted to forty-one</text:span></text:p>
          </text:list-item>
          <text:list-item>
            <text:p text:style-name="P136"><text:span text:style-name="CharStyle6"><text:tab/>thousand five hundred. The descendants of Naphtali, reck­oned clan by clan, family by family, with every male individ-</text:span></text:p>
          </text:list-item>
          <text:list-item>
            <text:p text:style-name="P136"><text:span text:style-name="CharStyle6"><text:tab/>ual over twenty years, head by head, all the Naphtalites who were able for active service amounted to fifty-three thou­sand four hundred.</text:span></text:p>
          </text:list-item>
          <text:list-item>
            <text:p text:style-name="P150"><text:span text:style-name="CharStyle6"><text:tab/>Such were those whom Moses</text:span></text:p>
          </text:list-item>
        </text:list>
        <text:p text:style-name="P25"><text:span text:style-name="CharStyle6">and Aaron counted up, along with the leaders of Israel, twelve men, each of whom represented his ancestral house. The num- 45 ber of the Israelites, family by family, over twenty years, who were able for active service, the 46 total number was six hundred and three thousand five hun­dred and fifty.</text:span></text:p>
        <text:p text:style-name="P95"><text:span text:style-name="CharStyle6">The ancestral clan of the 47 Levites was not included, how­ever; the Eternal told Moses 48 that he was to leave out the clan 49 of Levi, and not to count its total among the Israelites, but 50 to put the Levites in charge of the Dwelling of the Presence, with all its equipment and all its belongings; they were to carry the Dwelling and its equipment, to attend to it, and to encamp round it; whenever the Dwelling 51 had to be moved, the Levites were to take it down, and when­ever it had to be pitched, the Levites were to erect it; any outsider who dared to interfere was to be put to death. The 5</text:span><text:span text:style-name="CharStyle6"><text:span text:style-name="T1">2 </text:span></text:span><text:span text:style-name="CharStyle6">Israelites were to pitch their tents according to their respec­tive camps and companies, in military order, but the Levites </text:span><text:span text:style-name="CharStyle8">53 </text:span><text:span text:style-name="CharStyle6">were to pitch their tents round the Dwelling of the Presence, in order to avert any outburst of divine anger against the com­munity of Israel; they were to take charge of the Dwelling. The Israelites carried this out; </text:span><text:span text:style-name="CharStyle8">54 </text:span><text:span text:style-name="CharStyle6">they obeyed every order given by the Eternal to Moses.</text:span></text:p>
        <text:p text:style-name="P96"><text:span text:style-name="CharStyle6">The Eternal told Moses and </text:span><text:span text:style-name="CharStyle14">ey </text:span><text:span text:style-name="CharStyle6">Aaron that the Israelites were “ to pitch their tents according to 2 their respective companies and the pennons of their clans, fac­ing the Trysting tent on every side. Those who encamped 3 on the eastern side, towards the dawn, were to be the companies</text:span></text:p>
        <text:p text:style-name="P259"><text:span text:style-name="CharStyle6">belonging to Judah, led by Nah-</text:span></text:p>
        <text:list xml:id="list2390244525218042905" text:style-name="L2">
          <text:list-item>
            <text:p text:style-name="P263"><text:span text:style-name="CharStyle6"><text:tab/>shon the son of Amminadab; his host numbered in all seventy- four thousand six hundred.</text:span></text:p>
          </text:list-item>
          <text:list-item>
            <text:p text:style-name="P263"><text:span text:style-name="CharStyle6"><text:tab/>Next to him the clan of Issa- char was to encamp, led by</text:span></text:p>
          </text:list-item>
          <text:list-item>
            <text:p text:style-name="P263"><text:span text:style-name="CharStyle6"><text:tab/>Nathaniel the son of Zuar; his host numbered in all fifty-four</text:span></text:p>
          </text:list-item>
          <text:list-item>
            <text:p text:style-name="P263"><text:span text:style-name="CharStyle6"><text:tab/>thousand four hundred. Then the clan of Zebulun, led by</text:span></text:p>
          </text:list-item>
          <text:list-item>
            <text:p text:style-name="P263"><text:span text:style-name="CharStyle6"><text:tab/>Eliab the son of Helon; his host numbered in all fifty-seven</text:span></text:p>
          </text:list-item>
          <text:list-item>
            <text:p text:style-name="P267"><text:span text:style-name="CharStyle6"><text:tab/>thousand four hundred. These battalions of Judah, numbering a hundred and eighty-six thou­sand four hundred, were to start</text:span></text:p>
          </text:list-item>
        </text:list>
        <text:p text:style-name="P64"><text:span text:style-name="CharStyle6">io<text:tab/>on the march first. On the south side the companies be­longing to Reuben were to en­camp, led by Elizur the son of</text:span></text:p>
        <text:p text:style-name="P23"><text:span text:style-name="CharStyle6">n Shedeur; his host numbered in all forty-six thousand five hun-</text:span></text:p>
        <text:list xml:id="list1094952502820956594" text:style-name="L3">
          <text:list-item>
            <text:p text:style-name="P272"><text:span text:style-name="CharStyle6"><text:tab/>dred. Next to him the clan of Simeon was to encamp, led by Shelumiel the son of Zurishad-</text:span></text:p>
          </text:list-item>
          <text:list-item>
            <text:p text:style-name="P272"><text:span text:style-name="CharStyle6"><text:tab/>dai; his host numbered in all fifty-nine thousand three hun-</text:span></text:p>
          </text:list-item>
          <text:list-item>
            <text:p text:style-name="P272"><text:span text:style-name="CharStyle6"><text:tab/>dred. Then the clan of Gad, led by Eliasaph the son of Reuel;</text:span></text:p>
          </text:list-item>
          <text:list-item>
            <text:p text:style-name="P272"><text:span text:style-name="CharStyle6"><text:tab/>his host numbered forty-five thousand six hundred and fifty.</text:span></text:p>
          </text:list-item>
          <text:list-item>
            <text:p text:style-name="P272"><text:span text:style-name="CharStyle6"><text:tab/>These battalions of Reuben, numbering a hundred and fifty- one thousand four hundred and fifty, were to start second on the</text:span></text:p>
          </text:list-item>
          <text:list-item>
            <text:p text:style-name="P275"><text:span text:style-name="CharStyle6"><text:tab/>march. Then the Trysting tent was to advance, along with the host of Levites, in the centre of the other hosts; they were to march, as they encamped, in their respective companies.</text:span></text:p>
          </text:list-item>
          <text:list-item>
            <text:p text:style-name="P275"><text:span text:style-name="CharStyle6"><text:tab/>On the western side the com­panies belonging to Ephraim were to encamp, led by Elishama</text:span></text:p>
          </text:list-item>
          <text:list-item>
            <text:p text:style-name="P275"><text:span text:style-name="CharStyle6"><text:tab/>the son of Arnmihud; his host numbered in all forty thousand</text:span></text:p>
          </text:list-item>
          <text:list-item>
            <text:p text:style-name="P277"><text:span text:style-name="CharStyle6"><text:tab/>five hundred. Next to him the clan of Manasseh was to encamp, led by Gamaliel the son of Pe-</text:span></text:p>
          </text:list-item>
          <text:list-item>
            <text:p text:style-name="P277"><text:span text:style-name="CharStyle6"><text:tab/>dahzur; his host numbered in all thirty-two thousand two hun­</text:span></text:p>
          </text:list-item>
        </text:list>
        <text:p text:style-name="P25"><text:span text:style-name="CharStyle6">dred. Then the clan of Benja- 22 min, led by Abidan the son of Gideoni; his host numbered in all 23 thirty-five thousand four hun­dred. These battalions of Eph- 24 raim, numbering a hundred and eight thousand one hundred, were to start third on the march.</text:span></text:p>
        <text:p text:style-name="P25"><text:span text:style-name="CharStyle6">On the northern side the com- 25 panics belonging to Dan were to encamp, led by Ahiezer the son of Ammishaddai; his host num- 26 bered in all sixty-two thousand seven hundred. Next to him 27 the clan of Asher was to encamp, led by Pagiel the son of Ochran; his host numbered in all forty- 28 one thousand five hundred. Then the clan of Naphtali, led 29 by Ahira the son of Enan; his </text:span><text:span text:style-name="CharStyle8">3</text:span><text:span text:style-name="CharStyle6">° host numbered fifty-three thou­sand four hundred. These bat- 31 talions of Dan, numbering a hundred and fifty-seven thou­sand six hundred, were to march company by company in the rear.</text:span></text:p>
        <text:p text:style-name="P66"><text:span text:style-name="CharStyle6">Such were the Israelites 3</text:span><text:span text:style-name="CharStyle6"><text:span text:style-name="T1">2 </text:span></text:span><text:span text:style-name="CharStyle6">counted by their families; those who were numbered by com­panies in their respective camps amounted to six hundred and three thousand five hundred and fifty. But, by order of the </text:span><text:span text:style-name="CharStyle8">33 </text:span><text:span text:style-name="CharStyle6">Eternal to Moses, the Levites were not included in the reckon­ing of the Israelites. The Israel- </text:span><text:span text:style-name="CharStyle8">34 </text:span><text:span text:style-name="CharStyle6">ites carried this out; exactly as the Eternal had ordered Moses, so they encamped in their respective companies and marched, clan by clan, family by family.</text:span></text:p>
        <text:p text:style-name="P67"><text:span text:style-name="CharStyle6">These were the descendants 0 of Aaron and Moses, when the Eternal talked to Moses on mount Sinai. The names of </text:span><text:span text:style-name="CharStyle15">a </text:span><text:span text:style-name="CharStyle6">Aaron’s sons were Nadab (the eldest), Abihu, Eleazar, and Ithamar; these were the names 3 of Aaron’s sons, consecrated</text:span></text:p>
        <text:p text:style-name="P107"><text:span text:style-name="CharStyle6">priests, whom he installed in the</text:span></text:p>
        <text:list xml:id="list8413685907995509494" text:style-name="L4">
          <text:list-item>
            <text:p text:style-name="P268"><text:span text:style-name="CharStyle6"><text:tab/>priestly office. Nadab and Abihu died before the Eternal, when they offered irregular fire before the Eternal in the desert of Sinai; they </text:span><text:soft-page-break/><text:span text:style-name="CharStyle6">left no children. But Eleazar and Ithamar served as priests during the lifetime of their father.</text:span></text:p>
          </text:list-item>
          <text:list-item>
            <text:p text:style-name="P280"><text:span text:style-name="CharStyle6"><text:tab/>The Eternal said to Moses,</text:span></text:p>
          </text:list-item>
          <text:list-item>
            <text:p text:style-name="P281"><text:span text:style-name="CharStyle6"><text:tab/>“Bring the clan of Levi and present them before Aaron the priest, to be at his service.</text:span></text:p>
          </text:list-item>
          <text:list-item>
            <text:p text:style-name="P264"><text:span text:style-name="CharStyle6"><text:tab/>They shall do duty for him and for the whole community at the Trysting tent, as attendants of</text:span></text:p>
          </text:list-item>
          <text:list-item>
            <text:p text:style-name="P264"><text:span text:style-name="CharStyle6"><text:tab/>the Dwelling, taking charge of all the equipment of the Tryst­ing tent and the arrangements for the Israelites, as attendants</text:span></text:p>
          </text:list-item>
          <text:list-item>
            <text:p text:style-name="P268"><text:span text:style-name="CharStyle6"><text:tab/>of the Dwelling. Assign the Levites to Aaron and his sons; they belong to him, out of the</text:span></text:p>
          </text:list-item>
          <text:list-item>
            <text:p text:style-name="P276"><text:span text:style-name="CharStyle6"><text:tab/>Israelites. Appoint Aaron and his sons to hold their priest­hood; any layman who dares to interfere shall be put to death.”</text:span></text:p>
          </text:list-item>
          <text:list-item>
            <text:p text:style-name="P276"><text:span text:style-name="CharStyle6"><text:tab/>The Eternal said to Moses, “I</text:span></text:p>
          </text:list-item>
          <text:list-item>
            <text:p text:style-name="P276"><text:span text:style-name="CharStyle6"><text:tab/>myself have taken the Levites from Israel instead of the eldest children born in Israel; the Le­vites belong to me, for all the eldest children belong to me.</text:span></text:p>
          </text:list-item>
          <text:list-item>
            <text:p text:style-name="P276"><text:span text:style-name="CharStyle6"><text:tab/>When I killed all the eldest born in the land of Egypt I claimed as my own all the eldest born in Israel, both man and beast; mine they shall be: I am the Eternal.”</text:span></text:p>
          </text:list-item>
          <text:list-item>
            <text:p text:style-name="P280"><text:span text:style-name="CharStyle6"><text:tab/>In the desert of Sinai the</text:span></text:p>
          </text:list-item>
          <text:list-item>
            <text:p text:style-name="P276"><text:span text:style-name="CharStyle6"><text:tab/>Eternal ordered Moses to num­ber the Levites, clan by clan, family by family, counting every</text:span></text:p>
          </text:list-item>
          <text:list-item>
            <text:p text:style-name="P276"><text:span text:style-name="CharStyle6"><text:tab/>male over a month old. Moses numbered them as the Eternal</text:span></text:p>
          </text:list-item>
          <text:list-item>
            <text:p text:style-name="P276"><text:span text:style-name="CharStyle6"><text:tab/>bade him. The names of the sons of Levi were Gershon, Ko-</text:span></text:p>
          </text:list-item>
          <text:list-item>
            <text:p text:style-name="P276"><text:span text:style-name="CharStyle6"><text:tab/>hath, and Merari; the names of the sons of Gershon, clan by</text:span></text:p>
          </text:list-item>
          <text:list-item>
            <text:p text:style-name="P276"><text:span text:style-name="CharStyle6"><text:tab/>clan, were Libni and Shimei; the sons of Kohath, clan by clan,</text:span></text:p>
          </text:list-item>
        </text:list>
        <text:p text:style-name="P25"><text:span text:style-name="CharStyle6">were Amram, Izhar, Hebron, and Uzziel; the sons of Merari, 20 clan by clan, were Mahli and Mushi. Such were the Levitical clans, family by family. To 21 Gershon belonged the Libnites and the Shimeites; of these 23 Gershonite clans there were counted seven thousand five hundred members, the total number of males over a month old. The Gershonite clans were 23 to encamp on the western side of the tent, led by Eliasaph the 24 son of Lael. In the Trysting 25 tent the Gershonites were to take charge of the Dwelling and the tent, of everything con­nected with the wrapper for the tent, the veil for the entrance into the Trysting tent, the hang- 26 ings, the curtains for the en­trance into the court round the tent and the altar, and the ropes. To Kohath belonged 27 the Amramites, the Izharites, the Hebronites, and the Uzzielites; of these Kohathite clans there 28 were counted eight thousand three hundred members, the total number of males over a month old. The Kohathite 29 clans were to encamp on the south side of the tent, led by 30 Elizaphan the son of Uzziel. They were to take charge of 31 everything connected with the ark, the table, the lampstand, the altars and articles of the sanctuary where the priests serve, and the curtain that screened it off. Eleazar the son 32 of Aaron was to have authority over the Levitical authorities and to supervise those who had charge of the sanctuary. To </text:span><text:span text:style-name="CharStyle8">33 </text:span><text:span text:style-name="CharStyle6">Merari belonged the Mahlites and the Mushites; of these 34 Merari te clans there were counted six thousand two hun­dred members, the total number</text:span></text:p>
      </text:section>
      <text:section text:style-name="Sect4" text:name="Section4">
        <text:list xml:id="list4505201028918813475" text:style-name="L5">
          <text:list-item>
            <text:p text:style-name="P299"><text:span text:style-name="CharStyle6"><text:tab/>of males over a month old. The Merarite clans were led by Zuriel the son of Abihail, and had to encamp on the north</text:span></text:p>
          </text:list-item>
          <text:list-item>
            <text:p text:style-name="P300"><text:span text:style-name="CharStyle6"><text:tab/>side of the tent. The Merarites were to take full charge of the frames, bars, columns, and pedes­tals of the Dwelling, and every­thing connected with its frame-</text:span></text:p>
          </text:list-item>
          <text:list-item>
            <text:p text:style-name="P305"><text:span text:style-name="CharStyle6"><text:tab/>work, as well as of the columns of the surrounding courtyard, their pedestals, pegs,</text:span></text:p>
          </text:list-item>
          <text:list-item>
            <text:p text:style-name="P305"><text:span text:style-name="CharStyle6"><text:tab/>and ropes. Those who en­camp on the eastern side of the tent, on the front facing the dawn, were to be Moses and Aaron and his sons, attending to everything in the sanctuary, everything that is required for worship by the Israelites; any layman who dared to interfere</text:span></text:p>
          </text:list-item>
          <text:list-item>
            <text:p text:style-name="P305"><text:span text:style-name="CharStyle6"><text:tab/>must be put to death. The total number of Levites counted by Moses at the bidding of the Eternal, clan by clan, all the males over a month old, amounted to twenty-two thou­sand.</text:span></text:p>
          </text:list-item>
          <text:list-item>
            <text:p text:style-name="P306"><text:span text:style-name="CharStyle6"><text:tab/>The Eternal said to Moses, “Number all the eldest males of Israel, from a month upwards;</text:span></text:p>
          </text:list-item>
          <text:list-item>
            <text:p text:style-name="P307"><text:span text:style-name="CharStyle6"><text:tab/>number them one by one. And pick out for me (I am the Eter­nal) the Levites instead of all the eldest males in Israel, and the cattle of the Levites instead of all the first-born cattle be-</text:span></text:p>
          </text:list-item>
          <text:list-item>
            <text:p text:style-name="P314"><text:span text:style-name="CharStyle6"><text:tab/>longing to the Israelites.” Moses did as the Eternal ordered him, numbering all the eldest of the</text:span></text:p>
          </text:list-item>
          <text:list-item>
            <text:p text:style-name="P314"><text:span text:style-name="CharStyle6"><text:tab/>Israelites; and all the eldest males, over a month old, counted one by one, amounted to twenty- two thousand two hundred and seventy-three.</text:span></text:p>
          </text:list-item>
          <text:list-item>
            <text:p text:style-name="P306"><text:span text:style-name="CharStyle6"><text:tab/>“Now,” said the Eternal to</text:span></text:p>
          </text:list-item>
          <text:list-item>
            <text:p text:style-name="P307"><text:span text:style-name="CharStyle6"><text:tab/>Moses, “pick out the Levites instead of all the eldest males in Israel, and the cattle of the Levites instead of their cattle, and the Levites shall be</text:span></text:p>
          </text:list-item>
        </text:list>
        <text:p text:style-name="P25"><text:span text:style-name="CharStyle6">mine: I am the Eternal. To re- 46 deem the two hundred and seventy-three among the eldest males of Israel, over and above the number of the Levites, you </text:span><text:span text:style-name="CharStyle8">47 </text:span><text:span text:style-name="CharStyle6">must pay twelve shillings a head for them (reckoning by the sa­cred shekel, that is, twenty ge- rahs), handing over the price of 48 this extra number to Aaron and his sons.” So Moses took the 49 redemption-money from these extra men, over and above the number of the Levites; he took 5° from the eldest born of Israel a hundred and sixty-three pounds sixteen shillings (reckoning by the sacred shekel), and this re- 51 demption-money Moses handed over to Aaron and his sons, as the Eternal had told him, as the Eternal had ordered Moses.</text:span></text:p>
        <text:p text:style-name="P67"><text:span text:style-name="CharStyle6">The Eternal told Moses and </text:span><text:span text:style-name="CharStyle14">yt </text:span><text:span text:style-name="CharStyle6">Aaron to count up the total 2 number of the Kohathites, among the Levites, clan by clan, family by family, all between 3 thirty and fifty years of age, who entered the service for work in the Trysting tent. The duties 4 of the Kohathites with regard to the sacred fabric of the tent were to be as follows. When the </text:span><text:span text:style-name="CharStyle8">5 </text:span><text:span text:style-name="CharStyle6">camp started on the march, Aaron and his sons were to enter the tent, take down the curtain that screened off the ark and put it over the ark of the Pres­ence, wrapping a leather sheet 6 over it, laying a violet pall on the top, and inserting the poles into the ark. They were to 7 spread a violet pall over the table of the Presence, placing on it the dishes, saucers, chal­ices, and flagons for pouring libations, along with the peren- 8 nial bread, laying a scarlet pall on the top, and wrapping a leather sheet over it, besides in­serting the poles in the table.</text:span></text:p>
        <text:list xml:id="list6107355717130811116" text:style-name="L6">
          <text:list-item>
            <text:p text:style-name="P252"><text:span text:style-name="CharStyle6"><text:tab/>They were to lay a violet pall over the lampstand, with its lamps, ash-trays, snuffers, and</text:span></text:p>
          </text:list-item>
          <text:list-item>
            <text:p text:style-name="P153"><text:span text:style-name="CharStyle6"><text:tab/>oil-cans, wrapping all up in a leather sheet, and placing the</text:span></text:p>
          </text:list-item>
          <text:list-item>
            <text:p text:style-name="P153"><text:span text:style-name="CharStyle6"><text:tab/>things on a stretcher. They were to lay a violet pall over the golden altar, covering it with a leather sheet, and insert-</text:span></text:p>
          </text:list-item>
          <text:list-item>
            <text:p text:style-name="P153"><text:span text:style-name="CharStyle6"><text:tab/>ing the poles in the altar; also they were to wrap up all the sacerdotal utensils in a violet pall, covering the whole with a leather sheet, and placing</text:span></text:p>
          </text:list-item>
          <text:list-item>
            <text:p text:style-name="P153"><text:span text:style-name="CharStyle6"><text:tab/>them on the stretcher. After removing the ashes, they were to lay a crimson pall over the</text:span></text:p>
          </text:list-item>
          <text:list-item>
            <text:p text:style-name="P153"><text:span text:style-name="CharStyle6"><text:tab/>other altar, placing upon it all the utensils of the sacerdotal service, the fire-pans, the prongs, the shovels, and the bowls, wrapping all up in a leather sheet, and inserting the</text:span></text:p>
          </text:list-item>
          <text:list-item>
            <text:p text:style-name="P153"><text:span text:style-name="CharStyle6"><text:tab/>poles in the altar. Once Aaron and his sons had finished cover­ing up the sanctuary and all its contents, then, as the camp marched forward, the Kohath- ites were to come forward and carry the load—but without touching the sacred objects themselves; that would be fatal to them. Such were the duties of the Kohathites in the</text:span></text:p>
          </text:list-item>
          <text:list-item>
            <text:p text:style-name="P153"><text:span text:style-name="CharStyle6"><text:tab/>Trysting tent. Eleazar the son of Aaron the priest was to be re­sponsible for the oil required for the lighting, the fragrant in­cense, the perennial cereal-offer­ings, and the oil required for anointing; he was to take charge of all the Dwelling and its con­tents, the sanctuary and all its</text:span></text:p>
          </text:list-item>
          <text:list-item>
            <text:p text:style-name="P168"><text:span text:style-name="CharStyle6"><text:tab/>furnishing. The Eternal told</text:span></text:p>
          </text:list-item>
          <text:list-item>
            <text:p text:style-name="P168"><text:span text:style-name="CharStyle6"><text:tab/>Moses and Aaron to treat the Kohathites in this way, in order to prevent their clan and fam­ilies from being destroyed as</text:span></text:p>
          </text:list-item>
          <text:list-item>
            <text:p text:style-name="P168"><text:span text:style-name="CharStyle6"><text:tab/>Levites, in order that they might live, and not die, in han­dling the sacred objects. Aaron</text:span></text:p>
          </text:list-item>
        </text:list>
        <text:p text:style-name="P22"><text:span text:style-name="CharStyle6">and his sons were to enter the sacred precincts, but the Ko- 20 hathites, in discharging all their appointed tasks and duties, were not to set eyes for a second upon the sacred objects, since that would be fatal to them.</text:span></text:p>
        <text:p text:style-name="P67"><text:span text:style-name="CharStyle6">The Eternal also told Moses 21 to count up the total number of 22 the Gershonites, family by fam­ily, clan by clan, all between 23 thirty and fifty years of age, who entered the service for work in the Trysting tent. The du- 24 ties of the Gershonites as attendants and bearers were to be as follows. They were to 25 carry the curtains of the Dwell­ing, the hangings and the leather wrappers for the Trysting tent, the curtain for the entrance of 26 the Trysting tent, the hangings of the courtyard, the veil for the entrance of the courtyard that surrounds the Dwelling and the altar, with all the ropes and equipment, attending to every­thing connected with these. Aaron and his sons were to have 27 full authority over the Gershon­ites as attendants and bearers, specifying for them their duties in detail. Such was to be the 28 position of the Gershonites in serving the Trysting tent, and they were to be supervised by Ithamar the son of Aaron the priest.</text:span></text:p>
        <text:p text:style-name="P67"><text:span text:style-name="CharStyle6">As for the Merarites, Moses 29 was to number them clan by clan, family by family, counting 30 everyone between thirty and fifty years of age who entered the service for work in the Trysting tent. The duties fall- 31 ing to them in the due course of this service were to be the transport of the frames, bars, columns, and pedestals of the Dwelling, as well as of the col- 32 umns of the surrounding court-</text:span></text:p>
      </text:section>
      <text:section text:style-name="Sect4" text:name="Section5">
        <text:p text:style-name="P130"><text:span text:style-name="CharStyle6">yard, their pedestals, pegs, and ropes, and all connected with the framework; they were to be told off one by one to the object</text:span></text:p>
        <text:list xml:id="list2084203437303489781" text:style-name="L7">
          <text:list-item>
            <text:p text:style-name="P137"><text:span text:style-name="CharStyle6"><text:tab/>each had to carry. Such was to be the position of the Merarites in serving the Trysting tent, under the supervision of Itha- mar, the son of Aaron the priest.</text:span></text:p>
          </text:list-item>
          <text:list-item>
            <text:p text:style-name="P183"><text:span text:style-name="CharStyle6"><text:tab/>Moses and Aaron and the leaders of the community then counted up the Kohathites, clan</text:span></text:p>
          </text:list-item>
          <text:list-item>
            <text:p text:style-name="P169"><text:span text:style-name="CharStyle6"><text:tab/>by clan, family by family, reck­oning everyone between thirty and fifty years of age who en­tered the service for work in the</text:span></text:p>
          </text:list-item>
          <text:list-item>
            <text:p text:style-name="P169"><text:span text:style-name="CharStyle6"><text:tab/>Trysting tent; and the total number was two thousand seven</text:span></text:p>
          </text:list-item>
          <text:list-item>
            <text:p text:style-name="P169"><text:span text:style-name="CharStyle6"><text:tab/>hundred and fifty. These were all the Kohathites who served in the Trysting tent, numbered by Moses and Aaron as the Eternal had sent orders through Moses.</text:span></text:p>
          </text:list-item>
          <text:list-item>
            <text:p text:style-name="P183"><text:span text:style-name="CharStyle6"><text:tab/>As for the Gershonites, num­bered clan by clan, family by</text:span></text:p>
          </text:list-item>
          <text:list-item>
            <text:p text:style-name="P137"><text:span text:style-name="CharStyle6"><text:tab/>family, the total number of those between thirty and fifty years of age who entered the service for work in the Trysting</text:span></text:p>
          </text:list-item>
          <text:list-item>
            <text:p text:style-name="P184"><text:span text:style-name="CharStyle6"><text:tab/>tent amounted to two thousand</text:span></text:p>
          </text:list-item>
          <text:list-item>
            <text:p text:style-name="P184"><text:span text:style-name="CharStyle6"><text:tab/>six hundred and thirty. These were all the Gershonites who served in the Trysting tent, numbered by Moses and Aaron, as the Eternal had ordered.</text:span></text:p>
          </text:list-item>
          <text:list-item>
            <text:p text:style-name="P183"><text:span text:style-name="CharStyle6"><text:tab/>As for the Merarites, num­bered elan by clan, family by</text:span></text:p>
          </text:list-item>
          <text:list-item>
            <text:p text:style-name="P184"><text:span text:style-name="CharStyle6"><text:tab/>family, the total number of those between thirty and fifty years of age who entered the service for work in the Trysting tent</text:span></text:p>
          </text:list-item>
          <text:list-item>
            <text:p text:style-name="P137"><text:span text:style-name="CharStyle6"><text:tab/>amounted to three thousand</text:span></text:p>
          </text:list-item>
          <text:list-item>
            <text:p text:style-name="P137"><text:span text:style-name="CharStyle6"><text:tab/>two hundred. These were all the Merarites, numbered by Moses and Aaron as the Eternal had sent orders through Moses.</text:span></text:p>
          </text:list-item>
          <text:list-item>
            <text:p text:style-name="P183"><text:span text:style-name="CharStyle6"><text:tab/>The total number of Levites, whom Moses and Aaron and the leaders of Israel counted clan by</text:span></text:p>
          </text:list-item>
          <text:list-item>
            <text:p text:style-name="P169"><text:span text:style-name="CharStyle6"><text:tab/>clan, family by family, men be­tween thirty and fifty years of</text:span></text:p>
          </text:list-item>
        </text:list>
        <text:p text:style-name="P25"><text:span text:style-name="CharStyle6">age, men who entered the service as attendants and bear­ers in connexion with the Tryst­ing tent—their total amounted 48 in all to eight thousand five hun­dred and eighty. As the Eter- 49 nal had given orders, they were assigned their respective tasks and duties by Moses, who num­bered them as the Eternal had ordered him.</text:span></text:p>
        <text:p text:style-name="P96"><text:span text:style-name="CharStyle6">The Eternal said to Moses, p« “Order the Israelites to shut </text:span><text:span text:style-name="CharStyle14">&amp; 2 </text:span><text:span text:style-name="CharStyle6">out from their camp any leper, anyone suffering from a dis­charge, and anyone defiled by contact with a corpse; male or 3 female, out with them—put them outside the camp! They are not to pollute the camp within which I dwell.” The 4 Israelites obeyed, they put such persons outside the camp; the Israelites did as the Eternal gave orders to Moses.</text:span></text:p>
        <text:p text:style-name="P96"><text:span text:style-name="CharStyle6">The Eternal gave Moses this 5 order for the Israelites. “If a 6 man or woman commits any of the crimes into which men fall, breaking faith with the Eternal and incurring guilt, they must 7 confess their sinful act and re­store their ill-gotten gains in full, adding a fifth of the value as a present to the person they have wronged. Should that per- 8 son have died, leaving no next- of-kin to whom restitution can be made, the restored property falls to the priest for the Eter­nal, in addition to the ram required for the sacrifice of expi­ation. Indeed, every contribu- 9 tion made by Israelites, every sacred gift presented to a priest, shall belong to that priest; a 10 man’s sacred offerings shall be­long to the priest; whatever anyone gives to a priest, his shall it be.”</text:span></text:p>
        <text:p text:style-name="P96"><text:span text:style-name="CharStyle6">The Eternal gave Moses this 11</text:span></text:p>
      </text:section>
      <text:section text:style-name="Sect4" text:name="Section6">
        <text:list xml:id="list1608243158214025109" text:style-name="L8">
          <text:list-item>
            <text:p text:style-name="P253"><text:span text:style-name="CharStyle6"><text:tab/>order for the Israelites. “If a man’s wife goes wrong and</text:span></text:p>
          </text:list-item>
          <text:list-item>
            <text:p text:style-name="P154"><text:span text:style-name="CharStyle6"><text:tab/>proves unfaithful to him, if an­other man lies with her, un­known to her husband, if she remains undetected although she has defiled herself, if there is no witness against her since she was</text:span></text:p>
          </text:list-item>
          <text:list-item>
            <text:p text:style-name="P154"><text:span text:style-name="CharStyle6"><text:tab/>not caught in the act, then, if he has a fit of suspicion, suspect­ing his wife, even although she</text:span></text:p>
          </text:list-item>
          <text:list-item>
            <text:p text:style-name="P154"><text:span text:style-name="CharStyle6"><text:tab/>may not have defiled herself, he must take his wife before the priest, bringing the requisite offering of seven pints of barley meal (but pouring no oil over it and adding no frankincense to it, since it is a cereal-offering of suspicion, a cereal-offering</text:span></text:p>
          </text:list-item>
          <text:list-item>
            <text:p text:style-name="P154"><text:span text:style-name="CharStyle6"><text:tab/>meant to recall sin). The priest shall place her in front</text:span></text:p>
          </text:list-item>
          <text:list-item>
            <text:p text:style-name="P154"><text:span text:style-name="CharStyle6"><text:tab/>of the Eternal; he shall put some holy water in an earthen jar and drop into the water some dust from the floor of the Dwell-</text:span></text:p>
          </text:list-item>
          <text:list-item>
            <text:p text:style-name="P154"><text:span text:style-name="CharStyle6"><text:tab/>ing; then the priest shall loosen the woman’s hair and make her hold the cereal-offering that is a memento of sin, the cereal­offering of suspicion, he himself holding the water that causes pain, that brings a curse with it.</text:span></text:p>
          </text:list-item>
          <text:list-item>
            <text:p text:style-name="P154"><text:span text:style-name="CharStyle6"><text:tab/>The priest shall then say to the woman, ‘If no man has lain with you, if you have not turned to unclean courses as a married woman, then may no harm come to you from this water that causes pain, that brings a curse</text:span></text:p>
          </text:list-item>
          <text:list-item>
            <text:p text:style-name="P138"><text:span text:style-name="CharStyle6"><text:tab/>with it! But if, as a married woman, you have gone wrong, if you have defiled yourself and let another man besides your husband lie with you, then—’</text:span></text:p>
          </text:list-item>
          <text:list-item>
            <text:p text:style-name="P138"><text:span text:style-name="CharStyle6"><text:tab/>adjuring the woman with a sol­emn curse, the priest shall add— ‘May the Eternal make an example of you, may he make you accursed among your peo­ple, by causing your thighs to shrivel and your belly to swell!</text:span></text:p>
          </text:list-item>
        </text:list>
        <text:p text:style-name="P22"><text:span text:style-name="CharStyle6">May this water that brings a 22 curse with it enter your womb, causing your thighs to shrivel and your belly to swell!’ ‘So be it,’ shall the woman say, ‘so be it.’</text:span></text:p>
        <text:p text:style-name="P67"><text:span text:style-name="CharStyle6">Then the priest shall write the 23 curses down and wash the writ­ing into the water that causes pain; he shall make the woman 24 drink the water that causes pain, that brings a curse with it, so that the water which brings a curse with it may pass into her and cause pain. Then shall the 25 priest take the cereal-offering of suspicion from the woman and wave the cereal-offering in front of the Eternal, bringing it up to 26 the altar and hunting a handful of it on the altar as a memento. Once he has made the woman 27 drink the water, if she has de­filed herself and been unfaithful to her husband, then the water that brings a curse with it shall pass into her and cause pain, till her belly swells and her thighs shrivel and she becomes accursed among her people. But if she 28 has not defiled herself, if she is a pure woman, then she shall re­main unharmed, and she can still bear children.</text:span></text:p>
        <text:p text:style-name="P67"><text:span text:style-name="CharStyle6">Such is the law in cases of 29 suspicion, when a married wom­an goes wrong and defiles her­self, or when a fit of suspicion 30 comes over a man, till he is sus­picious of his wife; he shall make her stand in front of the Eter­nal, and the priest shall deal with her in terms of this law. The husband shall incur no 31 guilt, but the woman must be punished for her sin.”</text:span></text:p>
        <text:p text:style-name="P67"><text:span text:style-name="CharStyle6">The Eternal gave Moses </text:span><text:span text:style-name="CharStyle14">fl </text:span><text:span text:style-name="CharStyle6">this order for the Israelites. U “If a man or a woman makes a 2 special vow, the vow of a Naz- irite, setting himself apart for</text:span></text:p>
        <text:list xml:id="list4995765784758022103" text:style-name="L9">
          <text:list-item>
            <text:p text:style-name="P298"><text:span text:style-name="CharStyle6"><text:tab/>the Eternal, he must abstain from wine and liquor, drinking neither vinegar made from wine nor vinegar made from liquor nor any grape-juice, and eating neither fresh grapes nor raisins;</text:span></text:p>
          </text:list-item>
          <text:list-item>
            <text:p text:style-name="P284"><text:span text:style-name="CharStyle6"><text:tab/>so long as he remains a Nazirite, he shall not eat any part of a</text:span></text:p>
          </text:list-item>
          <text:list-item>
            <text:p text:style-name="P284"><text:span text:style-name="CharStyle6"><text:tab/>grape, from pip to skin. No razor shall trim his head while he remains set apart; till the days are over for which he set himself apart to the Eternal, he must count as one consecrated,</text:span></text:p>
          </text:list-item>
          <text:list-item>
            <text:p text:style-name="P284"><text:span text:style-name="CharStyle6"><text:tab/>and let his hair grow. Nor shall he go near a corpse, during all the time he has set himself apart</text:span></text:p>
          </text:list-item>
          <text:list-item>
            <text:p text:style-name="P284"><text:span text:style-name="CharStyle6"><text:tab/>for the Eternal; he must not in­cur such defilement over his father or mother, his brother or sister, should they die; for he is set apart for the Eternal, and</text:span></text:p>
          </text:list-item>
          <text:list-item>
            <text:p text:style-name="P284"><text:span text:style-name="CharStyle6"><text:tab/>bound by that. He counts as one consecrated to the Eternal,</text:span></text:p>
          </text:list-item>
          <text:list-item>
            <text:p text:style-name="P284"><text:span text:style-name="CharStyle6"><text:tab/>all the time he is set apart. If anyone suddenly dies beside him, so that his person is de­filed and desecrated, he must shave his head on the seventh day, when he regains his clean-</text:span></text:p>
          </text:list-item>
          <text:list-item>
            <text:p text:style-name="P286"><text:span text:style-name="CharStyle6"><text:tab/>ness, and on the eighth day he must take a pair of turtle-doves or young pigeons to the priest at the entrance of the Trysting</text:span></text:p>
          </text:list-item>
          <text:list-item>
            <text:p text:style-name="P286"><text:span text:style-name="CharStyle6"><text:tab/>tent; one of these the priest shall offer as a sin-offering and the other as a burnt-offering by way of expiation for his sin incurred with regard to the corpse; that same day he must consecrate</text:span></text:p>
          </text:list-item>
          <text:list-item>
            <text:p text:style-name="P286"><text:span text:style-name="CharStyle6"><text:tab/>his head again and renew the whole period of his consecration, offering a male yearling lamb for his guilt; his previous period of consecration does not count, since it has been defiled.</text:span></text:p>
          </text:list-item>
          <text:list-item>
            <text:p text:style-name="P289"><text:span text:style-name="CharStyle6"><text:tab/>It is the law of the Nazirite that, on the day his period of consecration is over, he shall be taken to the entrance of the</text:span></text:p>
          </text:list-item>
        </text:list>
        <text:p text:style-name="P63"><text:span text:style-name="CharStyle6">T4 Trysting tent, where he shall</text:span></text:p>
        <text:p text:style-name="P22"><text:span text:style-name="CharStyle6">present to the Eternal one year­ling male lamb without a blem­ish as a burnt-offering, one yearling ewe lamb without a blemish as a sin-offering, one ram without a blemish as a recompense-offering, and a bas- 15 ket of unleavened bread, of cakes made of fine flour mixed with oil, and unleavened pan­cakes smeared with oil, besides the ordinary cereals and liba­tions for sacrifice. These the 16 priest shall offer on his behalf, sacrificing the sin-offering and the burnt-offering, and the ram 17 as a recompense-offering to the Eternal, along with its cereals and libations, and the basket of unleavened bread. Then the 18 Nazirite shall shave his con­secrated head at the entrance of the Trysting tent, and lay the hair cut from his consecrated head upon the fire that is burn­ing under the sacrifice of the recompense-offering. The priest 19 shall take the cooked shoulder of the ram, along with one un­leavened cake and one pancake from the basket, placing them in the hands of the Nazirite after he has shaved; then the priest 20 shall wave them before the Eternal as a waved offering, and they shall form a hallowed gilt for the priest, in addition to the breast of the waved offering and the right thigh of the animal contributed. Thereafter the Nazirite may drink wine.</text:span></text:p>
        <text:p text:style-name="P76"><text:span text:style-name="CharStyle6">Such is the law for the Nazirite 21 who takes a vow—such is the of­fering he makes as one set apart for the Eternal, besides any­thing else that he can afford.”</text:span></text:p>
        <text:p text:style-name="P68"><text:span text:style-name="CharStyle6">The Eternal gave Moses this 22 order for Aaron and his sons, 23 “You shall bless Israel in these words;</text:span></text:p>
      </text:section>
      <text:section text:style-name="Sect4" text:name="Section7">
        <text:list xml:id="list3318617376484010706" text:style-name="L10">
          <text:list-item>
            <text:p text:style-name="P254"><text:span text:style-name="CharStyle6"><text:tab/>‘May the Eternal bless you and protect you!</text:span></text:p>
          </text:list-item>
          <text:list-item>
            <text:p text:style-name="P194"><text:span text:style-name="CharStyle6"><text:tab/>May the Eternal smile on you and favour you!</text:span></text:p>
          </text:list-item>
          <text:list-item>
            <text:p text:style-name="P194"><text:span text:style-name="CharStyle6"><text:tab/>May the Eternal befriend you and prosper you!’</text:span></text:p>
          </text:list-item>
          <text:list-item>
            <text:p text:style-name="P257"><text:span text:style-name="CharStyle6"><text:tab/>So shall they ensure my pres­ence among Israel, that I may bless them.”</text:span></text:p>
          </text:list-item>
        </text:list>
        <text:p text:style-name="Body_20_text_20__28_2_29__20__2b__20_DropCap5">7<text:span text:style-name="CharStyle6"><text:tab/>Now on the day when Moses finished the erection of the Dwelling, anointing it and con­secrating it, and also anointing and consecrating all its belong­ings and the altar with all its 2 belongings, the chieftains of Israel who were heads of fam­ilies (that is, the leaders of the clans, at the head of the men who had been registered) </text:span><text:span text:style-name="CharStyle8">3</text:span><text:span text:style-name="CharStyle6"> brought their offerings before the Eternal, six large waggons and twelve oxen, a waggon for every two chieftains and one ox for every chieftain; these they presented in front of the Dwell- 4 ing, and the Eternal told Moses S to accept the gift from them, that the waggons might serve for moving the Trysting tent; he was to hand them over to the Levites, as they required them for their special duties.</text:span></text:p>
        <text:p text:style-name="P22"><text:span text:style-name="CharStyle6">6 So Moses accepted the wag­gons and the oxen and handed </text:span><text:span text:style-name="CharStyle14">7</text:span><text:span text:style-name="CharStyle6"> them over to the Levites: two waggons and four oxen he handed over to the Gershonites 8 for their work, and four waggons with eight oxen he handed over to the Merarites for the work they had to do under the super­vision of Ithamar the son of o Aaron the priest. To the Ko- hathites he gave nothing, for they were in charge of sacred ob­jects which they had to carry on their shoulders.</text:span></text:p>
        <text:p text:style-name="P54"><text:span text:style-name="CharStyle6">10 On the day that the altar was anointed the chieftains also</text:span></text:p>
        <text:p text:style-name="P25"><text:span text:style-name="CharStyle6">brought their dedication gift, presenting their offerings before the altar; whereupon the Eter- 11 nal told Moses that the chief­tains were to present their offer­ings one after another, day by day, for the dedication of the altar. He who offered on 12 the first day was Nahshon the son of Amminadab, belonging to the clan of Judah, and his offer- </text:span><text:span text:style-name="CharStyle18">13 </text:span><text:span text:style-name="CharStyle6">ing was a silver dish weighing about five pounds, a silver bowl weighing nearly three pounds (on the sacred scale of weights), both of them full of fine flour mixed with oil as a cereal-offering, a </text:span><text:span text:style-name="CharStyle18">14 </text:span><text:span text:style-name="CharStyle6">golden saucer weighing nearly five ounces, full of incense, a </text:span><text:span text:style-name="CharStyle18">15 </text:span><text:span text:style-name="CharStyle6">young bullock, a ram, and a yearling male lamb as a burnt- offering, a he-goat as a sin- </text:span><text:span text:style-name="CharStyle18">16 </text:span><text:span text:style-name="CharStyle6">offering, and, by way of sacrifice </text:span><text:span text:style-name="CharStyle18">17 </text:span><text:span text:style-name="CharStyle6">for a recompense-offering, two oxen, five rams, five he-goats and five yearling male lambs. Such was what Nahshon the son of Amminadab offered. On the </text:span><text:span text:style-name="CharStyle18">18 </text:span><text:span text:style-name="CharStyle6">second day Nathaniel the son of Zuar, chieftain of Issachar, made his offering. He presented for 19 his offering a silver dish weigh­ing about five pounds, a silver bowl weighing nearly three pounds (on the sacred scale of weights), both of them full of fine flour mixed with oil as a cereal­offering, a golden saucer weigh- 20 ing nearly five ounces, full of incense, a young bullock, a ram, 21 and a yearling male lamb as a burnt-offering, a he-goat as a sin-offering, and, by way of 22 sacrifice for a recompense-offer- 23 ing, two oxen, five rams, five he- goats, and five yearling male lambs. Such was what Na- 24 thaniel the son of Zuar offered.</text:span></text:p>
        <text:p text:style-name="P80"><text:span text:style-name="CharStyle6">On the third day Eliab the son of Helon, chieftain of Zebulun, made his offering. He presented 25</text:span></text:p>
      </text:section>
      <text:section text:style-name="Sect4" text:name="Section8">
        <text:p text:style-name="P131"><text:span text:style-name="CharStyle6">for his offering a silver dish weighing about five pounds, a silver bowl weighing nearly three pounds (on the sacred scale of weights), both of them full of fine flour mixed with oil</text:span></text:p>
        <text:list xml:id="list2134523245542241504" text:style-name="L11">
          <text:list-item>
            <text:p text:style-name="P170"><text:span text:style-name="CharStyle6"><text:tab/>as a cereal-offering, a golden saucer weighing nearly five</text:span></text:p>
          </text:list-item>
          <text:list-item>
            <text:p text:style-name="P170"><text:span text:style-name="CharStyle6"><text:tab/>ounces, full of incense, a young bullock, a ram, and a yearling</text:span></text:p>
          </text:list-item>
          <text:list-item>
            <text:p text:style-name="P170"><text:span text:style-name="CharStyle6"><text:tab/>male lamb as a burnt-offering, a</text:span></text:p>
          </text:list-item>
          <text:list-item>
            <text:p text:style-name="P170"><text:span text:style-name="CharStyle6"><text:tab/>he-goat as a sin-offering, and, by way of sacrifice for a recom­pense-offering, two oxen, five rams, five he-goats, and five yearling male lambs. Such was what Eliab the son of Helon</text:span></text:p>
          </text:list-item>
          <text:list-item>
            <text:p text:style-name="P170"><text:span text:style-name="CharStyle6"><text:tab/>offered. On the fourth day Elizur the son of Shedeur, chief­tain of Reuben, made his offer-</text:span></text:p>
          </text:list-item>
          <text:list-item>
            <text:p text:style-name="P170"><text:span text:style-name="CharStyle6"><text:tab/>ing. He presented for his offering a silver dish weighing about five pounds, a silver bowl weighing nearly three pounds (on the sacred scale of weights), both of them full of fine flour mixed with oil as a cereal-offer-</text:span></text:p>
          </text:list-item>
          <text:list-item>
            <text:p text:style-name="P170"><text:span text:style-name="CharStyle6"><text:tab/>ing, a golden saucer weighing nearly five ounces, full of in-</text:span></text:p>
          </text:list-item>
          <text:list-item>
            <text:p text:style-name="P170"><text:span text:style-name="CharStyle6"><text:tab/>cense, a young bullock, a ram, and a yearling male lamb as a</text:span></text:p>
          </text:list-item>
          <text:list-item>
            <text:p text:style-name="P139"><text:span text:style-name="CharStyle6"><text:tab/>burnt-offering, a he-goat as a</text:span></text:p>
          </text:list-item>
          <text:list-item>
            <text:p text:style-name="P139"><text:span text:style-name="CharStyle6"><text:tab/>sin-offering, and, by way of sac­rifice for a recompense-offering, two oxen, five rams, five he- goats, and five yearling male lambs. Such was what Elizur the son of Shedeur offered.</text:span></text:p>
          </text:list-item>
          <text:list-item>
            <text:p text:style-name="P139"><text:span text:style-name="CharStyle6"><text:tab/>On the fifth day Shelumiel the son of Zurishaddai, chieftain of</text:span></text:p>
          </text:list-item>
          <text:list-item>
            <text:p text:style-name="P139"><text:span text:style-name="CharStyle6"><text:tab/>Simeon, made his offering. He presented for his offering a silver dish weighing about five pounds, a silver bowl weighing nearly three pounds (on the sacred scale of weights), both of them full of fine flour mixed with oil</text:span></text:p>
          </text:list-item>
          <text:list-item>
            <text:p text:style-name="P139"><text:span text:style-name="CharStyle6"><text:tab/>as a cereal-offering, a golden saucer weighing nearly five</text:span></text:p>
          </text:list-item>
          <text:list-item>
            <text:p text:style-name="P139"><text:span text:style-name="CharStyle6"><text:tab/>ounces, full of incense, a young bullock, a ram, and a yearling</text:span></text:p>
          </text:list-item>
        </text:list>
        <text:p text:style-name="P25"><text:span text:style-name="CharStyle6">male lamb as a burnt-offering, a he-goat, as a sin-offering, and, 40 by way of sacrifice for a recom- 4</text:span><text:span text:style-name="CharStyle6"><text:span text:style-name="T1">1 </text:span></text:span><text:span text:style-name="CharStyle6">pense-offering, two oxen, five rams, five he-goats, and five yearling male lambs. Such was what Shelumiel the son of Zurishaddai offered. On the 42 sixth day Eliasaph the son of Reuel, chieftain of Gad, made his offering. He presented for 43 his offering a silver dish weigh­ing about five pounds, a silver bowl weighing nearly three pounds (on the sacred scale of weights), both of them full of fine flour mixed with oil as a cereal-offering, a golden saucer </text:span><text:span text:style-name="CharStyle8">44 </text:span><text:span text:style-name="CharStyle6">weighing nearly five ounces, full of incense, a young bullock, 43 a ram, and a yearling male lamb as a burnt-offering, a he-goat as 46 a sin-offering, and, by way of </text:span><text:span text:style-name="CharStyle8">47 </text:span><text:span text:style-name="CharStyle6">sacrifice for a recompense-offer­ing, two oxen, five rams, five he- goats, and five yearling male lambs. Such was what Eliasaph the son of Reuel offered. On 48 the seventh day Elishama the son of Ammihud, chieftain of Ephraim, made his offering. He 49 presented for his offering a silver dish weighing about five pounds, a silver bowl weighing nearly three pounds (on the sacred scale of weights), both full of fine flour mixed with oil as a cereal-offering, a golden saucer 50 weighing nearly five ounces, full of incense, a young bullock, a 51 ram, and a yearling male lamb as a burnt-offering, a he- 52 goat as a sin-offering, and, by 53 way of sacrifice for a recom­pense-offering, two oxen, five rams, five he-goats, and five yearling male lambs. Such was what Elishama the son of Am­mihud offered. On the eighth </text:span><text:span text:style-name="CharStyle8">54 </text:span><text:span text:style-name="CharStyle6">day Gamaliel the son of Pedah- zur, chieftain of Manasseh,</text:span></text:p>
        <text:list xml:id="list7723558993361201853" text:style-name="L12">
          <text:list-item>
            <text:p text:style-name="P339"><text:span text:style-name="CharStyle6"><text:tab/>made his offering. He presented for his offering a silver dish weighing about five pounds, a silver bowl weighing nearly three pounds (on the sacred scale of weights), both of them full of fine flour mixed with cal</text:span></text:p>
          </text:list-item>
          <text:list-item>
            <text:p text:style-name="P301"><text:span text:style-name="CharStyle6"><text:tab/>as a cereal-offering, a golden saucer weighing nearly five</text:span></text:p>
          </text:list-item>
          <text:list-item>
            <text:p text:style-name="P315"><text:span text:style-name="CharStyle6"><text:tab/>ounces, full of incense, a young bullock, a ram, and a yearling</text:span></text:p>
          </text:list-item>
          <text:list-item>
            <text:p text:style-name="P315"><text:span text:style-name="CharStyle6"><text:tab/>male lamb as a burnt-offering, a</text:span></text:p>
          </text:list-item>
          <text:list-item>
            <text:p text:style-name="P315"><text:span text:style-name="CharStyle6"><text:tab/>he-goat as a sin-offering, and, by way of sacrifice for a recom­pense-offering, two oxen, five rams, five he-goats, and five yearling male lambs. Such was what Gamaliel the son of Pedah-</text:span></text:p>
          </text:list-item>
          <text:list-item>
            <text:p text:style-name="P315"><text:span text:style-name="CharStyle6"><text:tab/>zur offered. On the ninth day Abidan the son of Gideoni, chieftain of Benjamin, made his</text:span></text:p>
          </text:list-item>
          <text:list-item>
            <text:p text:style-name="P315"><text:span text:style-name="CharStyle6"><text:tab/>offering. He presented for his offering a silver dish weighing about five pounds, a silver bowl weighing nearly three pounds (on the sacred scale of weights), both of them full of fine flour mixed with oil as a cereal-offer-</text:span></text:p>
          </text:list-item>
          <text:list-item>
            <text:p text:style-name="P315"><text:span text:style-name="CharStyle6"><text:tab/>ing, a golden saucer weighing nearly five ounces, full of in-</text:span></text:p>
          </text:list-item>
          <text:list-item>
            <text:p text:style-name="P315"><text:span text:style-name="CharStyle6"><text:tab/>cense, a young bullock, a ram, and a yearling male lamb as a</text:span></text:p>
          </text:list-item>
          <text:list-item>
            <text:p text:style-name="P315"><text:span text:style-name="CharStyle6"><text:tab/>burnt-offering, a he-goat as a</text:span></text:p>
          </text:list-item>
          <text:list-item>
            <text:p text:style-name="P315"><text:span text:style-name="CharStyle6"><text:tab/>sin-offering, and, by way of sacrifice for a recompense-offer­ing, two oxen, five rams, five he-goats, and five yearling male lambs. Such was what Abidan the son of Gideoni offered.</text:span></text:p>
          </text:list-item>
          <text:list-item>
            <text:p text:style-name="P315"><text:span text:style-name="CharStyle6"><text:tab/>On the tenth day Ahiezer the son of Ammishaddai, chieftain</text:span></text:p>
          </text:list-item>
          <text:list-item>
            <text:p text:style-name="P315"><text:span text:style-name="CharStyle6"><text:tab/>of Dan, made his offering. He presented for his offering a sil­ver dish weighing about five pounds, a silver bowl weighing nearly three pounds (on the sa­cred scale of weights), both of them full of fine flour mixed with</text:span></text:p>
          </text:list-item>
          <text:list-item>
            <text:p text:style-name="P315"><text:span text:style-name="CharStyle6"><text:tab/>oil as a cereal-offering, a golden saucer weighing nearly five</text:span></text:p>
          </text:list-item>
          <text:list-item>
            <text:p text:style-name="P315"><text:span text:style-name="CharStyle6"><text:tab/>ounces, full of incense, a young</text:span></text:p>
          </text:list-item>
        </text:list>
        <text:p text:style-name="P22"><text:span text:style-name="CharStyle6">bullock, a ram, and a yearling male lamb as a burnt-offering, a 70 he-goat as a sin-offering, and, by 71 way of sacrifice for a recom­pense-offering, two oxen, five rams, five he-goats, and five yearling male lambs. Such was what Ahiezer the son of Ammi­shaddai offered. On the 72 eleventh day Pagiel the son of Ochran, chieftain of Asher, made his offering. He presented for </text:span><text:span text:style-name="CharStyle8">73 </text:span><text:span text:style-name="CharStyle6">his offering a silver dish weigh­ing about five pounds, a silver bowl weighing nearly three pounds (on the sacred scale of weights), both of them full of fine flour mixed with oil as a cereal­offering, a golden saucer weigh- </text:span><text:span text:style-name="CharStyle8">74 </text:span><text:span text:style-name="CharStyle6">ing nearly five ounces, full of in­cense, a young bullock, a ram, </text:span><text:span text:style-name="CharStyle8">75 </text:span><text:span text:style-name="CharStyle6">and a yearling male lamb as a burnt-offering, a he-goat as a 76 sin-offering, and, by way of 77 sacrifice for a recompense-offer­ing, two oxen, five rams, five he-goats, and five yearling male lambs. Such was what Pagiel the son of Ochran offered.</text:span></text:p>
        <text:p text:style-name="P22"><text:span text:style-name="CharStyle6">On the twelfth day Ahira the son 78 of Enan, chieftain of Naphtali, made his offering. He presented 79 for his offering a silver dish weighing about five pounds, a silver bowl -weighing nearly three pounds (on the sacred scale of weights), both of them full of fine flour mixed with oil as a cereal-offering, a golden saucer 80 weighing nearly five ounces, full of incense, a young bullock, a 81 ram, and a yearling male lamb as a burnt-offering, a he-goat 82 as a sin-offering, and, by way of 83 sacrifice for a recompense- offering, two oxen, five rams, five he-goats, and five yearling male lambs. Such was what Ahira the son of Enan offered.</text:span></text:p>
        <text:p text:style-name="P96"><text:span text:style-name="CharStyle6">Such were the gifts presented 84 by the chieftains of Israel at the</text:span></text:p>
      </text:section>
      <text:section text:style-name="Sect4" text:name="Section9">
        <text:p text:style-name="P132"><text:span text:style-name="CharStyle6">dedication of the altar, on the day it was anointed; twelve sil­ver dishes, twelve silver bowls,</text:span></text:p>
        <text:list xml:id="list8044330904052895644" text:style-name="L13">
          <text:list-item>
            <text:p text:style-name="P155"><text:span text:style-name="CharStyle6"><text:tab/>and twelve golden saucers, each dish weighing about five pounds, each bowl nearly three pounds, the total weight of silver (on the sacred scale) being close upon a</text:span></text:p>
          </text:list-item>
          <text:list-item>
            <text:p text:style-name="P171"><text:span text:style-name="CharStyle6"><text:tab/>hundred pounds, and the weight of gold in the twelve saucers full of incense being about five</text:span></text:p>
          </text:list-item>
          <text:list-item>
            <text:p text:style-name="P185"><text:span text:style-name="CharStyle6"><text:tab/>pounds: the animals for the burnt-offering amounted to twelve bullocks, twelve rams, twelve yearling male lambs with the ordinary cereal-offerings, and twelve he-goats for a sin-offer-</text:span></text:p>
          </text:list-item>
          <text:list-item>
            <text:p text:style-name="P185"><text:span text:style-name="CharStyle6"><text:tab/>ing, the total number of animals for the recompense-offering be­ing twenty-four bullocks, sixty rams, sixty he-goats, and sixty yearling male lambs. Such were the gifts presented at the dedica­tion of the altar, on the day it was anointed.</text:span></text:p>
          </text:list-item>
          <text:list-item>
            <text:p text:style-name="P197"><text:span text:style-name="CharStyle6"><text:tab/>... And when Moses en­tered the Trysting tent to talk with Him, he heard the Voice speaking to him from above the cover on the ark of the Presence, between the two kherubs; and the Eternal said to him . . .</text:span></text:p>
          </text:list-item>
        </text:list>
        <text:p text:style-name="Body_20_text_20__28_3_29__20__2b__20_DropCap1">8<text:span text:style-name="CharStyle20"><text:tab/>The Eternal gave Moses this order for Aaron, that when he hung up the lamps, the seven lamps were to light up the wall 3 opposite the lampstand. Aaron saw to this: he hung up the lamps in front of the lampstand, as the Eternal had told Moses. 4 (The lampstand was wrought in beaten gold, from base to branches—beaten gold entirely; Moses made the lampstand after the pattern which the Eternal had shown him.)</text:span></text:p>
        <text:list xml:id="list7254133290652613286" text:style-name="L14">
          <text:list-item>
            <text:p text:style-name="P260"><text:span text:style-name="CharStyle6"><text:tab/>The Eternal said to Moses, 6 “Set aside the Levites in Israel and cleanse them; cleanse them 7 thus. Sprinkle them with water, to purify them; have all their bodies shaved, and make them wash their clothes and be clean. Then let them take a young </text:span><text:span text:style-name="CharStyle8">8 </text:span><text:span text:style-name="CharStyle6">bullock and the usual cereal­offering, some fine flour mixed with oil, while you take another young bullock as a sin-offering; bring the Levites in front of the </text:span><text:span text:style-name="CharStyle8">9 </text:span><text:span text:style-name="CharStyle6">Trysting tent, where you must convene the whole community of Israel, presenting the Levites 10 before the Eternal; whereupon the Israelites shall lay their hands upon the Levites, and 11 Aaron shall formally make them over to the Eternal as Israelites who are to do the Eternal’s work. The Levites shall lay 12 their hands on the bullocks, and you must sacrifice them to the Eternal as expiation for the Le­vites, one as a sin-offering, the other as a burnt-offering. You 13 shall place the Levites before Aaron and his sons, making them over formally to the Eter­nal, and singling out the Levites 14 from Israel to belong to me.</text:span></text:p>
          </text:list-item>
        </text:list>
        <text:p text:style-name="P98"><text:span text:style-name="CharStyle6">Then the Levites can enter 15 upon their duties in the Trysting tent, cleansed and made over to 16 me, as Israelites who belong to me. I have taken them instead 17 of all the first-born, the eld­est children of the Israelites— for all the eldest children of the Israelites, the first-born of men as well as of cattle, belong to me; when I killed the eldest born in the land of Egypt, I conse­crated them to me. And now I 18 take the Levites instead of them, assigning the Levites to Aaron 19 and his sons as Israelites who shall perform Israel’s service in the Trysting tent and avert any plague of my anger from break­ing out upon the Israelites in</text:span></text:p>
        <text:p text:style-name="P88"><text:span text:style-name="CharStyle6">their approach to the sacred place.”</text:span></text:p>
        <text:list xml:id="list191430293496708" text:style-name="L6">
          <text:list-item>
            <text:p text:style-name="P195"><text:span text:style-name="CharStyle6"><text:tab/>So Moses and Aaron and all the community of Israel did exactly as the Eternal had or­dered them to do to the Le-</text:span></text:p>
          </text:list-item>
          <text:list-item>
            <text:p text:style-name="P153"><text:span text:style-name="CharStyle6"><text:tab/>vites; the Levites purged themselves from sin and washed their clothes, Aaron formally made them over to the Eternal, sacrificing on behalf of their</text:span></text:p>
          </text:list-item>
          <text:list-item>
            <text:p text:style-name="P186"><text:span text:style-name="CharStyle6"><text:tab/>cleansing, and then the Levites entered upon their duties in the Trysting tent in presence of Aaron </text:span><text:soft-page-break/><text:span text:style-name="CharStyle6">and his sons. The Is­raelites did with them exactly as the Eternal had ordered Moses.</text:span></text:p>
          </text:list-item>
          <text:list-item>
            <text:p text:style-name="P195"><text:span text:style-name="CharStyle6"><text:tab/>The Eternal also said to</text:span></text:p>
          </text:list-item>
          <text:list-item>
            <text:p text:style-name="P140"><text:span text:style-name="CharStyle6"><text:tab/>Moses, “The rule for the Le­vites is, that after twenty-five they must enter on their attend-</text:span></text:p>
          </text:list-item>
          <text:list-item>
            <text:p text:style-name="P140"><text:span text:style-name="CharStyle6"><text:tab/>ance in the Trysting tent, but after fifty everyone must with­draw from active service and</text:span></text:p>
          </text:list-item>
          <text:list-item>
            <text:p text:style-name="P140"><text:span text:style-name="CharStyle6"><text:tab/>give up his position; he may help his fellows to look after things within the Trysting tent, but he is not to have any work of his own. This is how you must arrange the Levites’ du­ties.”</text:span></text:p>
          </text:list-item>
        </text:list>
        <text:p text:style-name="Body_20_text_20__28_2_29__20__2b__20_DropCap2">9<text:span text:style-name="CharStyle6"><text:tab/>In the first month of the sec­ond year after leaving Egypt, the Eternal said to Moses in the 2 desert of Sinai, “The Israelites must keep the passover at its </text:span><text:span text:style-name="CharStyle8">3</text:span><text:span text:style-name="CharStyle6"> proper time; you must keep it at the proper time, on the four­teenth day of the month, to­wards evening, and keep it ac­cording to the due rules and all </text:span><text:span text:style-name="CharStyle8">4</text:span><text:span text:style-name="CharStyle6"> the ritual.” So Moses told the Israelites that they were to keep 5 the passover, and they kept the passover on the fourteenth day of the first month, towards evening, in the desert of Sinai; the Israelites did exactly as the Eternal had ordered Moses.</text:span></text:p>
        <text:list xml:id="list191429054611410" text:style-name="L14">
          <text:list-item>
            <text:p text:style-name="P202"><text:span text:style-name="CharStyle6"><text:tab/>Some, however, could not keep</text:span></text:p>
          </text:list-item>
        </text:list>
        <text:p text:style-name="P22"><text:span text:style-name="CharStyle6">the passover on that day, as they had been defiled by con­tact with a corpse. So they came to Moses [[and Aaron]] that day saying, “We are de- 7 filed by contact with a corpse; but why should we be prevented from offering sacrifice to the Eternal at the proper time in Israel?” Moses answered, 8 “Wait till I hear what the Eter­nal has to say about you.” And 9 the Eternal gave Moses this 10 injunction for the Israelites.</text:span></text:p>
        <text:p text:style-name="P22"><text:span text:style-name="CharStyle6">“If any one of you or of your descendants is either defiled by contact with a corpse or absent on a journey, he can still keep a passover in honour of the Eternal. Such persons shall 11 keep it on the fourteenth day of the second month, towards evening, using unleavened bread and bitter herbs, leaving not a 12 morsel of it over till next morn­ing, and breaking not one bone of the lamb; they must follow all the rules of the passover. But 13 if any man, who is neither un­clean nor absent on a journey, fails to keep the passover, that person shall be outlawed from his kinsfolk, because he has not offered to the Eternal at the proper time: that man must take the consequences of his sin. If 14 an alien settles among you and keeps the passover in honour of the Eternal, he must follow the rule and ritual of the passover; you must have only one rule for the alien and for the native.”</text:span></text:p>
        <text:p text:style-name="P95"><text:span text:style-name="CharStyle6">Now on the day when the </text:span><text:span text:style-name="CharStyle15">IS </text:span><text:span text:style-name="CharStyle6">Dwelling was erected, the cloud covered the Dwelling, that is, the tent of the Presence, while in the evening something like shin­ing fire hung over the Dwelling until the morning. It was al- 16 ways so; the cloud used to cover it by day and the shining fire by</text:span></text:p>
        <text:list xml:id="list7895677376069084320" text:style-name="L15">
          <text:list-item>
            <text:p text:style-name="P203"><text:span text:style-name="CharStyle6"><text:tab/>night. Whenever the cloud rose above the Dwelling, then the Israelites moved forward, and when the cloud stopped the Is-</text:span></text:p>
          </text:list-item>
          <text:list-item>
            <text:p text:style-name="P203"><text:span text:style-name="CharStyle6"><text:tab/>raelites encamped; at the bid­ding of the Eternal the Israelites moved forward, and at the bid­ding of the Eternal they en-</text:span></text:p>
          </text:list-item>
          <text:list-item>
            <text:p text:style-name="P203"><text:span text:style-name="CharStyle6"><text:tab/>camped. Any day that the cloud remained over the Dwell­ing, they remained in camp;</text:span></text:p>
          </text:list-item>
          <text:list-item>
            <text:p text:style-name="P156"><text:span text:style-name="CharStyle6"><text:tab/>even when the cloud stayed over the Dwelling for a number of days, the Israelites obeyed the behest of the Eternal and did not move forward. Sometimes the cloud remained over the Dwelling only for a few days; then, as the Eternal ordered,</text:span></text:p>
          </text:list-item>
          <text:list-item>
            <text:p text:style-name="P156"><text:span text:style-name="CharStyle6"><text:tab/>they remained in camp; some­times the cloud was there from evening to morning and rose in the morning, so that they moved forward; sometimes the cloud would remain for a day</text:span></text:p>
          </text:list-item>
          <text:list-item>
            <text:p text:style-name="P172"><text:span text:style-name="CharStyle6"><text:tab/>and a night, sometimes for two </text:span><text:soft-page-break/><text:span text:style-name="CharStyle6">days or for a month or longer.</text:span></text:p>
          </text:list-item>
          <text:list-item>
            <text:p text:style-name="P172"><text:span text:style-name="CharStyle6"><text:tab/>But the Israelites always en­camped at the bidding of the Eternal and moved forward at the bidding of the Eternal; they obeyed the behest of the Eter­nal, as he conveyed it through Moses.</text:span></text:p>
          </text:list-item>
        </text:list>
        <text:list xml:id="list8232336982137066622" text:style-name="L16">
          <text:list-item>
            <text:p text:style-name="P133"><text:span text:style-name="CharStyle6"><text:tab/>n “Make two silver bugles,”</text:span></text:p>
          </text:list-item>
          <text:list-item>
            <text:p text:style-name="P209"><text:span text:style-name="CharStyle6"><text:tab/>said the Eternal to Moses, “make them of beaten silver, and use them to summon the community and to start the</text:span></text:p>
          </text:list-item>
          <text:list-item>
            <text:p text:style-name="P210"><text:span text:style-name="CharStyle6"><text:tab/>march. When both are sounded, all the community shall gather round you at the entrance of the</text:span></text:p>
          </text:list-item>
          <text:list-item>
            <text:p text:style-name="P210"><text:span text:style-name="CharStyle6"><text:tab/>Trysting tent; when only one is sounded, the chieftains at the head of the septs of Israel shall</text:span></text:p>
          </text:list-item>
          <text:list-item>
            <text:p text:style-name="P210"><text:span text:style-name="CharStyle6"><text:tab/>gather round you. When a full blast is blown, those encamped on the eastern side shall move</text:span></text:p>
          </text:list-item>
          <text:list-item>
            <text:p text:style-name="P210"><text:span text:style-name="CharStyle6"><text:tab/>on; at a second blast, those en­camped on the south side shall move on; and so with the others,</text:span></text:p>
          </text:list-item>
        </text:list>
        <text:p text:style-name="P22"><text:span text:style-name="CharStyle6">a blast is to be blown whenever they are to move on. But when </text:span><text:span text:style-name="CharStyle14">7 </text:span><text:span text:style-name="CharStyle6">you convoke the assembly you must sound the bugles without blowing a blast. (The sons of 8 Aaron, the priests, shall sound the bugles, and the use of them shall hold good for ever among you, generation after genera­tion.) When you engage in war 9 against any invader of your country, you must blow a blast on the bugles, to remind the Eternal your God of your plight, and so be saved from the foe. Also at your festivals, on your 10 days of celebration, and on the first day of the month, you must sound the bugles over what you sacrifice as burnt-offerings and recompense-offerings; that will serve as a reminder of you for your God: I am the Eternal your God.”</text:span></text:p>
        <text:p text:style-name="P96"><text:span text:style-name="CharStyle6">On the twentieth day of the n second month of the second year, the cloud rose from above the Dwelling of the Presence, and the Israelites set out from 12 the desert of Sinai, marching stage by stage, till the cloud set­tled down in the desert of Paran. This was the first time they 13 started a march at the bidding of the Eternal through Moses.</text:span></text:p>
        <text:p text:style-name="P96"><text:span text:style-name="CharStyle6">The company of the Judahites 14 marched in front, division after division, headed by Nahshon the son of Amminadab; the bat- 15 talions of the clan of Issachar were led by Nathaniel the son of Zuar, and the battalions of the 16 clan of Zebulun by Eliab the son of Helon. Then, after the 17 Dwelling had been taken down, the Gershonites and the Merar- ites moved forward, carrying the tent. The company of the 18 Reubenites followed, division after division, led by Elizur the son of Shedeur; the battalions of 19</text:span></text:p>
        <text:p text:style-name="P52"><text:span text:style-name="CharStyle6">the clan of Simeon were headed by Shelumiel the son of Zu-</text:span></text:p>
        <text:list xml:id="list191428540724299" text:style-name="L4">
          <text:list-item>
            <text:p text:style-name="P308"><text:span text:style-name="CharStyle6"><text:tab/>rishaddai, and the battalions of the clan of Gad by Eliasaph the</text:span></text:p>
          </text:list-item>
          <text:list-item>
            <text:p text:style-name="P308"><text:span text:style-name="CharStyle6"><text:tab/>son of Reuel. Then came the Kohathites, carrying the sacred objects (the other Levites used to erect the Dwelling for them).</text:span></text:p>
          </text:list-item>
          <text:list-item>
            <text:p text:style-name="P308"><text:span text:style-name="CharStyle6"><text:tab/>The company of the Ephraim- ites came next, division after division, headed by Elishama</text:span></text:p>
          </text:list-item>
          <text:list-item>
            <text:p text:style-name="P308"><text:span text:style-name="CharStyle6"><text:tab/>the son of Ammihud; the bat­talions of the clan of Manasseh were led by Gamaliel the son of</text:span></text:p>
          </text:list-item>
          <text:list-item>
            <text:p text:style-name="P308"><text:span text:style-name="CharStyle6"><text:tab/>Pedahzur, and the battalions of the clan of Benjamin by Abidan</text:span></text:p>
          </text:list-item>
          <text:list-item>
            <text:p text:style-name="P308"><text:span text:style-name="CharStyle6"><text:tab/>the son of Gideoni. The rear was brought up by the company of the Danites, marching in their divisions, and led by Ahiezer the</text:span></text:p>
          </text:list-item>
          <text:list-item>
            <text:p text:style-name="P308"><text:span text:style-name="CharStyle6"><text:tab/>son of Ammishaddai; the battal­ions of the clan of Asher were led by Pagiel the son of Ochran,</text:span></text:p>
          </text:list-item>
          <text:list-item>
            <text:p text:style-name="P308"><text:span text:style-name="CharStyle6"><text:tab/>and the battalions of the clan of Naphtali by Ahira the son of</text:span></text:p>
          </text:list-item>
          <text:list-item>
            <text:p text:style-name="P308"><text:span text:style-name="CharStyle6"><text:tab/>Enan. Such was the order of march for the divisions of Israel.</text:span></text:p>
          </text:list-item>
          <text:list-item>
            <text:p text:style-name="P355"><text:span text:style-name="CharStyle25"><text:tab/></text:span><text:span text:style-name="CharStyle24">Moses said to his father-in- law Hobab, the son of Reuel the Midianite, “We are starting for the country which the Eternal has 'promised to give us; come along with us to share in our prosperity, </text:span><text:soft-page-break/><text:span text:style-name="CharStyle24">for the Eternal has</text:span></text:p>
          </text:list-item>
          <text:list-item>
            <text:p text:style-name="P356"><text:span text:style-name="CharStyle25"><text:tab/></text:span><text:span text:style-name="CharStyle24">promised to prosper Israel.” “I will not go,” he answered, “I will depart to my native country and</text:span></text:p>
          </text:list-item>
          <text:list-item>
            <text:p text:style-name="P358"><text:span text:style-name="CharStyle25"><text:tab/></text:span><text:span text:style-name="CharStyle24">my kinsfolk.” But Moses said, “Pray do not leave us, for you know where we can camp in the desert; come and be a pair of</text:span></text:p>
          </text:list-item>
          <text:list-item>
            <text:p text:style-name="P358"><text:span text:style-name="CharStyle25"><text:tab/></text:span><text:span text:style-name="CharStyle24">eyes for us, and as the Eternal prospers us, so will we prosper you.”</text:span></text:p>
          </text:list-item>
          <text:list-item>
            <text:p text:style-name="P355"><text:span text:style-name="CharStyle25"><text:tab/></text:span><text:span text:style-name="CharStyle24">They marched from the moun­tain of the Eternal for three days, and the ark with the Eter­nal’s compact went in front of them all the time, to find out</text:span></text:p>
          </text:list-item>
        </text:list>
        <text:p text:style-name="P25"><text:span text:style-name="CharStyle14">where they were to camp;</text:span><text:span text:style-name="CharStyle6"> when- </text:span><text:span text:style-name="CharStyle8">34 </text:span><text:span text:style-name="CharStyle6">ever they started from camp, the cloud of the Eternal was over them all day. </text:span><text:span text:style-name="CharStyle14">When the ark</text:span><text:span text:style-name="CharStyle6"> </text:span><text:span text:style-name="CharStyle8">35 </text:span><text:span text:style-name="CharStyle14">started, Moses would say,</text:span></text:p>
        <text:p text:style-name="P34"><text:span text:style-name="CharStyle28">Up, </text:span><text:span text:style-name="CharStyle29">0</text:span><text:span text:style-name="CharStyle28"> Eternal,</text:span></text:p>
        <text:p text:style-name="P75"><text:span text:style-name="CharStyle28">for the scattering of thy foes,</text:span></text:p>
        <text:p text:style-name="P104"><text:span text:style-name="CharStyle28">for the routing of those who thee oppose!</text:span></text:p>
        <text:p text:style-name="P43"><text:span text:style-name="CharStyle24">When it halted, he would say,</text:span><text:span text:style-name="CharStyle25"> 36 </text:span><text:span text:style-name="CharStyle30">Come back, O Eternal,</text:span></text:p>
        <text:p text:style-name="P75"><text:span text:style-name="CharStyle28">to the myriad clans of Israel!</text:span></text:p>
        <text:p text:style-name="P67"><text:span text:style-name="CharStyle6">[Now the people were -| </text:span><text:span text:style-name="CharStyle31">-i </text:span><text:span text:style-name="CharStyle6">like folk bewailing misfor- A-*- tune, in the hearing of the Eternal; and when the Eternal heard it, his anger blazed up, his fire burned among them, raging on the outskirts of the camp. So 2 the people cried to Moses, who prayed to the Eternal, and the fire abated. Hence the spot was </text:span><text:span text:style-name="CharStyle8">3 </text:span><text:span text:style-name="CharStyle6">called Taberah (Burning), be­cause the fire of the Eternal had burned among them.]</text:span></text:p>
        <text:p text:style-name="P74"><text:span text:style-name="CharStyle24">The riff-raff among them</text:span><text:span text:style-name="CharStyle25"> </text:span><text:span text:style-name="CharStyle26">4 </text:span><text:span text:style-name="CharStyle24">craved flesh as food, and the very Israelites wailed again, </text:span><text:span text:style-name="CharStyle32">“0 </text:span><text:span text:style-name="CharStyle24">for flesh to eat! We remember</text:span><text:span text:style-name="CharStyle25"> </text:span><text:span text:style-name="CharStyle26">5 </text:span><text:span text:style-name="CharStyle24">the fish we ate free in Egypt, and the cucumbers and melons and leeks and onions and garlic. But 6 now our appetite is starved; there is no food to be seen at all, nothing but this manna1” (The</text:span><text:span text:style-name="CharStyle25"> </text:span><text:span text:style-name="CharStyle26">7 </text:span><text:span text:style-name="CharStyle24">manna was like grains of cori­ander seed, resembling pearls; the people used to wander about</text:span><text:span text:style-name="CharStyle25"> 8 </text:span><text:span text:style-name="CharStyle24">and gather it, grinding it be­tween millstones or pounding it in a mortar, boiling it in a pot and making it into cakes; it tasted like a cake baked with oil. When the dew fell on the camp</text:span><text:span text:style-name="CharStyle25"> </text:span><text:span text:style-name="CharStyle26">9 </text:span><text:span text:style-name="CharStyle24">by night, the manna fell along with it.)</text:span></text:p>
        <text:p text:style-name="P74"><text:span text:style-name="CharStyle24">Moses heard every family of</text:span><text:span text:style-name="CharStyle25"> 10 </text:span><text:span text:style-name="CharStyle24">the people weeping, every man at the door of his tent.</text:span><text:span text:style-name="CharStyle25"> [Then 11 said Moses to the Eternal, “Why hast thou been so hard upon thy</text:span></text:p>
      </text:section>
      <text:section text:style-name="Sect4" text:name="Section10">
        <text:p text:style-name="P340"><text:span text:style-name="CharStyle6">servant? Why have I not found favour in thine eyes? Thou art leaving me to bear the burden of</text:span></text:p>
        <text:list xml:id="list4175677284968055299" text:style-name="L17">
          <text:list-item>
            <text:p text:style-name="P302"><text:span text:style-name="CharStyle6"><text:tab/>all this people! Did I conceive them, did I give birth to them, that thou shouldest order me to carry them in my arms as a nurse carries an infant, to the land which thou hast sworn to</text:span></text:p>
          </text:list-item>
        </text:list>
        <text:list xml:id="list191428384337419" text:style-name="L9">
          <text:list-item>
            <text:p text:style-name="P320"><text:span text:style-name="CharStyle6"><text:tab/>their fathers to give them? I cannot carry this people single- handed; the burden is too heavy for me.”</text:span></text:p>
          </text:list-item>
        </text:list>
        <text:list xml:id="list121526452716083408" text:style-name="L18">
          <text:list-item>
            <text:p text:style-name="P322"><text:span text:style-name="CharStyle6"><text:tab/>So the Eternal said to Moses, “Gather seventy of the sheikhs of Israel, men whom you know to be sheikhs of the people and authorities; bring them to the Trysting tent, to stand be-</text:span></text:p>
          </text:list-item>
          <text:list-item>
            <text:p text:style-name="P316"><text:span text:style-name="CharStyle6"><text:tab/>side you; I will come down and talk to you there, and I will endue them with part of your spirit; they shall share the bur­den of the people with you, in­stead of you bearing it by your-</text:span></text:p>
          </text:list-item>
        </text:list>
        <text:list xml:id="list191430080182743" text:style-name="L15">
          <text:list-item>
            <text:p text:style-name="P309"><text:span text:style-name="CharStyle6"><text:tab/>self.” So he gathered seventy of the sheikhs of the people, and placed them round the tent.</text:span></text:p>
          </text:list-item>
          <text:list-item>
            <text:p text:style-name="P309"><text:span text:style-name="CharStyle6"><text:tab/>The Eternal came down in the cloud and talked to him, endu­ing the seventy sheikhs with his spirit; as the spirit caught them, they suddenly prophesied—then stopped.</text:span></text:p>
          </text:list-item>
          <text:list-item>
            <text:p text:style-name="P323"><text:span text:style-name="CharStyle6"><text:tab/>Two men had remained within the camp, however, one called Eldad and the other Medad. The spirit caught them also, and they prophesied inside the camp—for although they had been registered among the seventy, they had not gone</text:span></text:p>
          </text:list-item>
          <text:list-item>
            <text:p text:style-name="P309"><text:span text:style-name="CharStyle6"><text:tab/>outside to the tent. Whereupon a young man ran to tell Moses, “Eldad and Medad are prophe-</text:span></text:p>
          </text:list-item>
          <text:list-item>
            <text:p text:style-name="P309"><text:span text:style-name="CharStyle6"><text:tab/>sying inside the camp!” And Joshua the son of Nun, who had served Moses ever since he was a youth, broke out, “My lord Moses, put a stop to them!”</text:span></text:p>
          </text:list-item>
          <text:list-item>
            <text:p text:style-name="P309"><text:span text:style-name="CharStyle6"><text:tab/>But Moses answered, “Are you</text:span></text:p>
          </text:list-item>
        </text:list>
        <text:p text:style-name="P43"><text:span text:style-name="CharStyle25">jealous on my account? Would that the people of the Eternal were all prophets! Would that the Eternal would endue them all with his spirit!” Then Moses 30 and the sheikhs of Israel re­turned to the camp.] </text:span><text:span text:style-name="CharStyle24">He re-</text:span><text:span text:style-name="CharStyle25"> 13 </text:span><text:span text:style-name="CharStyle24">sented it. “How can I get flesh to feed all this people?” he asked the Eternal; “they oppress me by weeping and crying for flesh to eat. If this is to be thy treat-</text:span><text:span text:style-name="CharStyle25"> 15 </text:span><text:span text:style-name="CharStyle24">ment of me, pray kill me and be done with it—do me that favour! Leave me not to face my trouble.” The Eternal’s</text:span><text:span text:style-name="CharStyle25"> 10 </text:span><text:span text:style-name="CharStyle24">anger blazed out in fury; he</text:span><text:span text:style-name="CharStyle25"> 18 </text:span><text:span text:style-name="CharStyle24">bade Moses to tell the people, “Hallow yourselves in readiness for to-morrow, and you shall eat flesh. You have let the Eternal hear you weeping and crying,</text:span></text:p>
        <text:p text:style-name="P37"><text:span text:style-name="CharStyle24">‘0 for flesh to eat! we were all right in Egypt!’ So the Eternal will give you flesh to eat; you</text:span><text:span text:style-name="CharStyle25"> 19 </text:span><text:span text:style-name="CharStyle24">shall eat flesh not one day or two days or five days or ten days or twenty days, but a whole month, till you cannot bear the smell of</text:span><text:span text:style-name="CharStyle25"> 20 </text:span><text:span text:style-name="CharStyle24">it, till you loathe it—since you have spurned the Eternal who is in your midst, weeping before Mm and wailing that you ever left Egypt!” “What!” said</text:span><text:span text:style-name="CharStyle25"> 21 </text:span><text:span text:style-name="CharStyle24">Moses, “the people with me are six hundred thousand, as they stand, and thou art promising them flesh as food for a whole month? Can flocks and herds</text:span><text:span text:style-name="CharStyle25"> 22 </text:span><text:span text:style-name="CharStyle24">enough be slaughtered for them? Can all the fish of the sea be gathered to satisfy them?” The</text:span><text:span text:style-name="CharStyle25"> 23 </text:span><text:span text:style-name="CharStyle24">Eternal answered, “Is the Eter­nal’s power too small? You shall see now whether my promise comes true or not.” So Moses 2</text:span><text:span text:style-name="CharStyle25">4 </text:span><text:span text:style-name="CharStyle24">went outside and told the people what the Eternal said. And a</text:span><text:span text:style-name="CharStyle25"> </text:span><text:span text:style-name="CharStyle26">3</text:span><text:span text:style-name="CharStyle25"><text:span text:style-name="T1">1 </text:span></text:span><text:span text:style-name="CharStyle24">wind blowing from the Eternal brought up quails from the sea, dropping them near the camp,</text:span></text:p>
        <text:p text:style-name="P369"><draw:frame draw:style-name="fr3" draw:name="45" text:anchor-type="paragraph" svg:x="2.2181in" svg:y="3.05in" svg:width="0.2571in" svg:height="0.0161in" draw:z-index="22"><draw:image xlink:href="Pictures/10000000000000270000001A0F10ED4A.jpg" xlink:type="simple" xlink:show="embed" xlink:actuate="onLoad"/><draw:contour-polygon svg:width="0.2563in" svg:height="0.1728in" svg:viewBox="0 0 651 439" draw:points="0,0 651,0 651,439 0,439" draw:recreate-on-edit="true"/></draw:frame><text:span text:style-name="CharStyle24">about a day’s journey on each side of it, all round the camp, about three feet above the</text:span></text:p>
        <text:list xml:id="list1019932772592674026" text:style-name="L19">
          <text:list-item>
            <text:p text:style-name="P370"><text:span text:style-name="CharStyle24"><text:tab/>ground. All that day and night and all the next day the people were gathering quails; he who gathered least gathered over a hundred bushels weight of them. They were spread out to be</text:span></text:p>
          </text:list-item>
          <text:list-item>
            <text:p text:style-name="P370"><text:span text:style-name="CharStyle25"><text:tab/></text:span><text:span text:style-name="CharStyle24">cured, all round the camp. But as the people were munching this food, before the supply gave out, the anger of the Eternal blazed out in fury against them, and he slaughtered them with a</text:span></text:p>
          </text:list-item>
          <text:list-item>
            <text:p text:style-name="P370"><text:span text:style-name="CharStyle25"><text:tab/></text:span><text:span text:style-name="CharStyle24">terrible plague. Hence they called the spot Kibroth-hat- taavah (graves-of-the-greedy), since they buried there the peo­ple who had been greedy for</text:span></text:p>
          </text:list-item>
          <text:list-item>
            <text:p text:style-name="P370"><text:span text:style-name="CharStyle25"><text:tab/></text:span><text:span text:style-name="CharStyle24">flesh. From Kibroth-hattaavah the people marched to Hazeroth, where they settled.</text:span></text:p>
          </text:list-item>
        </text:list>
        <text:p text:style-name="P23"><text:span text:style-name="CharStyle6">[Miriam and Aaron at­tacked Moses [[for having married an Ethiopian woman— his _ wife was an Ethiopian]],</text:span></text:p>
        <text:list xml:id="list4828669827135423584" text:style-name="L20">
          <text:list-item>
            <text:p text:style-name="P214"><text:span text:style-name="CharStyle6"><text:tab/>asking, “Has the Eternal spoken to Moses alone? Has he not spoken to us as well?” The Eternal heard what they said.</text:span></text:p>
          </text:list-item>
          <text:list-item>
            <text:p text:style-name="P214"><text:span text:style-name="CharStyle6"><text:tab/>(Now the man Moses was a most devout creature, the most pious of all men upon earth.)</text:span></text:p>
          </text:list-item>
          <text:list-item>
            <text:p text:style-name="P214"><text:span text:style-name="CharStyle6"><text:tab/>Suddenly the Eternal told Moses, Aaron, and Miriam, these three, to come outside the camp to the Trysting tent. The</text:span></text:p>
          </text:list-item>
          <text:list-item>
            <text:p text:style-name="P214"><text:span text:style-name="CharStyle6"><text:tab/>three went out, and the Eternal came down in a column of cloud and stood at the entrance of the tent, calling Aaron and Miriam</text:span></text:p>
          </text:list-item>
          <text:list-item>
            <text:p text:style-name="P214"><text:span text:style-name="CharStyle6"><text:tab/>to come forward. “Hear what I say,” he told them; “to any prophet among you I make my­self known by visions, I talk to</text:span></text:p>
          </text:list-item>
          <text:list-item>
            <text:p text:style-name="P214"><text:span text:style-name="CharStyle6"><text:tab/>him in dreams. Not so with my servant Moses, so faithful</text:span></text:p>
          </text:list-item>
          <text:list-item>
            <text:p text:style-name="P246"><text:span text:style-name="CharStyle6"><text:tab/>in all my household; I speak to him directly, openly, with no dark sayings, and he sees the</text:span></text:p>
          </text:list-item>
        </text:list>
        <text:p text:style-name="P111"><text:span text:style-name="CharStyle6">very form of the Eternal. Why, then, were you not afraid to attack my servant Moses?”</text:span></text:p>
        <text:p text:style-name="P67"><text:span text:style-name="CharStyle6">And the Eternal’s anger blazed 9 against them; he departed, and 10 as soon as the cloud had with­drawn from the tent, there was Miriam leprous, as white as snow! When Aaron looked at Miriam, there she was, all lep­rous! “O my lord!” Aaron 11 cried to Moses, “let us not bear the penalty of this wicked folly we have committed. Let 12 her not turn like a corpse, like one born with a body half wasted.” So Moses called to 13 the Eternal, “Nay, heal her, pray heal her!” The Eternal answered, “If her father had 14 done no more than spit in her face, would she not hide for seven days in shame? Let her be isolated for seven days out­side the camp; then she can come back.” So for seven 15 days Miriam was isolated out­side the camp, and the people did not march till Miriam was recalled.</text:span></text:p>
        <text:p text:style-name="P77"><text:span text:style-name="CharStyle24">Then the people marched from</text:span><text:span text:style-name="CharStyle25"> 16 </text:span><text:span text:style-name="CharStyle24">Hazeroth and encamped in the desert of Paran.</text:span></text:p>
        <text:p text:style-name="P71"><text:span text:style-name="CharStyle6">The Eternal told Moses -1 o to send some men to spy J-O 2 out the country of Canaan which he was handing over to the Is­raelites; he was to send a man for every clan, all of them lead­ing men. So Moses despatched 3 them from the desert of Paran, as the Eternal ordered, all of them men in authority over Is­rael. Their names were Sham- 4 mua the son of Zakkur from the clan of Reuben, Shaphat, the son 5 of Hori from the clan of Simeon, Caleb the son of Jephunneh 6 from the clan of Judah, Igal </text:span><text:span text:style-name="CharStyle14">7 </text:span><text:span text:style-name="CharStyle6">the son of Joseph from the clan</text:span></text:p>
        <text:p text:style-name="P27"><draw:frame draw:style-name="fr2" draw:name="46" text:anchor-type="paragraph" svg:x="6.0047in" svg:y="0.9236in" svg:width="0.1591in" svg:height="0.2799in" draw:z-index="23"><draw:text-box><text:p text:style-name="P45"><text:span text:style-name="CharStyle10">$ &amp;</text:span></text:p></draw:text-box></draw:frame><text:span text:style-name="CharStyle14">S<text:tab/></text:span><text:span text:style-name="CharStyle6">of Issachar, Hoshea the son of Nun from the clan of Eph- </text:span><text:span text:style-name="CharStyle8">9</text:span><text:span text:style-name="CharStyle6"> raim, Palti the son of Raphu from the clan of Benjamin,</text:span></text:p>
        <text:p text:style-name="P56"><text:span text:style-name="CharStyle6">.to Gaddiel the son of Sodi from</text:span></text:p>
        <text:list xml:id="list7932066587642373062" text:style-name="L21">
          <text:list-item>
            <text:p text:style-name="P221"><text:span text:style-name="CharStyle6"><text:tab/>the clan of Zcbulun, Gaddi the son of Susi from the clan of Joseph (that is, from the clan</text:span></text:p>
          </text:list-item>
          <text:list-item>
            <text:p text:style-name="P222"><text:span text:style-name="CharStyle6"><text:tab/>of Manasseh), Ammiel the son of Gemalli from the clan of</text:span></text:p>
          </text:list-item>
          <text:list-item>
            <text:p text:style-name="P227"><text:span text:style-name="CharStyle6"><text:tab/>Dan, Sethur the son of Michael</text:span></text:p>
          </text:list-item>
          <text:list-item>
            <text:p text:style-name="P224"><text:span text:style-name="CharStyle6"><text:tab/>from the clan of Asher, Nahbi the son of Vophsi from the clan</text:span></text:p>
          </text:list-item>
          <text:list-item>
            <text:p text:style-name="P224"><text:span text:style-name="CharStyle6"><text:tab/>of Naphtali, and Geuel the son of Machi from the clan of</text:span></text:p>
          </text:list-item>
          <text:list-item>
            <text:p text:style-name="P204"><text:span text:style-name="CharStyle6"><text:tab/>Gad. These are the names of the men whom Moses des­patched to spy out the land. (Hoshea the son of Nun was called Joshua by Moses.)</text:span></text:p>
          </text:list-item>
          <text:list-item>
            <text:p text:style-name="P225"><text:span text:style-name="CharStyle6"><text:tab/>Moses despatched them to spy out the land of Canaan,</text:span></text:p>
          </text:list-item>
        </text:list>
        <text:list xml:id="list8712554318750447740" text:style-name="L22">
          <text:list-item>
            <text:p text:style-name="P223"><text:span text:style-name="CharStyle6"><text:tab/>and from the desert of Zin to Rehob, in the direction of Ha-</text:span></text:p>
          </text:list-item>
        </text:list>
        <text:list xml:id="list4868439309876481672" text:style-name="L23">
          <text:list-item>
            <text:p text:style-name="P226"><text:span text:style-name="CharStyle6"><text:tab/>math, they spied it out, re­turning at the end of forty days.</text:span></text:p>
          </text:list-item>
          <text:list-item>
            <text:p text:style-name="P173"><text:span text:style-name="CharStyle6"><text:tab/>When they reached Moses, Aaron, and all the community of the Israelites in the desert of</text:span></text:p>
          </text:list-item>
        </text:list>
        <text:p text:style-name="P54"><text:span text:style-name="CharStyle6">32 Paran, they gave the Israelites a bad report of the land they had spied out. “The land over which we have gone as spies,” they said, “is a land that starves its inhabitants to death.”</text:span></text:p>
        <text:p text:style-name="Body_20_text_20__28_3_29__20__2b__20_DropCap4">M<text:span text:style-name="CharStyle20">At this, all the community wailed aloud, and the 2 Israelites all grumbled against Moses and Aaron; the commu­nity all said to them, “Would that we had died in Egypt! Or would that we had died here in 5 the desert!” Then Moses and Aaron fell on their faces before all the assembled gathering of 6 the Israelites, while Joshua the son of Nun and Caleb the son of Jephunneh, who had been among the spies, tore their 7 clothes and told all the assembly</text:span></text:p>
        <text:p text:style-name="P25"><text:span text:style-name="CharStyle6">of the Israelites, “The land over which we have gone as spies is a right fertile country.”</text:span></text:p>
        <text:p text:style-name="P95"><text:span text:style-name="CharStyle6">The community were all on the 10 point of stoning them, when the majesty of the Eternal appeared at the Trysting tent to all the Israelites, and the Eternal said to Moses and Aaron, “How long will this wicked community dare to grumble against me? Tell them that as surely as I 28 live—the Eternal has said it—</text:span></text:p>
        <text:p text:style-name="P22"><text:span text:style-name="CharStyle6">I will do with you as I have heard you desire: your corpses 29 shall fall in this desert, and not one of your number, not one over twenty on your register, who has grumbled against me, not one shall enter the land 30 where I solemnly swore to settle you—none except Caleb the son of Jephunneh and Joshua the son of Nun. [[Your 31 children, who would be seized, you thought, I will bring in, to let them hold the land you despise.]] But as for the rest 32 of you, your corpses shall fall in this desert, and your children </text:span><text:span text:style-name="CharStyle8">33 </text:span><text:span text:style-name="CharStyle6">must be wandering shepherds in the desert for forty years, paying the penalty of your un­faithfulness, till the last of your corpses falls in the desert. For </text:span><text:span text:style-name="CharStyle8">34 </text:span><text:span text:style-name="CharStyle6">every day spent in spying out the land, you shall spend a year being punished for your evil-doing, forty years for forty days; that will teach you what it is to have me against you.</text:span></text:p>
        <text:p text:style-name="P25"><text:span text:style-name="CharStyle6">I the Eternal have said it; this </text:span><text:span text:style-name="CharStyle8">35 </text:span><text:span text:style-name="CharStyle6">is what I will certainly do to all this wicked community who have conspired against me: in this desert to the last man they shall fall and die.” The men 36 despatched by Moses to spy out the land, who on their return made all the assembly</text:span></text:p>
      </text:section>
      <text:section text:style-name="Sect4" text:name="Section11">
        <text:p text:style-name="P134"><text:span text:style-name="CharStyle6">grumble against him by giving</text:span></text:p>
        <text:list xml:id="list3994514468794906068" text:style-name="L24">
          <text:list-item>
            <text:p text:style-name="P157"><text:span text:style-name="CharStyle6"><text:tab/>a bad report of the land, these men died by a stroke before the</text:span></text:p>
          </text:list-item>
          <text:list-item>
            <text:p text:style-name="P174"><text:span text:style-name="CharStyle6"><text:tab/>Eternal; but Joshua the son of Nun and Caleb the son of Je- phunneh remained alive, out of the men who had gone to spy out the land.</text:span></text:p>
          </text:list-item>
        </text:list>
        <text:p text:style-name="P90"><text:span text:style-name="CharStyle34">IQ... </text:span><text:span text:style-name="CharStyle24">And he told them</text:span></text:p>
        <text:list xml:id="list7059230556929938702" text:style-name="L25">
          <text:list-item>
            <text:p text:style-name="P373"><text:span text:style-name="CharStyle34"><text:tab/></text:span><text:span text:style-name="CharStyle26">-*-0</text:span><text:span text:style-name="CharStyle34"> </text:span><text:span text:style-name="CharStyle24">to “Go up, then, into the Negeb, enter the highlands, and</text:span></text:p>
          </text:list-item>
          <text:list-item>
            <text:p text:style-name="P374"><text:span text:style-name="CharStyle34"><text:tab/></text:span><text:span text:style-name="CharStyle24">see what the land is like, and whether the natives are strong</text:span></text:p>
          </text:list-item>
          <text:list-item>
            <text:p text:style-name="P376"><text:span text:style-name="CharStyle24"><text:tab/>or weak, jew or many; see whether the country is good or bad, and whether the inhabitants live in camps or in strongholds;</text:span></text:p>
          </text:list-item>
          <text:list-item>
            <text:p text:style-name="P371"><text:span text:style-name="CharStyle24"><text:tab/>see whether the land is rich or poor, and whether it is wooded or not. Also do your best to bring back some 'fruit of the country.”</text:span></text:p>
          </text:list-item>
        </text:list>
        <text:list xml:id="list191428416204324" text:style-name="L22">
          <text:list-item>
            <text:p text:style-name="P378"><text:span text:style-name="CharStyle24"><text:tab/>So they went up into the Ne­geb and reached Hebron (Hebron was built seven years before Zoan in Egypt), where the giant clans of Ahiman, Sheshai, and</text:span></text:p>
          </text:list-item>
          <text:list-item>
            <text:p text:style-name="P379"><text:span text:style-name="CharStyle34"><text:tab/></text:span><text:span text:style-name="CharStyle24">Talmai lived. It was the season for early grapes, and when they came to the wady of Eshcol, they cut a branch with a single cluster of grapes, which two of them carried back on a stretcher, along with some pomegranates</text:span></text:p>
          </text:list-item>
          <text:list-item>
            <text:p text:style-name="P372"><text:span text:style-name="CharStyle34"><text:tab/></text:span><text:span text:style-name="CharStyle24">and figs. The spot came to be called Eshcol (Cluster) from the cluster which the Israelites took</text:span></text:p>
          </text:list-item>
        </text:list>
        <text:list xml:id="list5316355752208313002" text:style-name="L26">
          <text:list-item>
            <text:p text:style-name="P380"><text:span text:style-name="CharStyle34"><text:tab/></text:span><text:span text:style-name="CharStyle24">there. Then they brought back word to all the community of Israel at Kadesh, showing them the fruit of the country.</text:span></text:p>
          </text:list-item>
          <text:list-item>
            <text:p text:style-name="P380"><text:span text:style-name="CharStyle34"><text:tab/></text:span><text:span text:style-name="CharStyle24">They reported: “We reached the land to which you sent us; it does abound in milk and honey;</text:span></text:p>
          </text:list-item>
          <text:list-item>
            <text:p text:style-name="P380"><text:span text:style-name="CharStyle34"><text:tab/></text:span><text:span text:style-name="CharStyle24">and here are its fruits. Still, the natives are strong, the cities are fortified and powerful, and we</text:span></text:p>
          </text:list-item>
          <text:list-item>
            <text:p text:style-name="P382"><text:span text:style-name="CharStyle34"><text:tab/></text:span><text:span text:style-name="CharStyle24">saw giant clans there; Amalek- ites lives in the Negeb, the high­lands are held by Hittites, Jebu- sites, and Amorites, and Canaan-</text:span></text:p>
          </text:list-item>
        </text:list>
        <text:p text:style-name="P43"><text:span text:style-name="CharStyle24">ites dwell on the coast and by the banks of the Jordan. All the</text:span><text:span text:style-name="CharStyle25"> 32 </text:span><text:span text:style-name="CharStyle24">people we saw there were men of huge size. We saw the Nepht-</text:span><text:span text:style-name="CharStyle25"> </text:span><text:span text:style-name="CharStyle26">33 </text:span><text:span text:style-name="CharStyle24">lim there (the giant clans belong to the Nephilim); they made us feel like grasshoppers, and grass­hoppers we were to them.”</text:span></text:p>
        <text:p text:style-name="P74"><text:span text:style-name="CharStyle24">That night the people ~B A </text:span><text:span text:style-name="CharStyle24"><text:span text:style-name="T1">1 </text:span></text:span><text:span text:style-name="CharStyle24">wept, “Why is the Eternal</text:span><text:span text:style-name="CharStyle25"> 3 </text:span><text:span text:style-name="CharStyle24">taking us to this land, only to fall by the sword? Our wives and children will be seized. Should we not rather return to Egypt? Better appoint some</text:span><text:span text:style-name="CharStyle25"> 4 </text:span><text:span text:style-name="CharStyle24">captain and return to Egypt!” Caleb silenced this clamour</text:span><text:span text:style-name="CharStyle35"> 1 q </text:span><text:span text:style-name="CharStyle24">of the people in pres-</text:span><text:span text:style-name="CharStyle25"> -"-O 30 </text:span><text:span text:style-name="CharStyle24">ence of Moses, by saying, “We ought to march up at once and seize the land; for we are well able to master it.” But the men</text:span><text:span text:style-name="CharStyle25"> 31 </text:span><text:span text:style-name="CharStyle24">who had accompanied him said, “We are not able to march against the natives; they are too strong for us.” Caleb an-</text:span><text:span text:style-name="CharStyle25"> "I </text:span><text:span text:style-name="CharStyle24">A swered, “If the Eternal be pleased with us, he will bring us</text:span><text:span text:style-name="CharStyle25"> 8 </text:span><text:span text:style-name="CharStyle24">to this land and give it to us, a land abounding in milk and honey. Only, rebel not against</text:span><text:span text:style-name="CharStyle25"> </text:span><text:span text:style-name="CharStyle26">9 </text:span><text:span text:style-name="CharStyle24">the Eternal. And have no fear of the natives—we shall eat them up; their protection has failed, and the Eternal is with us; fear them not.”</text:span></text:p>
        <text:p text:style-name="P74"><text:span text:style-name="CharStyle24">Then said the Eternal to</text:span><text:span text:style-name="CharStyle25"> n </text:span><text:span text:style-name="CharStyle24">Moses, “How long is this people to despise me? How long are they to distrust me, in spite of all the proofs I have shown them? 1 will smite them with</text:span><text:span text:style-name="CharStyle25"> 12 </text:span><text:span text:style-name="CharStyle24">pestilence and destroy them, and out of you 1 will make a nation greater and mightier than they.” “But,” said Moses to the Eter-</text:span><text:span text:style-name="CharStyle25"> 13 </text:span><text:span text:style-name="CharStyle24">nal, “the Egyptians will hear of it and tell the natives of the land that thou didst bring this people out of Egypt by thy might. They have heard that thou the</text:span><text:span text:style-name="CharStyle25"> 14</text:span></text:p>
        <text:p text:style-name="P392"><text:span text:style-name="CharStyle24">Eternal art among this people, for thou the Eternal art seen clearly by them; thy cloud, stands over them, and thou goest before them in a column of cloud by day and in a column of</text:span></text:p>
        <text:list xml:id="list191428826531502" text:style-name="L9">
          <text:list-item>
            <text:p text:style-name="P361"><text:span text:style-name="CharStyle25"><text:tab/></text:span><text:span text:style-name="CharStyle24">fire by night. Now, if thou killest off this people to a man, then the nations who have heard of thee will say that the Eternal destroyed this people in</text:span></text:p>
          </text:list-item>
          <text:list-item>
            <text:p text:style-name="P362"><text:span text:style-name="CharStyle25"><text:tab/></text:span><text:span text:style-name="CharStyle24">the desert because he could not bring them to the land that he</text:span></text:p>
          </text:list-item>
          <text:list-item>
            <text:p text:style-name="P362"><text:span text:style-name="CharStyle24"><text:tab/>had sworn to give them. Ah, let the power of my Lord be dis-</text:span></text:p>
          </text:list-item>
          <text:list-item>
            <text:p text:style-name="P363"><text:span text:style-name="CharStyle25"><text:tab/></text:span><text:span text:style-name="CharStyle24">played in carrying out thy prom­ise that the Eternal is slow to be angry, rich in love, forgiving iniquity and transgression, but one who will never acquit the guilty, one who avenges the sins of fathers on their children, down to the third and the fourth gen-</text:span></text:p>
          </text:list-item>
          <text:list-item>
            <text:p text:style-name="P363"><text:span text:style-name="CharStyle25"><text:tab/></text:span><text:span text:style-name="CharStyle24">eration. Pray pardon the sin of thy people, as thy love is rich, and as thou hast forgiven this people ever since they left</text:span></text:p>
          </text:list-item>
          <text:list-item>
            <text:p text:style-name="P359"><text:span text:style-name="CharStyle24"><text:tab/>Egypt.” The Eternal an­swered, “I pardon them as you</text:span></text:p>
          </text:list-item>
          <text:list-item>
            <text:p text:style-name="P359"><text:span text:style-name="CharStyle24"><text:tab/>have asked; but as surely as I live, and as surely as the whole earth shall one day be full of the</text:span></text:p>
          </text:list-item>
          <text:list-item>
            <text:p text:style-name="P359"><text:span text:style-name="CharStyle24"><text:tab/>glory of the Eternal, not one of the men who have seen my glory and the proofs </text:span><text:span text:style-name="CharStyle32">1</text:span><text:span text:style-name="CharStyle24"> wrought in Egypt and in the desert and who yet have put me to the proof over again, refusing to listen to</text:span></text:p>
          </text:list-item>
          <text:list-item>
            <text:p text:style-name="P359"><text:span text:style-name="CharStyle24"><text:tab/>me, not one of them shall live to see the land I swore to their fathers to give them;not one who has despised me shall see it.</text:span></text:p>
          </text:list-item>
          <text:list-item>
            <text:p text:style-name="P359"><text:span text:style-name="CharStyle25"><text:tab/></text:span><text:span text:style-name="CharStyle24">But my servant Caleb is of an­other spirit; he has been devoted to me, and him will I bring to the land he once entered as a spy, and his descendants shall</text:span></text:p>
          </text:list-item>
          <text:list-item>
            <text:p text:style-name="P359"><text:span text:style-name="CharStyle25"><text:tab/></text:span><text:span text:style-name="CharStyle24">own it. [[Meantime, as the Amalelcites and Canaanites are living in the valleys, turn away to-morrow into the desert in the</text:span></text:p>
          </text:list-item>
        </text:list>
        <text:p text:style-name="P42"><text:span text:style-name="CharStyle24">direction of the Gulf of Aka-</text:span></text:p>
        <text:h text:style-name="P118" text:outline-level="2"><text:bookmark-start text:name="bookmark1"/><text:span text:style-name="CharStyle37">bahJT</text:span><text:bookmark-end text:name="bookmark1"/></text:h>
        <text:p text:style-name="P82"><text:span text:style-name="CharStyle24">Moses told this to all Israel,</text:span><text:span text:style-name="CharStyle25"> </text:span><text:span text:style-name="CharStyle26">39 </text:span><text:span text:style-name="CharStyle24">and the people lamented it bit­terly. In the morning they</text:span><text:span text:style-name="CharStyle25"> 40 </text:span><text:span text:style-name="CharStyle24">started to make their way up, saying, “We have sinned, but here we are, ready now to march to the place of which the Eternal spoke.” Moses replied, “Why</text:span><text:span text:style-name="CharStyle25"> </text:span><text:span text:style-name="CharStyle26">4</text:span><text:span text:style-name="CharStyle24"><text:span text:style-name="T1">1 </text:span></text:span><text:span text:style-name="CharStyle24">will you break the Eternal’s or­ders? Your plan will not pros-</text:span><text:span text:style-name="CharStyle25"> 42 </text:span><text:span text:style-name="CharStyle24">per. Do not start, only to be beaten by your enemies; for the Eternal is not with you. Yonder</text:span><text:span text:style-name="CharStyle25"> </text:span><text:span text:style-name="CharStyle26">43 </text:span><text:span text:style-name="CharStyle24">lie the Amalekites and Canaan­ites in front of you; you will be cut to pieces, for you have given up following the Eternal, and therefore the Eternal will not be with you.”</text:span></text:p>
        <text:p text:style-name="P82"><text:span text:style-name="CharStyle24">Though neither the ark of the</text:span><text:span text:style-name="CharStyle25"> </text:span><text:span text:style-name="CharStyle26">44 </text:span><text:span text:style-name="CharStyle24">Eternal nor Moses left the camp, the people dared to start on the way up; whereupon down came</text:span><text:span text:style-name="CharStyle25"> </text:span><text:span text:style-name="CharStyle26">45 </text:span><text:span text:style-name="CharStyle24">the Amalekites and the Canaan­ites who inhabited the high­lands, and drove them in defeat as far as Hormah</text:span><text:span text:style-name="CharStyle25">.]</text:span></text:p>
        <text:p text:style-name="P81"><text:span text:style-name="CharStyle6">[[When the Canaanites </text:span><text:span text:style-name="CharStyle14">cy</text:span><text:span text:style-name="CharStyle6"> ~| who lived in the Negeb “ </text:span><text:span text:style-name="CharStyle38">A </text:span><text:span text:style-name="CharStyle6">heard that Israel were advanc­ing by the caravan route, they attacked the Israelites and took some prisoners. But Israel 2 vowed to the Eternal that if he would hand over this people to them, they would doom their towns. The Eternal listened 3 to them; he handed over the Canaanites to the Israelites, who doomed and destroyed both them and their towns. Hence the name of the place was called Hormah or Doom.]]</text:span></text:p>
        <text:p text:style-name="P99"><text:span text:style-name="CharStyle6">The Eternal gave Moses -| these orders for the Israel- A t&gt; </text:span><text:span text:style-name="CharStyle39">3 </text:span><text:span text:style-name="CharStyle6">ites. “When you enter the home­land which I assign you, and 3 make an offering to the Eternal,</text:span></text:p>
        <text:p text:style-name="P88"><text:span text:style-name="CharStyle6">whether a burnt-offering or a sacrifice in fulfilment of some vow or a freewill-offering or an offering at some stated festival, to send a soothing odour up to the Eternal from some sacrifice</text:span></text:p>
        <text:list xml:id="list6524142980545746255" text:style-name="L27">
          <text:list-item>
            <text:p text:style-name="P229"><text:span text:style-name="CharStyle6"><text:tab/>of the herd or of the flock, then the man who makes his oblation to the Eternal must present as his cereal-</text:span><text:soft-page-break/><text:span text:style-name="CharStyle6">offering seven pints of fine flour mixed with three pints</text:span></text:p>
          </text:list-item>
          <text:list-item>
            <text:p text:style-name="P230"><text:span text:style-name="CharStyle6"><text:tab/>of oil, as well as a libation of three pints of wine, to go with every lamb that is sacrificed.</text:span></text:p>
          </text:list-item>
          <text:list-item>
            <text:p text:style-name="P211"><text:span text:style-name="CharStyle6"><text:tab/>In the case of a ram, you must furnish as a cereal-offering four­teen pints of fine flour mixed</text:span></text:p>
          </text:list-item>
          <text:list-item>
            <text:p text:style-name="P215"><text:span text:style-name="CharStyle6"><text:tab/>with four pints of oil, and a liba­tion of four pints of wine, for a soothing odour to the Eternal.</text:span></text:p>
          </text:list-item>
          <text:list-item>
            <text:p text:style-name="P215"><text:span text:style-name="CharStyle6"><text:tab/>When you prepare a young bullock as a burnt-offering or as a sacrifice in fulfilment of some vow or as a recompense-offering</text:span></text:p>
          </text:list-item>
          <text:list-item>
            <text:p text:style-name="P215"><text:span text:style-name="CharStyle6"><text:tab/>to the Eternal, along with the bullock one and a quarter pecks of fine flour mixed with three quarts of oil must be furnished</text:span></text:p>
          </text:list-item>
          <text:list-item>
            <text:p text:style-name="P158"><text:span text:style-name="CharStyle6"><text:tab/>as a cereal-offering, together with a libation of three quarts of wine, in sacrifice, for a soothing odour to the Eternal.</text:span></text:p>
          </text:list-item>
          <text:list-item>
            <text:p text:style-name="P158"><text:span text:style-name="CharStyle6"><text:tab/>This is what must be done in the case of a single ox or ram</text:span></text:p>
          </text:list-item>
          <text:list-item>
            <text:p text:style-name="P158"><text:span text:style-name="CharStyle6"><text:tab/>or male lamb or kid, for each animal you sacrifice, however</text:span></text:p>
          </text:list-item>
          <text:list-item>
            <text:p text:style-name="P158"><text:span text:style-name="CharStyle6"><text:tab/>many. Such is the rule for you natives, in burning any sacrifice to send up a soothing</text:span></text:p>
          </text:list-item>
          <text:list-item>
            <text:p text:style-name="P158"><text:span text:style-name="CharStyle6"><text:tab/>odour to the Eternal; and any alien who has settled among you, anyone 'who may come to live with you, must do exactly as you do, in burning any sac­rifice to send up a soothing</text:span></text:p>
          </text:list-item>
          <text:list-item>
            <text:p text:style-name="P158"><text:span text:style-name="CharStyle6"><text:tab/>odour to the Eternal. AH mem­bers of the community, both yourselves and your resident aliens, shall be under the same rule, a settled rule for all time; both you and the resident aliens</text:span></text:p>
          </text:list-item>
        </text:list>
        <text:p text:style-name="P25"><text:span text:style-name="CharStyle6">shall be alike before the Eter­nal; one and the same law, one 16 set of regulations, for you and your resident aliens.”</text:span></text:p>
        <text:p text:style-name="P109"><text:span text:style-name="CharStyle6">The Eternal also gave Moses </text:span><text:span text:style-name="CharStyle40">17 </text:span><text:span text:style-name="CharStyle6">these orders for the Israelites. 18 “When you enter the land to which I bring you, you must </text:span><text:span text:style-name="CharStyle40">19 </text:span><text:span text:style-name="CharStyle6">reserve a contribution for the Eternal out of your food from the land. You must reserve a 20 cake as a contribution, out of your first batch of groats, and make it over to him as a contri­bution from your threshing- floors; part of the first batch of 21 your groats you must make over as a contribution to the Eternal, for all time.</text:span></text:p>
        <text:p text:style-name="P108"><text:span text:style-name="CharStyle6">When by mistake you fail to 22 carry out any of the orders given by the Eternal to Moses, any 23 command of the Eternal given by Moses ever since the Eternal has been giving orders to you, then for this unintentional of- 24 fence, of which the community has had no knowledge, the com­munity shall all prepare to sac­rifice a young bullock as a sooth­ing odour for the Eternal, along with its usual cereal-offering and libation, and one he-goat as a sin-offering; the priest shall 25 make expiation for all the com­munity of Israel, and they shall be forgiven, because it was an oversight and because they brought their oblation to the Eternal, burning it in sacrifice and presenting a sin-offering for their mistake. All the assembly 26 of Israel and their resident aliens shall be forgiven (for the over­sight involved all the people).</text:span></text:p>
        <text:p text:style-name="P25"><text:span text:style-name="CharStyle6">If any individual sins by mis- 27 take, he shall bring a yearling she-goat as a sin-offering, and 28 the priest shall make expiation for him who has erred by sin-</text:span></text:p>
      </text:section>
      <text:section text:style-name="Sect4" text:name="Section12">
        <text:p text:style-name="P341"><text:span text:style-name="CharStyle41">ning unintentionally before the </text:span><text:span text:style-name="CharStyle6">Eternal, making expiation for him that he may be forgiven,</text:span></text:p>
        <text:p text:style-name="P48"><text:span text:style-name="CharStyle14">"9</text:span><text:span text:style-name="CharStyle6"> whether he is a native bom in Israel or an alien resident in Israel: you must have one and the same law for both in a case</text:span></text:p>
        <text:list xml:id="list191429075905701" text:style-name="L26">
          <text:list-item>
            <text:p text:style-name="P325"><text:span text:style-name="CharStyle6"><text:tab/>of oversight. But anyone who sins wilfully, be he native or alien, has insulted the Eternal,</text:span></text:p>
          </text:list-item>
          <text:list-item>
            <text:p text:style-name="P325"><text:span text:style-name="CharStyle6"><text:tab/>and that person shall be killed out of this people for having despised the word of the Eternal and broken his command; that person shall be outlawed from his kinsfolk, he must bear the guilt of his sin.”</text:span></text:p>
          </text:list-item>
          <text:list-item>
            <text:p text:style-name="P324"><text:span text:style-name="CharStyle6"><text:tab/>When the Israelites were in the desert, a man was caught gathering wood for fuel on the</text:span></text:p>
          </text:list-item>
          <text:list-item>
            <text:p text:style-name="P303"><text:span text:style-name="CharStyle6"><text:tab/>sabbath day. Those who caught him gathering fuel brought him before Moses and Aaron and all</text:span></text:p>
          </text:list-item>
          <text:list-item>
            <text:p text:style-name="P317"><text:span text:style-name="CharStyle6"><text:tab/>the community, who put him under arrest, as there was no clear law about how he was to</text:span></text:p>
          </text:list-item>
          <text:list-item>
            <text:p text:style-name="P317"><text:span text:style-name="CharStyle6"><text:tab/>be punished. But the Eternal said to Moses, “The man must certainly be put to death; the community must all stone him</text:span></text:p>
          </text:list-item>
          <text:list-item>
            <text:p text:style-name="P317"><text:span text:style-name="CharStyle6"><text:tab/>to death outside the camp.” So the community all took him out­side the camp and stoned him till he died, as the Eternal had ordered Moses.</text:span></text:p>
          </text:list-item>
          <text:list-item>
            <text:p text:style-name="P324"><text:span text:style-name="CharStyle6"><text:tab/>The Eternal also gave Moses</text:span></text:p>
          </text:list-item>
          <text:list-item>
            <text:p text:style-name="P303"><text:span text:style-name="CharStyle6"><text:tab/>these orders for the Israelites. “Tell them to put tassels at the corners of their robes, attached by a violet thread. This shall be</text:span></text:p>
          </text:list-item>
          <text:list-item>
            <text:p text:style-name="P317"><text:span text:style-name="CharStyle6"><text:tab/>for all time. The tassel will serve to catch your eye and re­mind you to obey all the com­mands of the Eternal, not to follow your own wandering de-</text:span></text:p>
          </text:list-item>
          <text:list-item>
            <text:p text:style-name="P317"><text:span text:style-name="CharStyle6"><text:tab/>sires and fancies, but to remem­ber and obey all my commands, and be consecrated to your God.</text:span></text:p>
          </text:list-item>
          <text:list-item>
            <text:p text:style-name="P317"><text:span text:style-name="CharStyle6"><text:tab/>I am the Eternal your God, who brought you from the land of</text:span></text:p>
          </text:list-item>
        </text:list>
        <text:p text:style-name="P30"><text:span text:style-name="CharStyle6">Egypt in order to be your God;</text:span></text:p>
        <text:p text:style-name="P46"><text:span text:style-name="CharStyle6">I am the Eternal your God.”</text:span></text:p>
        <text:p text:style-name="P110"><text:span text:style-name="CharStyle24">[Now Dathan and A bi-</text:span><text:span text:style-name="CharStyle25"> "I </text:span><text:span text:style-name="CharStyle24">ram the sons of Eliab</text:span><text:span text:style-name="CharStyle25"> 1 </text:span><text:span text:style-name="CharStyle24">(son of Pallu and grandson of Reuben), men of good standing,</text:span><text:span text:style-name="CharStyle25"> 2 </text:span><text:span text:style-name="CharStyle24">rebelled against Moses. Moses</text:span><text:span text:style-name="CharStyle25"> 12 </text:span><text:span text:style-name="CharStyle24">summoned Dathan and Abiram, the sons of Eliab, to appear be­fore him, but they said, “No, we are not coming; are you not sat-</text:span><text:span text:style-name="CharStyle25"> 13 </text:span><text:span text:style-name="CharStyle24">isfied with having taken us away from a land abounding in milk and honey only to kill us in the desert? And you would make yourself a prince over us? You</text:span><text:span text:style-name="CharStyle25"> 14 </text:span><text:span text:style-name="CharStyle24">have not brought us to a land abounding in milk and honey, nor have you put us in possession of fields and vineyards. Will you throw dust in the eyes of these men? No, we are not coming be­fore you!’’ Moses was enraged; he</text:span><text:span text:style-name="CharStyle25"> 15 </text:span><text:span text:style-name="CharStyle24">said to the Eternal, “Disregard any offering they make; I have not robbed them of a single ass,</text:span></text:p>
        <text:list xml:id="list9042351424870431989" text:style-name="L28">
          <text:list-item>
            <text:p text:style-name="P393"><text:span text:style-name="CharStyle24"><text:tab/>have not injured any of them!”</text:span></text:p>
          </text:list-item>
        </text:list>
        <text:p text:style-name="P110"><text:span text:style-name="CharStyle24">Then Moses went to Dathan</text:span><text:span text:style-name="CharStyle25"> 25 </text:span><text:span text:style-name="CharStyle24">and Abiram, followed by the sheikhs of Israel; and when 27 Dathan and Abiram, with their wives and little children, came out and stood at the entrance to their tents, Moses told the</text:span><text:span text:style-name="CharStyle25"> 26 </text:span><text:span text:style-name="CharStyle24">people to withdraw from the tents of these evil men and to touch nothing that belonged to them; “lest,” he said, “you are swept to ruin along with their sins.” Moses added</text:span><text:span text:style-name="CharStyle25">, </text:span><text:span text:style-name="CharStyle24">“This will</text:span><text:span text:style-name="CharStyle25"> 28 </text:span><text:span text:style-name="CharStyle24">convince you that the Eternal has sent me to act, and that I am not acting on my own impulse: if these men die an ordinary</text:span><text:span text:style-name="CharStyle25"> 29 </text:span><text:span text:style-name="CharStyle24">death and suffer as all men suf­fer, then the Eternal has not sent me; but if the Eternal does</text:span><text:span text:style-name="CharStyle25"> 30 </text:span><text:span text:style-name="CharStyle24">something new, if the ground yawns and swallows up them and theirs, and they go down</text:span></text:p>
        <text:p text:style-name="P395"><text:span text:style-name="CharStyle24">alive to the grave, then you may be sure that these men have de-</text:span></text:p>
        <text:list xml:id="list2585368559723388254" text:style-name="L29">
          <text:list-item>
            <text:p text:style-name="P396"><text:span text:style-name="CharStyle25"><text:tab/></text:span><text:span text:style-name="CharStyle24">spised the Eternal.” He had just finished speaking when the ground split under their feet;</text:span></text:p>
          </text:list-item>
          <text:list-item>
            <text:p text:style-name="P397"><text:span text:style-name="CharStyle25"><text:tab/></text:span><text:span text:style-name="CharStyle24">the earth did yawn and swal­low up them and their house-</text:span></text:p>
          </text:list-item>
        </text:list>
        <text:list xml:id="list1487067725648568660" text:style-name="L30">
          <text:list-item>
            <text:p text:style-name="P398"><text:span text:style-name="CharStyle32"><text:tab/></text:span><text:span text:style-name="CharStyle24">holds. So they and all theirs went down alive to the grave, the earth closed over them, and they vanished from the </text:span><text:span text:style-name="CharStyle30">com-</text:span></text:p>
          </text:list-item>
        </text:list>
        <text:p text:style-name="P65"><text:span text:style-name="CharStyle32">34</text:span><text:span text:style-name="CharStyle24"> munity. Then all the Israelites around fled at their shrieks, thinking the earth might swallow them also]</text:span></text:p>
        <text:p text:style-name="P23"><text:span text:style-name="CharStyle6">*» /" Korah the son of Izhar</text:span></text:p>
        <text:p text:style-name="P23"><text:span text:style-name="CharStyle6">x AO (son of Kohath and grandson of Levi) and some Is-</text:span></text:p>
        <text:list xml:id="list57899987209067265" text:style-name="L31">
          <text:list-item>
            <text:p text:style-name="P265"><text:span text:style-name="CharStyle6"><text:tab/>raelites, two hundred and fifty- chieftains of the community who</text:span></text:p>
          </text:list-item>
          <text:list-item>
            <text:p text:style-name="P265"><text:span text:style-name="CharStyle6"><text:tab/>were councillors, gathered to oppose Moses and Aaron, saying to them, “Enough of you and your pretensions. The whole community are consecrated, every man of them, and the Eternal is among them; why do you raise yourselves higher than the assembly of the Eter­nal?”</text:span></text:p>
          </text:list-item>
          <text:list-item>
            <text:p text:style-name="P265"><text:span text:style-name="CharStyle6"><text:tab/>When Moses heard this, he</text:span></text:p>
          </text:list-item>
          <text:list-item>
            <text:p text:style-name="P265"><text:span text:style-name="CharStyle6"><text:tab/>fell on his face; then he said to Korah and all his companions, “In the morning the Eternal will show who belong to him; he will allow those who are really consecrated to approach him, he will allow the men of his own</text:span></text:p>
          </text:list-item>
          <text:list-item>
            <text:p text:style-name="P282"><text:span text:style-name="CharStyle6"><text:tab/>choice to approach him. Do this: take your fire-pans, put</text:span></text:p>
          </text:list-item>
          <text:list-item>
            <text:p text:style-name="P265"><text:span text:style-name="CharStyle6"><text:tab/>burning coals on them and in­cense on the top, in presence of the Eternal to-morrow; and he whom the Eternal chooses, he shall be the consecrated man.”</text:span></text:p>
          </text:list-item>
          <text:list-item>
            <text:p text:style-name="P265"><text:span text:style-name="CharStyle6"><text:tab/>Moses said to Korah, “Listen to</text:span></text:p>
          </text:list-item>
          <text:list-item>
            <text:p text:style-name="P269"><text:span text:style-name="CharStyle6"><text:tab/>me, you Levites. Is it not enough for you that the God of Israel has singled you out from the community of Israel and</text:span></text:p>
          </text:list-item>
        </text:list>
        <text:p text:style-name="P25"><text:span text:style-name="CharStyle6">allowed you near his presence to do the work of the Eternal’s Dwelling, and to be servants of the community, allowing you 10 and all your fellow-Levites to approach him? You want to be priests as well? Such a gather- 11 ing of you and all your com­panions is against the Eternal. For what has Aaron done that you should murmur against him? To-morrow,” Moses 16 added, “do you and all your company appear before the Eternal, you and they and Aaron together. Let each of 17 you take his fire-pan and put incense in it, bringing them up to the Eternal, all the two hun­dred and fifty fire-pans; you bring your fire-pans and Aaron Ms.”</text:span></text:p>
        <text:p text:style-name="P67"><text:span text:style-name="CharStyle6">So each of them took his fire- 18 pan, put burning coals on it and incense on the top; then they took their place at the en­trance of the Trysting tent, along with Moses and Aaron. Korah had collected all the 19 assembly to confront them at the entrance of the Trysting tent, and the majesty of the Eternal appeared to the whole community; the Eternal said to 20 Moses and Aaron, “Separate 21 yourselves from tMs community that I may destroy them in one instant.” But they fell on their 22 faces, crying, “O God, the God of all spirits of mankind, shall one man sin and wilt thou be angry with the whole commu­nity?” So the Eternal bade 23 Moses tell the community to 24 move away from the Dwelling. They did withdraw from the 27 Dwelling, all round, and then </text:span><text:span text:style-name="CharStyle8">35 </text:span><text:span text:style-name="CharStyle6">fire issued from the Eternal, de­stroying the two hundred and fifty men who had offered the incense, even all the followers of 32</text:span></text:p>
        <text:p text:style-name="P89"><text:span text:style-name="CharStyle6">Korah and all their goods.</text:span></text:p>
        <text:list xml:id="list191428467677239" text:style-name="L19">
          <text:list-item>
            <text:p text:style-name="P198"><text:span text:style-name="CharStyle6"><text:tab/>Then the Eternal bade Moses</text:span></text:p>
          </text:list-item>
          <text:list-item>
            <text:p text:style-name="P159"><text:span text:style-name="CharStyle6"><text:tab/>tell Eleazar the son of Aaron the priest to pick up the fire-pans out of the blaze—“and do you scatter the burning coals far and</text:span></text:p>
          </text:list-item>
          <text:list-item>
            <text:p text:style-name="P175"><text:span text:style-name="CharStyle6"><text:tab/>wide, for the fire-pans of these men whose sin has cost them their lives are forfeit to the sanctuary; have them beaten into plates to </text:span><text:soft-page-break/><text:span text:style-name="CharStyle6">cover the altar; they were presented before the Eternal, and therefore they are forfeit to the sanctuary. That will be an object-lesson to the</text:span></text:p>
          </text:list-item>
          <text:list-item>
            <text:p text:style-name="P141"><text:span text:style-name="CharStyle6"><text:tab/>Israelites.” So Eleazar the priest picked up the bronze fire­pans presented by the men who had been burned, and they were beaten flat to form a covering</text:span></text:p>
          </text:list-item>
          <text:list-item>
            <text:p text:style-name="P141"><text:span text:style-name="CharStyle6"><text:tab/>for the altar, to remind the Israelites that no layman who did not belong to Aaron’s fam­ily was to venture near to offer incense before the Eternal, else he would fare like Korah and his company. This Eleazar did, as the Eternal had told him by Moses.</text:span></text:p>
          </text:list-item>
          <text:list-item>
            <text:p text:style-name="P198"><text:span text:style-name="CharStyle6"><text:tab/>But next day the community of Israel all grumbled against Moses and Aaron, complaining that it was they who had slain some of the Eternal’s people.</text:span></text:p>
          </text:list-item>
          <text:list-item>
            <text:p text:style-name="P141"><text:span text:style-name="CharStyle6"><text:tab/>As the community gathered against Moses and Aaron, they turned to face the Trysting tent, and there was the cloud cover­ing it!—the Eternal’s majesty</text:span></text:p>
          </text:list-item>
          <text:list-item>
            <text:p text:style-name="P141"><text:span text:style-name="CharStyle6"><text:tab/>appeared. When Moses and Aaron stepped in front of the</text:span></text:p>
          </text:list-item>
          <text:list-item>
            <text:p text:style-name="P141"><text:span text:style-name="CharStyle6"><text:tab/>Trysting tent, the Eternal said</text:span></text:p>
          </text:list-item>
          <text:list-item>
            <text:p text:style-name="P141"><text:span text:style-name="CharStyle6"><text:tab/>to Moses, “Withdraw from this community, that I may destroy them in one instant.” They fell on their faces.</text:span></text:p>
          </text:list-item>
          <text:list-item>
            <text:p text:style-name="P198"><text:span text:style-name="CharStyle6"><text:tab/>Then said Moses to Aaron, “Take your fire-pan, put some burning coals on it from the altar and lay incense on the top, then carry it quickly into</text:span></text:p>
          </text:list-item>
        </text:list>
        <text:p text:style-name="P25"><text:span text:style-name="CharStyle6">community and make expiation for them; for wrath has issued from the Eternal, the death- stroke has begun.” So Aaron </text:span><text:span text:style-name="CharStyle8">47 </text:span><text:span text:style-name="CharStyle6">did as Moses told him, he took the fire-pan and ran among the people; the death-stroke had be­gun, but with his incense he made expiation for the people; he stood between the living and 48 the dead, and the attack was checked. Those who died of it 49 numbered fourteen thousand seven hundred, in addition to those who died in Korah’s rebel­lion. Then, the death-stroke 50 having been checked, Aaron went back to Moses at the en­trance of the Trysting tent.</text:span></text:p>
        <text:p text:style-name="P67"><text:span text:style-name="CharStyle6">Then the Eternal gave -* </text:span><text:span text:style-name="CharStyle14">1-] </text:span><text:span text:style-name="CharStyle6">Moses these orders for the </text:span><text:span text:style-name="CharStyle14">J- • 2 </text:span><text:span text:style-name="CharStyle6">Israelites. “Take one stick for every clan, from all the chiefs of the clans, twelve sticks in all; write each man’s name on his stick, and Aaron’s name on the </text:span><text:span text:style-name="CharStyle8">3 </text:span><text:span text:style-name="CharStyle6">stick of Levi (for one stick is to represent the families of Levi). Lay them inside the Trysting 4 tent, in front of the ark of the Presence, where I meet with you; and the man whom I choose, </text:span><text:span text:style-name="CharStyle8">5 </text:span><text:span text:style-name="CharStyle6">his stick shall sprout. Thus will I stop and silence any grum­bling on the part of the Israel­ites.”</text:span></text:p>
        <text:p text:style-name="P67"><text:span text:style-name="CharStyle6">So Moses spoke to the Israel- </text:span><text:span text:style-name="CharStyle8">6 </text:span><text:span text:style-name="CharStyle6">ites, and their chiefs gave him a stick each, as representing their clans, twelve sticks in all, with Aaron’s stick among them, Moses put the sticks down be- </text:span><text:span text:style-name="CharStyle8">7 </text:span><text:span text:style-name="CharStyle6">fore the Eternal inside the tent of the Presence, and next morn­ing, when Moses entered the </text:span><text:span text:style-name="CharStyle8">8 </text:span><text:span text:style-name="CharStyle6">tent, lo and behold, Aaron’s stick, representing the clan of Levi, had sprouted, budding and flowering and bearing ripe al­monds! Moses then brought all 9 the sticks out from the presence</text:span></text:p>
        <text:p text:style-name="P106"><text:span text:style-name="CharStyle6">of the Eternal, before all the Israelites; they looked at them, and each man took his stick.</text:span></text:p>
        <text:p text:style-name="P63"><text:span text:style-name="CharStyle6">XO And the Eternal said to Moses, “Put Aaron’s stick back in front of the ark of the Presence, to remain as an object-lesson for rebellious men, and to stop them from wearying me with their grumbling. Else they will die.”</text:span></text:p>
        <text:list xml:id="list3438408250014726133" text:style-name="L32">
          <text:list-item>
            <text:p text:style-name="P292"><text:span text:style-name="CharStyle6"><text:tab/>Moses then did as the Eternal bade him.</text:span></text:p>
          </text:list-item>
          <text:list-item>
            <text:p text:style-name="P290"><text:span text:style-name="CharStyle6"><text:tab/>Once the Israelites cried to Moses, “We are undone! We</text:span></text:p>
          </text:list-item>
          <text:list-item>
            <text:p text:style-name="P273"><text:span text:style-name="CharStyle6"><text:tab/>are lost, all of us lost! Anyone who ever approaches the tent of the Eternal will die. Are we 1 O to perish one and all?” So J- O the Eternal said to Aaron, “You and </text:span><text:soft-page-break/><text:span text:style-name="CharStyle6">your sons and your family shall answer for any guilt in connexion with the sanctuary; you and your sons shall answer for any guilt in connexion with</text:span></text:p>
          </text:list-item>
        </text:list>
        <text:list xml:id="list7747094674126832415" text:style-name="L33">
          <text:list-item>
            <text:p text:style-name="P283"><text:span text:style-name="CharStyle6"><text:tab/>your priesthood. But take your fellows in the clan of Levi to join you and wait upon you as you and your sons minister in front of the tent of the Presence;</text:span></text:p>
          </text:list-item>
          <text:list-item>
            <text:p text:style-name="P283"><text:span text:style-name="CharStyle6"><text:tab/>they shall attend to you and all the tent, but they must not come near the sacred vessels or the altar; else they and you</text:span></text:p>
          </text:list-item>
          <text:list-item>
            <text:p text:style-name="P270"><text:span text:style-name="CharStyle6"><text:tab/>will perish. Let them join you and attend to all the business of the Trysting tent, to every­thing connected with it; for no layman must come near you.</text:span></text:p>
          </text:list-item>
          <text:list-item>
            <text:p text:style-name="P270"><text:span text:style-name="CharStyle6"><text:tab/>The charge of the sanctuary and the duties of the altar must be your care; else wrath di­vine shall fall again upon the Is-</text:span></text:p>
          </text:list-item>
          <text:list-item>
            <text:p text:style-name="P270"><text:span text:style-name="CharStyle6"><text:tab/>raelites. Well, then, I have selected your fellow-Levites from Israel, as a gift for you and as men made over to the Eternal, to look after the</text:span></text:p>
          </text:list-item>
          <text:list-item>
            <text:p text:style-name="P270"><text:span text:style-name="CharStyle6"><text:tab/>Trysting tent: but you and your sons shall discharge as priests all the duties connected with the altar and what lies</text:span></text:p>
          </text:list-item>
        </text:list>
        <text:p text:style-name="P80"><text:span text:style-name="CharStyle6">inside the curtain. That is your task; I bestow this priest­hood on you, endowing you with the sacred service, and any layman who dares to interfere shall die.”</text:span></text:p>
        <text:p text:style-name="P66"><text:span text:style-name="CharStyle6">The Eternal also said to 8 Aaron, “I hereby assign you what is left over of the contribu­tions offered to me, that is, of all the sacred gifts made by the Israelites; to you and to your sons I assign them as your share, as your perpetual due. Out of 9 the most sacred offerings left over from the altar-fire, you shall have whatever people offer in the shape of cereals, all the animals they sacrifice as sin- offerings, and the guilt-offerings whereby they make restitution to me; all this shall be sacred to you and your sons; in a sacred 10 spot you shall eat it, every male among you; it belongs to you as a sacred gift. Yours also shall n be the reserved part of Israel’s contributions in all the recom­pense-offerings; to you and your sons and daughters I assign them as your share, as your perpetual due, to be eaten by everyone in your family who is undefiled; the best oil and ia wine and corn, the choicest of their gifts to the Eternal, I assign to you; the first ripe prod- 13 uce of all that grows in their land shall be yours, as they bring it to the Eternal, to be eaten by everyone in your family who is undefiled. Then, 14 everything throughout Israel that is dedicated to me shall be yours. Also, the first-born 15 of man or of beast, which they present to the Eternal, shall be yours, though you must take care to have the first-born children of men redeemed, the 16 price for each child of the age</text:span></text:p>
        <text:p text:style-name="P23"><text:span text:style-name="CharStyle6">of one month being fixed by you at twelve silver shillings (on the</text:span></text:p>
        <text:p text:style-name="P23"><text:span text:style-name="CharStyle6">15 sacred scale). You must have the first-born of unclean animals</text:span></text:p>
        <text:list xml:id="list7757896427176513843" text:style-name="L34">
          <text:list-item>
            <text:p text:style-name="P205"><text:span text:style-name="CharStyle6"><text:tab/>redeemed, but not the first­born of oxen, sheep, or goats; they are sacred, and you must splash their blood upon the altar and burn their fat in sacrifice as a soothing odour for the</text:span></text:p>
          </text:list-item>
          <text:list-item>
            <text:p text:style-name="P205"><text:span text:style-name="CharStyle6"><text:tab/>Eternal, though their flesh be­longs to you, like the breast and the thigh of animals presented for the recompense-offering.</text:span></text:p>
          </text:list-item>
          <text:list-item>
            <text:p text:style-name="P160"><text:span text:style-name="CharStyle6"><text:tab/>Thus do I assign what is left of the sacred contributions offered by Israel to the Eternal, assigning them to you and your sons and your daughters as your share, as your perpetual due; it is a perpetual compact, valid before the Eternal for you and for your family.”</text:span></text:p>
          </text:list-item>
          <text:list-item>
            <text:p text:style-name="P199"><text:span text:style-name="CharStyle6"><text:tab/>The Eternal also said to Aaron, “You shall hold no property in this land, you shall have no share in it; I am your property, I am your </text:span><text:soft-page-break/><text:span text:style-name="CharStyle6">share in life,</text:span></text:p>
          </text:list-item>
          <text:list-item>
            <text:p text:style-name="P142"><text:span text:style-name="CharStyle6"><text:tab/>among the Israelites. To the Levites, however, I assign all the tithes in Israel as their property, in return for the work they have to do in the service</text:span></text:p>
          </text:list-item>
          <text:list-item>
            <text:p text:style-name="P142"><text:span text:style-name="CharStyle6"><text:tab/>of the Trysting tent. Never again shall any Israelites ap­proach the Trysting tent and incur sin that would be the</text:span></text:p>
          </text:list-item>
          <text:list-item>
            <text:p text:style-name="P142"><text:span text:style-name="CharStyle6"><text:tab/>death of them; the Levites shall do the work inside the Trysting tent, and it is the Levites who shall answer for any fault there. This shall be a perpetual rule, for all time. And they shall</text:span></text:p>
          </text:list-item>
          <text:list-item>
            <text:p text:style-name="P142"><text:span text:style-name="CharStyle6"><text:tab/>hold no property in Israel, for I have assigned to the Levites, as their property, the tithes contributed by the Israelites as their offering to the Eternal; hence I have told them that they are to hold no property in Israel.”</text:span></text:p>
          </text:list-item>
        </text:list>
        <text:p text:style-name="P78"><text:span text:style-name="CharStyle6">The Eternal also gave Moses 25 these orders for the Levites. </text:span><text:span text:style-name="CharStyle14">'J&gt; </text:span><text:span text:style-name="CharStyle6">“Tell them that in taking from the Israelites the tithes I have assigned them as their property, they must set aside a special part of the tithes for the Eternal, and 27 that this contribution of theirs will count as if it were com taken from the threshing-floor or new wine from the vintage. Thus 28 shall they set aside a share for the Eternal from all the tithes they get, and assign the Eter­nal’s share to Aaron the priest; the share for the Eternal is to be 29 selected from all they receive, and they must consecrate the best of it all. Also tell them 30 that when they make this con­tribution to you, the rest of the tithes shall be reckoned to them as the tithed produce of the threshing-floor or the vintage; 31 it may be eaten anywhere by them or by their families, since it is their payment for the work they do in the Trysting tent. Provided that they set aside the </text:span><text:span text:style-name="CharStyle14">32 </text:span><text:span text:style-name="CharStyle6">best part of it, they shall incur no sin; but they must not pro­fanely grasp the sacred gifts of Israel, else they die.”</text:span></text:p>
        <text:p text:style-name="P67"><text:span text:style-name="CharStyle6">The Eternal gave Moses -l </text:span><text:span text:style-name="CharStyle31">q </text:span><text:span text:style-name="CharStyle6">and Aaron this ritual regu- -»-2 2 lation, laid down by the Eternal himself. “Tell the Israelites to let you have a red cow, sound and whole, which has never been in harness, and hand it over to </text:span><text:span text:style-name="CharStyle8">3 </text:span><text:span text:style-name="CharStyle6">Eleazar the priest, to be led outside the camp and slain there in his presence. Then Eleazar 4 the priest must dip his finger in its blood and splash some of the blood towards the front of the Trysting tent, seven times over. After which the cow is 5 to be burned in his presence, skin, flesh, blood, and even its</text:span></text:p>
        <text:list xml:id="list6447176224760089900" text:style-name="L35">
          <text:list-item>
            <text:p text:style-name="P212"><text:span text:style-name="CharStyle6"><text:tab/>dung, all burned; and the priest shall throw some cedar- wood and marjoram and scarlet thread into the burning body.</text:span></text:p>
          </text:list-item>
          <text:list-item>
            <text:p text:style-name="P231"><text:span text:style-name="CharStyle6"><text:tab/>He shall then wash his robes and bathe his body before entering the camp, and till evening the priest shall remain</text:span></text:p>
          </text:list-item>
          <text:list-item>
            <text:p text:style-name="P231"><text:span text:style-name="CharStyle6"><text:tab/>unclean. The man who burned the cow shall also wash his robes and bathe his body and</text:span></text:p>
          </text:list-item>
          <text:list-item>
            <text:p text:style-name="P231"><text:span text:style-name="CharStyle6"><text:tab/>remain unclean till evening. A man who is clean shall gather the ashes of the cow and put them in some clean place outside the camp, to be kept for use by the community of Israel in water meant for removing pol­lution; the cow thus serves to</text:span></text:p>
          </text:list-item>
          <text:list-item>
            <text:p text:style-name="P161"><text:span text:style-name="CharStyle6"><text:tab/>put sin away. (The man who gathers the ashes of the cow shall wash his robes and remain unclean till evening.)</text:span></text:p>
          </text:list-item>
        </text:list>
        <text:p text:style-name="P23"><text:span text:style-name="CharStyle6">Now the rule binding on the Israelites and their resident</text:span></text:p>
        <text:list xml:id="list191517512771240" text:continue-numbering="true" text:style-name="L35">
          <text:list-item>
            <text:p text:style-name="P161"><text:span text:style-name="CharStyle6"><text:tab/>aliens for all time is this: anyone who touches a dead body, that is, a human corpse, shall remain</text:span></text:p>
          </text:list-item>
          <text:list-item>
            <text:p text:style-name="P176"><text:span text:style-name="CharStyle6"><text:tab/>unclean for seven days. On the third day and on the seventh day he must purify himself from the sin; if so, he shall be clean, but, if not, he</text:span></text:p>
          </text:list-item>
          <text:list-item>
            <text:p text:style-name="P176"><text:span text:style-name="CharStyle6"><text:tab/>shall not be clean. Anyone who touches a dead body, that is, a human corpse, and does not cleanse himself from the sin, has </text:span><text:soft-page-break/><text:span text:style-name="CharStyle6">polluted the Dwelling of the Eternal, and shall be out­lawed from Israel, since the water for removing pollution has not been splashed over him; he is unclean, his uncleanness</text:span></text:p>
          </text:list-item>
          <text:list-item>
            <text:p text:style-name="P176"><text:span text:style-name="CharStyle6"><text:tab/>clings to him. When a man dies inside a tent, the law is that anyone entering the tent and all who are already in the tent shall remain unclean for</text:span></text:p>
          </text:list-item>
          <text:list-item>
            <text:p text:style-name="P176"><text:span text:style-name="CharStyle6"><text:tab/>seven days; also, that every open vessel whose lid is not fastened down, shall be un­</text:span></text:p>
          </text:list-item>
        </text:list>
        <text:p text:style-name="P22"><text:span text:style-name="CharStyle6">clean. Again, anyone who in 16 the open touches the dead body of a man fallen in battle or of one who has died a natural death, anyone who touches even a bone or a grave, shall remain unclean for seven days.</text:span></text:p>
        <text:p text:style-name="P47"><text:span text:style-name="CharStyle6">On behalf of the unclean man, 17 some ashes of the sacrificed cow shall be taken, and fresh water poured over them in a vessel; then some clean man 18 shall dip a bundle of marjoram in the water and splash it over the tent and the furniture and all persons present, or on the man who has touched a bone or a corpse or a grave; the clean 19 man shall splash the water over the unclean man on the third day and on the seventh day, freeing him from sin on the seventh day, when he must wash his robes and bathe in water, and by evening he shall be clean again. But as for 20 anyone who becomes unclean and does not have himself cleansed from sin, that man shall be outlawed from the com­munity, since he has polluted the sanctuary of the Eternal and had no water for removing pollution splashed over him—the unclean creature! This shall be a regu- 21 lation for all time among you. (The man who splashes the water for removing pollution shall wash his robes, and any­one who touches the water shall remain unclean till evening. Also, anything that the unclean 22 man touches shall become un­clean, and anyone touching it or him shall remain unclean till evening.)”</text:span></text:p>
        <text:p text:style-name="P100"><text:span text:style-name="CharStyle24">[While the -people were</text:span><text:span text:style-name="CharStyle35"> &lt;ia </text:span><text:span text:style-name="CharStyle24">staying at Kadesh, Miriam</text:span><text:span text:style-name="CharStyle25"> 1 </text:span><text:span text:style-name="CharStyle24">died there and -was buried there. And the people quarrelled with</text:span><text:span text:style-name="CharStyle25"> </text:span><text:span text:style-name="CharStyle26">3</text:span></text:p>
      </text:section>
      <text:section text:style-name="Sect4" text:name="Section13">
        <text:list xml:id="list3616887963770716864" text:style-name="L36">
          <text:list-item>
            <text:p text:style-name="P391"><text:span text:style-name="CharStyle25"><text:tab/></text:span><text:span text:style-name="CharStyle24">Moses, complaining,</text:span><text:span text:style-name="CharStyle25"> </text:span><text:span text:style-name="CharStyle24">"Why have you brought the community of the Eternal into this desert, only to let us die, both us and our</text:span></text:p>
          </text:list-item>
          <text:list-item>
            <text:p text:style-name="P383"><text:span text:style-name="CharStyle25"><text:tab/></text:span><text:span text:style-name="CharStyle24">cattle? Why did you make us leave Egypt for this evil place? It is no place for seed, for figs, or for vines, or for pomegranates; and there is no water to drink!”</text:span></text:p>
          </text:list-item>
        </text:list>
        <text:list xml:id="list191429930742075" text:style-name="L16">
          <text:list-item>
            <text:p text:style-name="P385"><text:span text:style-name="CharStyle24"><text:tab/>Then said the Eternal to Moses,</text:span></text:p>
          </text:list-item>
          <text:list-item>
            <text:p text:style-name="P386"><text:span text:style-name="CharStyle25"><text:tab/></text:span><text:span text:style-name="CharStyle24">“Take your staff, and after con­vening the people bring water from the rock for them, to let</text:span></text:p>
          </text:list-item>
        </text:list>
        <text:list xml:id="list191429361304214" text:style-name="L31">
          <text:list-item>
            <text:p text:style-name="P377"><text:span text:style-name="CharStyle25"><text:tab/></text:span><text:span text:style-name="CharStyle24">them and their cattle drink.” So Moses said to them, “Listen, you rebels, must I bring you water</text:span></text:p>
          </text:list-item>
          <text:list-item>
            <text:p text:style-name="P377"><text:span text:style-name="CharStyle25"><text:tab/></text:span><text:span text:style-name="CharStyle24">from this rock?” And lifting his hand he struck the rock with his staff, till water gushed out, and the community and their cattle</text:span></text:p>
          </text:list-item>
        </text:list>
        <text:list xml:id="list191430016941765" text:style-name="L17">
          <text:list-item>
            <text:p text:style-name="P375"><text:span text:style-name="CharStyle26"><text:tab/></text:span><text:span text:style-name="CharStyle24">drank of it. It is called the water of Meribah (Complaint), because there the Israelites complained of the Eternal, and there he vindi­cated himself</text:span><text:span text:style-name="CharStyle25">.]</text:span></text:p>
          </text:list-item>
        </text:list>
        <text:list xml:id="list7348478752524356489" text:style-name="L37">
          <text:list-item>
            <text:p text:style-name="P235"><text:span text:style-name="CharStyle6"><text:tab/>In the first month of . . . the aelites, the whole commu­nity them, entered the desert</text:span></text:p>
          </text:list-item>
          <text:list-item>
            <text:p text:style-name="P216"><text:span text:style-name="CharStyle6"><text:tab/>of Zin. As there was no water for the community, they gath­ered against Moses and Aaron,</text:span></text:p>
          </text:list-item>
          <text:list-item>
            <text:p text:style-name="P216"><text:span text:style-name="CharStyle6"><text:tab/>crying, “Would that we had died when our fellows died be-</text:span></text:p>
          </text:list-item>
        </text:list>
        <text:list xml:id="list191429170580351" text:style-name="L36">
          <text:list-item>
            <text:p text:style-name="P217"><text:span text:style-name="CharStyle6"><text:tab/>fore the Eternal!” Then Moses and Aaron withdrew to the entrance of the Trysting tent and fell on their faces; the</text:span></text:p>
          </text:list-item>
          <text:list-item>
            <text:p text:style-name="P217"><text:span text:style-name="CharStyle6"><text:tab/>Eternal’s majesty appeared to</text:span></text:p>
          </text:list-item>
          <text:list-item>
            <text:p text:style-name="P217"><text:span text:style-name="CharStyle6"><text:tab/>them, and he said, “Do you and Aaron order the rock to yield its water before the eyes</text:span></text:p>
          </text:list-item>
          <text:list-item>
            <text:p text:style-name="P217"><text:span text:style-name="CharStyle6"><text:tab/>of the people.” Then, in obe­dience to the Eternal, Moses took the stick of Aaron from the</text:span></text:p>
          </text:list-item>
        </text:list>
        <text:p text:style-name="P55"><text:span text:style-name="CharStyle6">io<text:tab/>presence of the Eternal, and Moses and Aaron convened the community in front of the rock.</text:span></text:p>
        <text:p text:style-name="P54"><text:span text:style-name="CharStyle6">is ... So the Eternal said to Moses and Aaron, “Because you would not trust me and vindi­cate my honour before the</text:span></text:p>
        <text:p text:style-name="P80"><text:span text:style-name="CharStyle6">Israelites, you shall not lead this community into the land that I have given them.”</text:span></text:p>
        <text:p text:style-name="P73"><text:span text:style-name="CharStyle24">[From Kadesh Moses sent</text:span><text:span text:style-name="CharStyle25"> 14 </text:span><text:span text:style-name="CharStyle24">messengers to the king of Edom from his “kinsmen the Israel­ites.” The message was, “You know all the hardships that have befallen us, how our fathers went</text:span><text:span text:style-name="CharStyle25"> </text:span><text:span text:style-name="CharStyle26">15 </text:span><text:span text:style-name="CharStyle24">down to Egypt, how we stayed long in Egypt and were badly treated, both we and our fathers, by the Egyptians; and how,</text:span><text:span text:style-name="CharStyle25"> 16 </text:span><text:span text:style-name="CharStyle24">when we cried to the Eternal, he listened to us and sent an angel and brought us out of Egypt. Now here we are at Kadesh, a town on the edge of your terri­tory. Pray let us cross your land. </text:span><text:span text:style-name="CharStyle32">17 </text:span><text:span text:style-name="CharStyle24">We will not march over any field or vineyard, nor will we drink the water of your wells, but march along the royal high road, turning neither to right nor to left, until we pass beyond your frontier.” Edom answered Is-</text:span><text:span text:style-name="CharStyle25"> 18 </text:span><text:span text:style-name="CharStyle24">rael, “No, you shall not cross; if you do, I will attack you." The</text:span><text:span text:style-name="CharStyle25"> 19 </text:span><text:span text:style-name="CharStyle24">Israelites said to him, “We will keep to the high road, and we will pay you for any water that we or our cattle drink; pray let us walk quietly across—there is no harm in that!” “No,” said</text:span><text:span text:style-name="CharStyle25"> 20 </text:span><text:span text:style-name="CharStyle24">Edom, and sallied out to stop them with a large army in strong force. Thus Edom refused to let</text:span><text:span text:style-name="CharStyle25"> 21 </text:span><text:span text:style-name="CharStyle24">Israel cross his territory; Israel had to turn aside.]</text:span></text:p>
        <text:p text:style-name="P67"><text:span text:style-name="CharStyle6">From Kadesh the Israelites 22 set out and came, the whole community of them, to mount Hor. At mount Hor on the 23 borders of Edom the Eternal said to Moses and Aaron, “Aaron must now rejoin his 24 kinsfolk, for he is not to enter the land I have given to the Israelites, because you and he were faithless to my orders at the water of Meribah. Take 25</text:span></text:p>
        <text:p text:style-name="P23"><text:span text:style-name="CharStyle6">Aaron and his son Eleazar up</text:span></text:p>
        <text:list xml:id="list191428658231826" text:style-name="L9">
          <text:list-item>
            <text:p text:style-name="P143"><text:span text:style-name="CharStyle6"><text:tab/>mount Hor, strip Aaron of Ms robes and put them on Eleazar; Aaron shall depart and die</text:span></text:p>
          </text:list-item>
          <text:list-item>
            <text:p text:style-name="P143"><text:span text:style-name="CharStyle6"><text:tab/>there.” So Moses did as the Eternal told him; they went up mount Hor </text:span><text:soft-page-break/><text:span text:style-name="CharStyle6">before the eyes of</text:span></text:p>
          </text:list-item>
          <text:list-item>
            <text:p text:style-name="P143"><text:span text:style-name="CharStyle6"><text:tab/>all the community, and, after Moses had stripped Aaron of his robes and put them on his son Eleazar, Aaron died there on the mountain-top.</text:span></text:p>
          </text:list-item>
        </text:list>
        <text:p text:style-name="P23"><text:span text:style-name="CharStyle6">Then Moses and Eleazar came</text:span></text:p>
        <text:list xml:id="list191515783541092" text:continue-numbering="true" text:style-name="L9">
          <text:list-item>
            <text:p text:style-name="P187"><text:span text:style-name="CharStyle6"><text:tab/>down the mountain and when all the assembly saw that Aaron was dead, all Israel mourned for </text:span><text:span text:style-name="CharStyle14">ey</text:span><text:span text:style-name="CharStyle6"> 1 Aaron thirty days. Then</text:span></text:p>
          </text:list-item>
        </text:list>
        <text:list xml:id="list191429438994328" text:style-name="L37">
          <text:list-item>
            <text:p text:style-name="P232"><text:span text:style-name="CharStyle6"><text:tab/>“ A the Israelites set out from mount Hor and passed forward</text:span></text:p>
          </text:list-item>
        </text:list>
        <text:p text:style-name="P23"><text:span text:style-name="CharStyle6">10 to encamp at Oboth; setting out</text:span></text:p>
        <text:p text:style-name="P23"><text:span text:style-name="CharStyle6">n from Oboth, they encamped at </text:span><text:span text:style-name="CharStyle14">eyey</text:span><text:span text:style-name="CharStyle6"> Ije-abarim. Then the Is-</text:span></text:p>
        <text:list xml:id="list6392785596690710118" text:style-name="L38">
          <text:list-item>
            <text:p text:style-name="P236"><text:span text:style-name="CharStyle6"><text:tab/>““ raelites set out and en­camped on the steppes of Moab east of the Jordan opposite Jericho.</text:span></text:p>
          </text:list-item>
        </text:list>
        <text:p text:style-name="P40"><text:span text:style-name="CharStyle25">ni </text:span><text:span text:style-name="CharStyle24">[They cast back to go</text:span></text:p>
        <text:list xml:id="list1027595368626244893" text:style-name="L39">
          <text:list-item>
            <text:p text:style-name="P387"><text:span text:style-name="CharStyle25"><text:tab/>“ </text:span><text:span text:style-name="CharStyle24">round the land of Edom by the Gulf of Akdbah, and the peo­ple grew impatient over the</text:span></text:p>
          </text:list-item>
          <text:list-item>
            <text:p text:style-name="P387"><text:span text:style-name="CharStyle25"><text:tab/></text:span><text:span text:style-name="CharStyle24">route; they attacked God and Moses, crying, “Why have you brought us from Egypt to die in the desert? There is neither bread nor water, and we loathe</text:span></text:p>
          </text:list-item>
          <text:list-item>
            <text:p text:style-name="P387"><text:span text:style-name="CharStyle25"><text:tab/></text:span><text:span text:style-name="CharStyle24">this wretched food.” Then the Eternal sent stinging serpents among the people, that bit the people, till many an Israelite</text:span></text:p>
          </text:list-item>
          <text:list-item>
            <text:p text:style-name="P384"><text:span text:style-name="CharStyle24"><text:tab/>died. So the people came and said to Moses, “We have sinned by attacking the Eternal and you; pray to the Eternal to take the serpents away from us.”</text:span></text:p>
          </text:list-item>
          <text:list-item>
            <text:p text:style-name="P384"><text:span text:style-name="CharStyle25"><text:tab/></text:span><text:span text:style-name="CharStyle24">Moses prayed for the people, and the Eternal told Moses to make a bronze serpent and erect it on a pole, so that any person who was bitten might live by looking</text:span></text:p>
          </text:list-item>
          <text:list-item>
            <text:p text:style-name="P384"><text:span text:style-name="CharStyle25"><text:tab/></text:span><text:span text:style-name="CharStyle24">at it. Moses made a bronze tier- pent and erected it on a pole;</text:span></text:p>
          </text:list-item>
        </text:list>
        <text:p text:style-name="P79"><text:span text:style-name="CharStyle24">and when anyone who had been bitten by a serpent looked at the bronze serpent, he lived.</text:span></text:p>
        <text:p text:style-name="P100"><text:span text:style-name="CharStyle24">Marching forward through the</text:span><text:span text:style-name="CharStyle25"> 12 </text:span><text:span text:style-name="CharStyle24">desert to the east of Moab, they encamped in the wady of Zered; then marching forward they en-</text:span><text:span text:style-name="CharStyle25"> 13 </text:span><text:span text:style-name="CharStyle24">camped north of Arnon in the desert that stretches to the east of the Amorite territory, for the Arnon is the northern boundary of Moab, between them and the Amorites. Hence the lines in</text:span><text:span text:style-name="CharStyle25"> 14 </text:span><text:span text:style-name="CharStyle24">the book of the “Battles of the Eternal</text:span><text:span text:style-name="CharStyle25">”—</text:span></text:p>
        <text:p text:style-name="P105"><text:span text:style-name="CharStyle28">Through Waheb we swept, through the valleys of Arnon, o’er the slope of the valleys</text:span><text:span text:style-name="CharStyle44"> 15 </text:span><text:span text:style-name="CharStyle28">that stretches where Ar lies, that leans over Moab’s edge.</text:span></text:p>
        <text:p text:style-name="P100"><text:span text:style-name="CharStyle24">Then they pushed on to Beer,</text:span><text:span text:style-name="CharStyle25"> 16 </text:span><text:span text:style-name="CharStyle24">the Beer where the Eternal said to Moses, “Gather the people and I will give them water”; and</text:span><text:span text:style-name="CharStyle25"> 1</text:span><text:span text:style-name="CharStyle26">7 </text:span><text:span text:style-name="CharStyle24">Israel sang this song,</text:span></text:p>
        <text:p text:style-name="P113"><text:span text:style-name="CharStyle30">Spring </text:span><text:span text:style-name="CharStyle24">up, O well</text:span><text:span text:style-name="CharStyle25">— </text:span><text:span text:style-name="CharStyle24">ah, </text:span><text:span text:style-name="CharStyle30">sing </text:span><text:span text:style-name="CharStyle24">to the well that chieftains </text:span><text:span text:style-name="CharStyle30">dug,</text:span><text:span text:style-name="CharStyle45"><text:span text:style-name="T2"><text:tab/></text:span></text:span><text:span text:style-name="CharStyle25">18</text:span></text:p>
        <text:p text:style-name="P84"><text:span text:style-name="CharStyle24">that captains delveu, </text:span><text:span text:style-name="CharStyle30">melding </text:span><text:span text:style-name="CharStyle24">their wands, wielding their staves I From Beer (Welltown) they pushed on to Mattdnah, from</text:span><text:span text:style-name="CharStyle25"> 19 </text:span><text:span text:style-name="CharStyle24">Mattanah to Nahaliel, from Na- haliel to Bamoth, and from</text:span><text:span text:style-name="CharStyle25"> 20 </text:span><text:span text:style-name="CharStyle24">Bamoth to the wady in the re­gion of Moab at the head of the Pisgah plateau that looks down upon the JesMmon.</text:span></text:p>
        <text:p text:style-name="P102"><text:span text:style-name="CharStyle24">Here Israel sent messengers to</text:span><text:span text:style-name="CharStyle25"> 21 </text:span><text:span text:style-name="CharStyle24">Sihon king of the Amorites, saying, “Let us cross your land;</text:span><text:span text:style-name="CharStyle25"> 22 </text:span><text:span text:style-name="CharStyle24">we will not turn aside into any field or vineyard, we will not drink any water from your wells, but will march along the royal high road until we pass beyond your frontier.” But Sihon would</text:span><text:span text:style-name="CharStyle25"> 23 </text:span><text:span text:style-name="CharStyle24">not allow Israel to pass across his territory. Sihon mustered all his forces and sallied out against Israel in the desert; he reached</text:span></text:p>
        <text:p text:style-name="P53"><text:span text:style-name="CharStyle24">Jakaz and there attacked Israel,</text:span></text:p>
        <text:list xml:id="list191429658859330" text:style-name="L30">
          <text:list-item>
            <text:p text:style-name="P357"><text:span text:style-name="CharStyle25"><text:tab/></text:span><text:span text:style-name="CharStyle24">but Israel routed him, giving no quarter, and seized his country from Arnon to Jabbok on the north and the Ammonites on the east (Jazer marking the Ammon-</text:span></text:p>
          </text:list-item>
          <text:list-item>
            <text:p text:style-name="P357"><text:span text:style-name="CharStyle25"><text:tab/></text:span><text:span text:style-name="CharStyle24">ite frontier). Israel captured all the local towns and lived in all the Amorite towns, in Hesh- bon and all its dependencies.</text:span></text:p>
          </text:list-item>
          <text:list-item>
            <text:p text:style-name="P357"><text:span text:style-name="CharStyle25"><text:tab/></text:span><text:span text:style-name="CharStyle24">Heshbon was the capital of Si- hon, king of the Amorites, who had fought against the former king of Moab and captured all his </text:span><text:soft-page-break/><text:span text:style-name="CharStyle24">territory, from Jabbok to</text:span></text:p>
          </text:list-item>
          <text:list-item>
            <text:p text:style-name="P357"><text:span text:style-name="CharStyle25"><text:tab/></text:span><text:span text:style-name="CharStyle24">Arnon. Hence the song and satire of the bards</text:span><text:span text:style-name="CharStyle25">—</text:span></text:p>
          </text:list-item>
        </text:list>
        <text:p text:style-name="P51"><text:span text:style-name="CharStyle28">Come to Heshbon and rebuild it! Repair the capital of Sihon, if you can!</text:span></text:p>
        <text:list xml:id="list191515911399767" text:continue-numbering="true" text:style-name="L30">
          <text:list-item>
            <text:p text:style-name="P349"><text:span text:style-name="CharStyle44"><text:tab/></text:span><text:span text:style-name="CharStyle28">For the blaze began at Heshbon, at the capital of Sihon,</text:span></text:p>
          </text:list-item>
        </text:list>
        <text:p text:style-name="P51"><text:span text:style-name="CharStyle28">till Ar of Moab was consumed, and Arnon’s heights devoured.</text:span></text:p>
        <text:list xml:id="list191516291707604" text:continue-numbering="true" text:style-name="L30">
          <text:list-item>
            <text:p text:style-name="P351"><text:span text:style-name="CharStyle44"><text:tab/></text:span><text:span text:style-name="CharStyle28">Poor Moabites!</text:span></text:p>
          </text:list-item>
        </text:list>
        <text:p text:style-name="P50"><text:span text:style-name="CharStyle28">O<text:tab/>forlorn folk of Kemdsh!</text:span></text:p>
        <text:p text:style-name="P51"><text:span text:style-name="CharStyle28">The god has left his sons to flight, his daughters to a prisoner’s plight,</text:span></text:p>
        <text:list xml:id="list191516955462530" text:continue-numbering="true" text:style-name="L30">
          <text:list-item>
            <text:p text:style-name="P350"><text:span text:style-name="CharStyle44"><text:tab/></text:span><text:span text:style-name="CharStyle28">their children have perished from Heshbon to Dibon; and we ravaged till war’s fire was blown to Medeba.</text:span></text:p>
          </text:list-item>
          <text:list-item>
            <text:p text:style-name="P365"><text:span text:style-name="CharStyle25"><text:tab/></text:span><text:span text:style-name="CharStyle24">So Israel settled in the Amorite</text:span></text:p>
          </text:list-item>
          <text:list-item>
            <text:p text:style-name="P365"><text:span text:style-name="CharStyle25"><text:tab/></text:span><text:span text:style-name="CharStyle24">land. Moses sent spies to Jazer, and Israel captured its depend­encies and evicted the local Amorites</text:span><text:span text:style-name="CharStyle25">.]</text:span></text:p>
          </text:list-item>
          <text:list-item>
            <text:p text:style-name="P328"><text:span text:style-name="CharStyle6"><text:tab/>They turned to inarch in the direction of Bashan. Og the king of Bashan sallied out against them, he and all his forces, to give battle at Edrei.</text:span></text:p>
          </text:list-item>
          <text:list-item>
            <text:p text:style-name="P329"><text:span text:style-name="CharStyle6"><text:tab/>But the Eternal said to Moses, “Fear him not, I put him into your hands, with all his forces and his land; you shall handle him as you handled Sihon king of the Amorites at Heshbon.”</text:span></text:p>
          </text:list-item>
          <text:list-item>
            <text:p text:style-name="P329"><text:span text:style-name="CharStyle6"><text:tab/>Whereupon they routed him and all his forces, till not a man was left him; then they seized his land.</text:span></text:p>
          </text:list-item>
        </text:list>
        <text:p text:style-name="P100"><text:span text:style-name="CharStyle25">[Now Balak the son </text:span><text:span text:style-name="CharStyle24">ol eycy </text:span><text:span text:style-name="CharStyle25">Zippor watched all that Is- </text:span><text:span text:style-name="CharStyle24">2 </text:span><text:span text:style-name="CharStyle25">rael did to the Amorites; Moab 3 was in dread of the people, they were in such numbers.] </text:span><text:span text:style-name="CharStyle24">Moab </text:span><text:span text:style-name="CharStyle32">3 </text:span><text:span text:style-name="CharStyle24">began to loathe the Israelites, and Moab said to the sheikhs of </text:span><text:span text:style-name="CharStyle32">4 </text:span><text:span text:style-name="CharStyle24">Midian, “These hordes will lick up all the pasture round us, as an ox licks up the grass in the field.” Balak the son of Zippor was king of Moab at that time;</text:span></text:p>
        <text:p text:style-name="P39"><text:span text:style-name="CharStyle25">[he sent messengers to Balaam </text:span><text:span text:style-name="CharStyle26">5 </text:span><text:span text:style-name="CharStyle25">the son of Beor at Pethor on the Euphrates,] </text:span><text:span text:style-name="CharStyle24">in the land of the Ammonites, with this summons: “Here is a people that has come from Egypt! They have been swarming over the face of the earth, and here they are now, settled opposite me! Pray come</text:span><text:span text:style-name="CharStyle25"> 6 </text:span><text:span text:style-name="CharStyle24">and curse this people for me (for they are stronger than 1 am); then maybe I shall have power to defeat them and drive them out of the country. For I know that he whom you bless is blessed, and he whom you curse is cursed.” So the sheikhs of </text:span><text:span text:style-name="CharStyle32">7 </text:span><text:span text:style-name="CharStyle24">Moab and the sheikhs of Midian started of, taking the usual fee for cursing, and, when they reached Balaam they gave him Balak’s rnessage[.</text:span><text:span text:style-name="CharStyle25"> He said to 8 them, “Stay here overnight, and I will give you whatever answer the Eternal sends me.” So the chieftains of Moab remained be­side Balaam.</text:span></text:p>
        <text:p text:style-name="P96"><text:span text:style-name="CharStyle6">God came and said to Balaam, </text:span><text:span text:style-name="CharStyle8">9 </text:span><text:span text:style-name="CharStyle6">“Who are these men with you?” Balaam said to God, “Balak 10 the son of Zippor, king of Moab, has sent for me], </text:span><text:span text:style-name="CharStyle14">saying, ‘Here</text:span><text:span text:style-name="CharStyle6"> u </text:span><text:span text:style-name="CharStyle14">is this people out of Egypt swarming over the face of the earth! Pray come and curse them for me; then maybe I can fight them and drive them out of the countryV”</text:span><text:span text:style-name="CharStyle6"> God said to 12 Balaam, “You must not go with</text:span></text:p>
      </text:section>
      <text:section text:style-name="Sect4" text:name="Section14">
        <text:p text:style-name="P342"><text:span text:style-name="CharStyle6">them? you must not curse that people, for they are blessed.”</text:span></text:p>
        <text:list xml:id="list8856970181490622913" text:style-name="L40">
          <text:list-item>
            <text:p text:style-name="P330"><text:span text:style-name="CharStyle6"><text:tab/>So in the morning Balaam rose and told the chieftains of Balak to go back to their country, since the Eternal re­fused to let him go with them.</text:span></text:p>
          </text:list-item>
          <text:list-item>
            <text:p text:style-name="P331"><text:span text:style-name="CharStyle6"><text:tab/>The chieftains of Moab went back to Balak and told him that Balaam had refused to come.</text:span></text:p>
          </text:list-item>
          <text:list-item>
            <text:p text:style-name="P321"><text:span text:style-name="CharStyle6"><text:tab/>Then Balak sent a larger num­ber of chieftains, more distin-</text:span></text:p>
          </text:list-item>
          <text:list-item>
            <text:p text:style-name="P326"><text:span text:style-name="CharStyle6"><text:tab/>guished men, who came to Balaam with this appeal from Balak the son of Zippor, “Pray allow nothing to keep you from</text:span></text:p>
          </text:list-item>
          <text:list-item>
            <text:p text:style-name="P364"><text:span text:style-name="CharStyle25"><text:tab/>coming to me]. </text:span><text:span text:style-name="CharStyle24">I will pay you richly, and do whatever you tell me; pray come, then, and curse</text:span></text:p>
          </text:list-item>
          <text:list-item>
            <text:p text:style-name="P364"><text:span text:style-name="CharStyle25"><text:tab/></text:span><text:span text:style-name="CharStyle24">this people for me.” Balaam re­plied to Balak’s courtiers, “Though Balak were to give me his very house full of silver and gold, I could not do a single thing beyond what the Eternal</text:span></text:p>
          </text:list-item>
          <text:list-item>
            <text:p text:style-name="P326"><text:span text:style-name="CharStyle6"><text:tab/></text:span><text:span text:style-name="CharStyle14">my God bids me.</text:span><text:span text:style-name="CharStyle6"> [Do you re­main overnight with me also, tiE I find out what the Eternal has to say to me further.”</text:span></text:p>
          </text:list-item>
          <text:list-item>
            <text:p text:style-name="P331"><text:span text:style-name="CharStyle6"><text:tab/>In the night God came to Balaam and said to him, “As these men have come to caU you away, go with them; only, you must do nothing except what I</text:span></text:p>
          </text:list-item>
          <text:list-item>
            <text:p text:style-name="P310"><text:span text:style-name="CharStyle6"><text:tab/>teE you.” So Balaam rose in the morning, saddled his ass, and rode away with the chieftains of</text:span></text:p>
          </text:list-item>
          <text:list-item>
            <text:p text:style-name="P366"><text:span text:style-name="CharStyle25"><text:tab/>Moab.] </text:span><text:span text:style-name="CharStyle24">The anger of the Eter­nal biased at him for going, and the Eternal’s angel placed him­self on the road to hinder him.</text:span></text:p>
          </text:list-item>
        </text:list>
        <text:p text:style-name="P40"><text:span text:style-name="CharStyle24">He was riding on an ass, ac-</text:span></text:p>
        <text:list xml:id="list191516107616573" text:continue-numbering="true" text:style-name="L40">
          <text:list-item>
            <text:p text:style-name="P366"><text:span text:style-name="CharStyle25"><text:tab/></text:span><text:span text:style-name="CharStyle24">companied by two servants, and when the ass saw the Eternal’s angel standing on the road with a drawn sword, she swerved aside to the open country. Balaam struck the ass, in order to turn</text:span></text:p>
          </text:list-item>
          <text:list-item>
            <text:p text:style-name="P360"><text:span text:style-name="CharStyle25"><text:tab/></text:span><text:span text:style-name="CharStyle24">her back into the road. Where­upon the Eternal’s angel stood in a narrow lane between vine­</text:span></text:p>
          </text:list-item>
        </text:list>
        <text:p text:style-name="P41"><text:span text:style-name="CharStyle24">yards, with a fence on one side and a fence on the other; and</text:span><text:span text:style-name="CharStyle25"> 25 </text:span><text:span text:style-name="CharStyle24">when the ass saw the Eternal’s angel there, she pressed against the wall and crushed Balaam’s foot, till he struck her again. Then the Eternal’s angel went</text:span><text:span text:style-name="CharStyle25"> 26 </text:span><text:span text:style-name="CharStyle24">farther ahead and stood in a place so narrow that there was no room to turn either to right or to left; when the ass saw the</text:span><text:span text:style-name="CharStyle25"> 27 </text:span><text:span text:style-name="CharStyle24">Eternal’s angel there, she lay down under Balaam. Balaam’s anger blazed; he struck the ass with his stick.</text:span></text:p>
        <text:p text:style-name="P112"><text:span text:style-name="CharStyle24">But the Eternal opened the</text:span><text:span text:style-name="CharStyle25"> 28 </text:span><text:span text:style-name="CharStyle24">mouth of the ass, and she asked Balaam, “What have I done to you, that you have struck me these three times?” “You have</text:span><text:span text:style-name="CharStyle25"> 29 </text:span><text:span text:style-name="CharStyle24">played the fool with me,” said Balaam; “if only I had had a sword, I would have killed you.” The ass answered, “Am I not</text:span><text:span text:style-name="CharStyle25"> </text:span><text:span text:style-name="CharStyle26">3</text:span><text:span text:style-name="CharStyle25">° </text:span><text:span text:style-name="CharStyle24">your own ass, the ass you have always ridden? Have I ever been in the habit of playing the fool with you?” “No,” he said. And then the Eternal opened his</text:span><text:span text:style-name="CharStyle25"> 3</text:span><text:span text:style-name="CharStyle25"><text:span text:style-name="T1">1 </text:span></text:span><text:span text:style-name="CharStyle24">eyes; he saw the Eternal’s angel standing on the road with a drawn sword. Bowing his head, he fell upon his face.</text:span></text:p>
        <text:p text:style-name="P112"><text:span text:style-name="CharStyle24">The Eternal’s angel said to</text:span><text:span text:style-name="CharStyle25"> 32 </text:span><text:span text:style-name="CharStyle24">him, “Why have you struck your ass these three times? Here am I, sent to hinder you, at the sight of your headlong ways. The</text:span><text:span text:style-name="CharStyle25"> </text:span><text:span text:style-name="CharStyle26">33 </text:span><text:span text:style-name="CharStyle24">ass saw me and swerved from me these three times; had she not swerved, I would certainly have slain you and spared her’’ Balaam answered the angel of</text:span><text:span text:style-name="CharStyle25"> </text:span><text:span text:style-name="CharStyle26">34 </text:span><text:span text:style-name="CharStyle24">the Eternal, “I have sinned; I did not know you were standing on the road to stop me. So now, if my going displeases you, I will turn back.”</text:span><text:span text:style-name="CharStyle25"> [“Go with </text:span><text:span text:style-name="CharStyle26">35 </text:span><text:span text:style-name="CharStyle25">the men,” said the angel of the Eternal, “but you shall say only</text:span></text:p>
        <text:p text:style-name="P52"><text:span text:style-name="CharStyle6">what I tell you.” So Balaam went with the chieftains of Balak.</text:span></text:p>
        <text:list xml:id="list5475510877017099998" text:style-name="L41">
          <text:list-item>
            <text:p text:style-name="P318"><text:span text:style-name="CharStyle6"><text:tab/>When Balak heard of Balaam’s arrival, he went out to meet him at Ir of Moab on the Arnon frontier, at its eastern</text:span></text:p>
          </text:list-item>
          <text:list-item>
            <text:p text:style-name="P318"><text:span text:style-name="CharStyle6"><text:tab/>end. Balak said to Balaam, “Did I not send to summon you? Why did you not come? Am I not able to reward you?”</text:span></text:p>
          </text:list-item>
          <text:list-item>
            <text:p text:style-name="P304"><text:span text:style-name="CharStyle6"><text:tab/>And Balaam said to Balak, “Well, I have come to you now. But have I the power to say a single word? Whatever word God gives me, that word I must speak.”</text:span></text:p>
          </text:list-item>
          <text:list-item>
            <text:p text:style-name="P318"><text:soft-page-break/><text:span text:style-name="CharStyle6"><text:tab/>Then Balaam went along with Balak as far as Ki riath-huzzoth,</text:span></text:p>
          </text:list-item>
          <text:list-item>
            <text:p text:style-name="P311"><text:span text:style-name="CharStyle6"><text:tab/>where Balak sacrificed oxen and sheep, sending portions of their flesh to Balaam and the chief-</text:span></text:p>
          </text:list-item>
          <text:list-item>
            <text:p text:style-name="P311"><text:span text:style-name="CharStyle6"><text:tab/>tains with him. Next morning Balak took Balaam up to the heights of Baal, where he could catch sight of the fringe of Is- </text:span><text:span text:style-name="CharStyle14">eyo</text:span><text:span text:style-name="CharStyle6"> rael. “Build seven altars</text:span></text:p>
          </text:list-item>
        </text:list>
        <text:p text:style-name="P23"><text:span text:style-name="CharStyle6">for me here,” said Balaam to Balak, “and prepare seven</text:span></text:p>
        <text:list xml:id="list2588773077386570118" text:style-name="L42">
          <text:list-item>
            <text:p text:style-name="P344"><text:span text:style-name="CharStyle6"><text:tab/>bullocks and seven rams.” Ba­lak did so, sacrificing on every altar one bullock and one ram.</text:span></text:p>
          </text:list-item>
        </text:list>
        <text:list xml:id="list7203550757992183480" text:style-name="L43">
          <text:list-item>
            <text:p text:style-name="P345"><text:span text:style-name="CharStyle6"><text:tab/>“Now,” he said, “I have pre­pared the seven altars and sacri­ficed on every altar one bullock</text:span></text:p>
          </text:list-item>
        </text:list>
        <text:list xml:id="list191429535456478" text:style-name="L42">
          <text:list-item>
            <text:p text:style-name="P344"><text:span text:style-name="CharStyle6"><text:tab/>and one ram.” Balaam then said to Balak, “Remain here beside your sacrifice, and I will go apart; perhaps God will come to meet me, and then I can tell you whatever he tells me.” So he went his way.</text:span></text:p>
          </text:list-item>
          <text:list-item>
            <text:p text:style-name="P346"><text:span text:style-name="CharStyle6"><text:tab/>God met Balaam, and gave</text:span></text:p>
          </text:list-item>
          <text:list-item>
            <text:p text:style-name="P347"><text:span text:style-name="CharStyle6"><text:tab/>him a message, bidding him go back to Balak and telling him</text:span></text:p>
          </text:list-item>
          <text:list-item>
            <text:p text:style-name="P344"><text:span text:style-name="CharStyle6"><text:tab/>what to say. When he got back, he found Balak beside his sacri­fice, Balak and all the chieftains</text:span></text:p>
          </text:list-item>
          <text:list-item>
            <text:p text:style-name="P344"><text:span text:style-name="CharStyle6"><text:tab/>of Moab. Then he uttered these lines:</text:span></text:p>
          </text:list-item>
        </text:list>
        <text:p text:style-name="P58"><text:span text:style-name="CharStyle50">From Aram I am brought by Balak,</text:span></text:p>
        <text:p text:style-name="P31"><text:span text:style-name="CharStyle50">from eastern hills by Moab’s king, to lay a curse on Jacob, and to denounce Israel.</text:span></text:p>
        <text:p text:style-name="P58"><text:span text:style-name="CharStyle50">But how can I curse whom God 8 has not cursed,</text:span></text:p>
        <text:p text:style-name="P58"><text:span text:style-name="CharStyle50">or denounce whom the Eternal has not denounced?</text:span></text:p>
        <text:p text:style-name="P31"><text:span text:style-name="CharStyle50">From these cliffs I scan them, 9 from the mount I mark them, a folk who live secure, who reckon themselves above all races.</text:span></text:p>
        <text:p text:style-name="P59"><text:span text:style-name="CharStyle6">Who can count up Jacob’s num- 10 </text:span><text:span text:style-name="CharStyle51">bers,</text:span></text:p>
        <text:p text:style-name="P31"><text:span text:style-name="CharStyle50">who can reckon Israel’s myriads?</text:span></text:p>
        <text:p text:style-name="P31"><text:span text:style-name="CharStyle50">Be it mine to die as these just men shall die, be my last end like theirs!</text:span></text:p>
        <text:p text:style-name="P67"><text:span text:style-name="CharStyle6">“What is this you have done?” 11 said Balak. “I brought you to curse my foes, and here you have done nothing but bless them!” Balaam answered, “Must I not be careful to say 12 whatever the Eternal gives me to say?” Balak cried, “Pray 13 come along to another place to view them, and curse them for me there!”</text:span></text:p>
        <text:p text:style-name="P67"><text:span text:style-name="CharStyle6">So he took him to Gazerfield 14 on the Pisgah plateau, where he built seven altars, sacrificing a bullock and a ram on each. Balaam said, “Remain here be- 15 side your sacrifice, while I meet God yonder.” God met Balaam 16 and gave him a message, bidding him go back to Balak and telling him what to say. When he got 17 back he found Balak beside his sacrifice, Balak and the chief­tains of Moab. Balak asked him what the Eternal had said, and 18 he uttered these lines:</text:span></text:p>
        <text:p text:style-name="P31"><text:soft-page-break/><text:span text:style-name="CharStyle50">Balak, listen and attend, hear me, son of Zippor!</text:span></text:p>
        <text:p text:style-name="P31"><text:span text:style-name="CharStyle50">God is no man to break his word, 19 no mortal to change his mind; he promises, and does he not per­form?</text:span></text:p>
        <text:p text:style-name="P31"><text:span text:style-name="CharStyle50">Does he not carry out his word?</text:span></text:p>
        <text:p text:style-name="P38"><text:span text:style-name="CharStyle50">He bids me bless,</text:span></text:p>
        <text:p text:style-name="P87"><draw:frame draw:style-name="fr4" draw:name="47" text:anchor-type="paragraph" svg:x="2.2165in" svg:y="5.3571in" svg:width="0.2764in" svg:height="0.0161in" draw:z-index="24"><draw:image xlink:href="Pictures/100000000000002A0000001A58E5AA21.jpg" xlink:type="simple" xlink:show="embed" xlink:actuate="onLoad"/><draw:contour-polygon svg:width="0.2764in" svg:height="0.1693in" svg:viewBox="0 0 702 430" draw:points="0,0 702,0 702,430 0,430" draw:recreate-on-edit="true"/></draw:frame><text:span text:style-name="CharStyle50">and bless I must—I cannot take it back.</text:span></text:p>
        <text:list xml:id="list9042216710603973491" text:style-name="L44">
          <text:list-item>
            <text:p text:style-name="P119"><text:span text:style-name="CharStyle50"><text:tab/>I see no scathe for Jacob,</text:span></text:p>
          </text:list-item>
        </text:list>
        <text:list xml:id="list135175616220281089" text:style-name="L45">
          <text:list-item>
            <text:p text:style-name="P122"><text:span text:style-name="CharStyle50"><text:tab/>mark no misery for Israel; the Eternal their God is with them,</text:span></text:p>
          </text:list-item>
        </text:list>
        <text:p text:style-name="P85"><text:span text:style-name="CharStyle50">they shout in honour of their King;</text:span></text:p>
        <text:list xml:id="list191429238324977" text:style-name="L44">
          <text:list-item>
            <text:p text:style-name="P120"><text:span text:style-name="CharStyle50"><text:tab/>God, who brought them out of</text:span></text:p>
          </text:list-item>
        </text:list>
        <text:p text:style-name="P115"><text:span text:style-name="CharStyle50">Egypt,</text:span></text:p>
        <text:p text:style-name="P87"><text:span text:style-name="CharStyle50">bears all down before them.</text:span></text:p>
        <text:list xml:id="list191516307973709" text:continue-numbering="true" text:style-name="L44">
          <text:list-item>
            <text:p text:style-name="P120"><text:span text:style-name="CharStyle50"><text:tab/>Jacob needs no omens,</text:span></text:p>
          </text:list-item>
        </text:list>
        <text:p text:style-name="P85"><text:span text:style-name="CharStyle50">Israel tries no magic arts;</text:span></text:p>
        <text:p text:style-name="P85"><text:span text:style-name="CharStyle50">it is revealed to Jacob and to Israel</text:span></text:p>
        <text:p text:style-name="P85"><text:span text:style-name="CharStyle50">what God will do.</text:span></text:p>
        <text:list xml:id="list191516738584069" text:continue-numbering="true" text:style-name="L44">
          <text:list-item>
            <text:p text:style-name="P121"><text:span text:style-name="CharStyle50"><text:tab/>The nation rises like a lioness, rearing like any lion;</text:span></text:p>
          </text:list-item>
        </text:list>
        <text:p text:style-name="P85"><text:span text:style-name="CharStyle50">it never rests till it has crunched its prey,</text:span></text:p>
        <text:p text:style-name="P86"><text:span text:style-name="CharStyle50">and drunk the victim’s blood.</text:span></text:p>
        <text:list xml:id="list191516070930568" text:continue-numbering="true" text:style-name="L44">
          <text:list-item>
            <text:p text:style-name="P196"><text:span text:style-name="CharStyle6"><text:tab/>Balak then said to Balaam, “Neither curse them nor bless</text:span></text:p>
          </text:list-item>
          <text:list-item>
            <text:p text:style-name="P144"><text:span text:style-name="CharStyle6"><text:tab/>them at all!” But Balaam re­plied, “Did I not tell you that I must do exactly as God told</text:span></text:p>
          </text:list-item>
        </text:list>
        <text:p text:style-name="P83"><text:span text:style-name="CharStyle14">/»</text:span><text:span text:style-name="CharStyle6"> me?” So Balaam started 25 for his home, and Balak also went away.] </text:span><text:span text:style-name="CharStyle31">sjq</text:span><text:span text:style-name="CharStyle6"> [[Then Balak said to Ba-</text:span></text:p>
        <text:list xml:id="list191516303908723" text:continue-numbering="true" text:style-name="L44">
          <text:list-item>
            <text:p text:style-name="P177"><text:span text:style-name="CharStyle51"><text:tab/></text:span><text:span text:style-name="CharStyle48">40</text:span><text:span text:style-name="CharStyle6"> laam, “Come and I will take you to another place; per­haps God will be pleased to let you curse them for me there.”]]</text:span></text:p>
          </text:list-item>
          <text:list-item>
            <text:p text:style-name="P388"><text:span text:style-name="CharStyle25"><text:tab/></text:span><text:span text:style-name="CharStyle24">Balak took Balaam to the top of the Peor, looking down upon</text:span></text:p>
          </text:list-item>
          <text:list-item>
            <text:p text:style-name="P388"><text:span text:style-name="CharStyle25"><text:tab/></text:span><text:span text:style-name="CharStyle24">the Jeshimon. “Build seven al­tars for me here,” said Balaam to Balak, “and prepare seven</text:span></text:p>
          </text:list-item>
          <text:list-item>
            <text:p text:style-name="P381"><text:span text:style-name="CharStyle25"><text:tab/></text:span><text:span text:style-name="CharStyle24">bullocks and seven rams.” Balak did so, sacrificing on every altar</text:span></text:p>
          </text:list-item>
        </text:list>
        <text:p text:style-name="P40"><text:soft-page-break/><text:span text:style-name="CharStyle24">one bullock and one ram. But when Balaam saw that the Eternal was pleased to bless Israel, he had no recourse to omens as usual, he gazed out on</text:span></text:p>
        <text:list xml:id="list1020395007417017248" text:style-name="L46">
          <text:list-item>
            <text:p text:style-name="P389"><text:span text:style-name="CharStyle25"><text:tab/></text:span><text:span text:style-name="CharStyle24">the desert; as he looked, he saw Israel lying encamped, clan by clan, and the spirit of God came</text:span></text:p>
          </text:list-item>
          <text:list-item>
            <text:p text:style-name="P390"><text:span text:style-name="CharStyle24"><text:tab/>over him, till he uttered these lines:</text:span></text:p>
          </text:list-item>
        </text:list>
        <text:p text:style-name="P32"><text:span text:style-name="CharStyle28">The oracle of Balaam son of Beor, the oracle of the seer, the oracle of him who hears God</text:span><text:span text:style-name="CharStyle44"> 4 </text:span><text:span text:style-name="CharStyle28">speak,</text:span></text:p>
        <text:p text:style-name="P32"><text:span text:style-name="CharStyle28">who sees a vision of the Almighty, sleeping, but awake in soul.</text:span></text:p>
        <text:p text:style-name="P94"><text:span text:style-name="CharStyle28">How fair, O Jacob, are your</text:span><text:span text:style-name="CharStyle44"> 5 </text:span><text:span text:style-name="CharStyle28">tentsI</text:span></text:p>
        <text:p text:style-name="P33"><text:span text:style-name="CharStyle28">how fair your homes, O Israel! like glens that stretch afar,</text:span><text:span text:style-name="CharStyle44"><text:tab/>6</text:span></text:p>
        <text:p text:style-name="P32"><text:span text:style-name="CharStyle28">like gardens by a river, like oaks planted by the Eternal, like cedars by a stream.</text:span></text:p>
        <text:p text:style-name="P94"><text:span text:style-name="CharStyle28">Let nations tremble at their</text:span><text:span text:style-name="CharStyle44"> 7 </text:span><text:span text:style-name="CharStyle28">might,</text:span></text:p>
        <text:p text:style-name="P94"><text:span text:style-name="CharStyle28">let many a people feel their power!</text:span></text:p>
        <text:p text:style-name="P94"><text:span text:style-name="CharStyle28">Let their king be greater than Gog,</text:span></text:p>
        <text:p text:style-name="P32"><text:span text:style-name="CharStyle28">let their kingdom triumph!</text:span></text:p>
        <text:p text:style-name="P57"><text:span text:style-name="CharStyle28">God, who brought them out of</text:span><text:span text:style-name="CharStyle44"> 8 </text:span><text:span text:style-name="CharStyle28">Egypt,</text:span></text:p>
        <text:p text:style-name="P32"><text:span text:style-name="CharStyle28">bears all down before them.</text:span></text:p>
        <text:p text:style-name="P32"><text:span text:style-name="CharStyle28">They crouch, they lurk like a lion,</text:span><text:span text:style-name="CharStyle44"> 9 </text:span><text:span text:style-name="CharStyle28">like a lioness—who dare rouse them?</text:span></text:p>
        <text:p text:style-name="P32"><text:span text:style-name="CharStyle28">They eat up the opposing nations,</text:span><text:span text:style-name="CharStyle44"> 8 </text:span><text:span text:style-name="CharStyle28">and they crush their conquerors. Blessed be all who bless you,</text:span><text:span text:style-name="CharStyle44"> 9 </text:span><text:span text:style-name="CharStyle28">and cursed all who curse you!</text:span></text:p>
        <text:p text:style-name="P101"><text:span text:style-name="CharStyle24">This made Balak’s anger blaze</text:span><text:span text:style-name="CharStyle25"> 10 </text:span><text:span text:style-name="CharStyle24">against Balaam; he struck his hands together in contempt and told him, “I summoned you to curse my foes, and here you have blessed them these three times.</text:span></text:p>
        <text:p text:style-name="P41"><text:span text:style-name="CharStyle24">Be of with you; away home!</text:span><text:span text:style-name="CharStyle25"> In </text:span><text:span text:style-name="CharStyle24">meant to pay you richly, and the Eternal has prevented you from receiving a reward!” “But,”</text:span><text:span text:style-name="CharStyle25"> 12 </text:span><text:span text:style-name="CharStyle24">said Balaam to Balak, “did not I tell your messengers that even</text:span><text:span text:style-name="CharStyle25"> 13 </text:span><text:span text:style-name="CharStyle24">if Balak were to give me his very house full of silver and gold,</text:span></text:p>
        <text:list xml:id="list2561736437768667194" text:style-name="L47">
          <text:list-item>
            <text:p text:style-name="P394"><text:span text:style-name="CharStyle24"><text:tab/>could not go beyond the word of the Eternal to do anything of my own accord, good or bad</text:span><text:span text:style-name="CharStyle25">F </text:span><text:span text:style-name="CharStyle24">Whatever the Eternal says, I say. I go back indeed to my own</text:span><text:span text:style-name="CharStyle25"> 14 </text:span><text:span text:style-name="CharStyle24">people, but let me tell you what this people will do to your peo­ple in after days.” Then he ut-</text:span><text:span text:style-name="CharStyle25"> 15 </text:span><text:span text:style-name="CharStyle24">tercd these lines:</text:span></text:p>
          </text:list-item>
        </text:list>
        <text:p text:style-name="P49"><draw:frame draw:style-name="fr5" draw:name="48" text:anchor-type="paragraph" svg:x="2.2201in" svg:y="4.2902in" svg:width="0.2665in" svg:height="0.0161in" draw:z-index="25"><draw:image xlink:href="Pictures/10000000000000280000001B28A6E305.jpg" xlink:type="simple" xlink:show="embed" xlink:actuate="onLoad"/><draw:contour-polygon svg:width="0.2665in" svg:height="0.1799in" svg:viewBox="0 0 677 457" draw:points="0,0 677,0 677,457 0,457" draw:recreate-on-edit="true"/></draw:frame><text:span text:style-name="CharStyle28">The oracle of Balaam son of Bedr, the oracle of the seer,</text:span></text:p>
        <text:list xml:id="list2598894474567941015" text:style-name="L48">
          <text:list-item>
            <text:p text:style-name="P352"><text:span text:style-name="CharStyle44"><text:tab/></text:span><text:span text:style-name="CharStyle28">the oracle of him who hears God</text:span></text:p>
          </text:list-item>
        </text:list>
        <text:p text:style-name="P60"><text:span text:style-name="CharStyle28">speak,</text:span></text:p>
        <text:p text:style-name="P114"><text:span text:style-name="CharStyle28">■who knows what the most High knows,</text:span></text:p>
        <text:p text:style-name="P49"><text:span text:style-name="CharStyle28">who sees a vision of the Almighty, sleeping, hut awake in soul!</text:span></text:p>
        <text:list xml:id="list191515741326141" text:continue-numbering="true" text:style-name="L48">
          <text:list-item>
            <text:p text:style-name="P352"><text:span text:style-name="CharStyle44"><text:tab/></text:span><text:span text:style-name="CharStyle28">I see them in the future far,</text:span></text:p>
          </text:list-item>
        </text:list>
        <text:p text:style-name="P91"><text:span text:style-name="CharStyle28">I mark them in the days to come; a star of a king has come from Jacob,</text:span></text:p>
        <text:p text:style-name="P91"><text:span text:style-name="CharStyle28">a mace has risen from Israel, crashing in Moab’s head, the skull of these proud crea­tures I</text:span></text:p>
        <text:list xml:id="list191517048144024" text:continue-numbering="true" text:style-name="L48">
          <text:list-item>
            <text:p text:style-name="P354"><text:span text:style-name="CharStyle44"><text:tab/></text:span><text:span text:style-name="CharStyle28">Edom falls </text:span><text:span text:style-name="CharStyle54">a </text:span><text:span text:style-name="CharStyle28">prey to him, and </text:span><text:span text:style-name="CharStyle29">8</text:span><text:span text:style-name="CharStyle28">eir is dispossessed,</text:span></text:p>
          </text:list-item>
        </text:list>
        <text:p text:style-name="P91"><text:span text:style-name="CharStyle28">as Israel wins the day,</text:span></text:p>
        <text:list xml:id="list191515580199051" text:continue-numbering="true" text:style-name="L48">
          <text:list-item>
            <text:p text:style-name="P353"><text:span text:style-name="CharStyle44"><text:tab/></text:span><text:span text:style-name="CharStyle28">and Jacob tramples on his foes.</text:span></text:p>
          </text:list-item>
          <text:list-item>
            <text:p text:style-name="P332"><text:span text:style-name="CharStyle6"><text:tab/>[[When he looked at Amalek he uttered these lines:</text:span></text:p>
          </text:list-item>
        </text:list>
        <text:p text:style-name="P62"><text:span text:style-name="CharStyle50">Amalek headed the nations; its end is to be destroyed.</text:span></text:p>
        <text:list xml:id="list191516927902726" text:continue-numbering="true" text:style-name="L48">
          <text:list-item>
            <text:p text:style-name="P333"><text:span text:style-name="CharStyle51"><text:tab/></text:span><text:span text:style-name="CharStyle6">When he looked at the Kenites he uttered these lines:</text:span></text:p>
          </text:list-item>
        </text:list>
        <text:p text:style-name="P61"><text:span text:style-name="CharStyle50">Strong your seat is, Kenites, your eyry in the rocks!</text:span></text:p>
        <text:list xml:id="list191517330143988" text:continue-numbering="true" text:style-name="L48">
          <text:list-item>
            <text:p text:style-name="P123"><text:span text:style-name="CharStyle50"><text:tab/>Yet one day shall it be rifled. For how long? . . .</text:span></text:p>
          </text:list-item>
          <text:list-item>
            <text:p text:style-name="P124"><text:span text:style-name="CharStyle50"><text:tab/>Sea-folk shall issue from the</text:span></text:p>
          </text:list-item>
        </text:list>
        <text:p text:style-name="P117"><text:span text:style-name="CharStyle50">north,</text:span></text:p>
        <text:p text:style-name="P92"><text:span text:style-name="CharStyle50">and ships swarm out of Cyprus,</text:span></text:p>
        <text:list xml:id="list191517197238052" text:continue-numbering="true" text:style-name="L48">
          <text:list-item>
            <text:p text:style-name="P125"><text:span text:style-name="CharStyle50"><text:tab/>for the ruin of Assyria over the</text:span></text:p>
          </text:list-item>
        </text:list>
        <text:p text:style-name="P116"><text:span text:style-name="CharStyle50">Euphrates,</text:span></text:p>
        <text:p text:style-name="P93"><text:soft-page-break/><text:span text:style-name="CharStyle55">till it in turn is overwhelmed.]] </text:span><text:span text:style-name="CharStyle24">When Israel was at Shittim, the people began to wanton with the women of</text:span></text:p>
        <text:list xml:id="list808043096807018455" text:style-name="L49">
          <text:list-item>
            <text:p text:style-name="P367"><text:span text:style-name="CharStyle24"><text:tab/>Moab, who invited them to the sacrifices of their gods; the peo­ple partook of their feasts and paid homage to their gods</text:span></text:p>
          </text:list-item>
          <text:list-item>
            <text:p text:style-name="P367"><text:span text:style-name="CharStyle25"><text:tab/></text:span><text:span text:style-name="CharStyle24">[Israel attached themselves to the Baal of Peor,] till the Eter­nal's anger biased against Israel,</text:span></text:p>
          </text:list-item>
          <text:list-item>
            <text:p text:style-name="P367"><text:span text:style-name="CharStyle24"><text:tab/>and the Eternal bade Moses seize all the leaders of the people and execute them in broad day­light before the Eternal, in order to avert the Eternal’s hot anger</text:span></text:p>
          </text:list-item>
          <text:list-item>
            <text:p text:style-name="P368"><text:span text:style-name="CharStyle25"><text:tab/></text:span><text:span text:style-name="CharStyle24">from Israel.</text:span><text:span text:style-name="CharStyle25"> [So </text:span><text:span text:style-name="CharStyle24">Moses told all the sheriffs to put to death throughout their jurisdictions</text:span></text:p>
          </text:list-item>
        </text:list>
        <text:p text:style-name="P43"><text:span text:style-name="CharStyle24">the men who had attached themselves to the Baal of Peor.]</text:span></text:p>
        <text:p text:style-name="P66"><text:span text:style-name="CharStyle6">Now one of the Israelites 6 introduced into his family a Midianite woman, in face of Moses and all the community of Israel who were wailing at the entrance of the Trysting tent. When Phinehas the son of 7 Eleazar, a grandson of Aaron the priest, saw this, he left the assembly, seized a spear, and 8 following the Israelite into the tent stabbed the pair of them, the Israelite and the woman 9 right through her belly. This stopped the death-stroke in Israel, the death-stroke by which twenty-four thousand had died.</text:span></text:p>
        <text:p text:style-name="P67"><text:span text:style-name="CharStyle6">Then said the Eternal to 10 Moses, “Phinehas the son of n Eleazar, a grandson of Aaron the priest, has averted my wrath from the Israelites by resenting the sin among you even as I re­sent it; hence I have not put an end to Israel in my resentment.</text:span></text:p>
        <text:p text:style-name="P22"><text:span text:style-name="CharStyle6">So proclaim that I pledge him 12 my favour, pledging him and his 13 descendants a perpetual priest­hood, for having resented sin on behalf of his God and having made expiation for the Israel­ites.”</text:span></text:p>
        <text:p text:style-name="P71"><text:span text:style-name="CharStyle6">The Israelite who was killed 14 with the Midianite woman was called Zimri the son of Salu, a chieftain belonging to one of the families of Simeon. The Mid- 15 ianite woman who was killed was called Cozbi, the daughter of Zur, head of a clan or family in Midian. [[The Eternal said 16 to Moses, “Attack the Midian- 17 ites and crush them, for they 18 made an attack on you with their subtle intrigues over Peor and over their country­woman Cozbi, the daughter of a Midianite chief, who was</text:span></text:p>
        <text:p text:style-name="P88"><draw:frame draw:style-name="fr3" draw:name="49" text:anchor-type="paragraph" svg:x="2.2134in" svg:y="0.3299in" svg:width="0.2764in" svg:height="0.0161in" draw:z-index="26"><draw:image xlink:href="Pictures/100000000000002A0000001B3695CD15.jpg" xlink:type="simple" xlink:show="embed" xlink:actuate="onLoad"/><draw:contour-polygon svg:width="0.2764in" svg:height="0.1799in" svg:viewBox="0 0 702 457" draw:points="0,0 702,0 702,457 0,457" draw:recreate-on-edit="true"/></draw:frame><text:span text:style-name="CharStyle6">killed when the death-stroke fell on account of Peor.”]]</text:span></text:p>
        <text:p text:style-name="P23"><text:span text:style-name="CharStyle6">After the death-stroke, the Eternal bade Moses and Eleazar the son of Aaron the</text:span></text:p>
        <text:list xml:id="list7713026885234457466" text:style-name="L50">
          <text:list-item>
            <text:p text:style-name="P218"><text:span text:style-name="CharStyle6"><text:tab/>priest count the entire commu­nity of the Israelites over twenty years of age, clan by clan, all Is­raelites who were able for active</text:span></text:p>
          </text:list-item>
          <text:list-item>
            <text:p text:style-name="P218"><text:span text:style-name="CharStyle6"><text:tab/>service. So Moses and Eleazar the priest numbered them on the steppes of Moab beside the</text:span></text:p>
          </text:list-item>
          <text:list-item>
            <text:p text:style-name="P233"><text:span text:style-name="CharStyle6"><text:tab/>Jordan at Jericho, counting all over twenty, as the Eternal had commanded Moses.</text:span></text:p>
          </text:list-item>
        </text:list>
        <text:p text:style-name="P23"><text:span text:style-name="CharStyle6">The Israelites who left Egypt</text:span></text:p>
        <text:list xml:id="list191517124031773" text:continue-numbering="true" text:style-name="L50">
          <text:list-item>
            <text:p text:style-name="P233"><text:span text:style-name="CharStyle6"><text:tab/>were as follows: There was Reu­ben the first-born of Israel; his sons were Hanok head of the Hanokite sept, Pallu head of</text:span></text:p>
          </text:list-item>
          <text:list-item>
            <text:p text:style-name="P233"><text:span text:style-name="CharStyle6"><text:tab/>the Palluite sept, Hezron head of the Hezronite sept, and Kar- mi head of the Karmite sept;</text:span></text:p>
          </text:list-item>
          <text:list-item>
            <text:p text:style-name="P233"><text:span text:style-name="CharStyle6"><text:tab/>these were the septs of Reuben, numbering forty-three thousand seven hundred and thirty men.</text:span></text:p>
          </text:list-item>
          <text:list-item>
            <text:p text:style-name="P233"><text:span text:style-name="CharStyle6"><text:tab/>(The son of Pallu was Eliab,</text:span></text:p>
          </text:list-item>
          <text:list-item>
            <text:p text:style-name="P233"><text:span text:style-name="CharStyle6"><text:tab/>and Eliab’s sons were Nemuel, Dathan, and Abiram, the Da- than and Abiram, selected from the community, who opposed Moses and Aaron along with Korah’s company of rebels</text:span></text:p>
          </text:list-item>
        </text:list>
        <text:p text:style-name="P54"><text:span text:style-name="CharStyle6">ro against the Eternal. But the earth yawned and swallowed them up along with Korah, when that company perished, when fire burned up two hun­dred and fifty men, as a warn-</text:span></text:p>
        <text:list xml:id="list493761994508314625" text:style-name="L51">
          <text:list-item>
            <text:p text:style-name="P237"><text:span text:style-name="CharStyle6"><text:tab/>ing. However, the sons of</text:span></text:p>
          </text:list-item>
          <text:list-item>
            <text:p text:style-name="P162"><text:span text:style-name="CharStyle6"><text:tab/>Korah did not die out.) The sons of Simeon, sept by sept, were Nemuel head of the Nemu- elite sept, Jamin head of the Jaminite sept, Jachin head of</text:span></text:p>
          </text:list-item>
          <text:list-item>
            <text:p text:style-name="P162"><text:span text:style-name="CharStyle6"><text:tab/>the Jachinite sept, Zerah head of the Zerahite sept, and Shaul</text:span></text:p>
          </text:list-item>
          <text:list-item>
            <text:p text:style-name="P249"><text:span text:style-name="CharStyle6"><text:tab/>head of the Shaulite sept; these were the septs of Simeon, twenty-two thousand two hun­dred men. The sons of Gad,</text:span></text:p>
          </text:list-item>
        </text:list>
        <text:p text:style-name="P25"><text:span text:style-name="CharStyle6">sept by sept, were Zephon head 15 of the Zephonite sept, Haggi head of the Haggite sept, Shuni head of the Shunite sept, Ozni </text:span><text:span text:style-name="CharStyle18">16 </text:span><text:span text:style-name="CharStyle6">head of the Oznite sept, Eri head of the Erite sept, Arod head of </text:span><text:span text:style-name="CharStyle18">17 </text:span><text:span text:style-name="CharStyle6">the Arodite sept, and Areli head of the Arelite sept; these were </text:span><text:span text:style-name="CharStyle18">18 </text:span><text:span text:style-name="CharStyle6">the septs of Gad, numbering forty thousand five hundred men. The sons of Judah </text:span><text:span text:style-name="CharStyle18">19 </text:span><text:span text:style-name="CharStyle6">were Er and Onan (but they died in Canaan), then Shelah 20 the head of the Shelahite sept, Perez the head of the Perezite sept, and Zerah the head of the Zerahite sept, with 21 the sons of Perez, Hezron the head of the Hezronite sept and Hamul the head of the flamul- ite sept; these were the septs 22 of Judah, numbering seventy- six thousand five hundred men.</text:span></text:p>
        <text:p text:style-name="P25"><text:span text:style-name="CharStyle6">The sons of Issachar, sept by 23 sept, were Tola the head of the Tolaite sept, Puvah the head of the Puvite sept, Jashub the 24 head of the Jashubite sept, and Shimron the head of the Shim- ronite sept; these were the 25 septs of Issachar, numbering sixty-four thousand three hun­dred men. The sons of Zebu- 26 lun, sept by sept, were Sered the head of the Seredite sept, Elon the head of the Elonite sept, and Jahleel the head of the Jahleelite sept; these 27 were the septs of Zebulun, num­bering sixty thousand five hundred men. The sons of 28 Joseph, sept by sept, were Ma- nasseh and Ephraim; Manas- 29 seh’s son Machir, the head of the Machirite sept, was the father of Gilead the head of the Gileadite sept, and the sons of 30 Gilead were Jezer the head of the Jezerite sept, Helek the head of the Helekite sept, Asriel 31 the head of the Asrielite sept,</text:span></text:p>
      </text:section>
      <text:section text:style-name="Sect4" text:name="Section15">
        <text:p text:style-name="P261"><text:span text:style-name="CharStyle6">Shechem the head of the</text:span></text:p>
        <text:list xml:id="list8459018081776829330" text:style-name="L52">
          <text:list-item>
            <text:p text:style-name="P312"><text:span text:style-name="CharStyle6"><text:tab/>Shechemite sept, Shemeda the head of the Shemedaite sept, and Hepher the head of the</text:span></text:p>
          </text:list-item>
          <text:list-item>
            <text:p text:style-name="P312"><text:span text:style-name="CharStyle6"><text:tab/>Hepherite sept (Zelophehad the son of Hepher had no sons, only daughters, and his daugh­ters were called Mahlah, Noah, Hoglah, Milkah, and Tirzah);</text:span></text:p>
          </text:list-item>
          <text:list-item>
            <text:p text:style-name="P312"><text:span text:style-name="CharStyle6"><text:tab/>these were the septs of Manas- seh, numbering fifty-two thou-</text:span></text:p>
          </text:list-item>
          <text:list-item>
            <text:p text:style-name="P312"><text:span text:style-name="CharStyle6"><text:tab/>sand seven hundred men. The sons of Ephraim, sept by sept, were Shuthelah—the head of the Shuthelaite sept, Becher the head of the Becherite sept, and Tahan the head of the</text:span></text:p>
          </text:list-item>
          <text:list-item>
            <text:p text:style-name="P312"><text:span text:style-name="CharStyle6"><text:tab/>Tahanite sept, Shuthelah’s son being Eran the head of the</text:span></text:p>
          </text:list-item>
          <text:list-item>
            <text:p text:style-name="P312"><text:span text:style-name="CharStyle6"><text:tab/>Eranite sept; these were the septs of Ephraim, numbering thirty-two thousand five hun­dred men. Such were the sons</text:span></text:p>
          </text:list-item>
          <text:list-item>
            <text:p text:style-name="P312"><text:span text:style-name="CharStyle6"><text:tab/>of Joseph, sept by sept. The sons of Benjamin, sept by sept, were Bela the head of the Be- laite sept, Ashbel the head of the Ashbelite sept, Aliiram the head of the Ahiramite sept,</text:span></text:p>
          </text:list-item>
          <text:list-item>
            <text:p text:style-name="P312"><text:span text:style-name="CharStyle6"><text:tab/>Shephupham the head of the Shephupham sept, and Hupham the head of the Huphamite sept,</text:span></text:p>
          </text:list-item>
          <text:list-item>
            <text:p text:style-name="P312"><text:span text:style-name="CharStyle6"><text:tab/>Bela being the father of Ard, the head of the Ardite sept, and of Naaman the head of the</text:span></text:p>
          </text:list-item>
          <text:list-item>
            <text:p text:style-name="P126"><text:span text:style-name="CharStyle58"><text:tab/>Naamite sept; these were the septs of Benjamin, numbering forty-five thousand six hundred</text:span></text:p>
          </text:list-item>
          <text:list-item>
            <text:p text:style-name="P312"><text:span text:style-name="CharStyle6"><text:tab/>men. The son of Dan was Shuham, head of the Shuham-</text:span></text:p>
          </text:list-item>
          <text:list-item>
            <text:p text:style-name="P312"><text:span text:style-name="CharStyle6"><text:tab/>ite sept; the Shuhamite sept numbered sixty-four thousand</text:span></text:p>
          </text:list-item>
          <text:list-item>
            <text:p text:style-name="P312"><text:span text:style-name="CharStyle6"><text:tab/>four hundred men. The sons of Asher were, sept by sept, Imnah the head of the Imnite sept, Ishvi the head of the</text:span></text:p>
          </text:list-item>
          <text:list-item>
            <text:p text:style-name="P312"><text:span text:style-name="CharStyle6"><text:tab/>Ishvite sept, and Beriah the head of the Beriite sept, Beriah being the father of Heber head of the Heberite sept, and of Malchiel head of the Malchiel-</text:span></text:p>
          </text:list-item>
        </text:list>
        <text:p text:style-name="P24"><text:span text:style-name="CharStyle6">ite sept. (Asher had a daugh- 46 ter called Sarah.) These were 47 the sons of Asher, sept by sept, numbering fifty-three thousand four hundred men. The sons 48 of Naphtali, sept by sept, were Jahzeel head of the Jahzeelite sept, Guni head of the Gunite sept, Jezer head of the Jezerite 49 sept, and Shillem head of the Shillemite sept; these were the 50 septs of Napbtali, numbering forty-five thousand four hun­dred men.</text:span></text:p>
        <text:p text:style-name="P70"><text:span text:style-name="CharStyle6">The total number of the Is- 51 raelites was six hundred and one thousand seven hundred and thirty.</text:span></text:p>
        <text:p text:style-name="P70"><text:span text:style-name="CharStyle6">The Eternal ordered Moses 52 to have the country divided </text:span><text:span text:style-name="CharStyle48">53 </text:span><text:span text:style-name="CharStyle6">up among them according to their respective numbers; a 54 large clan was to receive a large property, and a small clan a small property, each being assigned a holding according to the number of its members. The country was to be divided 55 up by lot, and individuals were to hold property as members of their septs; the common 56 possession of Israel was to be divided by lot between the larger and the smaller clans.</text:span></text:p>
        <text:p text:style-name="P72"><text:span text:style-name="CharStyle6">In the census the Levites, 57 sept by sept, included the Ger- shonite sept of Gershon, the Kohathite sept of Kohath, and the Merarite sept of Merari; the Levite septs were the Lib- 58 nites, the Hebronites, the Mah- lites, the Mushites, and the Korahites. Kohath was the father of Amram, who married 59 Jochebed a daughter of Levi, born in Egypt, and she bore Aaron, Moses, and Miriam their sister. Aaron was the father 60 of Nadab, Abihu, Eleazar, and Ithamar (Nadab and Abihu 61</text:span></text:p>
        <text:p text:style-name="P89"><draw:frame draw:style-name="fr6" draw:name="50" text:anchor-type="paragraph" svg:x="2.2165in" svg:y="3.2736in" svg:width="0.2736in" svg:height="0.0161in" draw:z-index="27"><draw:image xlink:href="Pictures/10000000000000290000001B45007827.jpg" xlink:type="simple" xlink:show="embed" xlink:actuate="onLoad"/><draw:contour-polygon svg:width="0.2728in" svg:height="0.1764in" svg:viewBox="0 0 693 448" draw:points="0,0 693,0 693,448 0,448" draw:recreate-on-edit="true"/></draw:frame><text:span text:style-name="CharStyle6">died for having offered irregular</text:span></text:p>
        <text:list xml:id="list8053869517108871285" text:style-name="L53">
          <text:list-item>
            <text:p text:style-name="P145"><text:span text:style-name="CharStyle6"><text:tab/>fire before the Eternal). Their total number was twenty-three thousand, counting every male over a month old. Their num­ber was not included in that of Israel, as they received no property in Israel.</text:span></text:p>
          </text:list-item>
          <text:list-item>
            <text:p text:style-name="P151"><text:span text:style-name="CharStyle6"><text:tab/>[[Such were the men counted by Moses and Eleazar the priest as they took the census of the Israelites on the steppes of Moab beside the Jordan oppo-</text:span></text:p>
          </text:list-item>
          <text:list-item>
            <text:p text:style-name="P188"><text:span text:style-name="CharStyle6"><text:tab/>site Jericho. There was not a man among them who had been in the census taken by Moses and Aaron the priest, when they counted the Israelites in the</text:span></text:p>
          </text:list-item>
          <text:list-item>
            <text:p text:style-name="P188"><text:span text:style-name="CharStyle6"><text:tab/>desert of Sinai; the Eternal had declared that they would cer­tainly perish in the desert, and not a man of them was left, except Caleb the son of Je- phunneh and Joshua the son of Nun.]] __</text:span></text:p>
          </text:list-item>
        </text:list>
        <text:p text:style-name="P22"><text:span text:style-name="CharStyle6">Now there came forward the Manassite daughters of Zelophehad the son of He- pher, son of Gilead, son of Machir, son of Manasseh, son of •Joseph; their names were Mah- lah, Noah, Hoglah, Milkah, and</text:span></text:p>
        <text:list xml:id="list8773263313747307576" text:style-name="L54">
          <text:list-item>
            <text:p text:style-name="P213"><text:span text:style-name="CharStyle6"><text:tab/>Tirzah. They appeared before Moses and Eleazar the priest and the chieftains and all the community at the entrance of the Trysting tent, with this</text:span></text:p>
          </text:list-item>
          <text:list-item>
            <text:p text:style-name="P213"><text:span text:style-name="CharStyle6"><text:tab/>plea: “Our father died in the desert, though he took no part in the rising of Korah with those who conspired against the Eter­nal; he died as an ordinary sin-</text:span></text:p>
          </text:list-item>
          <text:list-item>
            <text:p text:style-name="P219"><text:span text:style-name="CharStyle6"><text:tab/>ner, leaving no sons. Why should our father’s name be dropped from his clan, simply because he left no son? Let us hold property among our fellow- clansmen.”</text:span></text:p>
          </text:list-item>
          <text:list-item>
            <text:p text:style-name="P152"><text:span text:style-name="CharStyle6"><text:tab/>Moses laid their plea before</text:span></text:p>
          </text:list-item>
          <text:list-item>
            <text:p text:style-name="P238"><text:span text:style-name="CharStyle6"><text:tab/>the Eternal, and the Eternal</text:span></text:p>
          </text:list-item>
          <text:list-item>
            <text:p text:style-name="P247"><text:span text:style-name="CharStyle6"><text:tab/>answered Moses, “The daugh­</text:span></text:p>
          </text:list-item>
        </text:list>
        <text:p text:style-name="P25"><text:span text:style-name="CharStyle6">ters of Zelophehad are right; you must certainly let them hold property among their fellow- clansmen; let their father’s share pass to them. And direct the 8 Israelites to let a man’s prop­erty always pass to his daugh­ters, if he dies without leav­ing a son. If he leaves no 9 daughter, his property shall go to his brothers, and, if he leaves 10 no brothers, his property shall go to his father’s brothers. If n his father has left no brothers, then his property passes to the next-of-kin in his own clan. This is to be a fixed custom in Israel, by order of the Eternal through Moses.”</text:span></text:p>
        <text:p text:style-name="P67"><text:span text:style-name="CharStyle6">Then said the Eternal to 12 Moses, “Climb this hill of the Abarim and view the land I have assigned to the Israelites; when you have seen it, you 13 shall rejoin your kinsfolk as Aaron your brother did, since 14 you and he were faithless to my orders when the community made complaints in the desert of Zin, where I ordered you to vindicate my authority in pro­ducing water before their eyes.” (The water was the stream of Meribah-Kadesh in the desert of Zin.)</text:span></text:p>
        <text:p text:style-name="P71"><text:span text:style-name="CharStyle6">Moses said to the Eternal, 15 “Let the Eternal, the God of 16 all human souls, appoint a 17 leader for the community to manage all their affairs and enterprises, so that the com­munity of the Eternal may not be like sheep without a shep­herd.” “Take Joshua the son 18 of Nun,” said the Eternal, “he is a capable man; lay your hands on him, place him in 19 front of Eleazar the priest and all the community, and give him his commission before their eyes; invest him with some of 20</text:span></text:p>
        <text:p text:style-name="P106"><draw:frame draw:style-name="fr7" draw:name="51" text:anchor-type="paragraph" svg:x="2.2165in" svg:y="2.1264in" svg:width="0.2736in" svg:height="0.0161in" draw:z-index="28"><draw:image xlink:href="Pictures/10000000000000290000001A2B488A29.jpg" xlink:type="simple" xlink:show="embed" xlink:actuate="onLoad"/><draw:contour-polygon svg:width="0.2728in" svg:height="0.1693in" svg:viewBox="0 0 693 430" draw:points="0,0 693,0 693,430 0,430" draw:recreate-on-edit="true"/></draw:frame><text:span text:style-name="CharStyle6">your own authority that the community of Israel may all</text:span></text:p>
        <text:list xml:id="list6812026228940548283" text:style-name="L55">
          <text:list-item>
            <text:p text:style-name="P287"><text:span text:style-name="CharStyle6"><text:tab/>obey him. He shall appear before Eleazar the priest to receive directions from the Eternal by means of the sacred lot; at Eleazar’s bidding he and all the community of Israel shall act and move.”</text:span></text:p>
          </text:list-item>
          <text:list-item>
            <text:p text:style-name="P293"><text:span text:style-name="CharStyle6"><text:tab/>Moses did as the Eternal told him; he placed Joshua in front of Eleazar the priest and all of the community, laid his hands on him, and gave him his com-</text:span></text:p>
          </text:list-item>
          <text:list-item>
            <text:p text:style-name="P278"><text:span text:style-name="CharStyle6"><text:tab/>mission, as the Eternal had di­rected by means of Moses.</text:span></text:p>
          </text:list-item>
        </text:list>
        <text:p text:style-name="P22"><text:span text:style-name="CharStyle6">The Eternal also gave Moses these directions for</text:span></text:p>
        <text:list xml:id="list2015383620793579266" text:style-name="L56">
          <text:list-item>
            <text:p text:style-name="P271"><text:span text:style-name="CharStyle6"><text:tab/>the Israelites. “Bid them be careful about offering me at the due time my oblations, my food in burnt sacrifices, and the</text:span></text:p>
          </text:list-item>
          <text:list-item>
            <text:p text:style-name="P271"><text:span text:style-name="CharStyle6"><text:tab/>soothing odour of flesh. Tell them that this is what they must burn in sacrifice to the Eternal, for all time; two male yearling lambs without blemish, every</text:span></text:p>
          </text:list-item>
          <text:list-item>
            <text:p text:style-name="P271"><text:span text:style-name="CharStyle6"><text:tab/>day, one lamb to be sacrificed in the morning, and the other</text:span></text:p>
          </text:list-item>
          <text:list-item>
            <text:p text:style-name="P271"><text:span text:style-name="CharStyle6"><text:tab/>towards evening, along with a cereal-offering of seven pints of fine flour, mixed with three</text:span></text:p>
          </text:list-item>
          <text:list-item>
            <text:p text:style-name="P271"><text:span text:style-name="CharStyle6"><text:tab/>pints of beaten oil. [[This is the sacrifice to be burned for all time, the sacrifice instituted at mount Sinai to be a soothing odour, a burnt-offering, for the</text:span></text:p>
          </text:list-item>
          <text:list-item>
            <text:p text:style-name="P271"><text:span text:style-name="CharStyle6"><text:tab/>Eternal.]] The libation is to be three pints of wine for the morning lamb, a libation of liquor for the Eternal which must be poured out in the</text:span></text:p>
          </text:list-item>
          <text:list-item>
            <text:p text:style-name="P271"><text:span text:style-name="CharStyle6"><text:tab/>sacred court. The other lamb is to be offered towards evening, with the same cereal-offering and the same libation as in the morning, to be a burnt-offering, a soothing odour, for the</text:span></text:p>
          </text:list-item>
          <text:list-item>
            <text:p text:style-name="P296"><text:span text:style-name="CharStyle6"><text:tab/>Eternal. On the sabbath day two male yearling lambs without</text:span></text:p>
          </text:list-item>
        </text:list>
        <text:p text:style-name="P22"><text:span text:style-name="CharStyle6">blemish are to be offered in ad­dition, with fourteen pints of fine flour mixed with oil as a cereal-offering, and the usual libation; this is the sabbath 10 sacrifice, in addition to the ordinary sacrifice and its liba­tion. On the first day of each n month a burnt-offering must be sacrificed to the Eternal, two young bullocks, one ram, and seven male yearling lambs with­out blemish, with a cereal-offer- 12 ing of twenty-one pints of fine flour mixed with oil for every bullock, fourteen pints of fine flour mixed with oil for the ram, and seven pints of fine flour mixed with oil for every lamb; this is to be a sacrifice with a 13 soothing odour, a burnt-offering, for the Eternal. The libations 14 are to be six pints of wine for every bullock, four pints for the ram, and three pints for every lamb. Such is the monthly burnt-offering all through the year. Also one he-goat must 15 be sacrificed to the Eternal as a sin-offering, in addition to the ordinary burnt-offering and libation.</text:span></text:p>
        <text:p text:style-name="P71"><text:span text:style-name="CharStyle6">The fourteenth day of the 16 first month is the Eternal’s passover, and a festival falls on 17 the fifteenth day; for seven days unleavened bread is to be eaten. On the first day of the 18 festival a sacred gathering is to be held; no field-work is to be done, but you must burn 19 in sacrifice to the Eternal two young bullocks, one ram, and seven male yearling lambs, taking care that they are with­out blemish; also you must 20 present their cereal-offering of fine flour mixed with oil, twenty- one pints for each bullock, four­teen pints for the ram, and 21 seven pints for each of the</text:span></text:p>
        <text:list xml:id="list3392295834616716828" text:style-name="L57">
          <text:list-item>
            <text:p text:style-name="P163"><draw:frame draw:style-name="fr3" draw:name="52" text:anchor-type="paragraph" svg:x="2.2134in" svg:y="4.5465in" svg:width="0.2736in" svg:height="0.0161in" draw:z-index="29"><draw:image xlink:href="Pictures/10000000000000290000001C53D26369.jpg" xlink:type="simple" xlink:show="embed" xlink:actuate="onLoad"/><draw:contour-polygon svg:width="0.2728in" svg:height="0.1831in" svg:viewBox="0 0 693 465" draw:points="0,0 693,0 693,465 0,465" draw:recreate-on-edit="true"/></draw:frame><text:span text:style-name="CharStyle6"><text:tab/>seven lambs, along with one he-goat as a sin-offering in</text:span></text:p>
          </text:list-item>
          <text:list-item>
            <text:p text:style-name="P163"><text:span text:style-name="CharStyle6"><text:tab/>expiation of your sins. All this in addition to the sacrifice of the morning lamb, the ordi-</text:span></text:p>
          </text:list-item>
          <text:list-item>
            <text:p text:style-name="P146"><text:span text:style-name="CharStyle6"><text:tab/>nary sacrifice. For seven days you must offer daily the Eter­nal’s food in sacrifice, as a soothing odour, in addition to the ordinary sacrifice and liba-</text:span></text:p>
          </text:list-item>
          <text:list-item>
            <text:p text:style-name="P146"><text:span text:style-name="CharStyle6"><text:tab/>tion. On the seventh day you must again hold a sacred gath­ering, and do no field-work.</text:span></text:p>
          </text:list-item>
          <text:list-item>
            <text:p text:style-name="P146"><text:span text:style-name="CharStyle6"><text:tab/>You must also hold a sacred gathering and do no field-work</text:span></text:p>
          </text:list-item>
          <text:list-item>
            <text:p text:style-name="P146"><text:span text:style-name="CharStyle6"><text:tab/>on the day of First-fruits, when you make the Eternal a cereal­offering from the new grain at your festival of Weeks; burn as a sacrifice to the Eternal, as a soothing odour, two young bullocks, one ram, and seven</text:span></text:p>
          </text:list-item>
          <text:list-item>
            <text:p text:style-name="P146"><text:span text:style-name="CharStyle6"><text:tab/>male yearling lambs, with the cereal-offering of fine flour mixed with oil, twenty-one pints for each bullock, fourteen</text:span></text:p>
          </text:list-item>
          <text:list-item>
            <text:p text:style-name="P146"><text:span text:style-name="CharStyle6"><text:tab/>pints for the ram, and seven pints for each of the seven</text:span></text:p>
          </text:list-item>
          <text:list-item>
            <text:p text:style-name="P146"><text:span text:style-name="CharStyle6"><text:tab/>lambs, besides one he-goat in</text:span></text:p>
          </text:list-item>
          <text:list-item>
            <text:p text:style-name="P146"><text:span text:style-name="CharStyle6"><text:tab/>expiation of your sins. These animals (and they must be un­blemished) shall be sacrificed with their due libations, in ad­dition to the ordinary daily sac­rifice.</text:span></text:p>
          </text:list-item>
        </text:list>
        <text:p text:style-name="P44"><text:span text:style-name="CharStyle58">On the first day of the seventh month you must also hold a sacred gathering and do no field-work; make that a day for the blowing of the</text:span></text:p>
        <text:list xml:id="list7767681099110352792" text:style-name="L58">
          <text:list-item>
            <text:p text:style-name="P220"><text:span text:style-name="CharStyle6"><text:tab/>bugles, and burn in sacrifice to the Eternal, as a soothing odour, one young bullock,' one ram, and seven male yearling</text:span></text:p>
          </text:list-item>
          <text:list-item>
            <text:p text:style-name="P220"><text:span text:style-name="CharStyle6"><text:tab/>lambs without blemish, with the due cereal-offering of fine flour mixed with oil, twenty- one pints for the bullock, four-</text:span></text:p>
          </text:list-item>
          <text:list-item>
            <text:p text:style-name="P220"><text:span text:style-name="CharStyle6"><text:tab/>teen pints for the ram, and seven pints for each of the</text:span></text:p>
          </text:list-item>
          <text:list-item>
            <text:p text:style-name="P248"><text:span text:style-name="CharStyle6"><text:tab/>seven lambs; also one he-goat</text:span></text:p>
          </text:list-item>
        </text:list>
        <text:p text:style-name="P22"><text:span text:style-name="CharStyle6">as a sin-offering to expiate your sins; and all in addition to the 6 burnt-offering in honour of the new moon, and its cereal-offer­ing, and the ordinary sacrifice with its cereal-offering and libations in order due—as a soothing odour, a sacrifice of fire, to the Eternal.</text:span></text:p>
        <text:p text:style-name="P67"><text:span text:style-name="CharStyle6">On the tenth day of the sev- 7 enth month you must hold a sacred gathering, abstain and fast, doing no field-work at all; you must burn in sacrifice to the 8 Eternal, as a soothing odour, one young bullock, one ram, and seven male yearling lambs, tak­ing care that they are unblem­ished; also, their cereal-offering 9 of fine flour mixed with oil, twenty-one pints for the bullock, fourteen pints for the ram, 10 and seven pints for each of the seven lambs, besides one he-goat n as a sin-offering, in addition to the sin-offering of expiation and the ordinary sacrifice, with their cereal-offerings and liba­tions.</text:span></text:p>
        <text:p text:style-name="P71"><text:span text:style-name="CharStyle6">On the fifteenth day of the 12 seventh month you must hold a sacred gathering, doing no field-work, aAd hold a festival in honour of the Eternal for seven days; you must burn in sacri- 13 fice to the Eternal, as a soothing odour, thirteen young bullocks, two rams, and fourteen male yearling lambs without blemish, together with their cereal-offer- 14 ings of fine flour mixed with oil, twenty-one pints for each of the thirteen bullocks, fourteen pints for each of the two rams, and 15 seven pints for each of the four­teen lambs, besides one he-goat 16 as a sin-offering; and all in addi­tion to the ordinary sacrifice with its cereal-offering and li­bation.</text:span></text:p>
        <text:list xml:id="list7242061952289670520" text:style-name="L59">
          <text:list-item>
            <text:p text:style-name="P240"><text:span text:style-name="CharStyle6"><text:tab/>On the second day of that week you must sacrifice twelve young bullocks, two rams, and fourteen male yearling lambs</text:span></text:p>
          </text:list-item>
          <text:list-item>
            <text:p text:style-name="P206"><text:span text:style-name="CharStyle6"><text:tab/>without blemish, with the due cereal-offering and libation for each of the bullocks, rams, and</text:span></text:p>
          </text:list-item>
          <text:list-item>
            <text:p text:style-name="P164"><text:span text:style-name="CharStyle6"><text:tab/>lambs; also one he-goat as a sin-offering; in addition to the ordinary sacrifice with its cereal-offering and libation.</text:span></text:p>
          </text:list-item>
          <text:list-item>
            <text:p text:style-name="P240"><text:span text:style-name="CharStyle6"><text:tab/>On the third day, eleven bul­locks, two rams, and fourteen male yearling lambs without</text:span></text:p>
          </text:list-item>
          <text:list-item>
            <text:p text:style-name="P147"><text:span text:style-name="CharStyle6"><text:tab/>blemish, with their due cereal- offerings and libations for bullock, ram, and lamb re-</text:span></text:p>
          </text:list-item>
          <text:list-item>
            <text:p text:style-name="P189"><text:span text:style-name="CharStyle6"><text:tab/>spectively; also, one he-goat as a sin-offering; in addition to the ordinary sacrifice with its cereal-offering and libation.</text:span></text:p>
          </text:list-item>
          <text:list-item>
            <text:p text:style-name="P240"><text:span text:style-name="CharStyle6"><text:tab/>On the fourth day, ten bul­locks, two rams, and fourteen male yearling lambs without</text:span></text:p>
          </text:list-item>
          <text:list-item>
            <text:p text:style-name="P189"><text:span text:style-name="CharStyle6"><text:tab/>blemish, with their due cereal- offerings and libations for bul-</text:span></text:p>
          </text:list-item>
          <text:list-item>
            <text:p text:style-name="P189"><text:span text:style-name="CharStyle6"><text:tab/>lock, ram, and lamb; also one he-goat as a sin-offering; in addi­tion to the ordinary sacrifice with its cereal-offering and li­bation.</text:span></text:p>
          </text:list-item>
          <text:list-item>
            <text:p text:style-name="P240"><text:span text:style-name="CharStyle6"><text:tab/>On the fifth day, nine bullocks, two rams, and fourteen male yearling lambs, without blemish,</text:span></text:p>
          </text:list-item>
          <text:list-item>
            <text:p text:style-name="P178"><text:span text:style-name="CharStyle6"><text:tab/>with their due cereal-offerings and libations for bullock, ram,</text:span></text:p>
          </text:list-item>
          <text:list-item>
            <text:p text:style-name="P147"><text:span text:style-name="CharStyle6"><text:tab/>and lamb; also one he-goat as a sin-offering; in addition to the ordinary sacrifice with its cereal- offering and libation.</text:span></text:p>
          </text:list-item>
          <text:list-item>
            <text:p text:style-name="P240"><text:span text:style-name="CharStyle6"><text:tab/>On the sixth day, eight bul­locks, two rams, and fourteen male yearling lambs without</text:span></text:p>
          </text:list-item>
          <text:list-item>
            <text:p text:style-name="P189"><text:span text:style-name="CharStyle6"><text:tab/>blemish, with their due cereal- offerings and libations for</text:span></text:p>
          </text:list-item>
          <text:list-item>
            <text:p text:style-name="P189"><text:span text:style-name="CharStyle6"><text:tab/>bullock, ram, and lamb; also one he-goat as a sin-offering; in ad­dition to the ordinary sacrifice with its cereal-offering and li­bation.</text:span></text:p>
          </text:list-item>
          <text:list-item>
            <text:p text:style-name="P240"><text:span text:style-name="CharStyle6"><text:tab/>On the seventh day, seven bul­</text:span></text:p>
          </text:list-item>
        </text:list>
        <text:p text:style-name="P25"><text:span text:style-name="CharStyle6">locks, two rams, and fourteen male yearling lambs without blemish, with the due cereal- </text:span><text:span text:style-name="CharStyle48">33 </text:span><text:span text:style-name="CharStyle6">offerings and libations for bul­lock, ram, and lamb; also one he- </text:span><text:span text:style-name="CharStyle48">34 </text:span><text:span text:style-name="CharStyle6">goat as a sin-offering; in addition to the ordinary sacrifice with its cereal-offering and libation.</text:span></text:p>
        <text:p text:style-name="P67"><text:span text:style-name="CharStyle6">On the eighth day you must </text:span><text:span text:style-name="CharStyle48">35 </text:span><text:span text:style-name="CharStyle6">hold a sacred festival, doing no field-work, but burning in sacri- 36 fice to the Eternal, as a soothing odour, one bullock, one ram, and seven male yearling lambs without blemish, with their due </text:span><text:span text:style-name="CharStyle48">37 </text:span><text:span text:style-name="CharStyle6">cereal-offerings and libations for bullock, ram, and lamb; also one he-goat as a sin-offering; in ad- 38 dition to the ordinary sacrifice with its cereal-offering and li­bation.</text:span></text:p>
        <text:p text:style-name="P67"><text:span text:style-name="CharStyle6">Such shall be your sacrifices 39 to the Eternal at your fixed festivals, in addition to what you may vow or offer of your own freewill, by way of burnt- offerings, cereals, libations, and recompense-offerings.”</text:span></text:p>
        <text:p text:style-name="P67"><text:span text:style-name="CharStyle6">Moses gave Israel all these di- 40 rections conveyed to him by the Eternal.</text:span></text:p>
        <text:p text:style-name="P67"><text:span text:style-name="CharStyle6">Moses told the chiefs of or| the clans of Israel that the Eternal had given these direc­tions: “If any man vows any- 2 thing to the Eternal or takes an oath to abstain from anything, he must not break his word; he must carry out whatever he has promised. If any woman 3 vows anything to the Eternal or pledges herself to abstain from anything, while she is young and living in her father’s house, then, should her father 4 come to hear of her vow or pledge and offer no objection, her vow is valid and her pledge is binding; but, should her father 5 express disapproval, no vow or pledge that she has taken shall</text:span></text:p>
        <text:p text:style-name="P88"><text:soft-page-break/><text:span text:style-name="CharStyle6">stand, and the Eternal will forgive her, since her father dis-</text:span></text:p>
        <text:list xml:id="list191430105421903" text:style-name="L58">
          <text:list-item>
            <text:p text:style-name="P239"><text:span text:style-name="CharStyle6"><text:tab/>approved. If she marries, when bound by some vow or rash</text:span></text:p>
          </text:list-item>
          <text:list-item>
            <text:p text:style-name="P234"><text:span text:style-name="CharStyle6"><text:tab/>pledge, and if her husband offers no objection when he comes to hear of it, then her vow is valid</text:span></text:p>
          </text:list-item>
          <text:list-item>
            <text:p text:style-name="P234"><text:span text:style-name="CharStyle6"><text:tab/>and her pledge is binding; but if her husband expresses dis­approval when he comes to hear of it, then this renders invalid her vow or rash pledge, and the Eternal will forgive her.</text:span></text:p>
          </text:list-item>
          <text:list-item>
            <text:p text:style-name="P234"><text:span text:style-name="CharStyle6"><text:tab/>[[But the vow of a widow or of a divorced woman, any pledge that she makes, is binding on</text:span></text:p>
          </text:list-item>
          <text:list-item>
            <text:p text:style-name="P165"><text:span text:style-name="CharStyle6"><text:tab/>her.]] If she has vowed a vow or taken an oath to abstain from anything, while in her husband’s</text:span></text:p>
          </text:list-item>
          <text:list-item>
            <text:p text:style-name="P165"><text:span text:style-name="CharStyle6"><text:tab/>house, should he hear of it and offer no objection, expressing no disapproval, then any vow of hers is valid, any pledge is</text:span></text:p>
          </text:list-item>
        </text:list>
        <text:p text:style-name="P54"><text:span text:style-name="CharStyle6">is binding; but if her husband quashed them when he came to hear of them, nothing she has ever said by way of vow or pledge shall hold good; her husband has annulled them, and the Eternal will forgive</text:span></text:p>
        <text:list xml:id="list3438371715619483001" text:style-name="L60">
          <text:list-item>
            <text:p text:style-name="P228"><text:span text:style-name="CharStyle6"><text:tab/>her. Any vow she takes, any pledge she makes on oath to abstain from food or anything else, may be rendered valid</text:span></text:p>
          </text:list-item>
          <text:list-item>
            <text:p text:style-name="P207"><text:span text:style-name="CharStyle6"><text:tab/>or invalid by her husband. If her husband, from the day he hears of it, never makes any objection, he renders valid any vow or pledge she has taken; he renders them valid because he never objected to them when</text:span></text:p>
          </text:list-item>
          <text:list-item>
            <text:p text:style-name="P207"><text:span text:style-name="CharStyle6"><text:tab/>he heard of them. But if he quashes them some time after he has heard of them, he must pay the penalty incurred by his</text:span></text:p>
          </text:list-item>
          <text:list-item>
            <text:p text:style-name="P207"><text:span text:style-name="CharStyle6"><text:tab/>wife.” Such were the regula­tions bearing on a man and his wife, or upon a father and his young unmarried daughter, as given by the Eternal to Moses.</text:span></text:p>
          </text:list-item>
        </text:list>
        <text:p text:style-name="P66"><text:span text:style-name="CharStyle6">The Eternal then bade o l Moses avenge the Israelites Ox? on the Midianites, before he re­joined his kinsfolk. So Moses </text:span><text:span text:style-name="CharStyle48">3 </text:span><text:span text:style-name="CharStyle6">ordered the people, “Arm some of your number to go and fight against Midian, to execute the Eternal’s vengeance on Midian; send a thousand soldiers from ev- 4 ery clan in Israel.” Moses did </text:span><text:span text:style-name="CharStyle48">5 </text:span><text:span text:style-name="CharStyle6">get a thousand from every clan, twelve thousand Israelites, armed for war, and he sent them </text:span><text:span text:style-name="CharStyle48">6 </text:span><text:span text:style-name="CharStyle6">to fight, along with Fhinehas the son of Eleazar the priest, who also went into battle car­rying the sacred vessels and the bugles to sound the charge.</text:span></text:p>
        <text:p text:style-name="P66"><text:span text:style-name="CharStyle6">They attacked Midian, as the 7 Eternal had given orders to Moses, and killed every male among them; they killed the 8 kings of Midian, among those slain in battle, Evi, Rekem, Zur, Hur, and Reba, these five kings of Midian, and also put to death Balaam the son of Beor. The Israelites further 9 made prisoners of the women of Midian and their children, plundered all the Midianites’ cattle and flocks and goods, and burned up all the towns 10 and camps where they had settlements. Then they brought 11 all the spoil and all the booty, captives and cattle alike, 12 to Moses and Eleazar the priest and the community of Israel, bringing the captives and spoil and booty into the camp on the steppes of Moab beside the Jordan opposite Jericho.</text:span></text:p>
        <text:p text:style-name="P67"><text:span text:style-name="CharStyle6">Moses and Eleazar the priest 13 and all the chieftains of the com­munity went to meet them out­side the camp, and Moses raged 14 at the officers of the army, at the generals and commanders, on their return from the expedition.</text:span></text:p>
      </text:section>
      <text:section text:style-name="Sect4" text:name="Section16">
        <text:list xml:id="list191428575912571" text:style-name="L51">
          <text:list-item>
            <text:p text:style-name="P255"><text:span text:style-name="CharStyle6"><text:tab/>“You have let all the women</text:span></text:p>
          </text:list-item>
          <text:list-item>
            <text:p text:style-name="P208"><text:span text:style-name="CharStyle6"><text:tab/>live?” said Moses. “Why, by the advice of Balaam, it was these women who led the Israelites to prove disloyal to the Eternal in the affair of Peor, till the death- stroke fell on the community</text:span></text:p>
          </text:list-item>
          <text:list-item>
            <text:p text:style-name="P208"><text:span text:style-name="CharStyle6"><text:tab/>of Israel! Come, kill every male child, and kill every woman who has had intercourse</text:span></text:p>
          </text:list-item>
          <text:list-item>
            <text:p text:style-name="P208"><text:span text:style-name="CharStyle6"><text:tab/>with a man! But you may keep alive all the girls who have never had intercourse</text:span></text:p>
          </text:list-item>
          <text:list-item>
            <text:p text:style-name="P208"><text:span text:style-name="CharStyle6"><text:tab/>with a man. Stay outside the camp for seven days; and all of you who have killed anyone or touched a corpse must purify yourselves and your captives from the stain on the third day</text:span></text:p>
          </text:list-item>
          <text:list-item>
            <text:p text:style-name="P190"><text:span text:style-name="CharStyle6"><text:tab/>and the seventh. Also, you must purify from the stain every garment, everything made of leather, everything made of goat’s hair, and everything</text:span></text:p>
          </text:list-item>
          <text:list-item>
            <text:p text:style-name="P190"><text:span text:style-name="CharStyle6"><text:tab/>wooden.” “This,” added Elea- zar the priest to the soldiers who had been on active serv­ice, “this is the strict rule given by the Eternal to Moses;</text:span></text:p>
          </text:list-item>
          <text:list-item>
            <text:p text:style-name="P190"><text:span text:style-name="CharStyle6"><text:tab/>though as for gold, silver, bronze, iron, tin, and lead, any-</text:span></text:p>
          </text:list-item>
          <text:list-item>
            <text:p text:style-name="P190"><text:span text:style-name="CharStyle6"><text:tab/>thing that can stand fire, you must put that through fire to cleanse it, and then purify it in the water meant for remov­ing pollution; whatever cannot stand fire you must pass through</text:span></text:p>
          </text:list-item>
          <text:list-item>
            <text:p text:style-name="P190"><text:span text:style-name="CharStyle6"><text:tab/>water. Wash your clothes on the seventh day and you shall be clean; then you may re-en­ter the camp.”</text:span></text:p>
          </text:list-item>
          <text:list-item>
            <text:p text:style-name="P241"><text:span text:style-name="CharStyle6"><text:tab/>The Eternal bade Moses</text:span></text:p>
          </text:list-item>
          <text:list-item>
            <text:p text:style-name="P148"><text:span text:style-name="CharStyle6"><text:tab/>count up all the spoil of cap­tives and cattle, aided by Eleazar the priest and the head-</text:span></text:p>
          </text:list-item>
          <text:list-item>
            <text:p text:style-name="P190"><text:span text:style-name="CharStyle6"><text:tab/>men of the various clans; then he was to halve the booty be­tween the troops who had taken part in the actual expedition and the rest of the community,</text:span></text:p>
          </text:list-item>
          <text:list-item>
            <text:p text:style-name="P190"><text:span text:style-name="CharStyle6"><text:tab/>deducting a tax for the Eternal</text:span></text:p>
          </text:list-item>
        </text:list>
        <text:p text:style-name="P24"><text:span text:style-name="CharStyle6">from the share of the soldiers, in the shape of one out of every five hundred human beings, cattle, asses, and sheep; this 29 was to be deducted from their half and handed to Eleazar the priest as a special contribution for the Eternal; from the half as- 30 signed to the Israelites, one out of every fifty human beings, cat­tle, asses, and sheep was to be deducted, and handed to the Levites, who were in charge of the Eternal’s Dwelling.</text:span></text:p>
        <text:p text:style-name="P103"><text:span text:style-name="CharStyle6">Moses and Eleazar carried out 31 these instructions of the Eternal to Moses. The available booty, 32 out of all that the troops had captured, amounted to six hundred and seventy-five thou­sand small cattle, seventy-two 33 thousand large cattle, sixty- 34 one thousand asses, and thirty- </text:span><text:span text:style-name="CharStyle48">35 </text:span><text:span text:style-name="CharStyle6">two thousand maidens. The 36 half which fell to the troops was three hundred and thirty-seven thousand five hundred small cattle, yielding a tax to the 37 Eternal of six hundred and seventy-five; the large cattle 38 numbered thirty-six thousand, yielding a tax of seventy-two for the Eternal; the asses num- 39 bered thirty thousand five hun­dred, yielding a tax of sixty- one for the Eternal; and there 40 were sixteen thousand maidens, yielding a tax of thirty-two for the Eternal. Moses handed 41 all this over, as the Eternal’s special contribution, to Eleazar the priest, as the Eternal had given orders. Of the half 42 that fell to the Israelites, as dis­tinct from the troops who had served (it amounted to three 43 hundred and thirty-seven thou­sand five hundred small cattle, thirty-six thousand large cattle, 44 thirty thousand five hundred 45</text:span></text:p>
        <text:list xml:id="list191429870679631" text:style-name="L52">
          <text:list-item>
            <text:p text:style-name="P256"><draw:frame draw:style-name="fr3" draw:name="53" text:anchor-type="paragraph" svg:x="2.2071in" svg:y="4.8098in" svg:width="0.2665in" svg:height="0.0161in" draw:z-index="30"><draw:image xlink:href="Pictures/10000000000000280000001BDEE1128B.jpg" xlink:type="simple" xlink:show="embed" xlink:actuate="onLoad"/><draw:contour-polygon svg:width="0.2665in" svg:height="0.1799in" svg:viewBox="0 0 677 457" draw:points="0,0 677,0 677,457 0,457" draw:recreate-on-edit="true"/></draw:frame><text:span text:style-name="CharStyle6"><text:tab/>asses, and sixteen thousand</text:span></text:p>
          </text:list-item>
          <text:list-item>
            <text:p text:style-name="P179"><text:span text:style-name="CharStyle6"><text:tab/>maidens), out of this half, be­longing to the Israelites, Moses took one-fiftieth in human beings and animals, and handed them over to the Levites who were in charge of the Eternal’s Dwell­ing, as the Eternal had given him orders.</text:span></text:p>
          </text:list-item>
          <text:list-item>
            <text:p text:style-name="P200"><text:span text:style-name="CharStyle6"><text:tab/>The commanding officers, the generals, and captains of the army then came and told Moses,</text:span></text:p>
          </text:list-item>
          <text:list-item>
            <text:p text:style-name="P191"><text:span text:style-name="CharStyle6"><text:tab/>“We, your servants, have gone over the men who were serv­ing in the army, and not a man</text:span></text:p>
          </text:list-item>
          <text:list-item>
            <text:p text:style-name="P191"><text:span text:style-name="CharStyle6"><text:tab/>is missing. So we have brought this offering for the Eternal, each of us offering some gold or­nament he has picked up, an armlet, a bracelet, a signet-ring, an ear-ring, or a necklace, to appease the Eternal for having</text:span></text:p>
          </text:list-item>
          <text:list-item>
            <text:p text:style-name="P191"><text:span text:style-name="CharStyle6"><text:tab/>counted our men.” Moses and Eleazar the priest took the gold</text:span></text:p>
          </text:list-item>
          <text:list-item>
            <text:p text:style-name="P191"><text:span text:style-name="CharStyle6"><text:tab/>from them, and the gold from these ornaments offered by the generals and captains to the Eternal came to about thirty-</text:span></text:p>
          </text:list-item>
          <text:list-item>
            <text:p text:style-name="P191"><text:span text:style-name="CharStyle6"><text:tab/>four thousand pounds. (The common soldiers had each taken</text:span></text:p>
          </text:list-item>
          <text:list-item>
            <text:p text:style-name="P258"><text:span text:style-name="CharStyle6"><text:tab/>his own plunder.) Moses and Eleazar the priest brought this gold of the generals and captains into the Trysting tent, to lie there and remind the Eternal of Israel.</text:span></text:p>
          </text:list-item>
        </text:list>
        <text:p text:style-name="P29"><text:span text:style-name="CharStyle6">The Reubenites and the Gadites had vast herds, and when they saw that the land of Jazer and the land of Gilead</text:span></text:p>
        <text:list xml:id="list5817075280132972020" text:style-name="L61">
          <text:list-item>
            <text:p text:style-name="P242"><text:span text:style-name="CharStyle6"><text:tab/>was good for grazing, the Gad­ites and the Reuhenites ap­peared before Moses and Elea­zar the priest and the chieftains of the community, saying,</text:span></text:p>
          </text:list-item>
          <text:list-item>
            <text:p text:style-name="P242"><text:span text:style-name="CharStyle6"><text:tab/>“This land of Ataroth, Dibon, Jazer, Nimrah, Heshbon, Elea- leh, Sibmah, Nebo, and Meon,</text:span></text:p>
          </text:list-item>
          <text:list-item>
            <text:p text:style-name="P250"><text:span text:style-name="CharStyle6"><text:tab/>which the Eternal has laid low before the community, is good</text:span></text:p>
          </text:list-item>
        </text:list>
        <text:p text:style-name="P25"><text:span text:style-name="CharStyle6">grazing country, and we your servants have herds; now,” they </text:span><text:span text:style-name="CharStyle48">5 </text:span><text:span text:style-name="CharStyle6">added, “if we are in favour with you, let this land be assigned to your servants as their property; do not take us across the Jordan.”</text:span></text:p>
        <text:p text:style-name="P67"><text:span text:style-name="CharStyle6">“But,” said Moses to the Gad- </text:span><text:span text:style-name="CharStyle48">6 </text:span><text:span text:style-name="CharStyle6">ites and the Reubenites, “are your kinsmen to engage in war while you sit here? Why would </text:span><text:span text:style-name="CharStyle48">7 </text:span><text:span text:style-name="CharStyle6">you discourage the Israelites from crossing to the land which the Eternal has given them? This is just what your fathers </text:span><text:span text:style-name="CharStyle48">8 </text:span><text:span text:style-name="CharStyle6">did, when I sent them forward from Kadesh-barnea to inspect the land. When they made their 9 way up to the wady of Eshcol and saw the land, they dis­couraged the Israelites from entering the land that the Eternal had given them. That 10 day the Eternal’s anger blazed, and he swore that not one of 11 those who had left Egypt, no man over twenty, would ever see the land he had sworn to Abraham, Isaac, and Jacob, to give them, since they had not been loyal to him, with the 12 exception of Caleb the son of Jephunneh the Kenizzite and Joshua the son of Nun, who had been loyal to the Eternal.</text:span></text:p>
        <text:p text:style-name="P25"><text:span text:style-name="CharStyle6">So the Eternal’s anger blazed 13 against Israel, and he made them wander up and down the desert for forty years, till all the generation that had done evil in the sight of the Eternal had perished. And here have you 14 risen to take your fathers’ place, you brood of sinners, to fan into flame the anger of the Eternal against Israel! If you give up 15 following the Eternal, till he again abandons the people in the desert, you will have the whole nation destroyed.”</text:span></text:p>
        <text:p text:style-name="P67"><text:span text:style-name="CharStyle6">“But,” they urged, “we will 16</text:span></text:p>
      </text:section>
      <text:section text:style-name="Sect4" text:name="Section17">
        <text:p text:style-name="P135"><text:span text:style-name="CharStyle6">build sheep-folds here for our herds and towns for our chil-</text:span></text:p>
        <text:list xml:id="list191429304642774" text:style-name="L60">
          <text:list-item>
            <text:p text:style-name="P166"><text:span text:style-name="CharStyle6"><text:tab/>dren, and then equip ourselves to lead the vanguard of the Israelites till we conduct them to their settlements, leaving all our children in the fortified towns for protection from the</text:span></text:p>
          </text:list-item>
          <text:list-item>
            <text:p text:style-name="P166"><text:span text:style-name="CharStyle6"><text:tab/>natives. We will not return to our homes till every Israelite has got possession of his own</text:span></text:p>
          </text:list-item>
          <text:list-item>
            <text:p text:style-name="P166"><text:span text:style-name="CharStyle6"><text:tab/>land. We ourselves will not seek any possession with them across and beyond the Jordan; our own possessions have fallen to us on this the eastern bank of the Jordan.”</text:span></text:p>
          </text:list-item>
          <text:list-item>
            <text:p text:style-name="P243"><text:span text:style-name="CharStyle6"><text:tab/>Moses answered, “If you will do this, if you will equip your­selves to march under the eyes</text:span></text:p>
          </text:list-item>
          <text:list-item>
            <text:p text:style-name="P244"><text:span text:style-name="CharStyle6"><text:tab/>of the Eternal to battle, if every soldier among you crosses the Jordan under the eyes of the Eternal, till the Eternal evicts</text:span></text:p>
          </text:list-item>
          <text:list-item>
            <text:p text:style-name="P192"><text:span text:style-name="CharStyle6"><text:tab/>his foes before him, and the land is subdued before him, then you may return home, quit of all obligation to the Eternal and Israel, and this country shall be yours to hold under</text:span></text:p>
          </text:list-item>
          <text:list-item>
            <text:p text:style-name="P192"><text:span text:style-name="CharStyle6"><text:tab/>the eyes of the Eternal. But if not, then you have sinned against the Eternal, and be sure that punishment for your</text:span></text:p>
          </text:list-item>
          <text:list-item>
            <text:p text:style-name="P192"><text:span text:style-name="CharStyle6"><text:tab/>sin will fall on you. Build towns for your children and folds for your sheep, but do what you have promised.”</text:span></text:p>
          </text:list-item>
          <text:list-item>
            <text:p text:style-name="P243"><text:span text:style-name="CharStyle6"><text:tab/>The Gadites and the Reuben- ites replied, “My lord, your serv­ants will do your bidding.</text:span></text:p>
          </text:list-item>
          <text:list-item>
            <text:p text:style-name="P180"><text:span text:style-name="CharStyle6"><text:tab/>Our children, wives, flocks, and all our cattle shall remain in</text:span></text:p>
          </text:list-item>
          <text:list-item>
            <text:p text:style-name="P180"><text:span text:style-name="CharStyle6"><text:tab/>the towns of Gilead, but we your servants, all of us who are armed, will cross to fight under the eyes of the Eternal, as my lord orders.”</text:span></text:p>
          </text:list-item>
          <text:list-item>
            <text:p text:style-name="P243"><text:span text:style-name="CharStyle6"><text:tab/>So Moses gave these directions to Eleazar the priest, to Joshua the son of Nun, and to the chiefs</text:span></text:p>
          </text:list-item>
        </text:list>
        <text:p text:style-name="P24"><text:span text:style-name="CharStyle6">of the septs, composing the clans of Israel; “If all the.' Gad- 29 ites and the Reubenites who are armed cross the Jordan along with you under the eyes of the Eternal,” said Moses, “and you subdue the country, then let them hold the land of Gilead. But if they will not cross with 30 you under arms, then they must share the land of Canaan with you.” The Gadites and the 31 Reubenites replied, “As the Eternal has ordered your serv­ants, so will we do. We will 32 cross under arms into the land of Canaan, under the eyes of the Eternal, and hold as ours the country east of the Jordan.”</text:span></text:p>
        <text:p text:style-name="P98"><text:span text:style-name="CharStyle6">Moses then assigned them, 33 that is, the Gadites and the Reu­benites and the half clan of Manasseh, Joseph’s son, the realm of Sihon the Amorite king and the realm of Og king of Bashan, the whole country with all its towns and their districts.</text:span></text:p>
        <text:p text:style-name="P36"><text:span text:style-name="CharStyle6">The Gadites built Dibon, Ata- 34 roth, Aroer, Atroth-Shophan, 35 Jazer, Jogbehah, Beth-nimrah, and Beth-haran, fortified towns 36 with enclosures for sheep. The 37 Reubenites built Heshbon, Elea- leh, Kiriathaim, Nebo, and 38 Baalmeon [[change the names of the two latter!]], and Sibmah, re­naming the towns they rebuilt. [[The Machirites of the Manas- 39 seh clan went and seized Gilead, dislodging the local Amorites (Moses assigned Gilead to 40 Machir of Manasseh as a set­tlement); Jair the Manassite 41 was the conqueror of these townships, which were called Havvoth-jair (Jairtowns); it 42 was Nobah who conquered Ke- nath and its dependent town­ships, calling it Nobah after himself.]]</text:span></text:p>
        <text:p text:style-name="P262"><draw:frame draw:style-name="fr5" draw:name="54" text:anchor-type="paragraph" svg:x="2.2382in" svg:y="0.0799in" svg:width="0.2634in" svg:height="0.0161in" draw:z-index="31"><draw:image xlink:href="Pictures/10000000000000280000001B3A9095F9.jpg" xlink:type="simple" xlink:show="embed" xlink:actuate="onLoad"/><draw:contour-polygon svg:width="0.263in" svg:height="0.1799in" svg:viewBox="0 0 668 457" draw:points="0,0 668,0 668,457 0,457" draw:recreate-on-edit="true"/></draw:frame><text:span text:style-name="CharStyle6">Here are the stages on the route followed by the Is­raelites when their divisions left the land of Egypt under the leadership of Moses and Aaron;</text:span></text:p>
        <text:list xml:id="list1801343392241193194" text:style-name="L62">
          <text:list-item>
            <text:p text:style-name="P334"><text:span text:style-name="CharStyle6"><text:tab/>by order of the Eternal Moses wrote down their starting-points from place to place, and here they are, one after another.</text:span></text:p>
          </text:list-item>
          <text:list-item>
            <text:p text:style-name="P335"><text:span text:style-name="CharStyle6"><text:tab/>Leaving Ramses on the fif­teenth day of the first month, the day after the passover, the Israelites marched confidently away in the sight of all the Egyp-</text:span></text:p>
          </text:list-item>
          <text:list-item>
            <text:p text:style-name="P336"><text:span text:style-name="CharStyle6"><text:tab/>tians, who were then burying all their first-born children, slain by the Eternal (the Eternal had also</text:span></text:p>
          </text:list-item>
          <text:list-item>
            <text:p text:style-name="P336"><text:span text:style-name="CharStyle6"><text:tab/>punished their gods). Leaving Ramses, the Israelites camped</text:span></text:p>
          </text:list-item>
          <text:list-item>
            <text:p text:style-name="P336"><text:span text:style-name="CharStyle6"><text:tab/>at Sukkoth. Leaving Sukkoth, they camped at Etham on the</text:span></text:p>
          </text:list-item>
          <text:list-item>
            <text:p text:style-name="P336"><text:span text:style-name="CharStyle6"><text:tab/>edge of the desert. Leaving Etham, they turned back to Pihahiroth, east of Baal-zephon, and camped east of Mig-</text:span></text:p>
          </text:list-item>
          <text:list-item>
            <text:p text:style-name="P336"><text:span text:style-name="CharStyle6"><text:tab/>dol. Leaving Pihahiroth, they marched through the sea into the desert, and after three days’ march through the desert of Etham camped at Marah.</text:span></text:p>
          </text:list-item>
          <text:list-item>
            <text:p text:style-name="P336"><text:span text:style-name="CharStyle6"><text:tab/>Leaving Marah, they reached Elim, where there were twelve fountains and seventy palm- trees; so they camped at Elim.</text:span></text:p>
          </text:list-item>
          <text:list-item>
            <text:p text:style-name="P327"><text:span text:style-name="CharStyle6"><text:tab/>Leaving Elim, they camped</text:span></text:p>
          </text:list-item>
          <text:list-item>
            <text:p text:style-name="P327"><text:span text:style-name="CharStyle6"><text:tab/>beside the Reed Sea. Leaving the Reed Sea, they camped in</text:span></text:p>
          </text:list-item>
          <text:list-item>
            <text:p text:style-name="P327"><text:span text:style-name="CharStyle6"><text:tab/>the desert of Sin. Leaving the desert of Sin, they camped at</text:span></text:p>
          </text:list-item>
          <text:list-item>
            <text:p text:style-name="P327"><text:span text:style-name="CharStyle6"><text:tab/>Dophkah. Leaving Dophkah,</text:span></text:p>
          </text:list-item>
          <text:list-item>
            <text:p text:style-name="P327"><text:span text:style-name="CharStyle6"><text:tab/>they camped at Alush. Leaving Alush, they camped at Reph- idim, where the people could</text:span></text:p>
          </text:list-item>
          <text:list-item>
            <text:p text:style-name="P127"><text:span text:style-name="CharStyle58"><text:tab/>get no water to drink. Leaving Rephidim, they camped in the</text:span></text:p>
          </text:list-item>
          <text:list-item>
            <text:p text:style-name="P327"><text:span text:style-name="CharStyle6"><text:tab/>desert of Sinai. Leaving the </text:span><text:span text:style-name="CharStyle14">desert ot Sinai, they</text:span><text:span text:style-name="CharStyle6"> camped</text:span></text:p>
          </text:list-item>
          <text:list-item>
            <text:p text:style-name="P327"><text:span text:style-name="CharStyle6"><text:tab/>at Kibroth-hattaavah. Leav­ing Kibrath-hattaavah, they</text:span></text:p>
          </text:list-item>
          <text:list-item>
            <text:p text:style-name="P338"><text:span text:style-name="CharStyle6"><text:tab/>camped at Hazeroth. Leaving Hazeroth, they camped at Rith-</text:span></text:p>
          </text:list-item>
        </text:list>
        <text:p text:style-name="P35"><text:span text:style-name="CharStyle6">mah. Leaving Rithmah, they 19 camped at Rimmon-perez. Leav- 20 ing Rimmon-perez, they camped at Libnah. Leaving Libnah, they 21 camped at Rissah. Leaving Ris- </text:span><text:span text:style-name="CharStyle14">22 </text:span><text:span text:style-name="CharStyle6">sah, they camped at Kehela- thah. Leaving Kehelathah, they 23 camped at mount Shepher. Leaving mount Shepher, they 24 camped at Haradah. Leaving 25 Haradah, they camped at Mak- lieloth. Leaving Makheloth, 26 they camped at Tahath. Leav- 27 ing Tahath, they camped at Terah. Leaving Terah, they 28 camped at Mithkah. Leaving 29 Mithkah, they camped at Hash- monah. Leaving Hashmonah, 30 they camped at Moseroth. Leav- 31 ing Moseroth, they camped at Bene-jaakan. Leaving Bene- 32 jaakan, they camped at Hor- haggidgad. Leaving Hor-hag- 33 gidgad, they camped at Jot- bathah. Leaving Jotbathah, 34 they camped at Abronah. Leaving Abronah, they camped 35 at Ezion-geber. Leaving Ezion- 36 geber, they camped in the desert of Zin (that is, at Kadesh). Leaving Kadesh, they camped 37 at mount Hor, on the edge of the land of Edom. (Aaron the 38 priest went up mount Hor at the bidding of the Eternal and died there, on the first day of the fifth month of the fortieth year after Israel had left the land of Egypt; when Aaron 39 died on mount Hor he was a hundred and twenty-three years old.) Leaving mount Hor, they 41 camped at Zalmonah. Leaving 42 Zalmonah, they camped at Punon. Leaving Punon, they 43 camped at Oboth. Leaving </text:span><text:span text:style-name="CharStyle48">44 </text:span><text:span text:style-name="CharStyle14">Oboth, they</text:span><text:span text:style-name="CharStyle6"> camped at Ij'e- abarim on the frontier of Moab. Leaving Iyim, they camped at 45 Dibon-gad. Leaving Dibon- 46 gad, they camped at Almon-</text:span></text:p>
        <text:list xml:id="list8484925851833977814" text:style-name="L63">
          <text:list-item>
            <text:p text:style-name="P181"><draw:frame draw:style-name="fr3" draw:name="55" text:anchor-type="paragraph" svg:x="2.2217in" svg:y="5.1in" svg:width="0.2701in" svg:height="0.0161in" draw:z-index="32"><draw:image xlink:href="Pictures/10000000000000290000001A7F78D666.jpg" xlink:type="simple" xlink:show="embed" xlink:actuate="onLoad"/><draw:contour-polygon svg:width="0.2693in" svg:height="0.1728in" svg:viewBox="0 0 684 439" draw:points="0,0 684,0 684,439 0,439" draw:recreate-on-edit="true"/></draw:frame><text:span text:style-name="CharStyle6"><text:tab/>diblathaim. Leaving Almon- diblathaira, they camped in the Abarim hills, east of Nebo.</text:span></text:p>
          </text:list-item>
          <text:list-item>
            <text:p text:style-name="P149"><text:span text:style-name="CharStyle6"><text:tab/>Leaving the Abarim hills, they camped on the steppes of Moab beside the Jordan opposite Jeri-</text:span></text:p>
          </text:list-item>
          <text:list-item>
            <text:p text:style-name="P193"><text:span text:style-name="CharStyle6"><text:tab/>cho; their camp lay along the Jordan, from Beth-jeshimoth to Abel-shittim on the steppes of Moab.</text:span></text:p>
          </text:list-item>
          <text:list-item>
            <text:p text:style-name="P201"><text:span text:style-name="CharStyle6"><text:tab/>On the steppes of Moab beside the Jordan, opposite Jericho, the Eternal gave Moses</text:span></text:p>
          </text:list-item>
          <text:list-item>
            <text:p text:style-name="P149"><text:span text:style-name="CharStyle6"><text:tab/>these orders for the Israelites: “When you cross the Jordan</text:span></text:p>
          </text:list-item>
        </text:list>
        <text:p text:style-name="P54"><text:span text:style-name="CharStyle63">53 </text:span><text:span text:style-name="CharStyle6">into the land of Canaan, you must evict all the natives from the land, you must shatter all their figured stones and all their metal idols, and you must de-</text:span></text:p>
        <text:list xml:id="list8757429380619972465" text:style-name="L64">
          <text:list-item>
            <text:p text:style-name="P167"><text:span text:style-name="CharStyle6"><text:tab/>molish all their shrines; then take possession of the land and live there, for I have given you</text:span></text:p>
          </text:list-item>
          <text:list-item>
            <text:p text:style-name="P182"><text:span text:style-name="CharStyle6"><text:tab/>possession of it. Divide the land among yourselves by lot, clan by clan, assigning more land to the larger clans and less to the smaller; as the lot falls for a man’s sept, so he shall hold his property; the division is to</text:span></text:p>
          </text:list-item>
          <text:list-item>
            <text:p text:style-name="P182"><text:span text:style-name="CharStyle6"><text:tab/>be made by clans. But if you will not evict the natives from the land, those you allow to remain will worry you like a speck in your eye or a thorn in your side, they will be a</text:span></text:p>
          </text:list-item>
          <text:list-item>
            <text:p text:style-name="P182"><text:span text:style-name="CharStyle6"><text:tab/>trouble to you in the land, and as I meant to treat them, so will I treat you.”</text:span></text:p>
          </text:list-item>
        </text:list>
        <text:p text:style-name="P23"><text:span text:style-name="CharStyle6">The Eternal also gave Moses these directions for a Israel: “When you enter the land of Canaan (the land that falls to you to possess, Canaan</text:span></text:p>
        <text:list xml:id="list9051848420602219798" text:style-name="L65">
          <text:list-item>
            <text:p text:style-name="P245"><text:span text:style-name="CharStyle6"><text:tab/>in its full extent), your frontier to the south shall run from the desert of Zin along Edom, from the foot of the Salt Sea</text:span></text:p>
          </text:list-item>
          <text:list-item>
            <text:p text:style-name="P251"><text:span text:style-name="CharStyle6"><text:tab/>eastward; then your frontier shall turn south of the Scorpion Pass and along to Zin, coming</text:span></text:p>
          </text:list-item>
        </text:list>
        <text:p text:style-name="P25"><text:span text:style-name="CharStyle6">out south of Kadesh-barnea, stretching to Hazar-addur and </text:span><text:span text:style-name="CharStyle48">5 </text:span><text:span text:style-name="CharStyle6">along to Azmon, where the frontier shall turn to the Wady- el-Arish and end at the Mediter­ranean Sea. Your frontier on 6 the west is to be the Mediter­ranean Sea itself. As for 7 your frontier to the north, you shall mark out the line from the Mediterranean to the Hor range 8 in the direction of the pass of Hamath, reaching to Zedad; then 9 the frontier shall run to Ziphron, ending at Hazar-enan; such shall be your northern frontier.</text:span></text:p>
        <text:p text:style-name="P25"><text:span text:style-name="CharStyle6">Your frontier to the east shall be 10 drawn from Hazar-enan to She- pham, then down from Shepham n to Harbel east of Ain, and along the ridge flanking the lake of Kinnereth, till the frontier </text:span><text:span text:style-name="CharStyle48">13 </text:span><text:span text:style-name="CharStyle6">reaches the Jordan, ending at the Salt Sea. Such is to be the full extent of your country with its frontiers.” Thus did 13 Moses give orders to the Israel­ites. “This,” he said, “is the land you are to share by lot, assigned by order of the Eternal to the nine and a half clans. As for 14 the clan of Reuben, sept by sept, and the clan of Gad, sept by sept, as well as the half clan of Manasseh, these two and a half 15 clans have received their pos­sessions on the eastern side of the Jordan, opposite Jericho.”</text:span></text:p>
        <text:p text:style-name="P96"><text:span text:style-name="CharStyle6">The Eternal also named for 16 Moses the men who were to 17 divide up the country into holdings, Eleazar the priest and Joshua the son of Nun.</text:span></text:p>
        <text:p text:style-name="P35"><text:span text:style-name="CharStyle6">A chieftain of every clan was 18 also to be chosen for the task of dividing the country; their 19 names were to be Caleb the son of Jephunneh from the clan of Judah, Samuel the son of 20 Ammihud from the clan of Sim­eon, Elidad the son of Chislon 21</text:span></text:p>
        <text:p text:style-name="P23"><draw:frame draw:style-name="fr8" draw:name="56" text:anchor-type="paragraph" svg:x="2.2165in" svg:y="2.6764in" svg:width="0.2665in" svg:height="0.0161in" draw:z-index="33"><draw:image xlink:href="Pictures/10000000000000280000001BA0ACAC84.jpg" xlink:type="simple" xlink:show="embed" xlink:actuate="onLoad"/><draw:contour-polygon svg:width="0.2665in" svg:height="0.1799in" svg:viewBox="0 0 677 457" draw:points="0,0 677,0 677,457 0,457" draw:recreate-on-edit="true"/></draw:frame><text:span text:style-name="CharStyle6">from the clan of Benjamin,</text:span></text:p>
        <text:list xml:id="list6673708073629733888" text:style-name="L66">
          <text:list-item>
            <text:p text:style-name="P294"><text:span text:style-name="CharStyle6"><text:tab/>Bukki the son of Jogli a chief­tain from the clan of Dan,</text:span></text:p>
          </text:list-item>
          <text:list-item>
            <text:p text:style-name="P294"><text:span text:style-name="CharStyle6"><text:tab/>Hanniel the son of Ephod from the Joseph clan of Manasseh,</text:span></text:p>
          </text:list-item>
          <text:list-item>
            <text:p text:style-name="P279"><text:span text:style-name="CharStyle6"><text:tab/>Kemuel the son of Shiphtan a chieftain from the Joseph clan</text:span></text:p>
          </text:list-item>
          <text:list-item>
            <text:p text:style-name="P279"><text:span text:style-name="CharStyle6"><text:tab/>of Ephraim, Elizaphan the son of Parnach a chieftain from</text:span></text:p>
          </text:list-item>
          <text:list-item>
            <text:p text:style-name="P279"><text:span text:style-name="CharStyle6"><text:tab/>the clan of Zebulun, Paltiel the son of Azzan a chieftain from</text:span></text:p>
          </text:list-item>
          <text:list-item>
            <text:p text:style-name="P279"><text:span text:style-name="CharStyle6"><text:tab/>the clan of Issachar, Ahihud the son of Shelomi a chieftain</text:span></text:p>
          </text:list-item>
          <text:list-item>
            <text:p text:style-name="P279"><text:span text:style-name="CharStyle6"><text:tab/>from the clan of Asher, and Pedahel the son of Ammihud a chieftain from the clan of</text:span></text:p>
          </text:list-item>
          <text:list-item>
            <text:p text:style-name="P295"><text:span text:style-name="CharStyle6"><text:tab/>Naphtali. These were the men ordered by the Eternal to divide up the land of Canaan into hold­ings for the Israelites.</text:span></text:p>
          </text:list-item>
        </text:list>
        <text:p text:style-name="P22"><text:span text:style-name="CharStyle6">On the steppes of Moab beside the Jordan, opposite</text:span></text:p>
        <text:list xml:id="list7757037697826756943" text:style-name="L67">
          <text:list-item>
            <text:p text:style-name="P266"><text:span text:style-name="CharStyle6"><text:tab/>Jericho, the Eternal also gave Moses these directions for the Israelites: “You must assign the Levites, out of your allotted land, towns to dwell in, as well as pasture-lands round the</text:span></text:p>
          </text:list-item>
          <text:list-item>
            <text:p text:style-name="P266"><text:span text:style-name="CharStyle6"><text:tab/>towns; in the towns they are to live, and the pasture-lands are for their cattle and herds and</text:span></text:p>
          </text:list-item>
          <text:list-item>
            <text:p text:style-name="P285"><text:span text:style-name="CharStyle6"><text:tab/>live-stock. The pasture-lands of a town for the Levites shall extend five hundred yards from</text:span></text:p>
          </text:list-item>
          <text:list-item>
            <text:p text:style-name="P285"><text:span text:style-name="CharStyle6"><text:tab/>the wall of the town; you shall measure them out in a square, a thousand yards long on every side, the town lying in the mid­dle of the squares. So much for the pasture-lands of a town.</text:span></text:p>
          </text:list-item>
          <text:list-item>
            <text:p text:style-name="P285"><text:span text:style-name="CharStyle6"><text:tab/>As for the towns themselves you must assign the Levites forty-two, in addition to six towns of refuge where a hom-</text:span></text:p>
          </text:list-item>
          <text:list-item>
            <text:p text:style-name="P285"><text:span text:style-name="CharStyle6"><text:tab/>icide may take sanctuary; so that the towns you assign to the Levites shall be forty-eight in all, together with their</text:span></text:p>
          </text:list-item>
          <text:list-item>
            <text:p text:style-name="P297"><text:span text:style-name="CharStyle6"><text:tab/>pasture-lands. In assigning them out of the land allotted to the Israelites, you shall take</text:span></text:p>
          </text:list-item>
        </text:list>
        <text:p text:style-name="P111"><text:span text:style-name="CharStyle6">more from the larger districts and fewer from the smaller; each clan shall give towns to the Levites in proportion to the size of its allotment.”</text:span></text:p>
        <text:p text:style-name="P67"><text:span text:style-name="CharStyle6">The Eternal also gave Moses 9 these orders for the Israelites: 10 “When you cross the Jordan into the land of Canaan, you shall 11 select for yourselves some suit­able towns as towns of refuge, so that any homicide who kills a person by accident may take sanctuary there. These towns 12 will provide you with a refuge from the avenger, so that the homicide may not die before he has appeared before the community to be tried.</text:span></text:p>
        <text:p text:style-name="P67"><text:span text:style-name="CharStyle6">There shall be six towns of </text:span><text:span text:style-name="CharStyle60">13 </text:span><text:span text:style-name="CharStyle6">refuge; three towns east of the </text:span><text:span text:style-name="CharStyle60">14 </text:span><text:span text:style-name="CharStyle6">Jordan, and three towns in the land of Canaan, you shall assign 15 as towns of refuge, for the Is­raelites, for foreigners, and for resident aliens among you; any­one who kills a person by acci­dent may take sanctuary in them. But if he struck the per- 16 son with an iron tool, so that he died, the man is a murderer; the murderer must be put to death without fail. Or, if he lifted a </text:span><text:span text:style-name="CharStyle60">17 </text:span><text:span text:style-name="CharStyle6">stone to strike him a fatal blow, and he died, the man is a mur­derer; the murderer must be put to death without fail. Or, if 18 he lifted something wooden to strike him a fatal blow, and he died, the man is a murderer; the murderer must be put to death without fail. (He shall 19 be put to death by the avenger of blood, who may kill him whenever he catches him.) Also, if he pushes a person 20 because he hates him, or hides and throws anything at him, so that he dies, or maliciously 21 strikes him till he dies, the man who struck the blow must be put</text:span></text:p>
      </text:section>
      <text:section text:style-name="Sect5" text:name="Section18">
        <text:p text:style-name="P343"><text:span text:style-name="CharStyle6">to death without fail; he is a murderer. (He shall be killed by the avenger of blood who</text:span></text:p>
        <text:list xml:id="list4302145258442507418" text:style-name="L68">
          <text:list-item>
            <text:p text:style-name="P313"><text:span text:style-name="CharStyle6"><text:tab/>catches him.) Only, if he has given him a sudden push with­out any malice, or thrown some-</text:span></text:p>
          </text:list-item>
          <text:list-item>
            <text:p text:style-name="P313"><text:span text:style-name="CharStyle6"><text:tab/>thing at him in the open, or thrown a stone that might cause death and hit him acci­dentally, so that he died, when there was no quarrel between the two men and no harm in-</text:span></text:p>
          </text:list-item>
          <text:list-item>
            <text:p text:style-name="P313"><text:span text:style-name="CharStyle6"><text:tab/>tended, then the community must decide between the hom­icide and the avenger, guided</text:span></text:p>
          </text:list-item>
          <text:list-item>
            <text:p text:style-name="P313"><text:span text:style-name="CharStyle6"><text:tab/>by these rules; the community must free the homicide from the avenger, the community must put him back in the town of refuge where he took sanc­tuary, and there shall he stay till the death of the consecrated high priest.</text:span></text:p>
          </text:list-item>
          <text:list-item>
            <text:p text:style-name="P337"><text:span text:style-name="CharStyle6"><text:tab/>If the homicide ever goes out­side the bounds of the town of</text:span></text:p>
          </text:list-item>
          <text:list-item>
            <text:p text:style-name="P319"><text:span text:style-name="CharStyle6"><text:tab/>refuge where he has taken sanc­tuary and is caught by the avenger outside the bounds, then the avenger may kill the homi­cide without incurring any guilt;</text:span></text:p>
          </text:list-item>
          <text:list-item>
            <text:p text:style-name="P319"><text:span text:style-name="CharStyle6"><text:tab/>he ought to have remained with­in the town of refuge till the death of the high priest. When the high priest dies, then the homicide may return home.</text:span></text:p>
          </text:list-item>
          <text:list-item>
            <text:p text:style-name="P337"><text:span text:style-name="CharStyle6"><text:tab/>This is to be a fixed custom among you for all time and all</text:span></text:p>
          </text:list-item>
          <text:list-item>
            <text:p text:style-name="P313"><text:span text:style-name="CharStyle6"><text:tab/>over the country. In a case of murder, the murderer must be put to death on the evidence of witnesses; the evidence of a single witness shall not carry</text:span></text:p>
          </text:list-item>
          <text:list-item>
            <text:p text:style-name="P319"><text:span text:style-name="CharStyle6"><text:tab/>sentence of death. No money payment shall be accepted on behalf of a murderer who has been guilty of wilful murder; he must be put to death without</text:span></text:p>
          </text:list-item>
          <text:list-item>
            <text:p text:style-name="P319"><text:span text:style-name="CharStyle6"><text:tab/>fail. Nor shall any money pay­ment be accepted in order to allow a homicide in sanctuary to return home before the death of</text:span></text:p>
          </text:list-item>
        </text:list>
        <text:p text:style-name="P24"><text:span text:style-name="CharStyle6">the high priest. In this way you 33 shall keep your land undefiled, for bloodshed profanes a coun­try, and there is no expiation for a country with bloodshed except by having the blood of the murderer shed. None of </text:span><text:span text:style-name="CharStyle48">34 </text:span><text:span text:style-name="CharStyle6">you is to pollute the land in which you live, where I reside; for I the Eternal reside among the Israelites.”</text:span></text:p>
        <text:p text:style-name="P69"><text:span text:style-name="CharStyle6">Then the chiefs of the &lt;&gt;/■ septs in the Gileadite clan Oil of Machir, the Manassite clan of Joseph, appeared before Moses and the chieftains of Israel’s clans. “The Eternal,” they pled, 2 “ordered my lord to have the land divided up by lot among the Israelites, and to allow Ze- lophehad our kinsman’s prop­erty to pass to his daughters. Well now, if they marry any 3 members of the other clans in Israel, their property will be taken out of our ancestral prop­erty and added to the prop­erty of the clan into which they marry; this will deprive our clan of their property. When the jubilee year comes 4 round for Israel, their property will be added to the property of the clan into which they marry, and the property of our ancestral clan will suffer.”</text:span></text:p>
        <text:p text:style-name="P70"><text:span text:style-name="CharStyle6">So Moses, at the Eternal’s 5 bidding, declared that the plea of this Joseph-clan was just, and 6 announced the Eternal’s decision that while the daughters of Zelophehad might marry as they pleased, they must marry kinsmen of their father’s clan; no property in Israel was to pass 7 from clan to clan; the Israelites were all to keep the property of their ancestral clan, and any 8 heiress in Israel must marry one of her father’s clan, so that the</text:span></text:p>
        <text:p text:style-name="P348"><text:span text:style-name="CharStyle6">clans of Israel might each pre­serve their own property.</text:span></text:p>
        <text:list xml:id="list191429430826453" text:style-name="L56">
          <text:list-item>
            <text:p text:style-name="P291"><text:span text:style-name="CharStyle6"><text:tab/>The daughters of Zelophehad obeyed these instructions of the Eternal laid down by Moses;</text:span></text:p>
          </text:list-item>
          <text:list-item>
            <text:p text:style-name="P274"><text:span text:style-name="CharStyle6"><text:tab/>Mahlah, Tirzah, Hoglah,Milkah, and Noah, the daughters of Zelophehad, married their</text:span></text:p>
          </text:list-item>
          <text:list-item>
            <text:p text:style-name="P288"><text:span text:style-name="CharStyle6"><text:tab/>cousins; they married into fami­</text:span></text:p>
          </text:list-item>
        </text:list>
        <text:p text:style-name="P22"><text:span text:style-name="CharStyle6">lies of the Manassite clan of Joseph, and so their property re­mained in their ancestral clan.</text:span></text:p>
        <text:p text:style-name="P66"><text:span text:style-name="CharStyle6">These are the commands and regulations of the Eternal, as laid down by Moses for the Israel­ites on the steppes of Moab beside the Jordan, opposite Jericho.</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ngsanaUPC" svg:font-family="AngsanaUPC"/>
    <style:font-face style:name="David" svg:font-family="David"/>
    <style:font-face style:name="Franklin Gothic Medium" svg:font-family="'Franklin Gothic Medium'"/>
    <style:font-face style:name="Georgia" svg:font-family="Georgia"/>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paragraph">
      <style:paragraph-properties fo:margin-left="0in" fo:margin-right="0in" fo:margin-top="0in" fo:margin-bottom="0in" loext:contextual-spacing="false" fo:line-height="100%" fo:text-align="start" style:justify-single-word="false" fo:text-indent="0in" style:auto-text-indent="false" style:page-number="auto" fo:background-color="transparent" style:text-autospace="ideograph-alpha" style:punctuation-wrap="hanging" style:line-break="strict" style:writing-mode="page">
        <style:background-image/>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_20__23_1" style:display-name="Heading #1" style:family="paragraph" style:master-page-name="">
      <style:graphic-properties draw:fill="solid" draw:fill-color="#ffffff" draw:opacity="100%"/>
      <style:paragraph-properties fo:line-height="0in" fo:text-align="center" style:justify-single-word="false" style:page-number="auto" fo:background-color="#ffffff"/>
      <style:text-properties style:text-line-through-style="none" style:text-line-through-type="none" style:font-name="Georgia" fo:font-family="Georgia" fo:font-style="normal" style:text-underline-style="none" fo:font-weight="normal" style:font-name-asian="Georgia" style:font-family-asian="Georgia" style:font-style-asian="normal" style:font-weight-asian="normal" style:font-name-complex="Georgia" style:font-family-complex="Georgia" style:font-style-complex="normal" style:font-weight-complex="normal"/>
    </style:style>
    <style:style style:name="Body_20_text_20__28_2_29_" style:display-name="Body text (2)" style:family="paragraph" style:master-page-name="">
      <style:graphic-properties draw:fill="solid" draw:fill-color="#ffffff" draw:opacity="100%"/>
      <style:paragraph-properties fo:margin-left="0in" fo:margin-right="0in" fo:line-height="0.1272in" fo:text-align="justify" style:justify-single-word="false" fo:text-indent="-0.2083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6_29_" style:display-name="Body text (6)" style:family="paragraph" style:master-page-name="">
      <style:graphic-properties draw:fill="solid" draw:fill-color="#ffffff" draw:opacity="100%"/>
      <style:paragraph-properties fo:line-height="0in" style:page-number="auto" fo:background-color="#ffffff"/>
      <style:text-properties style:text-line-through-style="none" style:text-line-through-type="none" style:font-name="Franklin Gothic Medium" fo:font-family="'Franklin Gothic Medium'" fo:font-size="11pt" fo:font-style="normal" style:text-underline-style="none" fo:font-weight="normal" style:font-name-asian="Franklin Gothic Medium" style:font-family-asian="'Franklin Gothic Medium'" style:font-size-asian="11pt" style:font-style-asian="normal" style:font-weight-asian="normal" style:font-name-complex="Franklin Gothic Medium" style:font-family-complex="'Franklin Gothic Medium'" style:font-size-complex="11pt" style:font-style-complex="normal" style:font-weight-complex="normal"/>
    </style:style>
    <style:style style:name="Header_20_or_20_footer" style:display-name="Header or footer" style:family="paragraph" style:master-page-name="">
      <style:graphic-properties draw:fill="solid" draw:fill-color="#ffffff" draw:opacity="100%"/>
      <style:paragraph-properties fo:line-height="0in" style:page-number="auto" fo:background-color="#ffffff"/>
      <style:text-properties style:text-line-through-style="none" style:text-line-through-type="none" style:font-name="AngsanaUPC" fo:font-family="AngsanaUPC" fo:font-size="14pt" fo:font-style="normal" style:text-underline-style="none" fo:font-weight="normal" style:font-name-asian="AngsanaUPC" style:font-family-asian="AngsanaUPC" style:font-size-asian="14pt" style:font-style-asian="normal" style:font-weight-asian="normal" style:font-name-complex="AngsanaUPC" style:font-family-complex="AngsanaUPC" style:font-size-complex="14pt" style:font-style-complex="normal" style:font-weight-complex="normal"/>
    </style:style>
    <style:style style:name="Body_20_text_20__28_3_29_" style:display-name="Body text (3)" style:family="paragraph" style:master-page-name="">
      <style:graphic-properties draw:fill="solid" draw:fill-color="#ffffff" draw:opacity="100%"/>
      <style:paragraph-properties fo:margin-left="0in" fo:margin-right="0in" fo:line-height="0.1272in" fo:text-align="justify" style:justify-single-word="false" fo:text-indent="0.1945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4_29_" style:display-name="Body text (4)" style:family="paragraph" style:master-page-name="">
      <style:graphic-properties draw:fill="solid" draw:fill-color="#ffffff" draw:opacity="100%"/>
      <style:paragraph-properties fo:margin-left="0in" fo:margin-right="0in" fo:line-height="0.1272in" fo:text-align="justify" style:justify-single-word="false" fo:text-indent="-0.2083in" style:auto-text-indent="false" style:page-number="auto" fo:background-color="#ffffff"/>
      <style:text-properties style:text-line-through-style="none" style:text-line-through-type="none" style:font-name="Georgia" fo:font-family="Georgia" fo:font-size="8.5pt" fo:font-style="italic" style:text-underline-style="none" fo:font-weight="normal" style:font-name-asian="Georgia" style:font-family-asian="Georgia" style:font-size-asian="8.5pt" style:font-style-asian="italic" style:font-weight-asian="normal" style:font-name-complex="Georgia" style:font-family-complex="Georgia" style:font-size-complex="8.5pt" style:font-style-complex="italic" style:font-weight-complex="normal"/>
    </style:style>
    <style:style style:name="Body_20_text_20__28_5_29_" style:display-name="Body text (5)" style:family="paragraph" style:master-page-name="">
      <style:graphic-properties draw:fill="solid" draw:fill-color="#ffffff" draw:opacity="100%"/>
      <style:paragraph-properties fo:margin-left="0in" fo:margin-right="0in" fo:line-height="0in" fo:text-indent="-0.2083in" style:auto-text-indent="false" style:page-number="auto" fo:background-color="#ffffff"/>
      <style:text-properties style:text-line-through-style="none" style:text-line-through-type="none" style:font-name="Georgia" fo:font-family="Georgia" fo:font-size="8pt" fo:font-style="italic" style:text-underline-style="none" fo:font-weight="normal" style:font-name-asian="Georgia" style:font-family-asian="Georgia" style:font-size-asian="8pt" style:font-style-asian="italic" style:font-weight-asian="normal" style:font-name-complex="Georgia" style:font-family-complex="Georgia" style:font-size-complex="8pt" style:font-style-complex="italic" style:font-weight-complex="normal"/>
    </style:style>
    <style:style style:name="Heading_20__23_2" style:display-name="Heading #2" style:family="paragraph" style:master-page-name="">
      <style:graphic-properties draw:fill="solid" draw:fill-color="#ffffff" draw:opacity="100%"/>
      <style:paragraph-properties fo:line-height="0.1272in" style:page-number="auto" fo:background-color="#ffffff"/>
      <style:text-properties style:text-line-through-style="none" style:text-line-through-type="none" style:font-name="AngsanaUPC" fo:font-family="AngsanaUPC" fo:font-size="15pt" fo:letter-spacing="normal" fo:font-style="italic" style:text-underline-style="none" fo:font-weight="bold" style:font-name-asian="AngsanaUPC" style:font-family-asian="AngsanaUPC" style:font-size-asian="15pt" style:font-style-asian="italic" style:font-weight-asian="bold" style:font-name-complex="AngsanaUPC" style:font-family-complex="AngsanaUPC" style:font-size-complex="15pt" style:font-style-complex="italic" style:font-weight-complex="bold"/>
    </style:style>
    <style:style style:name="Body_20_text_20__28_7_29_" style:display-name="Body text (7)" style:family="paragraph" style:master-page-name="">
      <style:graphic-properties draw:fill="solid" draw:fill-color="#ffffff" draw:opacity="100%"/>
      <style:paragraph-properties fo:margin-left="0in" fo:margin-right="0in" fo:line-height="0.1134in" fo:text-indent="-0.3193in" style:auto-text-indent="false" style:page-number="auto" fo:background-color="#ffffff"/>
      <style:text-properties style:text-line-through-style="none" style:text-line-through-type="none" style:font-name="Georgia" fo:font-family="Georgia" fo:font-size="7.5pt" fo:font-style="normal" style:text-underline-style="none" fo:font-weight="normal" style:font-name-asian="Georgia" style:font-family-asian="Georgia" style:font-size-asian="7.5pt" style:font-style-asian="normal" style:font-weight-asian="normal" style:font-name-complex="Georgia" style:font-family-complex="Georgia" style:font-size-complex="7.5pt" style:font-style-complex="normal" style:font-weight-complex="normal"/>
    </style:style>
    <style:style style:name="Body_20_text_20__28_8_29_" style:display-name="Body text (8)" style:family="paragraph" style:master-page-name="">
      <style:graphic-properties draw:fill="solid" draw:fill-color="#ffffff" draw:opacity="100%"/>
      <style:paragraph-properties fo:margin-left="0in" fo:margin-right="0in" fo:line-height="0.1272in" fo:text-align="justify" style:justify-single-word="false" fo:text-indent="-0.2083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3_29__20__2b__20_DropCap1" style:display-name="Body text (3) + DropCap1" style:family="paragraph" style:parent-style-name="Body_20_text_20__28_3_29_" style:master-page-name="">
      <style:paragraph-properties fo:margin-left="0in" fo:margin-right="0in" fo:margin-top="0in" fo:margin-bottom="0in" loext:contextual-spacing="false" fo:text-indent="0.1945in" style:auto-text-indent="false" style:page-number="auto">
        <style:tab-stops>
          <style:tab-stop style:position="0.3402in"/>
        </style:tab-stops>
        <style:drop-cap style:lines="2" style:distance="0.0035in" style:style-name="DropCap3"/>
      </style:paragraph-properties>
    </style:style>
    <style:style style:name="Body_20_text_20__28_2_29__20__2b__20_DropCap2" style:display-name="Body text (2) + DropCap2" style:family="paragraph" style:parent-style-name="Body_20_text_20__28_2_29_" style:master-page-name="">
      <style:paragraph-properties fo:margin-left="0in" fo:margin-right="0in" fo:margin-top="0in" fo:margin-bottom="0in" loext:contextual-spacing="false" fo:text-indent="0.1945in" style:auto-text-indent="false" style:page-number="auto">
        <style:tab-stops>
          <style:tab-stop style:position="0.3374in"/>
        </style:tab-stops>
        <style:drop-cap style:lines="2" style:distance="0.0035in" style:style-name="DropCap4"/>
      </style:paragraph-properties>
    </style:style>
    <style:style style:name="Body_20_text_20__28_2_29__20__2b__20_DropCap3" style:display-name="Body text (2) + DropCap3" style:family="paragraph" style:parent-style-name="Body_20_text_20__28_2_29_" style:master-page-name="">
      <style:paragraph-properties fo:margin-left="0in" fo:margin-right="0in" fo:margin-top="0in" fo:margin-bottom="0in" loext:contextual-spacing="false" fo:text-indent="0.1807in" style:auto-text-indent="false" style:page-number="auto">
        <style:drop-cap style:lines="2" style:distance="0.05in" style:style-name="DropCap1"/>
      </style:paragraph-properties>
    </style:style>
    <style:style style:name="Body_20_text_20__28_3_29__20__2b__20_DropCap4" style:display-name="Body text (3) + DropCap4" style:family="paragraph" style:parent-style-name="Body_20_text_20__28_3_29_" style:master-page-name="">
      <style:paragraph-properties fo:margin-left="0in" fo:margin-right="0in" fo:margin-top="0in" fo:margin-bottom="0in" loext:contextual-spacing="false" fo:text-indent="0.1945in" style:auto-text-indent="false" style:page-number="auto" fo:break-after="column">
        <style:drop-cap style:lines="2" style:distance="0.05in" style:style-name="DropCap5"/>
      </style:paragraph-properties>
    </style:style>
    <style:style style:name="Body_20_text_20__28_2_29__20__2b__20_DropCap5" style:display-name="Body text (2) + DropCap5" style:family="paragraph" style:parent-style-name="Body_20_text_20__28_2_29_" style:master-page-name="">
      <style:paragraph-properties fo:margin-left="0in" fo:margin-right="0in" fo:margin-top="0in" fo:margin-bottom="0in" loext:contextual-spacing="false" fo:text-indent="0.1945in" style:auto-text-indent="false" style:page-number="auto">
        <style:tab-stops>
          <style:tab-stop style:position="0.3437in"/>
        </style:tab-stops>
        <style:drop-cap style:lines="2" style:distance="0.0035in" style:style-name="DropCap2"/>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Text_20_body" style:display-name="Text body" style:family="paragraph" style:parent-style-name="Standard" style:class="text">
      <style:paragraph-properties fo:margin-top="0in" fo:margin-bottom="0.0972in" loext:contextual-spacing="false" fo:line-height="12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DefaultFontStyle" style:family="text">
      <style:text-properties fo:color="#000000" style:text-position="0% 100%" style:font-name="unifont" fo:font-family="unifont" fo:font-size="12pt" fo:letter-spacing="normal" fo:language="en" fo:country="US" style:font-name-asian="unifont" style:font-family-asian="unifont" style:font-size-asian="12pt" style:language-asian="en" style:country-asian="US" style:font-name-complex="unifont" style:font-family-complex="unifont" style:font-size-complex="12pt" style:language-complex="en" style:country-complex="US" style:text-scale="100%"/>
    </style:style>
    <style:style style:name="Hyperlink" style:family="text" style:parent-style-name="DefaultFontStyle">
      <style:text-properties fo:color="#0066cc" style:text-underline-style="solid" style:text-underline-width="auto" style:text-underline-color="font-color"/>
    </style:style>
    <style:style style:name="CharStyle4" style:family="text" style:parent-style-name="DefaultFontStyle">
      <style:text-properties style:text-line-through-style="none" style:text-line-through-type="none" style:font-name="Georgia" fo:font-family="Georgia" fo:font-style="normal" style:text-underline-style="none" fo:font-weight="normal" style:font-name-asian="Georgia" style:font-family-asian="Georgia" style:font-style-asian="normal" style:font-weight-asian="normal" style:font-name-complex="Georgia" style:font-family-complex="Georgia" style:font-style-complex="normal" style:font-weight-complex="normal"/>
    </style:style>
    <style:style style:name="CharStyle6"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DropCap1" style:family="text">
      <style:text-properties fo:color="#000000" style:text-line-through-style="none" style:text-line-through-type="none" style:text-position="36% 58%" style:font-name="David" fo:font-family="David" fo:font-size="20pt" fo:letter-spacing="normal" fo:font-style="normal" style:text-underline-style="none" fo:font-weight="normal" style:font-name-asian="David" style:font-family-asian="David" style:font-size-asian="20pt" style:font-style-asian="normal" style:font-weight-asian="normal" style:font-name-complex="David" style:font-family-complex="David" style:font-size-complex="20pt" style:font-style-complex="normal" style:font-weight-complex="normal" style:text-scale="100%"/>
    </style:style>
    <style:style style:name="CharStyle8" style:family="text" style:parent-style-name="CharStyle6">
      <style:text-properties fo:color="#000000" style:text-position="0% 100%" style:font-name="AngsanaUPC" fo:font-family="AngsanaUPC" fo:font-size="13pt" fo:letter-spacing="-0.0071in" fo:language="en" fo:country="US" style:font-name-asian="AngsanaUPC" style:font-family-asian="AngsanaUPC" style:font-size-asian="13pt" style:language-asian="en" style:country-asian="US" style:font-name-complex="AngsanaUPC" style:font-family-complex="AngsanaUPC" style:font-size-complex="13pt" style:language-complex="en" style:country-complex="US" style:text-scale="100%"/>
    </style:style>
    <style:style style:name="CharStyle10" style:family="text" style:parent-style-name="DefaultFontStyle">
      <style:text-properties style:text-line-through-style="none" style:text-line-through-type="none" style:font-name="Franklin Gothic Medium" fo:font-family="'Franklin Gothic Medium'" fo:font-size="11pt" fo:font-style="normal" style:text-underline-style="none" fo:font-weight="normal" style:font-name-asian="Franklin Gothic Medium" style:font-family-asian="'Franklin Gothic Medium'" style:font-size-asian="11pt" style:font-style-asian="normal" style:font-weight-asian="normal" style:font-name-complex="Franklin Gothic Medium" style:font-family-complex="'Franklin Gothic Medium'" style:font-size-complex="11pt" style:font-style-complex="normal" style:font-weight-complex="normal"/>
    </style:style>
    <style:style style:name="CharStyle12" style:family="text" style:parent-style-name="DefaultFontStyle">
      <style:text-properties style:text-line-through-style="none" style:text-line-through-type="none" style:font-name="AngsanaUPC" fo:font-family="AngsanaUPC" fo:font-size="14pt" fo:font-style="normal" style:text-underline-style="none" fo:font-weight="normal" style:font-name-asian="AngsanaUPC" style:font-family-asian="AngsanaUPC" style:font-size-asian="14pt" style:font-style-asian="normal" style:font-weight-asian="normal" style:font-name-complex="AngsanaUPC" style:font-family-complex="AngsanaUPC" style:font-size-complex="14pt" style:font-style-complex="normal" style:font-weight-complex="normal"/>
    </style:style>
    <style:style style:name="CharStyle13" style:family="text" style:parent-style-name="CharStyle12">
      <style:text-properties fo:color="#000000" style:text-position="0% 100%" fo:letter-spacing="normal" fo:language="en" fo:country="US" style:language-asian="en" style:country-asian="US" style:language-complex="en" style:country-complex="US" style:text-scale="100%"/>
    </style:style>
    <style:style style:name="CharStyle14" style:family="text" style:parent-style-name="CharStyle6">
      <style:text-properties fo:color="#000000" style:text-position="0% 100%" fo:letter-spacing="normal" fo:language="en" fo:country="US" fo:font-style="italic" style:language-asian="en" style:country-asian="US" style:font-style-asian="italic" style:language-complex="en" style:country-complex="US" style:font-style-complex="italic" style:text-scale="100%"/>
    </style:style>
    <style:style style:name="CharStyle15" style:family="text" style:parent-style-name="CharStyle6">
      <style:text-properties fo:color="#000000" style:text-position="0% 100%" fo:font-size="8pt" fo:letter-spacing="normal" fo:language="en" fo:country="US" style:font-size-asian="8pt" style:language-asian="en" style:country-asian="US" style:font-size-complex="8pt" style:language-complex="en" style:country-complex="US" style:text-scale="100%"/>
    </style:style>
    <style:style style:name="CharStyle16" style:family="text" style:parent-style-name="CharStyle12">
      <style:text-properties fo:color="#000000" style:text-position="0% 100%" fo:font-size="13pt" fo:letter-spacing="normal" fo:language="en" fo:country="US" fo:font-style="italic" style:font-size-asian="13pt" style:language-asian="en" style:country-asian="US" style:font-style-asian="italic" style:font-size-complex="13pt" style:language-complex="en" style:country-complex="US" style:font-style-complex="italic" style:text-scale="100%"/>
    </style:style>
    <style:style style:name="DropCap2" style:family="text">
      <style:text-properties fo:color="#000000" style:text-line-through-style="none" style:text-line-through-type="none" style:text-position="13% 58%" style:font-name="AngsanaUPC" fo:font-family="AngsanaUPC" fo:font-size="27pt" fo:letter-spacing="normal" fo:font-style="normal" style:text-underline-style="none" fo:font-weight="normal" style:font-name-asian="AngsanaUPC" style:font-family-asian="AngsanaUPC" style:font-size-asian="27pt" style:font-style-asian="normal" style:font-weight-asian="normal" style:font-name-complex="AngsanaUPC" style:font-family-complex="AngsanaUPC" style:font-size-complex="27pt" style:font-style-complex="normal" style:font-weight-complex="normal" style:text-scale="100%"/>
    </style:style>
    <style:style style:name="CharStyle18" style:family="text" style:parent-style-name="CharStyle6">
      <style:text-properties fo:color="#000000" style:text-position="0% 100%" fo:font-size="8.5pt" fo:letter-spacing="normal" fo:language="en" fo:country="US" style:font-size-asian="8.5pt" style:language-asian="en" style:country-asian="US" style:font-size-complex="8.5pt" style:language-complex="en" style:country-complex="US" style:text-scale="100%"/>
    </style:style>
    <style:style style:name="CharStyle20"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DropCap3" style:family="text">
      <style:text-properties fo:color="#000000" style:text-line-through-style="none" style:text-line-through-type="none" style:text-position="28% 58%" style:font-name="Franklin Gothic Medium" fo:font-family="'Franklin Gothic Medium'" fo:font-size="17pt" fo:letter-spacing="normal" fo:font-style="normal" style:text-underline-style="none" fo:font-weight="normal" style:font-name-asian="Franklin Gothic Medium" style:font-family-asian="'Franklin Gothic Medium'" style:font-size-asian="17pt" style:font-style-asian="normal" style:font-weight-asian="normal" style:font-name-complex="Franklin Gothic Medium" style:font-family-complex="'Franklin Gothic Medium'" style:font-size-complex="17pt" style:font-style-complex="normal" style:font-weight-complex="normal" style:text-scale="100%"/>
    </style:style>
    <style:style style:name="DropCap4" style:family="text">
      <style:text-properties fo:color="#000000" style:text-line-through-style="none" style:text-line-through-type="none" style:text-position="13% 58%" style:font-name="Franklin Gothic Medium" fo:font-family="'Franklin Gothic Medium'" fo:font-size="18pt" fo:letter-spacing="normal" fo:font-style="normal" style:text-underline-style="none" fo:font-weight="normal" style:font-name-asian="Franklin Gothic Medium" style:font-family-asian="'Franklin Gothic Medium'" style:font-size-asian="18pt" style:font-style-asian="normal" style:font-weight-asian="normal" style:font-name-complex="Franklin Gothic Medium" style:font-family-complex="'Franklin Gothic Medium'" style:font-size-complex="18pt" style:font-style-complex="normal" style:font-weight-complex="normal" style:text-scale="100%"/>
    </style:style>
    <style:style style:name="CharStyle24" style:family="text" style:parent-style-name="DefaultFontStyle">
      <style:text-properties style:text-line-through-style="none" style:text-line-through-type="none" style:font-name="Georgia" fo:font-family="Georgia" fo:font-size="8.5pt" fo:font-style="italic" style:text-underline-style="none" fo:font-weight="normal" style:font-name-asian="Georgia" style:font-family-asian="Georgia" style:font-size-asian="8.5pt" style:font-style-asian="italic" style:font-weight-asian="normal" style:font-name-complex="Georgia" style:font-family-complex="Georgia" style:font-size-complex="8.5pt" style:font-style-complex="italic" style:font-weight-complex="normal"/>
    </style:style>
    <style:style style:name="CharStyle25" style:family="text" style:parent-style-name="CharStyle24">
      <style:text-properties fo:color="#000000" style:text-position="0% 100%" fo:letter-spacing="normal" fo:language="en" fo:country="US" fo:font-style="normal" style:language-asian="en" style:country-asian="US" style:font-style-asian="normal" style:language-complex="en" style:country-complex="US" style:font-style-complex="normal" style:text-scale="100%"/>
    </style:style>
    <style:style style:name="CharStyle26" style:family="text" style:parent-style-name="CharStyle24">
      <style:text-properties fo:color="#000000" style:text-position="0% 100%" style:font-name="AngsanaUPC" fo:font-family="AngsanaUPC" fo:font-size="13pt" fo:letter-spacing="-0.0071in" fo:language="en" fo:country="US" fo:font-style="normal" style:font-name-asian="AngsanaUPC" style:font-family-asian="AngsanaUPC" style:font-size-asian="13pt" style:language-asian="en" style:country-asian="US" style:font-style-asian="normal" style:font-name-complex="AngsanaUPC" style:font-family-complex="AngsanaUPC" style:font-size-complex="13pt" style:language-complex="en" style:country-complex="US" style:font-style-complex="normal" style:text-scale="100%"/>
    </style:style>
    <style:style style:name="CharStyle28" style:family="text" style:parent-style-name="DefaultFontStyle">
      <style:text-properties style:text-line-through-style="none" style:text-line-through-type="none" style:font-name="Georgia" fo:font-family="Georgia" fo:font-size="8pt" fo:font-style="italic" style:text-underline-style="none" fo:font-weight="normal" style:font-name-asian="Georgia" style:font-family-asian="Georgia" style:font-size-asian="8pt" style:font-style-asian="italic" style:font-weight-asian="normal" style:font-name-complex="Georgia" style:font-family-complex="Georgia" style:font-size-complex="8pt" style:font-style-complex="italic" style:font-weight-complex="normal"/>
    </style:style>
    <style:style style:name="CharStyle29" style:family="text" style:parent-style-name="CharStyle28">
      <style:text-properties fo:color="#000000" style:text-position="0% 100%" style:font-name="AngsanaUPC" fo:font-family="AngsanaUPC" fo:font-size="13pt" fo:letter-spacing="normal" fo:language="en" fo:country="US" fo:font-weight="normal" style:font-name-asian="AngsanaUPC" style:font-family-asian="AngsanaUPC" style:font-size-asian="13pt" style:language-asian="en" style:country-asian="US" style:font-weight-asian="normal" style:font-name-complex="AngsanaUPC" style:font-family-complex="AngsanaUPC" style:font-size-complex="13pt" style:language-complex="en" style:country-complex="US" style:font-weight-complex="normal" style:text-scale="150%"/>
    </style:style>
    <style:style style:name="CharStyle30" style:family="text" style:parent-style-name="CharStyle24">
      <style:text-properties fo:color="#000000" style:text-position="0% 100%" fo:font-size="8pt" fo:letter-spacing="normal" fo:language="en" fo:country="US" fo:font-weight="normal" style:font-size-asian="8pt" style:language-asian="en" style:country-asian="US" style:font-weight-asian="normal" style:font-size-complex="8pt" style:language-complex="en" style:country-complex="US" style:font-weight-complex="normal" style:text-scale="100%"/>
    </style:style>
    <style:style style:name="CharStyle31" style:family="text" style:parent-style-name="CharStyle6">
      <style:text-properties fo:font-variant="small-caps" fo:color="#000000" style:text-position="0% 100%" fo:letter-spacing="normal" fo:language="en" fo:country="US" style:language-asian="en" style:country-asian="US" style:language-complex="en" style:country-complex="US" style:text-scale="100%"/>
    </style:style>
    <style:style style:name="CharStyle32" style:family="text" style:parent-style-name="CharStyle24">
      <style:text-properties fo:color="#000000" style:text-position="0% 100%" style:font-name="AngsanaUPC" fo:font-family="AngsanaUPC" fo:font-size="13pt" fo:letter-spacing="-0.0071in" fo:language="en" fo:country="US" style:font-name-asian="AngsanaUPC" style:font-family-asian="AngsanaUPC" style:font-size-asian="13pt" style:language-asian="en" style:country-asian="US" style:font-name-complex="AngsanaUPC" style:font-family-complex="AngsanaUPC" style:font-size-complex="13pt" style:language-complex="en" style:country-complex="US" style:text-scale="100%"/>
    </style:style>
    <style:style style:name="DropCap5" style:family="text">
      <style:text-properties fo:color="#000000" style:text-line-through-style="none" style:text-line-through-type="none" style:text-position="33% 58%" style:font-name="Georgia" fo:font-family="Georgia" fo:font-size="18pt" fo:letter-spacing="normal" fo:font-style="normal" style:text-underline-style="none" fo:font-weight="normal" style:font-name-asian="Georgia" style:font-family-asian="Georgia" style:font-size-asian="18pt" style:font-style-asian="normal" style:font-weight-asian="normal" style:font-name-complex="Georgia" style:font-family-complex="Georgia" style:font-size-complex="18pt" style:font-style-complex="normal" style:font-weight-complex="normal" style:text-scale="100%"/>
    </style:style>
    <style:style style:name="CharStyle34" style:family="text" style:parent-style-name="CharStyle24">
      <style:text-properties fo:color="#000000" style:text-position="0% 100%" fo:letter-spacing="0.0209in" fo:language="en" fo:country="US" fo:font-style="normal" style:language-asian="en" style:country-asian="US" style:font-style-asian="normal" style:language-complex="en" style:country-complex="US" style:font-style-complex="normal" style:text-scale="100%"/>
    </style:style>
    <style:style style:name="CharStyle35" style:family="text" style:parent-style-name="CharStyle24">
      <style:text-properties fo:font-variant="small-caps" fo:color="#000000" style:text-position="0% 100%" fo:letter-spacing="normal" fo:language="en" fo:country="US" fo:font-style="normal" style:language-asian="en" style:country-asian="US" style:font-style-asian="normal" style:language-complex="en" style:country-complex="US" style:font-style-complex="normal" style:text-scale="100%"/>
    </style:style>
    <style:style style:name="CharStyle37" style:family="text" style:parent-style-name="DefaultFontStyle">
      <style:text-properties style:text-line-through-style="none" style:text-line-through-type="none" style:font-name="AngsanaUPC" fo:font-family="AngsanaUPC" fo:font-size="15pt" fo:letter-spacing="normal" fo:font-style="italic" style:text-underline-style="none" fo:font-weight="bold" style:font-name-asian="AngsanaUPC" style:font-family-asian="AngsanaUPC" style:font-size-asian="15pt" style:font-style-asian="italic" style:font-weight-asian="bold" style:font-name-complex="AngsanaUPC" style:font-family-complex="AngsanaUPC" style:font-size-complex="15pt" style:font-style-complex="italic" style:font-weight-complex="bold"/>
    </style:style>
    <style:style style:name="CharStyle38" style:family="text" style:parent-style-name="CharStyle6">
      <style:text-properties fo:color="#000000" style:text-position="0% 100%" style:font-name="AngsanaUPC" fo:font-family="AngsanaUPC" fo:font-size="18pt" fo:letter-spacing="normal" fo:language="en" fo:country="US" fo:font-weight="bold" style:font-name-asian="AngsanaUPC" style:font-family-asian="AngsanaUPC" style:font-size-asian="18pt" style:language-asian="en" style:country-asian="US" style:font-weight-asian="bold" style:font-name-complex="AngsanaUPC" style:font-family-complex="AngsanaUPC" style:font-size-complex="18pt" style:language-complex="en" style:country-complex="US" style:font-weight-complex="bold" style:text-scale="100%"/>
    </style:style>
    <style:style style:name="CharStyle39" style:family="text" style:parent-style-name="CharStyle6">
      <style:text-properties fo:color="#000000" style:text-position="0% 100%" fo:font-size="6pt" fo:letter-spacing="normal" fo:language="en" fo:country="US" style:font-size-asian="6pt" style:language-asian="en" style:country-asian="US" style:font-size-complex="6pt" style:language-complex="en" style:country-complex="US" style:text-scale="150%"/>
    </style:style>
    <style:style style:name="CharStyle40" style:family="text" style:parent-style-name="CharStyle6">
      <style:text-properties fo:color="#000000" style:text-position="0% 100%" fo:font-size="8pt" fo:letter-spacing="normal" fo:language="en" fo:country="US" style:font-size-asian="8pt" style:language-asian="en" style:country-asian="US" style:font-size-complex="8pt" style:language-complex="en" style:country-complex="US" style:text-scale="100%"/>
    </style:style>
    <style:style style:name="CharStyle41" style:family="text" style:parent-style-name="CharStyle6">
      <style:text-properties fo:color="#000000" style:text-position="0% 100%" fo:font-size="6pt" fo:letter-spacing="normal" fo:language="en" fo:country="US" style:font-size-asian="6pt" style:language-asian="en" style:country-asian="US" style:font-size-complex="6pt" style:language-complex="en" style:country-complex="US" style:text-scale="100%"/>
    </style:style>
    <style:style style:name="CharStyle42" style:family="text" style:parent-style-name="CharStyle6">
      <style:text-properties fo:color="#000000" style:text-position="0% 100%" style:font-name="AngsanaUPC" fo:font-family="AngsanaUPC" fo:font-size="13pt" fo:letter-spacing="-0.0071in" fo:language="en" fo:country="US" fo:font-style="italic" style:font-name-asian="AngsanaUPC" style:font-family-asian="AngsanaUPC" style:font-size-asian="13pt" style:language-asian="en" style:country-asian="US" style:font-style-asian="italic" style:font-name-complex="AngsanaUPC" style:font-family-complex="AngsanaUPC" style:font-size-complex="13pt" style:language-complex="en" style:country-complex="US" style:font-style-complex="italic" style:text-scale="100%"/>
    </style:style>
    <style:style style:name="CharStyle43" style:family="text" style:parent-style-name="CharStyle12">
      <style:text-properties fo:color="#000000" style:text-position="0% 100%" fo:font-size="14pt" fo:letter-spacing="normal" fo:language="en" fo:country="US" fo:font-weight="bold" style:font-size-asian="14pt" style:language-asian="en" style:country-asian="US" style:font-weight-asian="bold" style:font-size-complex="14pt" style:language-complex="en" style:country-complex="US" style:font-weight-complex="bold" style:text-scale="100%"/>
    </style:style>
    <style:style style:name="CharStyle44" style:family="text" style:parent-style-name="CharStyle28">
      <style:text-properties fo:color="#000000" style:text-position="0% 100%" fo:font-size="8pt" fo:letter-spacing="normal" fo:language="en" fo:country="US" fo:font-style="normal" fo:font-weight="normal" style:font-size-asian="8pt" style:language-asian="en" style:country-asian="US" style:font-style-asian="normal" style:font-weight-asian="normal" style:font-size-complex="8pt" style:language-complex="en" style:country-complex="US" style:font-style-complex="normal" style:font-weight-complex="normal" style:text-scale="100%"/>
    </style:style>
    <style:style style:name="CharStyle45" style:family="text" style:parent-style-name="CharStyle24">
      <style:text-properties fo:color="#000000" style:text-position="0% 100%" fo:font-size="8pt" fo:letter-spacing="normal" fo:font-style="normal" style:font-size-asian="8pt" style:font-style-asian="normal" style:font-size-complex="8pt" style:font-style-complex="normal" style:text-scale="100%"/>
    </style:style>
    <style:style style:name="CharStyle46" style:family="text" style:parent-style-name="CharStyle24">
      <style:text-properties fo:color="#000000" style:text-position="0% 100%" fo:font-size="7.5pt" fo:letter-spacing="-0.0071in" fo:language="en" fo:country="US" fo:font-style="normal" style:font-size-asian="7.5pt" style:language-asian="en" style:country-asian="US" style:font-style-asian="normal" style:font-size-complex="7.5pt" style:language-complex="en" style:country-complex="US" style:font-style-complex="normal" style:text-scale="100%"/>
    </style:style>
    <style:style style:name="CharStyle47" style:family="text" style:parent-style-name="CharStyle28">
      <style:text-properties fo:color="#000000" style:text-position="0% 100%" fo:font-size="8.5pt" fo:letter-spacing="normal" fo:language="en" fo:country="US" fo:font-style="normal" fo:font-weight="normal" style:font-size-asian="8.5pt" style:language-asian="en" style:country-asian="US" style:font-style-asian="normal" style:font-weight-asian="normal" style:font-size-complex="8.5pt" style:language-complex="en" style:country-complex="US" style:font-style-complex="normal" style:font-weight-complex="normal" style:text-scale="100%"/>
    </style:style>
    <style:style style:name="CharStyle48" style:family="text" style:parent-style-name="CharStyle6">
      <style:text-properties fo:color="#000000" style:text-position="0% 100%" style:font-name="AngsanaUPC" fo:font-family="AngsanaUPC" fo:font-size="13pt" fo:letter-spacing="normal" fo:language="en" fo:country="US" style:font-name-asian="AngsanaUPC" style:font-family-asian="AngsanaUPC" style:font-size-asian="13pt" style:language-asian="en" style:country-asian="US" style:font-name-complex="AngsanaUPC" style:font-family-complex="AngsanaUPC" style:font-size-complex="13pt" style:language-complex="en" style:country-complex="US" style:text-scale="100%"/>
    </style:style>
    <style:style style:name="CharStyle50" style:family="text" style:parent-style-name="DefaultFontStyle">
      <style:text-properties style:text-line-through-style="none" style:text-line-through-type="none" style:font-name="Georgia" fo:font-family="Georgia" fo:font-size="7.5pt" fo:font-style="normal" style:text-underline-style="none" fo:font-weight="normal" style:font-name-asian="Georgia" style:font-family-asian="Georgia" style:font-size-asian="7.5pt" style:font-style-asian="normal" style:font-weight-asian="normal" style:font-name-complex="Georgia" style:font-family-complex="Georgia" style:font-size-complex="7.5pt" style:font-style-complex="normal" style:font-weight-complex="normal"/>
    </style:style>
    <style:style style:name="CharStyle51" style:family="text" style:parent-style-name="CharStyle6">
      <style:text-properties fo:color="#000000" style:text-position="0% 100%" fo:font-size="7.5pt" fo:letter-spacing="normal" fo:language="en" fo:country="US" fo:font-weight="normal" style:font-size-asian="7.5pt" style:language-asian="en" style:country-asian="US" style:font-weight-asian="normal" style:font-size-complex="7.5pt" style:language-complex="en" style:country-complex="US" style:font-weight-complex="normal" style:text-scale="100%"/>
    </style:style>
    <style:style style:name="CharStyle52" style:family="text" style:parent-style-name="CharStyle50">
      <style:text-properties fo:color="#000000" style:text-position="0% 100%" fo:font-size="8.5pt" fo:letter-spacing="normal" fo:language="en" fo:country="US" fo:font-style="italic" fo:font-weight="normal" style:font-size-asian="8.5pt" style:language-asian="en" style:country-asian="US" style:font-style-asian="italic" style:font-weight-asian="normal" style:font-size-complex="8.5pt" style:language-complex="en" style:country-complex="US" style:font-style-complex="italic" style:font-weight-complex="normal" style:text-scale="100%"/>
    </style:style>
    <style:style style:name="CharStyle53" style:family="text" style:parent-style-name="CharStyle24">
      <style:text-properties fo:color="#000000" style:text-position="0% 100%" style:font-name="AngsanaUPC" fo:font-family="AngsanaUPC" fo:font-size="13pt" fo:letter-spacing="normal" fo:language="en" fo:country="US" style:font-name-asian="AngsanaUPC" style:font-family-asian="AngsanaUPC" style:font-size-asian="13pt" style:language-asian="en" style:country-asian="US" style:font-name-complex="AngsanaUPC" style:font-family-complex="AngsanaUPC" style:font-size-complex="13pt" style:language-complex="en" style:country-complex="US" style:text-scale="100%"/>
    </style:style>
    <style:style style:name="CharStyle54" style:family="text" style:parent-style-name="CharStyle28">
      <style:text-properties fo:color="#000000" style:text-position="0% 100%" fo:font-size="8.5pt" fo:letter-spacing="normal" fo:language="en" fo:country="US" fo:font-weight="normal" style:font-size-asian="8.5pt" style:language-asian="en" style:country-asian="US" style:font-weight-asian="normal" style:font-size-complex="8.5pt" style:language-complex="en" style:country-complex="US" style:font-weight-complex="normal" style:text-scale="100%"/>
    </style:style>
    <style:style style:name="CharStyle55" style:family="text" style:parent-style-name="CharStyle24">
      <style:text-properties fo:color="#000000" style:text-position="0% 100%" fo:font-size="7.5pt" fo:letter-spacing="normal" fo:language="en" fo:country="US" fo:font-style="normal" fo:font-weight="normal" style:font-size-asian="7.5pt" style:language-asian="en" style:country-asian="US" style:font-style-asian="normal" style:font-weight-asian="normal" style:font-size-complex="7.5pt" style:language-complex="en" style:country-complex="US" style:font-style-complex="normal" style:font-weight-complex="normal" style:text-scale="100%"/>
    </style:style>
    <style:style style:name="CharStyle56" style:family="text" style:parent-style-name="CharStyle24">
      <style:text-properties fo:color="#000000" style:text-position="0% 100%" style:font-name="AngsanaUPC" fo:font-family="AngsanaUPC" fo:font-size="13pt" fo:letter-spacing="normal" fo:language="en" fo:country="US" fo:font-style="normal" style:font-name-asian="AngsanaUPC" style:font-family-asian="AngsanaUPC" style:font-size-asian="13pt" style:language-asian="en" style:country-asian="US" style:font-style-asian="normal" style:font-name-complex="AngsanaUPC" style:font-family-complex="AngsanaUPC" style:font-size-complex="13pt" style:language-complex="en" style:country-complex="US" style:font-style-complex="normal" style:text-scale="100%"/>
    </style:style>
    <style:style style:name="CharStyle58"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CharStyle59" style:family="text" style:parent-style-name="CharStyle58">
      <style:text-properties fo:color="#000000" style:text-position="0% 100%" fo:font-size="7.5pt" fo:letter-spacing="normal" fo:language="en" fo:country="US" fo:font-weight="normal" style:font-size-asian="7.5pt" style:language-asian="en" style:country-asian="US" style:font-weight-asian="normal" style:font-size-complex="7.5pt" style:language-complex="en" style:country-complex="US" style:font-weight-complex="normal" style:text-scale="100%"/>
    </style:style>
    <style:style style:name="CharStyle60" style:family="text" style:parent-style-name="CharStyle6">
      <style:text-properties fo:color="#000000" style:text-position="0% 100%" fo:font-size="8pt" fo:letter-spacing="normal" fo:language="en" fo:country="US" style:font-size-asian="8pt" style:language-asian="en" style:country-asian="US" style:font-size-complex="8pt" style:language-complex="en" style:country-complex="US" style:text-scale="100%"/>
    </style:style>
    <style:style style:name="CharStyle61" style:family="text" style:parent-style-name="CharStyle6">
      <style:text-properties fo:color="#000000" style:text-position="0% 100%" fo:font-size="8.5pt" fo:letter-spacing="normal" fo:language="en" fo:country="US" fo:font-style="italic" style:font-size-asian="8.5pt" style:language-asian="en" style:country-asian="US" style:font-style-asian="italic" style:font-size-complex="8.5pt" style:language-complex="en" style:country-complex="US" style:font-style-complex="italic" style:text-scale="100%"/>
    </style:style>
    <style:style style:name="CharStyle62" style:family="text" style:parent-style-name="CharStyle12">
      <style:text-properties fo:color="#000000" style:text-position="0% 100%" fo:font-size="13pt" fo:letter-spacing="normal" fo:language="en" fo:country="US" fo:font-style="italic" fo:font-weight="bold" style:font-size-asian="13pt" style:language-asian="en" style:country-asian="US" style:font-style-asian="italic" style:font-weight-asian="bold" style:font-size-complex="13pt" style:language-complex="en" style:country-complex="US" style:font-style-complex="italic" style:font-weight-complex="bold" style:text-scale="100%"/>
    </style:style>
    <style:style style:name="CharStyle63" style:family="text" style:parent-style-name="CharStyle6">
      <style:text-properties fo:color="#000000" style:text-position="0% 100%" fo:font-size="6pt" fo:letter-spacing="normal" fo:language="en" fo:country="US" fo:font-weight="bold" style:font-size-asian="6pt" style:language-asian="en" style:country-asian="US" style:font-weight-asian="bold" style:font-size-complex="6pt" style:language-complex="en" style:country-complex="US" style:font-weight-complex="bold" style:text-scale="100%"/>
    </style:style>
    <style:style style:name="Frame"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Footer" style:master-page-name="">
      <style:paragraph-properties style:page-number="auto"/>
      <style:text-properties fo:font-size="1pt" style:font-size-asian="1pt" style:font-size-complex="1pt"/>
    </style:style>
    <style:style style:name="MP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772in" style:type="right"/>
        </style:tab-stops>
      </style:paragraph-properties>
    </style:style>
    <style:style style:name="MP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in" style:type="right"/>
        </style:tab-stops>
      </style:paragraph-properties>
    </style:style>
    <style:style style:name="MP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701in" style:type="right"/>
        </style:tab-stops>
      </style:paragraph-properties>
    </style:style>
    <style:style style:name="MP6"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728in" style:type="right"/>
        </style:tab-stops>
      </style:paragraph-properties>
    </style:style>
    <style:style style:name="MP7"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965in" style:type="right"/>
        </style:tab-stops>
      </style:paragraph-properties>
    </style:style>
    <style:style style:name="MP8"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035in" style:type="right"/>
        </style:tab-stops>
      </style:paragraph-properties>
    </style:style>
    <style:style style:name="MP9"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929in" style:type="right"/>
        </style:tab-stops>
      </style:paragraph-properties>
    </style:style>
    <style:style style:name="MP10"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429in" style:type="right"/>
        </style:tab-stops>
      </style:paragraph-properties>
    </style:style>
    <style:style style:name="MP11"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366in" style:type="right"/>
        </style:tab-stops>
      </style:paragraph-properties>
    </style:style>
    <style:style style:name="MP12"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965in" style:type="right"/>
        </style:tab-stops>
      </style:paragraph-properties>
    </style:style>
    <style:style style:name="MP1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5in" style:type="right"/>
        </style:tab-stops>
      </style:paragraph-properties>
    </style:style>
    <style:style style:name="MP1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in" style:type="right"/>
        </style:tab-stops>
      </style:paragraph-properties>
    </style:style>
    <style:style style:name="MP1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style>
    <style:style style:name="MP16"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299in" style:type="right"/>
        </style:tab-stops>
      </style:paragraph-properties>
    </style:style>
    <style:style style:name="MP17"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402in" style:type="right"/>
        </style:tab-stops>
      </style:paragraph-properties>
    </style:style>
    <style:style style:name="MP18"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902in" style:type="right"/>
        </style:tab-stops>
      </style:paragraph-properties>
    </style:style>
    <style:style style:name="MP19"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335in" style:type="right"/>
        </style:tab-stops>
      </style:paragraph-properties>
    </style:style>
    <style:style style:name="MP20"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035in" style:type="right"/>
        </style:tab-stops>
      </style:paragraph-properties>
    </style:style>
    <style:style style:name="MP21"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866in" style:type="right"/>
        </style:tab-stops>
      </style:paragraph-properties>
    </style:style>
    <style:style style:name="MT1" style:family="text"/>
    <style:style style:name="M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7984in" fo:margin-left="0in" fo:margin-right="0in" fo:margin-bottom="0in"/>
      </style:header-style>
      <style:footer-style>
        <style:header-footer-properties fo:min-height="3.6811in" fo:margin-left="0in" fo:margin-right="0in" fo:margin-top="3.6811in"/>
      </style:footer-style>
    </style:page-layout>
    <style:page-layout style:name="Mpm3">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7626in" fo:margin-left="0in" fo:margin-right="0in" fo:margin-bottom="0in"/>
      </style:header-style>
      <style:footer-style>
        <style:header-footer-properties fo:min-height="3.6165in" fo:margin-left="0in" fo:margin-right="0in" fo:margin-top="3.6165in"/>
      </style:footer-style>
    </style:page-layout>
    <style:page-layout style:name="Mpm4">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8598in" fo:margin-left="0in" fo:margin-right="0in" fo:margin-bottom="0in"/>
      </style:header-style>
      <style:footer-style>
        <style:header-footer-properties fo:min-height="3.5764in" fo:margin-left="0in" fo:margin-right="0in" fo:margin-top="3.5764in"/>
      </style:footer-style>
    </style:page-layout>
  </office:automatic-styles>
  <office:master-styles>
    <style:master-page style:name="Standard" style:page-layout-name="Mpm1"/>
    <style:master-page style:name="PageStyle0" style:page-layout-name="Mpm2">
      <style:header>
        <text:p text:style-name="MP1"/>
      </style:header>
      <style:footer>
        <text:p text:style-name="MP2"/>
      </style:footer>
    </style:master-page>
    <style:master-page style:name="PageStyle1" style:page-layout-name="Mpm3">
      <style:header>
        <text:p text:style-name="MP1"><draw:frame draw:style-name="Mfr1" draw:name="Frame1" text:anchor-type="paragraph" svg:x="2.0638in" svg:y="0.5165in" draw:z-index="0"><draw:text-box fo:min-height="0.1134in" fo:min-width="2.4764in"><text:p text:style-name="MP3"><text:page-number text:select-page="current">0</text:page-number><text:span text:style-name="CharStyle13"><text:tab/>NUMBERS 2</text:span></text:p></draw:text-box></draw:frame></text:p>
      </style:header>
      <style:header-left>
        <text:p text:style-name="MP1"><draw:frame draw:style-name="Mfr1" draw:name="1" text:anchor-type="paragraph" svg:x="2.0638in" svg:y="0.5165in" draw:z-index="34"><draw:text-box fo:min-height="0.1134in" fo:min-width="2.4764in"><text:p text:style-name="MP3"><text:page-number text:select-page="current">148</text:page-number><text:span text:style-name="CharStyle13"><text:tab/>NUMBERS 2</text:span></text:p></draw:text-box></draw:frame></text:p>
      </style:header-left>
      <style:footer>
        <text:p text:style-name="MP2"/>
      </style:footer>
      <style:footer-left>
        <text:p text:style-name="MP2"/>
      </style:footer-left>
    </style:master-page>
    <style:master-page style:name="PageStyle2" style:page-layout-name="Mpm3">
      <style:header>
        <text:p text:style-name="MP1"><draw:frame draw:style-name="Mfr1" draw:name="2" text:anchor-type="paragraph" svg:x="3.7138in" svg:y="0.5264in" draw:z-index="35"><draw:text-box fo:min-height="0.1035in" fo:min-width="2.4in"><text:p text:style-name="MP4"><text:span text:style-name="CharStyle13">NUMBERS 3<text:tab/></text:span><text:page-number text:select-page="current">151</text:page-number></text:p></draw:text-box></draw:frame></text:p>
      </style:header>
      <style:header-left>
        <text:p text:style-name="MP1"><draw:frame draw:style-name="Mfr1" draw:name="3" text:anchor-type="paragraph" svg:x="2.0602in" svg:y="0.5264in" draw:z-index="36"><draw:text-box fo:min-height="0.1035in" fo:min-width="2.4701in"><text:p text:style-name="MP5"><text:page-number text:select-page="current">150</text:page-number><text:span text:style-name="CharStyle13"><text:tab/>NUMBERS </text:span><text:span text:style-name="CharStyle16">3</text:span></text:p></draw:text-box></draw:frame></text:p>
      </style:header-left>
      <style:footer>
        <text:p text:style-name="MP2"/>
      </style:footer>
      <style:footer-left>
        <text:p text:style-name="MP2"/>
      </style:footer-left>
    </style:master-page>
    <style:master-page style:name="PageStyle3" style:page-layout-name="Mpm3">
      <style:header>
        <text:p text:style-name="MP1"><draw:frame draw:style-name="Mfr1" draw:name="4" text:anchor-type="paragraph" svg:x="3.7138in" svg:y="0.5264in" draw:z-index="37"><draw:text-box fo:min-height="0.1035in" fo:min-width="2.4in"><text:p text:style-name="MP4"><text:span text:style-name="CharStyle13">NUMBERS 4<text:tab/></text:span><text:page-number text:select-page="current">151</text:page-number></text:p></draw:text-box></draw:frame></text:p>
      </style:header>
      <style:header-left>
        <text:p text:style-name="MP1"><draw:frame draw:style-name="Mfr1" draw:name="5" text:anchor-type="paragraph" svg:x="3.7138in" svg:y="0.5264in" draw:z-index="0"><draw:text-box fo:min-height="0.1035in" fo:min-width="2.4in"><text:p text:style-name="MP4"><text:span text:style-name="CharStyle13">NUMBERS 4<text:tab/></text:span><text:page-number text:select-page="current">152</text:page-number></text:p></draw:text-box></draw:frame></text:p>
      </style:header-left>
      <style:footer>
        <text:p text:style-name="MP2"/>
      </style:footer>
      <style:footer-left>
        <text:p text:style-name="MP2"/>
      </style:footer-left>
    </style:master-page>
    <style:master-page style:name="PageStyle4" style:page-layout-name="Mpm3">
      <style:header>
        <text:p text:style-name="MP1"><draw:frame draw:style-name="Mfr1" draw:name="6" text:anchor-type="paragraph" svg:x="2.0472in" svg:y="0.5193in" draw:z-index="38"><draw:text-box fo:min-height="0.1098in" fo:min-width="2.4736in"><text:p text:style-name="MP6"><text:page-number text:select-page="current">152</text:page-number><text:span text:style-name="CharStyle13"><text:tab/>NUMBERS 4</text:span></text:p></draw:text-box></draw:frame></text:p>
      </style:header>
      <style:footer>
        <text:p text:style-name="MP2"/>
      </style:footer>
    </style:master-page>
    <style:master-page style:name="PageStyle5" style:page-layout-name="Mpm3">
      <style:header>
        <text:p text:style-name="MP1"><draw:frame draw:style-name="Mfr1" draw:name="7" text:anchor-type="paragraph" svg:x="3.7165in" svg:y="0.5264in" draw:z-index="39"><draw:text-box fo:min-height="0.1035in" fo:min-width="2.3965in"><text:p text:style-name="MP7"><text:span text:style-name="CharStyle13">NUMBERS 5<text:tab/>158</text:span></text:p></draw:text-box></draw:frame></text:p>
      </style:header>
      <style:footer>
        <text:p text:style-name="MP2"/>
      </style:footer>
    </style:master-page>
    <style:master-page style:name="PageStyle6" style:page-layout-name="Mpm3">
      <style:header>
        <text:p text:style-name="MP1"><draw:frame draw:style-name="Mfr1" draw:name="8" text:anchor-type="paragraph" svg:x="2.0472in" svg:y="0.5193in" draw:z-index="0"><draw:text-box fo:min-height="0.1098in" fo:min-width="2.4736in"><text:p text:style-name="MP6"><text:page-number text:select-page="current">155</text:page-number><text:span text:style-name="CharStyle13"><text:tab/>NUMBERS 4</text:span></text:p></draw:text-box></draw:frame></text:p>
      </style:header>
      <style:header-left>
        <text:p text:style-name="MP1"><draw:frame draw:style-name="Mfr1" draw:name="9" text:anchor-type="paragraph" svg:x="2.0472in" svg:y="0.5193in" draw:z-index="40"><draw:text-box fo:min-height="0.1098in" fo:min-width="2.4736in"><text:p text:style-name="MP6"><text:page-number text:select-page="current">154</text:page-number><text:span text:style-name="CharStyle13"><text:tab/>NUMBERS 4</text:span></text:p></draw:text-box></draw:frame></text:p>
      </style:header-left>
      <style:footer>
        <text:p text:style-name="MP2"/>
      </style:footer>
      <style:footer-left>
        <text:p text:style-name="MP2"/>
      </style:footer-left>
    </style:master-page>
    <style:master-page style:name="PageStyle7" style:page-layout-name="Mpm3">
      <style:header>
        <text:p text:style-name="MP1"><draw:frame draw:style-name="Mfr1" draw:name="10" text:anchor-type="paragraph" svg:x="3.702in" svg:y="0.5264in" draw:z-index="41"><draw:text-box fo:min-height="0.1035in" fo:min-width="2.4035in"><text:p text:style-name="MP8"><text:span text:style-name="CharStyle13">NUMBERS 6<text:tab/></text:span><text:page-number text:select-page="current">155</text:page-number></text:p></draw:text-box></draw:frame></text:p>
      </style:header>
      <style:footer>
        <text:p text:style-name="MP2"/>
      </style:footer>
    </style:master-page>
    <style:master-page style:name="PageStyle8" style:page-layout-name="Mpm3">
      <style:header>
        <text:p text:style-name="MP1"><draw:frame draw:style-name="Mfr1" draw:name="11" text:anchor-type="paragraph" svg:x="2.0638in" svg:y="0.5264in" draw:z-index="42"><draw:text-box fo:min-height="0.1035in" fo:min-width="2.4736in"><text:p text:style-name="MP6"><text:span text:style-name="CharStyle13">158<text:tab/>NUMBERS 7</text:span></text:p></draw:text-box></draw:frame></text:p>
      </style:header>
      <style:footer>
        <text:p text:style-name="MP2"/>
      </style:footer>
    </style:master-page>
    <style:master-page style:name="PageStyle9" style:page-layout-name="Mpm3">
      <style:header>
        <text:p text:style-name="MP1"><draw:frame draw:style-name="Mfr1" draw:name="12" text:anchor-type="paragraph" svg:x="3.7189in" svg:y="0.5228in" draw:z-index="43"><draw:text-box fo:min-height="0.1071in" fo:min-width="2.3929in"><text:p text:style-name="MP9"><text:span text:style-name="CharStyle13">NUMBERS 7<text:tab/></text:span><text:page-number text:select-page="current">157</text:page-number></text:p></draw:text-box></draw:frame></text:p>
      </style:header>
      <style:header-left>
        <text:p text:style-name="MP1"><draw:frame draw:style-name="Mfr1" draw:name="13" text:anchor-type="paragraph" svg:x="3.7189in" svg:y="0.5228in" draw:z-index="0"><draw:text-box fo:min-height="0.1071in" fo:min-width="2.3929in"><text:p text:style-name="MP9"><text:span text:style-name="CharStyle13">NUMBERS 7<text:tab/></text:span><text:page-number text:select-page="current">158</text:page-number></text:p></draw:text-box></draw:frame></text:p>
      </style:header-left>
      <style:footer>
        <text:p text:style-name="MP2"/>
      </style:footer>
      <style:footer-left>
        <text:p text:style-name="MP2"/>
      </style:footer-left>
    </style:master-page>
    <style:master-page style:name="PageStyle10" style:page-layout-name="Mpm3">
      <style:header>
        <text:p text:style-name="MP1"><draw:frame draw:style-name="Mfr1" draw:name="14" text:anchor-type="paragraph" svg:x="2.0819in" svg:y="0.5764in" draw:z-index="44"><draw:text-box fo:min-height="0.1035in" fo:min-width="2.4429in"><text:p text:style-name="MP10"><text:page-number text:select-page="current">158</text:page-number><text:span text:style-name="CharStyle13"><text:tab/>NUMBERS 7</text:span></text:p></draw:text-box></draw:frame></text:p>
      </style:header>
      <style:footer>
        <text:p text:style-name="MP2"/>
      </style:footer>
    </style:master-page>
    <style:master-page style:name="PageStyle11" style:page-layout-name="Mpm3">
      <style:header>
        <text:p text:style-name="MP1"><draw:frame draw:style-name="Mfr1" draw:name="15" text:anchor-type="paragraph" svg:x="3.6835in" svg:y="0.5264in" draw:z-index="46"><draw:text-box fo:min-height="0.1035in" fo:min-width="2.4366in"><text:p text:style-name="MP11"><text:span text:style-name="CharStyle13">NUMBERS 10<text:tab/></text:span><text:page-number text:select-page="current">163</text:page-number></text:p></draw:text-box></draw:frame></text:p>
      </style:header>
      <style:header-left>
        <text:p text:style-name="MP1"><draw:frame draw:style-name="Mfr1" draw:name="16" text:anchor-type="paragraph" svg:x="2.0689in" svg:y="0.5563in" draw:z-index="48"><draw:text-box fo:min-height="0.1134in" fo:min-width="2.4965in"><text:p text:style-name="MP12"><text:page-number text:select-page="current">162</text:page-number><text:span text:style-name="CharStyle13"><text:tab/>NUMBERS 11</text:span></text:p></draw:text-box></draw:frame></text:p>
      </style:header-left>
      <style:footer>
        <text:p text:style-name="MP2"/>
      </style:footer>
      <style:footer-left>
        <text:p text:style-name="MP2"/>
      </style:footer-left>
    </style:master-page>
    <style:master-page style:name="PageStyle12" style:page-layout-name="Mpm3">
      <style:header>
        <text:p text:style-name="MP1"><draw:frame draw:style-name="Mfr1" draw:name="17" text:anchor-type="paragraph" svg:x="3.6602in" svg:y="0.5228in" draw:z-index="49"><draw:text-box fo:min-height="0.1071in" fo:min-width="2.45in"><text:p text:style-name="MP13"><text:span text:style-name="CharStyle13">NUMBERS 11<text:tab/></text:span><text:page-number text:select-page="current">163</text:page-number></text:p></draw:text-box></draw:frame></text:p>
      </style:header>
      <style:header-left>
        <text:p text:style-name="MP1"><draw:frame draw:style-name="Mfr1" draw:name="18" text:anchor-type="paragraph" svg:x="3.6602in" svg:y="0.5228in" draw:z-index="0"><draw:text-box fo:min-height="0.1071in" fo:min-width="2.45in"><text:p text:style-name="MP13"><text:span text:style-name="CharStyle13">NUMBERS 11<text:tab/></text:span><text:page-number text:select-page="current">164</text:page-number></text:p></draw:text-box></draw:frame></text:p>
      </style:header-left>
      <style:footer>
        <text:p text:style-name="MP2"/>
      </style:footer>
      <style:footer-left>
        <text:p text:style-name="MP2"/>
      </style:footer-left>
    </style:master-page>
    <style:master-page style:name="PageStyle13" style:page-layout-name="Mpm3">
      <style:header>
        <text:p text:style-name="MP1"><draw:frame draw:style-name="Mfr1" draw:name="19" text:anchor-type="paragraph" svg:x="3.6835in" svg:y="0.5264in" draw:z-index="51"><draw:text-box fo:min-height="0.1035in" fo:min-width="2.4366in"><text:p text:style-name="MP11"><text:span text:style-name="CharStyle13">NUMBERS 10<text:tab/></text:span><text:page-number text:select-page="current">165</text:page-number></text:p></draw:text-box></draw:frame></text:p>
      </style:header>
      <style:header-left>
        <text:p text:style-name="MP1"><draw:frame draw:style-name="Mfr1" draw:name="20" text:anchor-type="paragraph" svg:x="2.0689in" svg:y="0.5563in" draw:z-index="50"><draw:text-box fo:min-height="0.1134in" fo:min-width="2.4965in"><text:p text:style-name="MP12"><text:page-number text:select-page="current">166</text:page-number><text:span text:style-name="CharStyle13"><text:tab/>NUMBERS 11</text:span></text:p></draw:text-box></draw:frame></text:p>
      </style:header-left>
      <style:footer>
        <text:p text:style-name="MP2"/>
      </style:footer>
      <style:footer-left>
        <text:p text:style-name="MP2"/>
      </style:footer-left>
    </style:master-page>
    <style:master-page style:name="PageStyle14" style:page-layout-name="Mpm3">
      <style:header>
        <text:p text:style-name="MP1"><draw:frame draw:style-name="Mfr1" draw:name="21" text:anchor-type="paragraph" svg:x="2.039in" svg:y="0.5598in" draw:z-index="0"><draw:text-box fo:min-height="0.1in" fo:min-width="2.4965in"><text:p text:style-name="MP12"><text:page-number text:select-page="current">167</text:page-number><text:span text:style-name="CharStyle13"><text:tab/>NUMBERS 14</text:span></text:p></draw:text-box></draw:frame></text:p>
      </style:header>
      <style:header-left>
        <text:p text:style-name="MP1"><draw:frame draw:style-name="Mfr1" draw:name="22" text:anchor-type="paragraph" svg:x="2.039in" svg:y="0.5598in" draw:z-index="52"><draw:text-box fo:min-height="0.1in" fo:min-width="2.4965in"><text:p text:style-name="MP12"><text:page-number text:select-page="current">166</text:page-number><text:span text:style-name="CharStyle13"><text:tab/>NUMBERS 14</text:span></text:p></draw:text-box></draw:frame></text:p>
      </style:header-left>
      <style:footer>
        <text:p text:style-name="MP2"/>
      </style:footer>
      <style:footer-left>
        <text:p text:style-name="MP2"/>
      </style:footer-left>
    </style:master-page>
    <style:master-page style:name="PageStyle15" style:page-layout-name="Mpm3">
      <style:header>
        <text:p text:style-name="MP1"><draw:frame draw:style-name="Mfr1" draw:name="23" text:anchor-type="paragraph" svg:x="3.6602in" svg:y="0.5228in" draw:z-index="53"><draw:text-box fo:min-height="0.1071in" fo:min-width="2.45in"><text:p text:style-name="MP13"><text:span text:style-name="CharStyle13">NUMBERS 11<text:tab/></text:span><text:page-number text:select-page="current">169</text:page-number></text:p></draw:text-box></draw:frame></text:p>
      </style:header>
      <style:header-left>
        <text:p text:style-name="MP1"><draw:frame draw:style-name="Mfr1" draw:name="24" text:anchor-type="paragraph" svg:x="2.0783in" svg:y="0.5693in" draw:z-index="54"><draw:text-box fo:min-height="0.1071in" fo:min-width="2.5in"><text:p text:style-name="MP14"><text:page-number text:select-page="current">168</text:page-number><text:span text:style-name="CharStyle13"><text:tab/>NUMBERS 15</text:span></text:p></draw:text-box></draw:frame></text:p>
      </style:header-left>
      <style:footer>
        <text:p text:style-name="MP2"/>
      </style:footer>
      <style:footer-left>
        <text:p text:style-name="MP2"/>
      </style:footer-left>
    </style:master-page>
    <style:master-page style:name="PageStyle16" style:page-layout-name="Mpm3">
      <style:header>
        <text:p text:style-name="MP1"><draw:frame draw:style-name="Mfr1" draw:name="25" text:anchor-type="paragraph" svg:x="5.9783in" svg:y="0.5429in" draw:z-index="55"><draw:text-box fo:min-height="0.0866in" fo:min-width="0.1835in"><text:p text:style-name="MP15"><text:page-number text:select-page="current">169</text:page-number></text:p></draw:text-box></draw:frame></text:p>
      </style:header>
      <style:header-left>
        <text:p text:style-name="MP1"><draw:frame draw:style-name="Mfr1" draw:name="26" text:anchor-type="paragraph" svg:x="5.9783in" svg:y="0.5429in" draw:z-index="0"><draw:text-box fo:min-height="0.0866in" fo:min-width="0.1835in"><text:p text:style-name="MP15"><text:page-number text:select-page="current">172</text:page-number></text:p></draw:text-box></draw:frame></text:p>
      </style:header-left>
      <style:footer>
        <text:p text:style-name="MP2"/>
      </style:footer>
      <style:footer-left>
        <text:p text:style-name="MP2"/>
      </style:footer-left>
    </style:master-page>
    <style:master-page style:name="PageStyle17" style:page-layout-name="Mpm3">
      <style:header>
        <text:p text:style-name="MP1"><draw:frame draw:style-name="Mfr1" draw:name="27" text:anchor-type="paragraph" svg:x="3.6854in" svg:y="0.5264in" draw:z-index="60"><draw:text-box fo:min-height="0.1035in" fo:min-width="2.4299in"><text:p text:style-name="MP16"><text:span text:style-name="CharStyle13">NUMBERS 17<text:tab/></text:span><text:page-number text:select-page="current">175</text:page-number></text:p></draw:text-box></draw:frame></text:p>
      </style:header>
      <style:header-left>
        <text:p text:style-name="MP1"><draw:frame draw:style-name="Mfr1" draw:name="28" text:anchor-type="paragraph" svg:x="2.072in" svg:y="0.5264in" draw:z-index="58"><draw:text-box fo:min-height="0.1035in" fo:min-width="2.4965in"><text:p text:style-name="MP12"><text:page-number text:select-page="current">174</text:page-number><text:span text:style-name="CharStyle13"><text:tab/>NUMBERS 16</text:span></text:p></draw:text-box></draw:frame></text:p>
      </style:header-left>
      <style:footer>
        <text:p text:style-name="MP2"/>
      </style:footer>
      <style:footer-left>
        <text:p text:style-name="MP2"/>
      </style:footer-left>
    </style:master-page>
    <style:master-page style:name="PageStyle18" style:page-layout-name="Mpm3">
      <style:header>
        <text:p text:style-name="MP1"><draw:frame draw:style-name="Mfr1" draw:name="29" text:anchor-type="paragraph" svg:x="3.6701in" svg:y="0.5264in" draw:z-index="61"><draw:text-box fo:min-height="0.1035in" fo:min-width="2.4402in"><text:p text:style-name="MP17"><text:span text:style-name="CharStyle13">NUMBERS 20<text:tab/></text:span><text:page-number text:select-page="current">177</text:page-number></text:p></draw:text-box></draw:frame></text:p>
      </style:header>
      <style:header-left>
        <text:p text:style-name="MP1"><draw:frame draw:style-name="Mfr1" draw:name="30" text:anchor-type="paragraph" svg:x="2.0583in" svg:y="0.5563in" draw:z-index="65"><draw:text-box fo:min-height="0.1035in" fo:min-width="2.4902in"><text:p text:style-name="MP18"><text:page-number text:select-page="current">178</text:page-number><text:span text:style-name="CharStyle43"><text:tab/></text:span><text:span text:style-name="CharStyle13">NUMBERS 21</text:span></text:p></draw:text-box></draw:frame></text:p>
      </style:header-left>
      <style:footer>
        <text:p text:style-name="MP2"/>
      </style:footer>
      <style:footer-left>
        <text:p text:style-name="MP2"/>
      </style:footer-left>
    </style:master-page>
    <style:master-page style:name="PageStyle19" style:page-layout-name="Mpm3">
      <style:header>
        <text:p text:style-name="MP1"><draw:frame draw:style-name="Mfr1" draw:name="31" text:anchor-type="paragraph" svg:x="3.6602in" svg:y="0.5165in" draw:z-index="0"><draw:text-box fo:min-height="0.1098in" fo:min-width="2.4429in"><text:p text:style-name="MP10"><text:span text:style-name="CharStyle12">NUMBERS 23<text:tab/></text:span><text:page-number text:select-page="current">0</text:page-number></text:p></draw:text-box></draw:frame></text:p>
      </style:header>
      <style:header-left>
        <text:p text:style-name="MP1"><draw:frame draw:style-name="Mfr1" draw:name="32" text:anchor-type="paragraph" svg:x="2.0201in" svg:y="0.5228in" draw:z-index="4"><draw:text-box fo:min-height="0.1071in" fo:min-width="2.5in"><text:p text:style-name="MP14"><text:page-number text:select-page="current">0</text:page-number><text:span text:style-name="CharStyle13"><text:tab/>NUMBERS 22</text:span></text:p></draw:text-box></draw:frame></text:p>
      </style:header-left>
      <style:footer>
        <text:p text:style-name="MP2"/>
      </style:footer>
      <style:footer-left>
        <text:p text:style-name="MP2"/>
      </style:footer-left>
    </style:master-page>
    <style:master-page style:name="PageStyle20" style:page-layout-name="Mpm3">
      <style:header>
        <text:p text:style-name="MP1"><draw:frame draw:style-name="Mfr1" draw:name="33" text:anchor-type="paragraph" svg:x="3.6984in" svg:y="0.5264in" draw:z-index="8"><draw:text-box fo:min-height="0.1035in" fo:min-width="2.4335in"><text:p text:style-name="MP19"><text:span text:style-name="CharStyle12">NUMBERS 26<text:tab/></text:span><text:page-number text:select-page="current">0</text:page-number></text:p></draw:text-box></draw:frame></text:p>
      </style:header>
      <style:header-left>
        <text:p text:style-name="MP1"><draw:frame draw:style-name="Mfr1" draw:name="34" text:anchor-type="paragraph" svg:x="2.0571in" svg:y="0.5165in" draw:z-index="11"><draw:text-box fo:min-height="0.1071in" fo:min-width="2.5035in"><text:p text:style-name="MP20"><text:page-number text:select-page="current">0</text:page-number><text:span text:style-name="CharStyle12"><text:tab/>NUMBERS 27</text:span></text:p></draw:text-box></draw:frame></text:p>
      </style:header-left>
      <style:footer>
        <text:p text:style-name="MP2"/>
      </style:footer>
      <style:footer-left>
        <text:p text:style-name="MP2"/>
      </style:footer-left>
    </style:master-page>
    <style:master-page style:name="PageStyle21" style:page-layout-name="Mpm3">
      <style:header>
        <text:p text:style-name="MP1"><draw:frame draw:style-name="Mfr1" draw:name="35" text:anchor-type="paragraph" svg:x="3.6752in" svg:y="0.5563in" draw:z-index="14"><draw:text-box fo:min-height="0.1098in" fo:min-width="2.4366in"><text:p text:style-name="MP11"><text:span text:style-name="CharStyle12">NUMBERS 31<text:tab/></text:span><text:page-number text:select-page="current">0</text:page-number></text:p></draw:text-box></draw:frame></text:p>
      </style:header>
      <style:header-left>
        <text:p text:style-name="MP1"><draw:frame draw:style-name="Mfr1" draw:name="36" text:anchor-type="paragraph" svg:x="3.6752in" svg:y="0.5563in" draw:z-index="0"><draw:text-box fo:min-height="0.1098in" fo:min-width="2.4366in"><text:p text:style-name="MP11"><text:span text:style-name="CharStyle12">NUMBERS 31<text:tab/></text:span><text:page-number text:select-page="current">0</text:page-number></text:p></draw:text-box></draw:frame></text:p>
      </style:header-left>
      <style:footer>
        <text:p text:style-name="MP2"/>
      </style:footer>
      <style:footer-left>
        <text:p text:style-name="MP2"/>
      </style:footer-left>
    </style:master-page>
    <style:master-page style:name="PageStyle22" style:page-layout-name="Mpm3">
      <style:header>
        <text:p text:style-name="MP1"><draw:frame draw:style-name="Mfr1" draw:name="37" text:anchor-type="paragraph" svg:x="2.0772in" svg:y="0.5299in" draw:z-index="15"><draw:text-box fo:min-height="0.1in" fo:min-width="2.4866in"><text:p text:style-name="MP21"><text:page-number text:select-page="current">0</text:page-number><text:span text:style-name="CharStyle12"><text:tab/>NUMBERS 32</text:span></text:p></draw:text-box></draw:frame></text:p>
      </style:header>
      <style:footer>
        <text:p text:style-name="MP2"/>
      </style:footer>
    </style:master-page>
    <style:master-page style:name="PageStyle23" style:page-layout-name="Mpm3">
      <style:header>
        <text:p text:style-name="MP1"><draw:frame draw:style-name="Mfr1" draw:name="38" text:anchor-type="paragraph" svg:x="3.5409in" svg:y="0.5764in" draw:z-index="16"><draw:text-box fo:min-height="0.1035in" fo:min-width="2.4366in"><text:p text:style-name="MP11"><text:span text:style-name="CharStyle12">NUMBERS 36<text:tab/></text:span><text:page-number text:select-page="current">0</text:page-number></text:p></draw:text-box></draw:frame></text:p>
      </style:header>
      <style:header-left>
        <text:p text:style-name="MP1"><draw:frame draw:style-name="Mfr1" draw:name="39" text:anchor-type="paragraph" svg:x="3.5409in" svg:y="0.5764in" draw:z-index="0"><draw:text-box fo:min-height="0.1035in" fo:min-width="2.4366in"><text:p text:style-name="MP11"><text:span text:style-name="CharStyle12">NUMBERS 36<text:tab/></text:span><text:page-number text:select-page="current">0</text:page-number></text:p></draw:text-box></draw:frame></text:p>
      </style:header-left>
      <style:footer>
        <text:p text:style-name="MP2"/>
      </style:footer>
      <style:footer-left>
        <text:p text:style-name="MP2"/>
      </style:footer-left>
    </style:master-page>
    <style:master-page style:name="PageStyle24" style:page-layout-name="Mpm3">
      <style:header>
        <text:p text:style-name="MP1"><draw:frame draw:style-name="Mfr1" draw:name="40" text:anchor-type="paragraph" svg:x="3.6854in" svg:y="0.5563in" draw:z-index="17"><draw:text-box fo:min-height="0.1035in" fo:min-width="2.4366in"><text:p text:style-name="MP11"><text:span text:style-name="CharStyle12">NUMBERS </text:span><text:span text:style-name="CharStyle62">3i<text:tab/></text:span><text:page-number text:select-page="current">0</text:page-number></text:p></draw:text-box></draw:frame></text:p>
      </style:header>
      <style:header-left>
        <text:p text:style-name="MP1"><draw:frame draw:style-name="Mfr1" draw:name="41" text:anchor-type="paragraph" svg:x="2.0571in" svg:y="0.5165in" draw:z-index="18"><draw:text-box fo:min-height="0.1071in" fo:min-width="2.5in"><text:p text:style-name="MP14"><text:page-number text:select-page="current">0</text:page-number><text:span text:style-name="CharStyle12"><text:tab/>NUMBERS 35</text:span></text:p></draw:text-box></draw:frame></text:p>
      </style:header-left>
      <style:footer>
        <text:p text:style-name="MP2"/>
      </style:footer>
      <style:footer-left>
        <text:p text:style-name="MP2"/>
      </style:footer-left>
    </style:master-page>
    <style:master-page style:name="PageStyle25" style:page-layout-name="Mpm4">
      <style:header>
        <text:p text:style-name="MP1"><draw:frame draw:style-name="Mfr1" draw:name="42" text:anchor-type="paragraph" svg:x="3.5409in" svg:y="0.5764in" draw:z-index="20"><draw:text-box fo:min-height="0.1035in" fo:min-width="2.4366in"><text:p text:style-name="MP11"><text:span text:style-name="CharStyle12">NUMBERS 36<text:tab/></text:span><text:page-number text:select-page="current">0</text:page-number></text:p></draw:text-box></draw:frame></text:p>
      </style:header>
      <style:header-left>
        <text:p text:style-name="MP1"><draw:frame draw:style-name="Mfr1" draw:name="43" text:anchor-type="paragraph" svg:x="3.5409in" svg:y="0.5764in" draw:z-index="0"><draw:text-box fo:min-height="0.1035in" fo:min-width="2.4366in"><text:p text:style-name="MP11"><text:span text:style-name="CharStyle12">NUMBERS 36<text:tab/></text:span><text:page-number text:select-page="current">0</text:page-number></text:p></draw:text-box></draw:frame></text:p>
      </style:header-left>
      <style:footer>
        <text:p text:style-name="MP2"/>
      </style:footer>
      <style:footer-left>
        <text:p text:style-name="MP2"/>
      </style:footer-left>
    </style:master-page>
    <style:master-page style:name="PageStyle26" style:page-layout-name="Mpm4">
      <style:header>
        <text:p text:style-name="MP1"><draw:frame draw:style-name="Mfr1" draw:name="44" text:anchor-type="paragraph" svg:x="2.0063in" svg:y="0.6in" draw:z-index="21"><draw:text-box fo:min-height="0.1035in" fo:min-width="2.4736in"><text:p text:style-name="MP6"><text:page-number text:select-page="current">0</text:page-number><text:span text:style-name="CharStyle12"><text:tab/>NUMBEBS 36</text:span></text:p></draw:text-box></draw:frame></text:p>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initial-creator/>
    <meta:keyword/>
    <meta:document-statistic meta:table-count="0" meta:image-count="11" meta:object-count="0" meta:page-count="56" meta:paragraph-count="910" meta:word-count="28499" meta:character-count="151985" meta:non-whitespace-character-count="124428"/>
    <meta:generator>LibreOffice/4.4.5.2$Windows_x86 LibreOffice_project/a22f674fd25a3b6f45bdebf25400ed2adff0ff99</meta:generator>
  </office:meta>
</office:document-meta>
</file>